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8mm"/>
    </style:style>
    <style:style style:name="co3" style:family="table-column">
      <style:table-column-properties fo:break-before="auto" style:column-width="32.39mm"/>
    </style:style>
    <style:style style:name="co4" style:family="table-column">
      <style:table-column-properties fo:break-before="auto" style:column-width="8.24mm"/>
    </style:style>
    <style:style style:name="co5" style:family="table-column">
      <style:table-column-properties fo:break-before="auto" style:column-width="7.96mm"/>
    </style:style>
    <style:style style:name="co6" style:family="table-column">
      <style:table-column-properties fo:break-before="auto" style:column-width="7.66mm"/>
    </style:style>
    <style:style style:name="co7" style:family="table-column">
      <style:table-column-properties fo:break-before="auto" style:column-width="7.37mm"/>
    </style:style>
    <style:style style:name="co8" style:family="table-column">
      <style:table-column-properties fo:break-before="auto" style:column-width="6.81mm"/>
    </style:style>
    <style:style style:name="co9" style:family="table-column">
      <style:table-column-properties fo:break-before="auto" style:column-width="5.12mm"/>
    </style:style>
    <style:style style:name="co10" style:family="table-column">
      <style:table-column-properties fo:break-before="auto" style:column-width="33.53mm"/>
    </style:style>
    <style:style style:name="co11" style:family="table-column">
      <style:table-column-properties fo:break-before="auto" style:column-width="9.08mm"/>
    </style:style>
    <style:style style:name="co12" style:family="table-column">
      <style:table-column-properties fo:break-before="auto" style:column-width="6.53mm"/>
    </style:style>
    <style:style style:name="co13" style:family="table-column">
      <style:table-column-properties fo:break-before="auto" style:column-width="9.37mm"/>
    </style:style>
    <style:style style:name="co14" style:family="table-column">
      <style:table-column-properties fo:break-before="auto" style:column-width="13.63mm"/>
    </style:style>
    <style:style style:name="co15" style:family="table-column">
      <style:table-column-properties fo:break-before="auto" style:column-width="11.64mm"/>
    </style:style>
    <style:style style:name="co16" style:family="table-column">
      <style:table-column-properties fo:break-before="auto" style:column-width="16.19mm"/>
    </style:style>
    <style:style style:name="co17" style:family="table-column">
      <style:table-column-properties fo:break-before="auto" style:column-width="8.8mm"/>
    </style:style>
    <style:style style:name="co18" style:family="table-column">
      <style:table-column-properties fo:break-before="auto" style:column-width="7.09mm"/>
    </style:style>
    <style:style style:name="co19" style:family="table-column">
      <style:table-column-properties fo:break-before="auto" style:column-width="5.96mm"/>
    </style:style>
    <style:style style:name="co20" style:family="table-column">
      <style:table-column-properties fo:break-before="auto" style:column-width="9.65mm"/>
    </style:style>
    <style:style style:name="co21" style:family="table-column">
      <style:table-column-properties fo:break-before="auto" style:column-width="6.24mm"/>
    </style:style>
    <style:style style:name="co22" style:family="table-column">
      <style:table-column-properties fo:break-before="auto" style:column-width="8.52mm"/>
    </style:style>
    <style:style style:name="co23" style:family="table-column">
      <style:table-column-properties fo:break-before="auto" style:column-width="2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Liberation Sans" style:font-name-asian="SimSun" style:font-name-complex="Lucida Sans"/>
    </style:style>
    <style:style style:name="ce2" style:family="table-cell" style:parent-style-name="Default" style:data-style-name="N113">
      <style:table-cell-properties fo:background-color="transparent"/>
    </style:style>
    <style:style style:name="ce3" style:family="table-cell" style:parent-style-name="Default" style:data-style-name="N113"/>
    <style:style style:name="ce4" style:family="table-cell" style:parent-style-name="Default">
      <style:table-cell-properties fo:background-color="#3333ff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00cc33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cc33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00ccff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ff66cc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fo:background-color="#ffff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4">
      <style:table-cell-properties fo:background-color="#ff6666"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4">
      <style:table-cell-properties fo:background-color="#ffff00"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3"/>
    <style:style style:name="ce26" style:family="table-cell" style:parent-style-name="Default" style:data-style-name="N111"/>
    <style:style style:name="ce27" style:family="table-cell" style:parent-style-name="Default" style:data-style-name="N11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ordonnees PokeSto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.6107585875688" calcext:value-type="float">
            <text:p>43,6107585875688</text:p>
          </table:table-cell>
          <table:table-cell office:value-type="float" office:value="3.51097476486545" calcext:value-type="float">
            <text:p>3,510974764865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$16]-[.B$2])*[.D3]+[.B$2]" office:value-type="float" office:value="43.6231543915023" calcext:value-type="float">
            <text:p>43,6231543915023</text:p>
          </table:table-cell>
          <table:table-cell table:formula="of:=([.C$16]-[.C$2])*[.E3]+[.C$2]" office:value-type="float" office:value="3.59678127922526" calcext:value-type="float">
            <text:p>3,59678127922526</text:p>
          </table:table-cell>
          <table:table-cell table:formula="of:=RAND()" office:value-type="float" office:value="0.206872285008062" calcext:value-type="float">
            <text:p>0,206872285008062</text:p>
          </table:table-cell>
          <table:table-cell table:formula="of:=RAND()" office:value-type="float" office:value="0.780108687361426" calcext:value-type="float">
            <text:p>0,780108687361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$16]-[.B$2])*[.D4]+[.B$2]" office:value-type="float" office:value="43.6426043210892" calcext:value-type="float">
            <text:p>43,6426043210892</text:p>
          </table:table-cell>
          <table:table-cell table:formula="of:=([.C$16]-[.C$2])*[.E4]+[.C$2]" office:value-type="float" office:value="3.52006813740517" calcext:value-type="float">
            <text:p>3,52006813740517</text:p>
          </table:table-cell>
          <table:table-cell table:formula="of:=RAND()" office:value-type="float" office:value="0.531470140740521" calcext:value-type="float">
            <text:p>0,531470140740521</text:p>
          </table:table-cell>
          <table:table-cell table:formula="of:=RAND()" office:value-type="float" office:value="0.0826722652536727" calcext:value-type="float">
            <text:p>0,0826722652536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$16]-[.B$2])*[.D5]+[.B$2]" office:value-type="float" office:value="43.6297351304087" calcext:value-type="float">
            <text:p>43,6297351304087</text:p>
          </table:table-cell>
          <table:table-cell table:formula="of:=([.C$16]-[.C$2])*[.E5]+[.C$2]" office:value-type="float" office:value="3.61523767344422" calcext:value-type="float">
            <text:p>3,61523767344422</text:p>
          </table:table-cell>
          <table:table-cell table:formula="of:=RAND()" office:value-type="float" office:value="0.316697553455389" calcext:value-type="float">
            <text:p>0,316697553455389</text:p>
          </table:table-cell>
          <table:table-cell table:formula="of:=RAND()" office:value-type="float" office:value="0.947904729130501" calcext:value-type="float">
            <text:p>0,947904729130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$16]-[.B$2])*[.D6]+[.B$2]" office:value-type="float" office:value="43.6500660697127" calcext:value-type="float">
            <text:p>43,6500660697127</text:p>
          </table:table-cell>
          <table:table-cell table:formula="of:=([.C$16]-[.C$2])*[.E6]+[.C$2]" office:value-type="float" office:value="3.58202579721572" calcext:value-type="float">
            <text:p>3,58202579721572</text:p>
          </table:table-cell>
          <table:table-cell table:formula="of:=RAND()" office:value-type="float" office:value="0.655998488895831" calcext:value-type="float">
            <text:p>0,655998488895831</text:p>
          </table:table-cell>
          <table:table-cell table:formula="of:=RAND()" office:value-type="float" office:value="0.645959435550792" calcext:value-type="float">
            <text:p>0,6459594355507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$16]-[.B$2])*[.D7]+[.B$2]" office:value-type="float" office:value="43.659606154063" calcext:value-type="float">
            <text:p>43,659606154063</text:p>
          </table:table-cell>
          <table:table-cell table:formula="of:=([.C$16]-[.C$2])*[.E7]+[.C$2]" office:value-type="float" office:value="3.61437965085934" calcext:value-type="float">
            <text:p>3,61437965085934</text:p>
          </table:table-cell>
          <table:table-cell table:formula="of:=RAND()" office:value-type="float" office:value="0.81521196623807" calcext:value-type="float">
            <text:p>0,81521196623807</text:p>
          </table:table-cell>
          <table:table-cell table:formula="of:=RAND()" office:value-type="float" office:value="0.940104029178914" calcext:value-type="float">
            <text:p>0,9401040291789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B$16]-[.B$2])*[.D8]+[.B$2]" office:value-type="float" office:value="43.6469918413189" calcext:value-type="float">
            <text:p>43,6469918413189</text:p>
          </table:table-cell>
          <table:table-cell table:formula="of:=([.C$16]-[.C$2])*[.E8]+[.C$2]" office:value-type="float" office:value="3.51175222322356" calcext:value-type="float">
            <text:p>3,51175222322356</text:p>
          </table:table-cell>
          <table:table-cell table:formula="of:=RAND()" office:value-type="float" office:value="0.604693010375298" calcext:value-type="float">
            <text:p>0,604693010375298</text:p>
          </table:table-cell>
          <table:table-cell table:formula="of:=RAND()" office:value-type="float" office:value="0.00706825144630481" calcext:value-type="float">
            <text:p>0,0070682514463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$16]-[.B$2])*[.D9]+[.B$2]" office:value-type="float" office:value="43.6455974394113" calcext:value-type="float">
            <text:p>43,6455974394113</text:p>
          </table:table-cell>
          <table:table-cell table:formula="of:=([.C$16]-[.C$2])*[.E9]+[.C$2]" office:value-type="float" office:value="3.60966600446697" calcext:value-type="float">
            <text:p>3,60966600446697</text:p>
          </table:table-cell>
          <table:table-cell table:formula="of:=RAND()" office:value-type="float" office:value="0.581421981695331" calcext:value-type="float">
            <text:p>0,581421981695331</text:p>
          </table:table-cell>
          <table:table-cell table:formula="of:=RAND()" office:value-type="float" office:value="0.89724998100703" calcext:value-type="float">
            <text:p>0,897249981007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B$16]-[.B$2])*[.D10]+[.B$2]" office:value-type="float" office:value="43.6385120609585" calcext:value-type="float">
            <text:p>43,6385120609585</text:p>
          </table:table-cell>
          <table:table-cell table:formula="of:=([.C$16]-[.C$2])*[.E10]+[.C$2]" office:value-type="float" office:value="3.52336873972826" calcext:value-type="float">
            <text:p>3,52336873972826</text:p>
          </table:table-cell>
          <table:table-cell table:formula="of:=RAND()" office:value-type="float" office:value="0.463174836245532" calcext:value-type="float">
            <text:p>0,463174836245532</text:p>
          </table:table-cell>
          <table:table-cell table:formula="of:=RAND()" office:value-type="float" office:value="0.112679643655925" calcext:value-type="float">
            <text:p>0,112679643655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B$16]-[.B$2])*[.D11]+[.B$2]" office:value-type="float" office:value="43.6460778794593" calcext:value-type="float">
            <text:p>43,6460778794593</text:p>
          </table:table-cell>
          <table:table-cell table:formula="of:=([.C$16]-[.C$2])*[.E11]+[.C$2]" office:value-type="float" office:value="3.56683300552363" calcext:value-type="float">
            <text:p>3,56683300552363</text:p>
          </table:table-cell>
          <table:table-cell table:formula="of:=RAND()" office:value-type="float" office:value="0.589439995780273" calcext:value-type="float">
            <text:p>0,589439995780273</text:p>
          </table:table-cell>
          <table:table-cell table:formula="of:=RAND()" office:value-type="float" office:value="0.507834389070399" calcext:value-type="float">
            <text:p>0,5078343890703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B$16]-[.B$2])*[.D12]+[.B$2]" office:value-type="float" office:value="43.6531008570686" calcext:value-type="float">
            <text:p>43,6531008570686</text:p>
          </table:table-cell>
          <table:table-cell table:formula="of:=([.C$16]-[.C$2])*[.E12]+[.C$2]" office:value-type="float" office:value="3.53219232026877" calcext:value-type="float">
            <text:p>3,53219232026877</text:p>
          </table:table-cell>
          <table:table-cell table:style-name="ce1" table:formula="of:=RAND()" office:value-type="float" office:value="0.706645740029042" calcext:value-type="float">
            <text:p>0,706645740029042</text:p>
          </table:table-cell>
          <table:table-cell table:formula="of:=RAND()" office:value-type="float" office:value="0.192899098841055" calcext:value-type="float">
            <text:p>0,1928990988410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B$16]-[.B$2])*[.D13]+[.B$2]" office:value-type="float" office:value="43.6288552962422" calcext:value-type="float">
            <text:p>43,6288552962422</text:p>
          </table:table-cell>
          <table:table-cell table:formula="of:=([.C$16]-[.C$2])*[.E13]+[.C$2]" office:value-type="float" office:value="3.54067438420749" calcext:value-type="float">
            <text:p>3,54067438420749</text:p>
          </table:table-cell>
          <table:table-cell table:formula="of:=RAND()" office:value-type="float" office:value="0.302014092387227" calcext:value-type="float">
            <text:p>0,302014092387227</text:p>
          </table:table-cell>
          <table:table-cell table:formula="of:=RAND()" office:value-type="float" office:value="0.270013660768265" calcext:value-type="float">
            <text:p>0,2700136607682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B$16]-[.B$2])*[.D14]+[.B$2]" office:value-type="float" office:value="43.6108559876016" calcext:value-type="float">
            <text:p>43,6108559876016</text:p>
          </table:table-cell>
          <table:table-cell table:formula="of:=([.C$16]-[.C$2])*[.E14]+[.C$2]" office:value-type="float" office:value="3.5512051503238" calcext:value-type="float">
            <text:p>3,5512051503238</text:p>
          </table:table-cell>
          <table:table-cell table:formula="of:=RAND()" office:value-type="float" office:value="0.00162549903554243" calcext:value-type="float">
            <text:p>0,001625499035542</text:p>
          </table:table-cell>
          <table:table-cell table:formula="of:=RAND()" office:value-type="float" office:value="0.365753968986075" calcext:value-type="float">
            <text:p>0,3657539689860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B$16]-[.B$2])*[.D15]+[.B$2]" office:value-type="float" office:value="43.6362361634062" calcext:value-type="float">
            <text:p>43,6362361634062</text:p>
          </table:table-cell>
          <table:table-cell table:formula="of:=([.C$16]-[.C$2])*[.E15]+[.C$2]" office:value-type="float" office:value="3.5152994071175" calcext:value-type="float">
            <text:p>3,5152994071175</text:p>
          </table:table-cell>
          <table:table-cell table:formula="of:=RAND()" office:value-type="float" office:value="0.42519261826192" calcext:value-type="float">
            <text:p>0,42519261826192</text:p>
          </table:table-cell>
          <table:table-cell table:formula="of:=RAND()" office:value-type="float" office:value="0.0393174226424233" calcext:value-type="float">
            <text:p>0,0393174226424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.670678667888" calcext:value-type="float">
            <text:p>43,670678667888</text:p>
          </table:table-cell>
          <table:table-cell office:value-type="float" office:value="3.62096778987589" calcext:value-type="float">
            <text:p>3,62096778987589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.6107585875688" calcext:value-type="float">
            <text:p>43,6107585875688</text:p>
          </table:table-cell>
          <table:table-cell office:value-type="float" office:value="3.51097476486545" calcext:value-type="float">
            <text:p>3,510974764865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$30]-[.B$21])*[.D22]+[.B$21]" office:value-type="float" office:value="43.6111824783366" calcext:value-type="float">
            <text:p>43,6111824783366</text:p>
          </table:table-cell>
          <table:table-cell table:formula="of:=([.C$30]-[.C$21])*[.E22]+[.C$21]" office:value-type="float" office:value="3.5112250529333" calcext:value-type="float">
            <text:p>3,5112250529333</text:p>
          </table:table-cell>
          <table:table-cell table:formula="of:=RAND()" office:value-type="float" office:value="0.150889511012366" calcext:value-type="float">
            <text:p>0,150889511012366</text:p>
          </table:table-cell>
          <table:table-cell table:formula="of:=RAND()" office:value-type="float" office:value="0.0760055168288247" calcext:value-type="float">
            <text:p>0,076005516828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$30]-[.B$21])*[.D23]+[.B$21]" office:value-type="float" office:value="43.6130317941894" calcext:value-type="float">
            <text:p>43,6130317941894</text:p>
          </table:table-cell>
          <table:table-cell table:formula="of:=([.C$30]-[.C$21])*[.E23]+[.C$21]" office:value-type="float" office:value="3.51276669419184" calcext:value-type="float">
            <text:p>3,51276669419184</text:p>
          </table:table-cell>
          <table:table-cell table:formula="of:=RAND()" office:value-type="float" office:value="0.80917788605201" calcext:value-type="float">
            <text:p>0,80917788605201</text:p>
          </table:table-cell>
          <table:table-cell table:formula="of:=RAND()" office:value-type="float" office:value="0.544159039397818" calcext:value-type="float">
            <text:p>0,544159039397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$30]-[.B$21])*[.D24]+[.B$21]" office:value-type="float" office:value="43.6110033053511" calcext:value-type="float">
            <text:p>43,6110033053511</text:p>
          </table:table-cell>
          <table:table-cell table:formula="of:=([.C$30]-[.C$21])*[.E24]+[.C$21]" office:value-type="float" office:value="3.51260166436401" calcext:value-type="float">
            <text:p>3,51260166436401</text:p>
          </table:table-cell>
          <table:table-cell table:formula="of:=RAND()" office:value-type="float" office:value="0.0871105230776092" calcext:value-type="float">
            <text:p>0,087110523077609</text:p>
          </table:table-cell>
          <table:table-cell table:formula="of:=RAND()" office:value-type="float" office:value="0.494044076009011" calcext:value-type="float">
            <text:p>0,4940440760090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$30]-[.B$21])*[.D25]+[.B$21]" office:value-type="float" office:value="43.6121353952095" calcext:value-type="float">
            <text:p>43,6121353952095</text:p>
          </table:table-cell>
          <table:table-cell table:formula="of:=([.C$30]-[.C$21])*[.E25]+[.C$21]" office:value-type="float" office:value="3.5115051234623" calcext:value-type="float">
            <text:p>3,5115051234623</text:p>
          </table:table-cell>
          <table:table-cell table:formula="of:=RAND()" office:value-type="float" office:value="0.490092843346554" calcext:value-type="float">
            <text:p>0,490092843346554</text:p>
          </table:table-cell>
          <table:table-cell table:formula="of:=RAND()" office:value-type="float" office:value="0.161055137805778" calcext:value-type="float">
            <text:p>0,161055137805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$30]-[.B$21])*[.D26]+[.B$21]" office:value-type="float" office:value="43.6127518405536" calcext:value-type="float">
            <text:p>43,6127518405536</text:p>
          </table:table-cell>
          <table:table-cell table:formula="of:=([.C$30]-[.C$21])*[.E26]+[.C$21]" office:value-type="float" office:value="3.51390270851055" calcext:value-type="float">
            <text:p>3,51390270851055</text:p>
          </table:table-cell>
          <table:table-cell table:formula="of:=RAND()" office:value-type="float" office:value="0.709524696070118" calcext:value-type="float">
            <text:p>0,709524696070118</text:p>
          </table:table-cell>
          <table:table-cell table:formula="of:=RAND()" office:value-type="float" office:value="0.889134955190087" calcext:value-type="float">
            <text:p>0,8891349551900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B$30]-[.B$21])*[.D27]+[.B$21]" office:value-type="float" office:value="43.6110912341211" calcext:value-type="float">
            <text:p>43,6110912341211</text:p>
          </table:table-cell>
          <table:table-cell table:formula="of:=([.C$30]-[.C$21])*[.E27]+[.C$21]" office:value-type="float" office:value="3.51362853933684" calcext:value-type="float">
            <text:p>3,51362853933684</text:p>
          </table:table-cell>
          <table:table-cell table:formula="of:=RAND()" office:value-type="float" office:value="0.118409928752232" calcext:value-type="float">
            <text:p>0,118409928752232</text:p>
          </table:table-cell>
          <table:table-cell table:formula="of:=RAND()" office:value-type="float" office:value="0.805877411491804" calcext:value-type="float">
            <text:p>0,8058774114918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$30]-[.B$21])*[.D28]+[.B$21]" office:value-type="float" office:value="43.6127345535616" calcext:value-type="float">
            <text:p>43,6127345535616</text:p>
          </table:table-cell>
          <table:table-cell table:formula="of:=([.C$30]-[.C$21])*[.E28]+[.C$21]" office:value-type="float" office:value="3.51275956213231" calcext:value-type="float">
            <text:p>3,51275956213231</text:p>
          </table:table-cell>
          <table:table-cell table:formula="of:=RAND()" office:value-type="float" office:value="0.70337116323902" calcext:value-type="float">
            <text:p>0,70337116323902</text:p>
          </table:table-cell>
          <table:table-cell table:formula="of:=RAND()" office:value-type="float" office:value="0.541993231514026" calcext:value-type="float">
            <text:p>0,5419932315140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B$30]-[.B$21])*[.D29]+[.B$21]" office:value-type="float" office:value="43.6109166879948" calcext:value-type="float">
            <text:p>43,6109166879948</text:p>
          </table:table-cell>
          <table:table-cell table:formula="of:=([.C$30]-[.C$21])*[.E29]+[.C$21]" office:value-type="float" office:value="3.51113240136721" calcext:value-type="float">
            <text:p>3,51113240136721</text:p>
          </table:table-cell>
          <table:table-cell table:formula="of:=RAND()" office:value-type="float" office:value="0.0562779323972635" calcext:value-type="float">
            <text:p>0,056277932397264</text:p>
          </table:table-cell>
          <table:table-cell table:formula="of:=RAND()" office:value-type="float" office:value="0.0478698161297146" calcext:value-type="float">
            <text:p>0,0478698161297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.6135678667888" calcext:value-type="float">
            <text:p>43,6135678667888</text:p>
          </table:table-cell>
          <table:table-cell office:value-type="float" office:value="3.51426778987589" calcext:value-type="float">
            <text:p>3,5142677898758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([.B30]-[.B21])*111" office:value-type="float" office:value="0.311829993419515" calcext:value-type="float">
            <text:p>0,311829993419515</text:p>
          </table:table-cell>
          <table:table-cell table:formula="of:=([.C30]-[.C21])*111" office:value-type="float" office:value="0.365525776158808" calcext:value-type="float">
            <text:p>0,365525776158808</text:p>
          </table:table-cell>
          <table:table-cell table:number-columns-repeated="2"/>
        </table:table-row>
      </table:table>
      <table:table table:name="MatrixDistance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9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float" office:value="43.6107585875688" calcext:value-type="float">
            <text:p>43,6107585875688</text:p>
          </table:table-cell>
          <table:table-cell office:value-type="float" office:value="3.51097476486545" calcext:value-type="float">
            <text:p>3,51097476486545</text:p>
          </table:table-cell>
          <table:table-cell table:formula="of:=[.B4]-[.B$4]" office:value-type="float" office:value="0" calcext:value-type="float">
            <text:p>0</text:p>
          </table:table-cell>
          <table:table-cell table:formula="of:=[.C4]-[.C$4]" office:value-type="float" office:value="0" calcext:value-type="float">
            <text:p>0</text:p>
          </table:table-cell>
          <table:table-cell table:formula="of:=[.D4]*111" office:value-type="float" office:value="0" calcext:value-type="float">
            <text:p>0</text:p>
          </table:table-cell>
          <table:table-cell table:formula="of:=[.E4]*111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146627513101" calcext:value-type="float">
            <text:p>43,6146627513101</text:p>
          </table:table-cell>
          <table:table-cell office:value-type="float" office:value="3.59734878231526" calcext:value-type="float">
            <text:p>3,59734878231526</text:p>
          </table:table-cell>
          <table:table-cell table:formula="of:=[.B5]-[.B$4]" office:value-type="float" office:value="0.00390416374129643" calcext:value-type="float">
            <text:p>0,003904163741296</text:p>
          </table:table-cell>
          <table:table-cell table:formula="of:=[.C5]-[.C$4]" office:value-type="float" office:value="0.0863740174498098" calcext:value-type="float">
            <text:p>0,08637401744981</text:p>
          </table:table-cell>
          <table:table-cell table:formula="of:=[.D5]*111" office:value-type="float" office:value="0.433362175283904" calcext:value-type="float">
            <text:p>0,433362175283904</text:p>
          </table:table-cell>
          <table:table-cell table:formula="of:=[.E5]*111" office:value-type="float" office:value="9.58751593692888" calcext:value-type="float">
            <text:p>9,587515936928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375831892238" calcext:value-type="float">
            <text:p>43,6375831892238</text:p>
          </table:table-cell>
          <table:table-cell office:value-type="float" office:value="3.52106018528451" calcext:value-type="float">
            <text:p>3,52106018528451</text:p>
          </table:table-cell>
          <table:table-cell table:formula="of:=[.B6]-[.B$4]" office:value-type="float" office:value="0.0268246016549938" calcext:value-type="float">
            <text:p>0,026824601654994</text:p>
          </table:table-cell>
          <table:table-cell table:formula="of:=[.C6]-[.C$4]" office:value-type="float" office:value="0.0100854204190597" calcext:value-type="float">
            <text:p>0,01008542041906</text:p>
          </table:table-cell>
          <table:table-cell table:formula="of:=[.D6]*111" office:value-type="float" office:value="2.97753078370431" calcext:value-type="float">
            <text:p>2,97753078370431</text:p>
          </table:table-cell>
          <table:table-cell table:formula="of:=[.E6]*111" office:value-type="float" office:value="1.11948166651563" calcext:value-type="float">
            <text:p>1,119481666515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328573613302" calcext:value-type="float">
            <text:p>43,6328573613302</text:p>
          </table:table-cell>
          <table:table-cell office:value-type="float" office:value="3.53139243030266" calcext:value-type="float">
            <text:p>3,53139243030266</text:p>
          </table:table-cell>
          <table:table-cell table:formula="of:=[.B7]-[.B$4]" office:value-type="float" office:value="0.0220987737613996" calcext:value-type="float">
            <text:p>0,0220987737614</text:p>
          </table:table-cell>
          <table:table-cell table:formula="of:=[.C7]-[.C$4]" office:value-type="float" office:value="0.0204176654372099" calcext:value-type="float">
            <text:p>0,02041766543721</text:p>
          </table:table-cell>
          <table:table-cell table:formula="of:=[.D7]*111" office:value-type="float" office:value="2.45296388751535" calcext:value-type="float">
            <text:p>2,45296388751535</text:p>
          </table:table-cell>
          <table:table-cell table:formula="of:=[.E7]*111" office:value-type="float" office:value="2.2663608635303" calcext:value-type="float">
            <text:p>2,266360863530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419216158098" calcext:value-type="float">
            <text:p>43,6419216158098</text:p>
          </table:table-cell>
          <table:table-cell office:value-type="float" office:value="3.53175164224272" calcext:value-type="float">
            <text:p>3,53175164224272</text:p>
          </table:table-cell>
          <table:table-cell table:formula="of:=[.B8]-[.B$4]" office:value-type="float" office:value="0.0311630282409965" calcext:value-type="float">
            <text:p>0,031163028240997</text:p>
          </table:table-cell>
          <table:table-cell table:formula="of:=[.C8]-[.C$4]" office:value-type="float" office:value="0.0207768773772701" calcext:value-type="float">
            <text:p>0,02077687737727</text:p>
          </table:table-cell>
          <table:table-cell table:formula="of:=[.D8]*111" office:value-type="float" office:value="3.45909613475061" calcext:value-type="float">
            <text:p>3,45909613475061</text:p>
          </table:table-cell>
          <table:table-cell table:formula="of:=[.E8]*111" office:value-type="float" office:value="2.30623338887698" calcext:value-type="float">
            <text:p>2,306233388876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256993902971" calcext:value-type="float">
            <text:p>43,6256993902971</text:p>
          </table:table-cell>
          <table:table-cell office:value-type="float" office:value="3.6013973661379" calcext:value-type="float">
            <text:p>3,6013973661379</text:p>
          </table:table-cell>
          <table:table-cell table:formula="of:=[.B9]-[.B$4]" office:value-type="float" office:value="0.0149408027282973" calcext:value-type="float">
            <text:p>0,014940802728297</text:p>
          </table:table-cell>
          <table:table-cell table:formula="of:=[.C9]-[.C$4]" office:value-type="float" office:value="0.0904226012724498" calcext:value-type="float">
            <text:p>0,09042260127245</text:p>
          </table:table-cell>
          <table:table-cell table:formula="of:=[.D9]*111" office:value-type="float" office:value="1.65842910284101" calcext:value-type="float">
            <text:p>1,65842910284101</text:p>
          </table:table-cell>
          <table:table-cell table:formula="of:=[.E9]*111" office:value-type="float" office:value="10.0369087412419" calcext:value-type="float">
            <text:p>10,03690874124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519262598706" calcext:value-type="float">
            <text:p>43,6519262598706</text:p>
          </table:table-cell>
          <table:table-cell office:value-type="float" office:value="3.52441846094982" calcext:value-type="float">
            <text:p>3,52441846094982</text:p>
          </table:table-cell>
          <table:table-cell table:formula="of:=[.B10]-[.B$4]" office:value-type="float" office:value="0.0411676723017962" calcext:value-type="float">
            <text:p>0,041167672301796</text:p>
          </table:table-cell>
          <table:table-cell table:formula="of:=[.C10]-[.C$4]" office:value-type="float" office:value="0.0134436960843698" calcext:value-type="float">
            <text:p>0,01344369608437</text:p>
          </table:table-cell>
          <table:table-cell table:formula="of:=[.D10]*111" office:value-type="float" office:value="4.56961162549938" calcext:value-type="float">
            <text:p>4,56961162549938</text:p>
          </table:table-cell>
          <table:table-cell table:formula="of:=[.E10]*111" office:value-type="float" office:value="1.49225026536505" calcext:value-type="float">
            <text:p>1,492250265365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30510640772" calcext:value-type="float">
            <text:p>43,630510640772</text:p>
          </table:table-cell>
          <table:table-cell office:value-type="float" office:value="3.60602009805183" calcext:value-type="float">
            <text:p>3,60602009805183</text:p>
          </table:table-cell>
          <table:table-cell table:formula="of:=[.B11]-[.B$4]" office:value-type="float" office:value="0.0197520532031987" calcext:value-type="float">
            <text:p>0,019752053203199</text:p>
          </table:table-cell>
          <table:table-cell table:formula="of:=[.C11]-[.C$4]" office:value-type="float" office:value="0.0950453331863796" calcext:value-type="float">
            <text:p>0,09504533318638</text:p>
          </table:table-cell>
          <table:table-cell table:formula="of:=[.D11]*111" office:value-type="float" office:value="2.19247790555506" calcext:value-type="float">
            <text:p>2,19247790555506</text:p>
          </table:table-cell>
          <table:table-cell table:formula="of:=[.E11]*111" office:value-type="float" office:value="10.5500319836881" calcext:value-type="float">
            <text:p>10,55003198368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544530136616" calcext:value-type="float">
            <text:p>43,6544530136616</text:p>
          </table:table-cell>
          <table:table-cell office:value-type="float" office:value="3.60398789919739" calcext:value-type="float">
            <text:p>3,60398789919739</text:p>
          </table:table-cell>
          <table:table-cell table:formula="of:=[.B12]-[.B$4]" office:value-type="float" office:value="0.0436944260927987" calcext:value-type="float">
            <text:p>0,043694426092799</text:p>
          </table:table-cell>
          <table:table-cell table:formula="of:=[.C12]-[.C$4]" office:value-type="float" office:value="0.0930131343319398" calcext:value-type="float">
            <text:p>0,09301313433194</text:p>
          </table:table-cell>
          <table:table-cell table:formula="of:=[.D12]*111" office:value-type="float" office:value="4.85008129630066" calcext:value-type="float">
            <text:p>4,85008129630066</text:p>
          </table:table-cell>
          <table:table-cell table:formula="of:=[.E12]*111" office:value-type="float" office:value="10.3244579108453" calcext:value-type="float">
            <text:p>10,32445791084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52360512379" calcext:value-type="float">
            <text:p>43,652360512379</text:p>
          </table:table-cell>
          <table:table-cell office:value-type="float" office:value="3.52475193903256" calcext:value-type="float">
            <text:p>3,52475193903256</text:p>
          </table:table-cell>
          <table:table-cell table:formula="of:=[.B13]-[.B$4]" office:value-type="float" office:value="0.0416019248101946" calcext:value-type="float">
            <text:p>0,041601924810195</text:p>
          </table:table-cell>
          <table:table-cell table:formula="of:=[.C13]-[.C$4]" office:value-type="float" office:value="0.0137771741671098" calcext:value-type="float">
            <text:p>0,01377717416711</text:p>
          </table:table-cell>
          <table:table-cell table:formula="of:=[.D13]*111" office:value-type="float" office:value="4.61781365393161" calcext:value-type="float">
            <text:p>4,61781365393161</text:p>
          </table:table-cell>
          <table:table-cell table:formula="of:=[.E13]*111" office:value-type="float" office:value="1.52926633254918" calcext:value-type="float">
            <text:p>1,529266332549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389659179882" calcext:value-type="float">
            <text:p>43,6389659179882</text:p>
          </table:table-cell>
          <table:table-cell office:value-type="float" office:value="3.56383700666157" calcext:value-type="float">
            <text:p>3,56383700666157</text:p>
          </table:table-cell>
          <table:table-cell table:formula="of:=[.B14]-[.B$4]" office:value-type="float" office:value="0.0282073304193986" calcext:value-type="float">
            <text:p>0,028207330419399</text:p>
          </table:table-cell>
          <table:table-cell table:formula="of:=[.C14]-[.C$4]" office:value-type="float" office:value="0.0528622417961198" calcext:value-type="float">
            <text:p>0,05286224179612</text:p>
          </table:table-cell>
          <table:table-cell table:formula="of:=[.D14]*111" office:value-type="float" office:value="3.13101367655324" calcext:value-type="float">
            <text:p>3,13101367655324</text:p>
          </table:table-cell>
          <table:table-cell table:formula="of:=[.E14]*111" office:value-type="float" office:value="5.86770883936929" calcext:value-type="float">
            <text:p>5,867708839369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704281989225" calcext:value-type="float">
            <text:p>43,6704281989225</text:p>
          </table:table-cell>
          <table:table-cell office:value-type="float" office:value="3.5940786158306" calcext:value-type="float">
            <text:p>3,5940786158306</text:p>
          </table:table-cell>
          <table:table-cell table:formula="of:=[.B15]-[.B$4]" office:value-type="float" office:value="0.0596696113536979" calcext:value-type="float">
            <text:p>0,059669611353698</text:p>
          </table:table-cell>
          <table:table-cell table:formula="of:=[.C15]-[.C$4]" office:value-type="float" office:value="0.0831038509651498" calcext:value-type="float">
            <text:p>0,08310385096515</text:p>
          </table:table-cell>
          <table:table-cell table:formula="of:=[.D15]*111" office:value-type="float" office:value="6.62332686026046" calcext:value-type="float">
            <text:p>6,62332686026046</text:p>
          </table:table-cell>
          <table:table-cell table:formula="of:=[.E15]*111" office:value-type="float" office:value="9.22452745713163" calcext:value-type="float">
            <text:p>9,224527457131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588387432373" calcext:value-type="float">
            <text:p>43,6588387432373</text:p>
          </table:table-cell>
          <table:table-cell office:value-type="float" office:value="3.54730526040837" calcext:value-type="float">
            <text:p>3,54730526040837</text:p>
          </table:table-cell>
          <table:table-cell table:formula="of:=[.B16]-[.B$4]" office:value-type="float" office:value="0.0480801556684938" calcext:value-type="float">
            <text:p>0,048080155668494</text:p>
          </table:table-cell>
          <table:table-cell table:formula="of:=[.C16]-[.C$4]" office:value-type="float" office:value="0.03633049554292" calcext:value-type="float">
            <text:p>0,03633049554292</text:p>
          </table:table-cell>
          <table:table-cell table:formula="of:=[.D16]*111" office:value-type="float" office:value="5.33689727920281" calcext:value-type="float">
            <text:p>5,33689727920281</text:p>
          </table:table-cell>
          <table:table-cell table:formula="of:=[.E16]*111" office:value-type="float" office:value="4.03268500526412" calcext:value-type="float">
            <text:p>4,032685005264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124752824547" calcext:value-type="float">
            <text:p>43,6124752824547</text:p>
          </table:table-cell>
          <table:table-cell office:value-type="float" office:value="3.54310891876188" calcext:value-type="float">
            <text:p>3,54310891876188</text:p>
          </table:table-cell>
          <table:table-cell table:formula="of:=[.B17]-[.B$4]" office:value-type="float" office:value="0.00171669488589998" calcext:value-type="float">
            <text:p>0,0017166948859</text:p>
          </table:table-cell>
          <table:table-cell table:formula="of:=[.C17]-[.C$4]" office:value-type="float" office:value="0.0321341538964299" calcext:value-type="float">
            <text:p>0,03213415389643</text:p>
          </table:table-cell>
          <table:table-cell table:formula="of:=[.D17]*111" office:value-type="float" office:value="0.190553132334898" calcext:value-type="float">
            <text:p>0,190553132334898</text:p>
          </table:table-cell>
          <table:table-cell table:formula="of:=[.E17]*111" office:value-type="float" office:value="3.56689108250372" calcext:value-type="float">
            <text:p>3,566891082503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.670678667888" calcext:value-type="float">
            <text:p>43,670678667888</text:p>
          </table:table-cell>
          <table:table-cell office:value-type="float" office:value="3.62096778987589" calcext:value-type="float">
            <text:p>3,62096778987589</text:p>
          </table:table-cell>
          <table:table-cell table:formula="of:=[.B18]-[.B$4]" office:value-type="float" office:value="0.0599200803191948" calcext:value-type="float">
            <text:p>0,059920080319195</text:p>
          </table:table-cell>
          <table:table-cell table:formula="of:=[.C18]-[.C$4]" office:value-type="float" office:value="0.10999302501044" calcext:value-type="float">
            <text:p>0,10999302501044</text:p>
          </table:table-cell>
          <table:table-cell table:formula="of:=[.D18]*111" office:value-type="float" office:value="6.65112891543063" calcext:value-type="float">
            <text:p>6,65112891543063</text:p>
          </table:table-cell>
          <table:table-cell table:formula="of:=[.E18]*111" office:value-type="float" office:value="12.2092257761588" calcext:value-type="float">
            <text:p>12,2092257761588</text:p>
          </table:table-cell>
          <table:table-cell table:number-columns-repeated="11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43336217527996" calcext:value-type="float">
            <text:p>0,43336217527996</text:p>
          </table:table-cell>
          <table:table-cell office:value-type="float" office:value="2.97753078370904" calcext:value-type="float">
            <text:p>2,97753078370904</text:p>
          </table:table-cell>
          <table:table-cell office:value-type="float" office:value="2.45296388751299" calcext:value-type="float">
            <text:p>2,45296388751299</text:p>
          </table:table-cell>
          <table:table-cell office:value-type="float" office:value="3.45909613475219" calcext:value-type="float">
            <text:p>3,45909613475219</text:p>
          </table:table-cell>
          <table:table-cell office:value-type="float" office:value="1.65842910283706" calcext:value-type="float">
            <text:p>1,65842910283706</text:p>
          </table:table-cell>
          <table:table-cell office:value-type="float" office:value="4.56961162550174" calcext:value-type="float">
            <text:p>4,56961162550174</text:p>
          </table:table-cell>
          <table:table-cell office:value-type="float" office:value="2.19247790555664" calcext:value-type="float">
            <text:p>2,19247790555664</text:p>
          </table:table-cell>
          <table:table-cell office:value-type="float" office:value="4.85008129629987" calcext:value-type="float">
            <text:p>4,85008129629987</text:p>
          </table:table-cell>
          <table:table-cell office:value-type="float" office:value="4.61781365393003" calcext:value-type="float">
            <text:p>4,61781365393003</text:p>
          </table:table-cell>
          <table:table-cell office:value-type="float" office:value="3.1310136765493" calcext:value-type="float">
            <text:p>3,1310136765493</text:p>
          </table:table-cell>
          <table:table-cell office:value-type="float" office:value="6.6233268602581" calcext:value-type="float">
            <text:p>6,6233268602581</text:p>
          </table:table-cell>
          <table:table-cell office:value-type="float" office:value="5.33689727920439" calcext:value-type="float">
            <text:p>5,33689727920439</text:p>
          </table:table-cell>
          <table:table-cell office:value-type="float" office:value="0.190553132334898" calcext:value-type="float">
            <text:p>0,190553132334898</text:p>
          </table:table-cell>
          <table:table-cell office:value-type="float" office:value="6.65112891543063" calcext:value-type="float">
            <text:p>6,6511289154306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.58751593692869" calcext:value-type="float">
            <text:p>9,58751593692869</text:p>
          </table:table-cell>
          <table:table-cell office:value-type="float" office:value="1.11948166651518" calcext:value-type="float">
            <text:p>1,11948166651518</text:p>
          </table:table-cell>
          <table:table-cell office:value-type="float" office:value="2.26636086353005" calcext:value-type="float">
            <text:p>2,26636086353005</text:p>
          </table:table-cell>
          <table:table-cell office:value-type="float" office:value="2.30623338887727" calcext:value-type="float">
            <text:p>2,30623338887727</text:p>
          </table:table-cell>
          <table:table-cell office:value-type="float" office:value="10.0369087412419" calcext:value-type="float">
            <text:p>10,0369087412419</text:p>
          </table:table-cell>
          <table:table-cell office:value-type="float" office:value="1.4922502653648" calcext:value-type="float">
            <text:p>1,4922502653648</text:p>
          </table:table-cell>
          <table:table-cell office:value-type="float" office:value="10.5500319836885" calcext:value-type="float">
            <text:p>10,5500319836885</text:p>
          </table:table-cell>
          <table:table-cell office:value-type="float" office:value="10.3244579108457" calcext:value-type="float">
            <text:p>10,3244579108457</text:p>
          </table:table-cell>
          <table:table-cell office:value-type="float" office:value="1.52926633254973" calcext:value-type="float">
            <text:p>1,52926633254973</text:p>
          </table:table-cell>
          <table:table-cell office:value-type="float" office:value="5.86770883936979" calcext:value-type="float">
            <text:p>5,86770883936979</text:p>
          </table:table-cell>
          <table:table-cell office:value-type="float" office:value="9.22452745713138" calcext:value-type="float">
            <text:p>9,22452745713138</text:p>
          </table:table-cell>
          <table:table-cell office:value-type="float" office:value="4.03268500526442" calcext:value-type="float">
            <text:p>4,03268500526442</text:p>
          </table:table-cell>
          <table:table-cell office:value-type="float" office:value="3.56689108250417" calcext:value-type="float">
            <text:p>3,56689108250417</text:p>
          </table:table-cell>
          <table:table-cell office:value-type="float" office:value="12.2092257761588" calcext:value-type="float">
            <text:p>12,209225776158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SQRT(([.D$24]-[.$B26])*([.D$24]-[.$B26])+([.$C26]-[.D$25])*([.$C26]-[.D$25]))" office:value-type="float" office:value="0" calcext:value-type="float">
            <text:p>0</text:p>
          </table:table-cell>
          <table:table-cell table:formula="of:=SQRT(([.E$24]-[.$B26])*([.E$24]-[.$B26])+([.$C26]-[.E$25])*([.$C26]-[.E$25]))" office:value-type="float" office:value="9.59730507047812" calcext:value-type="float">
            <text:p>9,59730507047812</text:p>
          </table:table-cell>
          <table:table-cell table:formula="of:=SQRT(([.F$24]-[.$B26])*([.F$24]-[.$B26])+([.$C26]-[.F$25])*([.$C26]-[.F$25]))" office:value-type="float" office:value="3.18102637046576" calcext:value-type="float">
            <text:p>3,18102637046576</text:p>
          </table:table-cell>
          <table:table-cell table:formula="of:=SQRT(([.G$24]-[.$B26])*([.G$24]-[.$B26])+([.$C26]-[.G$25])*([.$C26]-[.G$25]))" office:value-type="float" office:value="3.33967414535962" calcext:value-type="float">
            <text:p>3,33967414535962</text:p>
          </table:table-cell>
          <table:table-cell table:formula="of:=SQRT(([.H$24]-[.$B26])*([.H$24]-[.$B26])+([.$C26]-[.H$25])*([.$C26]-[.H$25]))" office:value-type="float" office:value="4.15741007280132" calcext:value-type="float">
            <text:p>4,15741007280132</text:p>
          </table:table-cell>
          <table:table-cell table:formula="of:=SQRT(([.I$24]-[.$B26])*([.I$24]-[.$B26])+([.$C26]-[.I$25])*([.$C26]-[.I$25]))" office:value-type="float" office:value="10.1729997625654" calcext:value-type="float">
            <text:p>10,1729997625654</text:p>
          </table:table-cell>
          <table:table-cell table:formula="of:=SQRT(([.J$24]-[.$B26])*([.J$24]-[.$B26])+([.$C26]-[.J$25])*([.$C26]-[.J$25]))" office:value-type="float" office:value="4.80709488801729" calcext:value-type="float">
            <text:p>4,80709488801729</text:p>
          </table:table-cell>
          <table:table-cell table:formula="of:=SQRT(([.K$24]-[.$B26])*([.K$24]-[.$B26])+([.$C26]-[.K$25])*([.$C26]-[.K$25]))" office:value-type="float" office:value="10.7754412542227" calcext:value-type="float">
            <text:p>10,7754412542227</text:p>
          </table:table-cell>
          <table:table-cell table:formula="of:=SQRT(([.L$24]-[.$B26])*([.L$24]-[.$B26])+([.$C26]-[.L$25])*([.$C26]-[.L$25]))" office:value-type="float" office:value="11.4069154346625" calcext:value-type="float">
            <text:p>11,4069154346625</text:p>
          </table:table-cell>
          <table:table-cell table:formula="of:=SQRT(([.M$24]-[.$B26])*([.M$24]-[.$B26])+([.$C26]-[.M$25])*([.$C26]-[.M$25]))" office:value-type="float" office:value="4.86444842282172" calcext:value-type="float">
            <text:p>4,86444842282172</text:p>
          </table:table-cell>
          <table:table-cell table:formula="of:=SQRT(([.N$24]-[.$B26])*([.N$24]-[.$B26])+([.$C26]-[.N$25])*([.$C26]-[.N$25]))" office:value-type="float" office:value="6.65080849719469" calcext:value-type="float">
            <text:p>6,65080849719469</text:p>
          </table:table-cell>
          <table:table-cell table:formula="of:=SQRT(([.O$24]-[.$B26])*([.O$24]-[.$B26])+([.$C26]-[.O$25])*([.$C26]-[.O$25]))" office:value-type="float" office:value="11.3560717462152" calcext:value-type="float">
            <text:p>11,3560717462152</text:p>
          </table:table-cell>
          <table:table-cell table:formula="of:=SQRT(([.P$24]-[.$B26])*([.P$24]-[.$B26])+([.$C26]-[.P$25])*([.$C26]-[.P$25]))" office:value-type="float" office:value="6.68917191589988" calcext:value-type="float">
            <text:p>6,68917191589988</text:p>
          </table:table-cell>
          <table:table-cell table:formula="of:=SQRT(([.Q$24]-[.$B26])*([.Q$24]-[.$B26])+([.$C26]-[.Q$25])*([.$C26]-[.Q$25]))" office:value-type="float" office:value="3.57197739224234" calcext:value-type="float">
            <text:p>3,57197739224234</text:p>
          </table:table-cell>
          <table:table-cell table:formula="of:=SQRT(([.R$24]-[.$B26])*([.R$24]-[.$B26])+([.$C26]-[.R$25])*([.$C26]-[.R$25]))" office:value-type="float" office:value="13.9033344886361" calcext:value-type="float">
            <text:p>13,9033344886361</text:p>
          </table:table-cell>
        </table:table-row>
        <table:table-row table:style-name="ro1">
          <table:table-cell/>
          <table:table-cell office:value-type="float" office:value="0.43336217527996" calcext:value-type="float">
            <text:p>0,43336217527996</text:p>
          </table:table-cell>
          <table:table-cell office:value-type="float" office:value="9.58751593692869" calcext:value-type="float">
            <text:p>9,58751593692869</text:p>
          </table:table-cell>
          <table:table-cell table:formula="of:=SQRT(([.D$24]-[.$B27])*([.D$24]-[.$B27])+([.$C27]-[.D$25])*([.$C27]-[.D$25]))" office:value-type="float" office:value="9.59730507047812" calcext:value-type="float">
            <text:p>9,59730507047812</text:p>
          </table:table-cell>
          <table:table-cell table:formula="of:=SQRT(([.E$24]-[.$B27])*([.E$24]-[.$B27])+([.$C27]-[.E$25])*([.$C27]-[.E$25]))" office:value-type="float" office:value="0" calcext:value-type="float">
            <text:p>0</text:p>
          </table:table-cell>
          <table:table-cell table:formula="of:=SQRT(([.F$24]-[.$B27])*([.F$24]-[.$B27])+([.$C27]-[.F$25])*([.$C27]-[.F$25]))" office:value-type="float" office:value="8.84196801130911" calcext:value-type="float">
            <text:p>8,84196801130911</text:p>
          </table:table-cell>
          <table:table-cell table:formula="of:=SQRT(([.G$24]-[.$B27])*([.G$24]-[.$B27])+([.$C27]-[.G$25])*([.$C27]-[.G$25]))" office:value-type="float" office:value="7.59461010749105" calcext:value-type="float">
            <text:p>7,59461010749105</text:p>
          </table:table-cell>
          <table:table-cell table:formula="of:=SQRT(([.H$24]-[.$B27])*([.H$24]-[.$B27])+([.$C27]-[.H$25])*([.$C27]-[.H$25]))" office:value-type="float" office:value="7.88493129570966" calcext:value-type="float">
            <text:p>7,88493129570966</text:p>
          </table:table-cell>
          <table:table-cell table:formula="of:=SQRT(([.I$24]-[.$B27])*([.I$24]-[.$B27])+([.$C27]-[.I$25])*([.$C27]-[.I$25]))" office:value-type="float" office:value="1.30489189956973" calcext:value-type="float">
            <text:p>1,30489189956973</text:p>
          </table:table-cell>
          <table:table-cell table:formula="of:=SQRT(([.J$24]-[.$B27])*([.J$24]-[.$B27])+([.$C27]-[.J$25])*([.$C27]-[.J$25]))" office:value-type="float" office:value="9.0907582636247" calcext:value-type="float">
            <text:p>9,0907582636247</text:p>
          </table:table-cell>
          <table:table-cell table:formula="of:=SQRT(([.K$24]-[.$B27])*([.K$24]-[.$B27])+([.$C27]-[.K$25])*([.$C27]-[.K$25]))" office:value-type="float" office:value="2.00522449934589" calcext:value-type="float">
            <text:p>2,00522449934589</text:p>
          </table:table-cell>
          <table:table-cell table:formula="of:=SQRT(([.L$24]-[.$B27])*([.L$24]-[.$B27])+([.$C27]-[.L$25])*([.$C27]-[.L$25]))" office:value-type="float" office:value="4.477777491893" calcext:value-type="float">
            <text:p>4,477777491893</text:p>
          </table:table-cell>
          <table:table-cell table:formula="of:=SQRT(([.M$24]-[.$B27])*([.M$24]-[.$B27])+([.$C27]-[.M$25])*([.$C27]-[.M$25]))" office:value-type="float" office:value="9.07992405605082" calcext:value-type="float">
            <text:p>9,07992405605082</text:p>
          </table:table-cell>
          <table:table-cell table:formula="of:=SQRT(([.N$24]-[.$B27])*([.N$24]-[.$B27])+([.$C27]-[.N$25])*([.$C27]-[.N$25]))" office:value-type="float" office:value="4.59502866861027" calcext:value-type="float">
            <text:p>4,59502866861027</text:p>
          </table:table-cell>
          <table:table-cell table:formula="of:=SQRT(([.O$24]-[.$B27])*([.O$24]-[.$B27])+([.$C27]-[.O$25])*([.$C27]-[.O$25]))" office:value-type="float" office:value="6.20059863543369" calcext:value-type="float">
            <text:p>6,20059863543369</text:p>
          </table:table-cell>
          <table:table-cell table:formula="of:=SQRT(([.P$24]-[.$B27])*([.P$24]-[.$B27])+([.$C27]-[.P$25])*([.$C27]-[.P$25]))" office:value-type="float" office:value="7.40950762161652" calcext:value-type="float">
            <text:p>7,40950762161652</text:p>
          </table:table-cell>
          <table:table-cell table:formula="of:=SQRT(([.Q$24]-[.$B27])*([.Q$24]-[.$B27])+([.$C27]-[.Q$25])*([.$C27]-[.Q$25]))" office:value-type="float" office:value="6.02551905391147" calcext:value-type="float">
            <text:p>6,02551905391147</text:p>
          </table:table-cell>
          <table:table-cell table:formula="of:=SQRT(([.R$24]-[.$B27])*([.R$24]-[.$B27])+([.$C27]-[.R$25])*([.$C27]-[.R$25]))" office:value-type="float" office:value="6.74788750025072" calcext:value-type="float">
            <text:p>6,74788750025072</text:p>
          </table:table-cell>
        </table:table-row>
        <table:table-row table:style-name="ro1">
          <table:table-cell/>
          <table:table-cell office:value-type="float" office:value="2.97753078370904" calcext:value-type="float">
            <text:p>2,97753078370904</text:p>
          </table:table-cell>
          <table:table-cell office:value-type="float" office:value="1.11948166651518" calcext:value-type="float">
            <text:p>1,11948166651518</text:p>
          </table:table-cell>
          <table:table-cell table:formula="of:=SQRT(([.D$24]-[.$B28])*([.D$24]-[.$B28])+([.$C28]-[.D$25])*([.$C28]-[.D$25]))" office:value-type="float" office:value="3.18102637046576" calcext:value-type="float">
            <text:p>3,18102637046576</text:p>
          </table:table-cell>
          <table:table-cell table:formula="of:=SQRT(([.E$24]-[.$B28])*([.E$24]-[.$B28])+([.$C28]-[.E$25])*([.$C28]-[.E$25]))" office:value-type="float" office:value="8.84196801130911" calcext:value-type="float">
            <text:p>8,84196801130911</text:p>
          </table:table-cell>
          <table:table-cell table:formula="of:=SQRT(([.F$24]-[.$B28])*([.F$24]-[.$B28])+([.$C28]-[.F$25])*([.$C28]-[.F$25]))" office:value-type="float" office:value="0" calcext:value-type="float">
            <text:p>0</text:p>
          </table:table-cell>
          <table:table-cell table:formula="of:=SQRT(([.G$24]-[.$B28])*([.G$24]-[.$B28])+([.$C28]-[.G$25])*([.$C28]-[.G$25]))" office:value-type="float" office:value="1.26115118884701" calcext:value-type="float">
            <text:p>1,26115118884701</text:p>
          </table:table-cell>
          <table:table-cell table:formula="of:=SQRT(([.H$24]-[.$B28])*([.H$24]-[.$B28])+([.$C28]-[.H$25])*([.$C28]-[.H$25]))" office:value-type="float" office:value="1.28073605315643" calcext:value-type="float">
            <text:p>1,28073605315643</text:p>
          </table:table-cell>
          <table:table-cell table:formula="of:=SQRT(([.I$24]-[.$B28])*([.I$24]-[.$B28])+([.$C28]-[.I$25])*([.$C28]-[.I$25]))" office:value-type="float" office:value="9.01446253958318" calcext:value-type="float">
            <text:p>9,01446253958318</text:p>
          </table:table-cell>
          <table:table-cell table:formula="of:=SQRT(([.J$24]-[.$B28])*([.J$24]-[.$B28])+([.$C28]-[.J$25])*([.$C28]-[.J$25]))" office:value-type="float" office:value="1.63513847581532" calcext:value-type="float">
            <text:p>1,63513847581532</text:p>
          </table:table-cell>
          <table:table-cell table:formula="of:=SQRT(([.K$24]-[.$B28])*([.K$24]-[.$B28])+([.$C28]-[.K$25])*([.$C28]-[.K$25]))" office:value-type="float" office:value="9.46317004529841" calcext:value-type="float">
            <text:p>9,46317004529841</text:p>
          </table:table-cell>
          <table:table-cell table:formula="of:=SQRT(([.L$24]-[.$B28])*([.L$24]-[.$B28])+([.$C28]-[.L$25])*([.$C28]-[.L$25]))" office:value-type="float" office:value="9.39351015759782" calcext:value-type="float">
            <text:p>9,39351015759782</text:p>
          </table:table-cell>
          <table:table-cell table:formula="of:=SQRT(([.M$24]-[.$B28])*([.M$24]-[.$B28])+([.$C28]-[.M$25])*([.$C28]-[.M$25]))" office:value-type="float" office:value="1.69069552754405" calcext:value-type="float">
            <text:p>1,69069552754405</text:p>
          </table:table-cell>
          <table:table-cell table:formula="of:=SQRT(([.N$24]-[.$B28])*([.N$24]-[.$B28])+([.$C28]-[.N$25])*([.$C28]-[.N$25]))" office:value-type="float" office:value="4.75070713509363" calcext:value-type="float">
            <text:p>4,75070713509363</text:p>
          </table:table-cell>
          <table:table-cell table:formula="of:=SQRT(([.O$24]-[.$B28])*([.O$24]-[.$B28])+([.$C28]-[.O$25])*([.$C28]-[.O$25]))" office:value-type="float" office:value="8.88727158917549" calcext:value-type="float">
            <text:p>8,88727158917549</text:p>
          </table:table-cell>
          <table:table-cell table:formula="of:=SQRT(([.P$24]-[.$B28])*([.P$24]-[.$B28])+([.$C28]-[.P$25])*([.$C28]-[.P$25]))" office:value-type="float" office:value="3.74878166248259" calcext:value-type="float">
            <text:p>3,74878166248259</text:p>
          </table:table-cell>
          <table:table-cell table:formula="of:=SQRT(([.Q$24]-[.$B28])*([.Q$24]-[.$B28])+([.$C28]-[.Q$25])*([.$C28]-[.Q$25]))" office:value-type="float" office:value="3.70905072474488" calcext:value-type="float">
            <text:p>3,70905072474488</text:p>
          </table:table-cell>
          <table:table-cell table:formula="of:=SQRT(([.R$24]-[.$B28])*([.R$24]-[.$B28])+([.$C28]-[.R$25])*([.$C28]-[.R$25]))" office:value-type="float" office:value="11.6823690940992" calcext:value-type="float">
            <text:p>11,6823690940992</text:p>
          </table:table-cell>
        </table:table-row>
        <table:table-row table:style-name="ro1">
          <table:table-cell/>
          <table:table-cell office:value-type="float" office:value="2.45296388751299" calcext:value-type="float">
            <text:p>2,45296388751299</text:p>
          </table:table-cell>
          <table:table-cell office:value-type="float" office:value="2.26636086353005" calcext:value-type="float">
            <text:p>2,26636086353005</text:p>
          </table:table-cell>
          <table:table-cell table:formula="of:=SQRT(([.D$24]-[.$B29])*([.D$24]-[.$B29])+([.$C29]-[.D$25])*([.$C29]-[.D$25]))" office:value-type="float" office:value="3.33967414535962" calcext:value-type="float">
            <text:p>3,33967414535962</text:p>
          </table:table-cell>
          <table:table-cell table:formula="of:=SQRT(([.E$24]-[.$B29])*([.E$24]-[.$B29])+([.$C29]-[.E$25])*([.$C29]-[.E$25]))" office:value-type="float" office:value="7.59461010749105" calcext:value-type="float">
            <text:p>7,59461010749105</text:p>
          </table:table-cell>
          <table:table-cell table:formula="of:=SQRT(([.F$24]-[.$B29])*([.F$24]-[.$B29])+([.$C29]-[.F$25])*([.$C29]-[.F$25]))" office:value-type="float" office:value="1.26115118884701" calcext:value-type="float">
            <text:p>1,26115118884701</text:p>
          </table:table-cell>
          <table:table-cell table:formula="of:=SQRT(([.G$24]-[.$B29])*([.G$24]-[.$B29])+([.$C29]-[.G$25])*([.$C29]-[.G$25]))" office:value-type="float" office:value="0" calcext:value-type="float">
            <text:p>0</text:p>
          </table:table-cell>
          <table:table-cell table:formula="of:=SQRT(([.H$24]-[.$B29])*([.H$24]-[.$B29])+([.$C29]-[.H$25])*([.$C29]-[.H$25]))" office:value-type="float" office:value="1.00692200155333" calcext:value-type="float">
            <text:p>1,00692200155333</text:p>
          </table:table-cell>
          <table:table-cell table:formula="of:=SQRT(([.I$24]-[.$B29])*([.I$24]-[.$B29])+([.$C29]-[.I$25])*([.$C29]-[.I$25]))" office:value-type="float" office:value="7.81106265778685" calcext:value-type="float">
            <text:p>7,81106265778685</text:p>
          </table:table-cell>
          <table:table-cell table:formula="of:=SQRT(([.J$24]-[.$B29])*([.J$24]-[.$B29])+([.$C29]-[.J$25])*([.$C29]-[.J$25]))" office:value-type="float" office:value="2.25376237987163" calcext:value-type="float">
            <text:p>2,25376237987163</text:p>
          </table:table-cell>
          <table:table-cell table:formula="of:=SQRT(([.K$24]-[.$B29])*([.K$24]-[.$B29])+([.$C29]-[.K$25])*([.$C29]-[.K$25]))" office:value-type="float" office:value="8.28776569249776" calcext:value-type="float">
            <text:p>8,28776569249776</text:p>
          </table:table-cell>
          <table:table-cell table:formula="of:=SQRT(([.L$24]-[.$B29])*([.L$24]-[.$B29])+([.$C29]-[.L$25])*([.$C29]-[.L$25]))" office:value-type="float" office:value="8.40708629047343" calcext:value-type="float">
            <text:p>8,40708629047343</text:p>
          </table:table-cell>
          <table:table-cell table:formula="of:=SQRT(([.M$24]-[.$B29])*([.M$24]-[.$B29])+([.$C29]-[.M$25])*([.$C29]-[.M$25]))" office:value-type="float" office:value="2.28689371391786" calcext:value-type="float">
            <text:p>2,28689371391786</text:p>
          </table:table-cell>
          <table:table-cell table:formula="of:=SQRT(([.N$24]-[.$B29])*([.N$24]-[.$B29])+([.$C29]-[.N$25])*([.$C29]-[.N$25]))" office:value-type="float" office:value="3.66462259441503" calcext:value-type="float">
            <text:p>3,66462259441503</text:p>
          </table:table-cell>
          <table:table-cell table:formula="of:=SQRT(([.O$24]-[.$B29])*([.O$24]-[.$B29])+([.$C29]-[.O$25])*([.$C29]-[.O$25]))" office:value-type="float" office:value="8.11221361089271" calcext:value-type="float">
            <text:p>8,11221361089271</text:p>
          </table:table-cell>
          <table:table-cell table:formula="of:=SQRT(([.P$24]-[.$B29])*([.P$24]-[.$B29])+([.$C29]-[.P$25])*([.$C29]-[.P$25]))" office:value-type="float" office:value="3.38185936747617" calcext:value-type="float">
            <text:p>3,38185936747617</text:p>
          </table:table-cell>
          <table:table-cell table:formula="of:=SQRT(([.Q$24]-[.$B29])*([.Q$24]-[.$B29])+([.$C29]-[.Q$25])*([.$C29]-[.Q$25]))" office:value-type="float" office:value="2.60957492239835" calcext:value-type="float">
            <text:p>2,60957492239835</text:p>
          </table:table-cell>
          <table:table-cell table:formula="of:=SQRT(([.R$24]-[.$B29])*([.R$24]-[.$B29])+([.$C29]-[.R$25])*([.$C29]-[.R$25]))" office:value-type="float" office:value="10.7928287428466" calcext:value-type="float">
            <text:p>10,7928287428466</text:p>
          </table:table-cell>
        </table:table-row>
        <table:table-row table:style-name="ro1">
          <table:table-cell/>
          <table:table-cell office:value-type="float" office:value="3.45909613475219" calcext:value-type="float">
            <text:p>3,45909613475219</text:p>
          </table:table-cell>
          <table:table-cell office:value-type="float" office:value="2.30623338887727" calcext:value-type="float">
            <text:p>2,30623338887727</text:p>
          </table:table-cell>
          <table:table-cell table:formula="of:=SQRT(([.D$24]-[.$B30])*([.D$24]-[.$B30])+([.$C30]-[.D$25])*([.$C30]-[.D$25]))" office:value-type="float" office:value="4.15741007280132" calcext:value-type="float">
            <text:p>4,15741007280132</text:p>
          </table:table-cell>
          <table:table-cell table:formula="of:=SQRT(([.E$24]-[.$B30])*([.E$24]-[.$B30])+([.$C30]-[.E$25])*([.$C30]-[.E$25]))" office:value-type="float" office:value="7.88493129570966" calcext:value-type="float">
            <text:p>7,88493129570966</text:p>
          </table:table-cell>
          <table:table-cell table:formula="of:=SQRT(([.F$24]-[.$B30])*([.F$24]-[.$B30])+([.$C30]-[.F$25])*([.$C30]-[.F$25]))" office:value-type="float" office:value="1.28073605315643" calcext:value-type="float">
            <text:p>1,28073605315643</text:p>
          </table:table-cell>
          <table:table-cell table:formula="of:=SQRT(([.G$24]-[.$B30])*([.G$24]-[.$B30])+([.$C30]-[.G$25])*([.$C30]-[.G$25]))" office:value-type="float" office:value="1.00692200155333" calcext:value-type="float">
            <text:p>1,00692200155333</text:p>
          </table:table-cell>
          <table:table-cell table:formula="of:=SQRT(([.H$24]-[.$B30])*([.H$24]-[.$B30])+([.$C30]-[.H$25])*([.$C30]-[.H$25]))" office:value-type="float" office:value="0" calcext:value-type="float">
            <text:p>0</text:p>
          </table:table-cell>
          <table:table-cell table:formula="of:=SQRT(([.I$24]-[.$B30])*([.I$24]-[.$B30])+([.$C30]-[.I$25])*([.$C30]-[.I$25]))" office:value-type="float" office:value="7.93761571024222" calcext:value-type="float">
            <text:p>7,93761571024222</text:p>
          </table:table-cell>
          <table:table-cell table:formula="of:=SQRT(([.J$24]-[.$B30])*([.J$24]-[.$B30])+([.$C30]-[.J$25])*([.$C30]-[.J$25]))" office:value-type="float" office:value="1.37688531859332" calcext:value-type="float">
            <text:p>1,37688531859332</text:p>
          </table:table-cell>
          <table:table-cell table:formula="of:=SQRT(([.K$24]-[.$B30])*([.K$24]-[.$B30])+([.$C30]-[.K$25])*([.$C30]-[.K$25]))" office:value-type="float" office:value="8.34053577477743" calcext:value-type="float">
            <text:p>8,34053577477743</text:p>
          </table:table-cell>
          <table:table-cell table:formula="of:=SQRT(([.L$24]-[.$B30])*([.L$24]-[.$B30])+([.$C30]-[.L$25])*([.$C30]-[.L$25]))" office:value-type="float" office:value="8.13798280929259" calcext:value-type="float">
            <text:p>8,13798280929259</text:p>
          </table:table-cell>
          <table:table-cell table:formula="of:=SQRT(([.M$24]-[.$B30])*([.M$24]-[.$B30])+([.$C30]-[.M$25])*([.$C30]-[.M$25]))" office:value-type="float" office:value="1.39510003077483" calcext:value-type="float">
            <text:p>1,39510003077483</text:p>
          </table:table-cell>
          <table:table-cell table:formula="of:=SQRT(([.N$24]-[.$B30])*([.N$24]-[.$B30])+([.$C30]-[.N$25])*([.$C30]-[.N$25]))" office:value-type="float" office:value="3.57655497425125" calcext:value-type="float">
            <text:p>3,57655497425125</text:p>
          </table:table-cell>
          <table:table-cell table:formula="of:=SQRT(([.O$24]-[.$B30])*([.O$24]-[.$B30])+([.$C30]-[.O$25])*([.$C30]-[.O$25]))" office:value-type="float" office:value="7.60757181359964" calcext:value-type="float">
            <text:p>7,60757181359964</text:p>
          </table:table-cell>
          <table:table-cell table:formula="of:=SQRT(([.P$24]-[.$B30])*([.P$24]-[.$B30])+([.$C30]-[.P$25])*([.$C30]-[.P$25]))" office:value-type="float" office:value="2.55083757260861" calcext:value-type="float">
            <text:p>2,55083757260861</text:p>
          </table:table-cell>
          <table:table-cell table:formula="of:=SQRT(([.Q$24]-[.$B30])*([.Q$24]-[.$B30])+([.$C30]-[.Q$25])*([.$C30]-[.Q$25]))" office:value-type="float" office:value="3.50323153376304" calcext:value-type="float">
            <text:p>3,50323153376304</text:p>
          </table:table-cell>
          <table:table-cell table:formula="of:=SQRT(([.R$24]-[.$B30])*([.R$24]-[.$B30])+([.$C30]-[.R$25])*([.$C30]-[.R$25]))" office:value-type="float" office:value="10.40472640176" calcext:value-type="float">
            <text:p>10,40472640176</text:p>
          </table:table-cell>
        </table:table-row>
        <table:table-row table:style-name="ro1">
          <table:table-cell/>
          <table:table-cell office:value-type="float" office:value="1.65842910283706" calcext:value-type="float">
            <text:p>1,65842910283706</text:p>
          </table:table-cell>
          <table:table-cell office:value-type="float" office:value="10.0369087412419" calcext:value-type="float">
            <text:p>10,0369087412419</text:p>
          </table:table-cell>
          <table:table-cell table:formula="of:=SQRT(([.D$24]-[.$B31])*([.D$24]-[.$B31])+([.$C31]-[.D$25])*([.$C31]-[.D$25]))" office:value-type="float" office:value="10.1729997625654" calcext:value-type="float">
            <text:p>10,1729997625654</text:p>
          </table:table-cell>
          <table:table-cell table:formula="of:=SQRT(([.E$24]-[.$B31])*([.E$24]-[.$B31])+([.$C31]-[.E$25])*([.$C31]-[.E$25]))" office:value-type="float" office:value="1.30489189956973" calcext:value-type="float">
            <text:p>1,30489189956973</text:p>
          </table:table-cell>
          <table:table-cell table:formula="of:=SQRT(([.F$24]-[.$B31])*([.F$24]-[.$B31])+([.$C31]-[.F$25])*([.$C31]-[.F$25]))" office:value-type="float" office:value="9.01446253958318" calcext:value-type="float">
            <text:p>9,01446253958318</text:p>
          </table:table-cell>
          <table:table-cell table:formula="of:=SQRT(([.G$24]-[.$B31])*([.G$24]-[.$B31])+([.$C31]-[.G$25])*([.$C31]-[.G$25]))" office:value-type="float" office:value="7.81106265778685" calcext:value-type="float">
            <text:p>7,81106265778685</text:p>
          </table:table-cell>
          <table:table-cell table:formula="of:=SQRT(([.H$24]-[.$B31])*([.H$24]-[.$B31])+([.$C31]-[.H$25])*([.$C31]-[.H$25]))" office:value-type="float" office:value="7.93761571024222" calcext:value-type="float">
            <text:p>7,93761571024222</text:p>
          </table:table-cell>
          <table:table-cell table:formula="of:=SQRT(([.I$24]-[.$B31])*([.I$24]-[.$B31])+([.$C31]-[.I$25])*([.$C31]-[.I$25]))" office:value-type="float" office:value="0" calcext:value-type="float">
            <text:p>0</text:p>
          </table:table-cell>
          <table:table-cell table:formula="of:=SQRT(([.J$24]-[.$B31])*([.J$24]-[.$B31])+([.$C31]-[.J$25])*([.$C31]-[.J$25]))" office:value-type="float" office:value="9.02696915634736" calcext:value-type="float">
            <text:p>9,02696915634736</text:p>
          </table:table-cell>
          <table:table-cell table:formula="of:=SQRT(([.K$24]-[.$B31])*([.K$24]-[.$B31])+([.$C31]-[.K$25])*([.$C31]-[.K$25]))" office:value-type="float" office:value="0.740610279178685" calcext:value-type="float">
            <text:p>0,740610279178685</text:p>
          </table:table-cell>
          <table:table-cell table:formula="of:=SQRT(([.L$24]-[.$B31])*([.L$24]-[.$B31])+([.$C31]-[.L$25])*([.$C31]-[.L$25]))" office:value-type="float" office:value="3.20457926239558" calcext:value-type="float">
            <text:p>3,20457926239558</text:p>
          </table:table-cell>
          <table:table-cell table:formula="of:=SQRT(([.M$24]-[.$B31])*([.M$24]-[.$B31])+([.$C31]-[.M$25])*([.$C31]-[.M$25]))" office:value-type="float" office:value="9.00765986677035" calcext:value-type="float">
            <text:p>9,00765986677035</text:p>
          </table:table-cell>
          <table:table-cell table:formula="of:=SQRT(([.N$24]-[.$B31])*([.N$24]-[.$B31])+([.$C31]-[.N$25])*([.$C31]-[.N$25]))" office:value-type="float" office:value="4.42162109960879" calcext:value-type="float">
            <text:p>4,42162109960879</text:p>
          </table:table-cell>
          <table:table-cell table:formula="of:=SQRT(([.O$24]-[.$B31])*([.O$24]-[.$B31])+([.$C31]-[.O$25])*([.$C31]-[.O$25]))" office:value-type="float" office:value="5.030921694125" calcext:value-type="float">
            <text:p>5,030921694125</text:p>
          </table:table-cell>
          <table:table-cell table:formula="of:=SQRT(([.P$24]-[.$B31])*([.P$24]-[.$B31])+([.$C31]-[.P$25])*([.$C31]-[.P$25]))" office:value-type="float" office:value="7.04143669972418" calcext:value-type="float">
            <text:p>7,04143669972418</text:p>
          </table:table-cell>
          <table:table-cell table:formula="of:=SQRT(([.Q$24]-[.$B31])*([.Q$24]-[.$B31])+([.$C31]-[.Q$25])*([.$C31]-[.Q$25]))" office:value-type="float" office:value="6.6344395670739" calcext:value-type="float">
            <text:p>6,6344395670739</text:p>
          </table:table-cell>
          <table:table-cell table:formula="of:=SQRT(([.R$24]-[.$B31])*([.R$24]-[.$B31])+([.$C31]-[.R$25])*([.$C31]-[.R$25]))" office:value-type="float" office:value="5.44481521439084" calcext:value-type="float">
            <text:p>5,44481521439084</text:p>
          </table:table-cell>
        </table:table-row>
        <table:table-row table:style-name="ro1">
          <table:table-cell/>
          <table:table-cell office:value-type="float" office:value="4.56961162550174" calcext:value-type="float">
            <text:p>4,56961162550174</text:p>
          </table:table-cell>
          <table:table-cell office:value-type="float" office:value="1.4922502653648" calcext:value-type="float">
            <text:p>1,4922502653648</text:p>
          </table:table-cell>
          <table:table-cell table:formula="of:=SQRT(([.D$24]-[.$B32])*([.D$24]-[.$B32])+([.$C32]-[.D$25])*([.$C32]-[.D$25]))" office:value-type="float" office:value="4.80709488801729" calcext:value-type="float">
            <text:p>4,80709488801729</text:p>
          </table:table-cell>
          <table:table-cell table:formula="of:=SQRT(([.E$24]-[.$B32])*([.E$24]-[.$B32])+([.$C32]-[.E$25])*([.$C32]-[.E$25]))" office:value-type="float" office:value="9.0907582636247" calcext:value-type="float">
            <text:p>9,0907582636247</text:p>
          </table:table-cell>
          <table:table-cell table:formula="of:=SQRT(([.F$24]-[.$B32])*([.F$24]-[.$B32])+([.$C32]-[.F$25])*([.$C32]-[.F$25]))" office:value-type="float" office:value="1.63513847581532" calcext:value-type="float">
            <text:p>1,63513847581532</text:p>
          </table:table-cell>
          <table:table-cell table:formula="of:=SQRT(([.G$24]-[.$B32])*([.G$24]-[.$B32])+([.$C32]-[.G$25])*([.$C32]-[.G$25]))" office:value-type="float" office:value="2.25376237987163" calcext:value-type="float">
            <text:p>2,25376237987163</text:p>
          </table:table-cell>
          <table:table-cell table:formula="of:=SQRT(([.H$24]-[.$B32])*([.H$24]-[.$B32])+([.$C32]-[.H$25])*([.$C32]-[.H$25]))" office:value-type="float" office:value="1.37688531859332" calcext:value-type="float">
            <text:p>1,37688531859332</text:p>
          </table:table-cell>
          <table:table-cell table:formula="of:=SQRT(([.I$24]-[.$B32])*([.I$24]-[.$B32])+([.$C32]-[.I$25])*([.$C32]-[.I$25]))" office:value-type="float" office:value="9.02696915634736" calcext:value-type="float">
            <text:p>9,02696915634736</text:p>
          </table:table-cell>
          <table:table-cell table:formula="of:=SQRT(([.J$24]-[.$B32])*([.J$24]-[.$B32])+([.$C32]-[.J$25])*([.$C32]-[.J$25]))" office:value-type="float" office:value="0" calcext:value-type="float">
            <text:p>0</text:p>
          </table:table-cell>
          <table:table-cell table:formula="of:=SQRT(([.K$24]-[.$B32])*([.K$24]-[.$B32])+([.$C32]-[.K$25])*([.$C32]-[.K$25]))" office:value-type="float" office:value="9.36451677233263" calcext:value-type="float">
            <text:p>9,36451677233263</text:p>
          </table:table-cell>
          <table:table-cell table:formula="of:=SQRT(([.L$24]-[.$B32])*([.L$24]-[.$B32])+([.$C32]-[.L$25])*([.$C32]-[.L$25]))" office:value-type="float" office:value="8.83665972690637" calcext:value-type="float">
            <text:p>8,83665972690637</text:p>
          </table:table-cell>
          <table:table-cell table:formula="of:=SQRT(([.M$24]-[.$B32])*([.M$24]-[.$B32])+([.$C32]-[.M$25])*([.$C32]-[.M$25]))" office:value-type="float" office:value="0.0607751986787449" calcext:value-type="float">
            <text:p>0,060775198678745</text:p>
          </table:table-cell>
          <table:table-cell table:formula="of:=SQRT(([.N$24]-[.$B32])*([.N$24]-[.$B32])+([.$C32]-[.N$25])*([.$C32]-[.N$25]))" office:value-type="float" office:value="4.60588773110721" calcext:value-type="float">
            <text:p>4,60588773110721</text:p>
          </table:table-cell>
          <table:table-cell table:formula="of:=SQRT(([.O$24]-[.$B32])*([.O$24]-[.$B32])+([.$C32]-[.O$25])*([.$C32]-[.O$25]))" office:value-type="float" office:value="8.00036604386225" calcext:value-type="float">
            <text:p>8,00036604386225</text:p>
          </table:table-cell>
          <table:table-cell table:formula="of:=SQRT(([.P$24]-[.$B32])*([.P$24]-[.$B32])+([.$C32]-[.P$25])*([.$C32]-[.P$25]))" office:value-type="float" office:value="2.65377767382024" calcext:value-type="float">
            <text:p>2,65377767382024</text:p>
          </table:table-cell>
          <table:table-cell table:formula="of:=SQRT(([.Q$24]-[.$B32])*([.Q$24]-[.$B32])+([.$C32]-[.Q$25])*([.$C32]-[.Q$25]))" office:value-type="float" office:value="4.84564627337958" calcext:value-type="float">
            <text:p>4,84564627337958</text:p>
          </table:table-cell>
          <table:table-cell table:formula="of:=SQRT(([.R$24]-[.$B32])*([.R$24]-[.$B32])+([.$C32]-[.R$25])*([.$C32]-[.R$25]))" office:value-type="float" office:value="10.917246829088" calcext:value-type="float">
            <text:p>10,917246829088</text:p>
          </table:table-cell>
        </table:table-row>
        <table:table-row table:style-name="ro1">
          <table:table-cell/>
          <table:table-cell office:value-type="float" office:value="2.19247790555664" calcext:value-type="float">
            <text:p>2,19247790555664</text:p>
          </table:table-cell>
          <table:table-cell office:value-type="float" office:value="10.5500319836885" calcext:value-type="float">
            <text:p>10,5500319836885</text:p>
          </table:table-cell>
          <table:table-cell table:formula="of:=SQRT(([.D$24]-[.$B33])*([.D$24]-[.$B33])+([.$C33]-[.D$25])*([.$C33]-[.D$25]))" office:value-type="float" office:value="10.7754412542227" calcext:value-type="float">
            <text:p>10,7754412542227</text:p>
          </table:table-cell>
          <table:table-cell table:formula="of:=SQRT(([.E$24]-[.$B33])*([.E$24]-[.$B33])+([.$C33]-[.E$25])*([.$C33]-[.E$25]))" office:value-type="float" office:value="2.00522449934589" calcext:value-type="float">
            <text:p>2,00522449934589</text:p>
          </table:table-cell>
          <table:table-cell table:formula="of:=SQRT(([.F$24]-[.$B33])*([.F$24]-[.$B33])+([.$C33]-[.F$25])*([.$C33]-[.F$25]))" office:value-type="float" office:value="9.46317004529841" calcext:value-type="float">
            <text:p>9,46317004529841</text:p>
          </table:table-cell>
          <table:table-cell table:formula="of:=SQRT(([.G$24]-[.$B33])*([.G$24]-[.$B33])+([.$C33]-[.G$25])*([.$C33]-[.G$25]))" office:value-type="float" office:value="8.28776569249776" calcext:value-type="float">
            <text:p>8,28776569249776</text:p>
          </table:table-cell>
          <table:table-cell table:formula="of:=SQRT(([.H$24]-[.$B33])*([.H$24]-[.$B33])+([.$C33]-[.H$25])*([.$C33]-[.H$25]))" office:value-type="float" office:value="8.34053577477743" calcext:value-type="float">
            <text:p>8,34053577477743</text:p>
          </table:table-cell>
          <table:table-cell table:formula="of:=SQRT(([.I$24]-[.$B33])*([.I$24]-[.$B33])+([.$C33]-[.I$25])*([.$C33]-[.I$25]))" office:value-type="float" office:value="0.740610279178685" calcext:value-type="float">
            <text:p>0,740610279178685</text:p>
          </table:table-cell>
          <table:table-cell table:formula="of:=SQRT(([.J$24]-[.$B33])*([.J$24]-[.$B33])+([.$C33]-[.J$25])*([.$C33]-[.J$25]))" office:value-type="float" office:value="9.36451677233263" calcext:value-type="float">
            <text:p>9,36451677233263</text:p>
          </table:table-cell>
          <table:table-cell table:formula="of:=SQRT(([.K$24]-[.$B33])*([.K$24]-[.$B33])+([.$C33]-[.K$25])*([.$C33]-[.K$25]))" office:value-type="float" office:value="0" calcext:value-type="float">
            <text:p>0</text:p>
          </table:table-cell>
          <table:table-cell table:formula="of:=SQRT(([.L$24]-[.$B33])*([.L$24]-[.$B33])+([.$C33]-[.L$25])*([.$C33]-[.L$25]))" office:value-type="float" office:value="2.6671594337101" calcext:value-type="float">
            <text:p>2,6671594337101</text:p>
          </table:table-cell>
          <table:table-cell table:formula="of:=SQRT(([.M$24]-[.$B33])*([.M$24]-[.$B33])+([.$C33]-[.M$25])*([.$C33]-[.M$25]))" office:value-type="float" office:value="9.3411169795214" calcext:value-type="float">
            <text:p>9,3411169795214</text:p>
          </table:table-cell>
          <table:table-cell table:formula="of:=SQRT(([.N$24]-[.$B33])*([.N$24]-[.$B33])+([.$C33]-[.N$25])*([.$C33]-[.N$25]))" office:value-type="float" office:value="4.77545803261378" calcext:value-type="float">
            <text:p>4,77545803261378</text:p>
          </table:table-cell>
          <table:table-cell table:formula="of:=SQRT(([.O$24]-[.$B33])*([.O$24]-[.$B33])+([.$C33]-[.O$25])*([.$C33]-[.O$25]))" office:value-type="float" office:value="4.62486591257546" calcext:value-type="float">
            <text:p>4,62486591257546</text:p>
          </table:table-cell>
          <table:table-cell table:formula="of:=SQRT(([.P$24]-[.$B33])*([.P$24]-[.$B33])+([.$C33]-[.P$25])*([.$C33]-[.P$25]))" office:value-type="float" office:value="7.23624107078701" calcext:value-type="float">
            <text:p>7,23624107078701</text:p>
          </table:table-cell>
          <table:table-cell table:formula="of:=SQRT(([.Q$24]-[.$B33])*([.Q$24]-[.$B33])+([.$C33]-[.Q$25])*([.$C33]-[.Q$25]))" office:value-type="float" office:value="7.26443113006328" calcext:value-type="float">
            <text:p>7,26443113006328</text:p>
          </table:table-cell>
          <table:table-cell table:formula="of:=SQRT(([.R$24]-[.$B33])*([.R$24]-[.$B33])+([.$C33]-[.R$25])*([.$C33]-[.R$25]))" office:value-type="float" office:value="4.75736196529361" calcext:value-type="float">
            <text:p>4,75736196529361</text:p>
          </table:table-cell>
        </table:table-row>
        <table:table-row table:style-name="ro1">
          <table:table-cell/>
          <table:table-cell office:value-type="float" office:value="4.85008129629987" calcext:value-type="float">
            <text:p>4,85008129629987</text:p>
          </table:table-cell>
          <table:table-cell office:value-type="float" office:value="10.3244579108457" calcext:value-type="float">
            <text:p>10,3244579108457</text:p>
          </table:table-cell>
          <table:table-cell table:formula="of:=SQRT(([.D$24]-[.$B34])*([.D$24]-[.$B34])+([.$C34]-[.D$25])*([.$C34]-[.D$25]))" office:value-type="float" office:value="11.4069154346625" calcext:value-type="float">
            <text:p>11,4069154346625</text:p>
          </table:table-cell>
          <table:table-cell table:formula="of:=SQRT(([.E$24]-[.$B34])*([.E$24]-[.$B34])+([.$C34]-[.E$25])*([.$C34]-[.E$25]))" office:value-type="float" office:value="4.477777491893" calcext:value-type="float">
            <text:p>4,477777491893</text:p>
          </table:table-cell>
          <table:table-cell table:formula="of:=SQRT(([.F$24]-[.$B34])*([.F$24]-[.$B34])+([.$C34]-[.F$25])*([.$C34]-[.F$25]))" office:value-type="float" office:value="9.39351015759782" calcext:value-type="float">
            <text:p>9,39351015759782</text:p>
          </table:table-cell>
          <table:table-cell table:formula="of:=SQRT(([.G$24]-[.$B34])*([.G$24]-[.$B34])+([.$C34]-[.G$25])*([.$C34]-[.G$25]))" office:value-type="float" office:value="8.40708629047343" calcext:value-type="float">
            <text:p>8,40708629047343</text:p>
          </table:table-cell>
          <table:table-cell table:formula="of:=SQRT(([.H$24]-[.$B34])*([.H$24]-[.$B34])+([.$C34]-[.H$25])*([.$C34]-[.H$25]))" office:value-type="float" office:value="8.13798280929259" calcext:value-type="float">
            <text:p>8,13798280929259</text:p>
          </table:table-cell>
          <table:table-cell table:formula="of:=SQRT(([.I$24]-[.$B34])*([.I$24]-[.$B34])+([.$C34]-[.I$25])*([.$C34]-[.I$25]))" office:value-type="float" office:value="3.20457926239558" calcext:value-type="float">
            <text:p>3,20457926239558</text:p>
          </table:table-cell>
          <table:table-cell table:formula="of:=SQRT(([.J$24]-[.$B34])*([.J$24]-[.$B34])+([.$C34]-[.J$25])*([.$C34]-[.J$25]))" office:value-type="float" office:value="8.83665972690637" calcext:value-type="float">
            <text:p>8,83665972690637</text:p>
          </table:table-cell>
          <table:table-cell table:formula="of:=SQRT(([.K$24]-[.$B34])*([.K$24]-[.$B34])+([.$C34]-[.K$25])*([.$C34]-[.K$25]))" office:value-type="float" office:value="2.6671594337101" calcext:value-type="float">
            <text:p>2,6671594337101</text:p>
          </table:table-cell>
          <table:table-cell table:formula="of:=SQRT(([.L$24]-[.$B34])*([.L$24]-[.$B34])+([.$C34]-[.L$25])*([.$C34]-[.L$25]))" office:value-type="float" office:value="0" calcext:value-type="float">
            <text:p>0</text:p>
          </table:table-cell>
          <table:table-cell table:formula="of:=SQRT(([.M$24]-[.$B34])*([.M$24]-[.$B34])+([.$C34]-[.M$25])*([.$C34]-[.M$25]))" office:value-type="float" office:value="8.79825796147285" calcext:value-type="float">
            <text:p>8,79825796147285</text:p>
          </table:table-cell>
          <table:table-cell table:formula="of:=SQRT(([.N$24]-[.$B34])*([.N$24]-[.$B34])+([.$C34]-[.N$25])*([.$C34]-[.N$25]))" office:value-type="float" office:value="4.77679869445807" calcext:value-type="float">
            <text:p>4,77679869445807</text:p>
          </table:table-cell>
          <table:table-cell table:formula="of:=SQRT(([.O$24]-[.$B34])*([.O$24]-[.$B34])+([.$C34]-[.O$25])*([.$C34]-[.O$25]))" office:value-type="float" office:value="2.08668321340488" calcext:value-type="float">
            <text:p>2,08668321340488</text:p>
          </table:table-cell>
          <table:table-cell table:formula="of:=SQRT(([.P$24]-[.$B34])*([.P$24]-[.$B34])+([.$C34]-[.P$25])*([.$C34]-[.P$25]))" office:value-type="float" office:value="6.31057811112564" calcext:value-type="float">
            <text:p>6,31057811112564</text:p>
          </table:table-cell>
          <table:table-cell table:formula="of:=SQRT(([.Q$24]-[.$B34])*([.Q$24]-[.$B34])+([.$C34]-[.Q$25])*([.$C34]-[.Q$25]))" office:value-type="float" office:value="8.20828314267269" calcext:value-type="float">
            <text:p>8,20828314267269</text:p>
          </table:table-cell>
          <table:table-cell table:formula="of:=SQRT(([.R$24]-[.$B34])*([.R$24]-[.$B34])+([.$C34]-[.R$25])*([.$C34]-[.R$25]))" office:value-type="float" office:value="2.60693736643086" calcext:value-type="float">
            <text:p>2,60693736643086</text:p>
          </table:table-cell>
        </table:table-row>
        <table:table-row table:style-name="ro1">
          <table:table-cell/>
          <table:table-cell office:value-type="float" office:value="4.61781365393003" calcext:value-type="float">
            <text:p>4,61781365393003</text:p>
          </table:table-cell>
          <table:table-cell office:value-type="float" office:value="1.52926633254973" calcext:value-type="float">
            <text:p>1,52926633254973</text:p>
          </table:table-cell>
          <table:table-cell table:formula="of:=SQRT(([.D$24]-[.$B35])*([.D$24]-[.$B35])+([.$C35]-[.D$25])*([.$C35]-[.D$25]))" office:value-type="float" office:value="4.86444842282172" calcext:value-type="float">
            <text:p>4,86444842282172</text:p>
          </table:table-cell>
          <table:table-cell table:formula="of:=SQRT(([.E$24]-[.$B35])*([.E$24]-[.$B35])+([.$C35]-[.E$25])*([.$C35]-[.E$25]))" office:value-type="float" office:value="9.07992405605082" calcext:value-type="float">
            <text:p>9,07992405605082</text:p>
          </table:table-cell>
          <table:table-cell table:formula="of:=SQRT(([.F$24]-[.$B35])*([.F$24]-[.$B35])+([.$C35]-[.F$25])*([.$C35]-[.F$25]))" office:value-type="float" office:value="1.69069552754405" calcext:value-type="float">
            <text:p>1,69069552754405</text:p>
          </table:table-cell>
          <table:table-cell table:formula="of:=SQRT(([.G$24]-[.$B35])*([.G$24]-[.$B35])+([.$C35]-[.G$25])*([.$C35]-[.G$25]))" office:value-type="float" office:value="2.28689371391786" calcext:value-type="float">
            <text:p>2,28689371391786</text:p>
          </table:table-cell>
          <table:table-cell table:formula="of:=SQRT(([.H$24]-[.$B35])*([.H$24]-[.$B35])+([.$C35]-[.H$25])*([.$C35]-[.H$25]))" office:value-type="float" office:value="1.39510003077483" calcext:value-type="float">
            <text:p>1,39510003077483</text:p>
          </table:table-cell>
          <table:table-cell table:formula="of:=SQRT(([.I$24]-[.$B35])*([.I$24]-[.$B35])+([.$C35]-[.I$25])*([.$C35]-[.I$25]))" office:value-type="float" office:value="9.00765986677035" calcext:value-type="float">
            <text:p>9,00765986677035</text:p>
          </table:table-cell>
          <table:table-cell table:formula="of:=SQRT(([.J$24]-[.$B35])*([.J$24]-[.$B35])+([.$C35]-[.J$25])*([.$C35]-[.J$25]))" office:value-type="float" office:value="0.0607751986787449" calcext:value-type="float">
            <text:p>0,060775198678745</text:p>
          </table:table-cell>
          <table:table-cell table:formula="of:=SQRT(([.K$24]-[.$B35])*([.K$24]-[.$B35])+([.$C35]-[.K$25])*([.$C35]-[.K$25]))" office:value-type="float" office:value="9.3411169795214" calcext:value-type="float">
            <text:p>9,3411169795214</text:p>
          </table:table-cell>
          <table:table-cell table:formula="of:=SQRT(([.L$24]-[.$B35])*([.L$24]-[.$B35])+([.$C35]-[.L$25])*([.$C35]-[.L$25]))" office:value-type="float" office:value="8.79825796147285" calcext:value-type="float">
            <text:p>8,79825796147285</text:p>
          </table:table-cell>
          <table:table-cell table:formula="of:=SQRT(([.M$24]-[.$B35])*([.M$24]-[.$B35])+([.$C35]-[.M$25])*([.$C35]-[.M$25]))" office:value-type="float" office:value="0" calcext:value-type="float">
            <text:p>0</text:p>
          </table:table-cell>
          <table:table-cell table:formula="of:=SQRT(([.N$24]-[.$B35])*([.N$24]-[.$B35])+([.$C35]-[.N$25])*([.$C35]-[.N$25]))" office:value-type="float" office:value="4.58613754239038" calcext:value-type="float">
            <text:p>4,58613754239038</text:p>
          </table:table-cell>
          <table:table-cell table:formula="of:=SQRT(([.O$24]-[.$B35])*([.O$24]-[.$B35])+([.$C35]-[.O$25])*([.$C35]-[.O$25]))" office:value-type="float" office:value="7.95230325102444" calcext:value-type="float">
            <text:p>7,95230325102444</text:p>
          </table:table-cell>
          <table:table-cell table:formula="of:=SQRT(([.P$24]-[.$B35])*([.P$24]-[.$B35])+([.$C35]-[.P$25])*([.$C35]-[.P$25]))" office:value-type="float" office:value="2.60464706074245" calcext:value-type="float">
            <text:p>2,60464706074245</text:p>
          </table:table-cell>
          <table:table-cell table:formula="of:=SQRT(([.Q$24]-[.$B35])*([.Q$24]-[.$B35])+([.$C35]-[.Q$25])*([.$C35]-[.Q$25]))" office:value-type="float" office:value="4.87365882553361" calcext:value-type="float">
            <text:p>4,87365882553361</text:p>
          </table:table-cell>
          <table:table-cell table:formula="of:=SQRT(([.R$24]-[.$B35])*([.R$24]-[.$B35])+([.$C35]-[.R$25])*([.$C35]-[.R$25]))" office:value-type="float" office:value="10.8717939950031" calcext:value-type="float">
            <text:p>10,8717939950031</text:p>
          </table:table-cell>
        </table:table-row>
        <table:table-row table:style-name="ro1">
          <table:table-cell/>
          <table:table-cell office:value-type="float" office:value="3.1310136765493" calcext:value-type="float">
            <text:p>3,1310136765493</text:p>
          </table:table-cell>
          <table:table-cell office:value-type="float" office:value="5.86770883936979" calcext:value-type="float">
            <text:p>5,86770883936979</text:p>
          </table:table-cell>
          <table:table-cell table:formula="of:=SQRT(([.D$24]-[.$B36])*([.D$24]-[.$B36])+([.$C36]-[.D$25])*([.$C36]-[.D$25]))" office:value-type="float" office:value="6.65080849719469" calcext:value-type="float">
            <text:p>6,65080849719469</text:p>
          </table:table-cell>
          <table:table-cell table:formula="of:=SQRT(([.E$24]-[.$B36])*([.E$24]-[.$B36])+([.$C36]-[.E$25])*([.$C36]-[.E$25]))" office:value-type="float" office:value="4.59502866861027" calcext:value-type="float">
            <text:p>4,59502866861027</text:p>
          </table:table-cell>
          <table:table-cell table:formula="of:=SQRT(([.F$24]-[.$B36])*([.F$24]-[.$B36])+([.$C36]-[.F$25])*([.$C36]-[.F$25]))" office:value-type="float" office:value="4.75070713509363" calcext:value-type="float">
            <text:p>4,75070713509363</text:p>
          </table:table-cell>
          <table:table-cell table:formula="of:=SQRT(([.G$24]-[.$B36])*([.G$24]-[.$B36])+([.$C36]-[.G$25])*([.$C36]-[.G$25]))" office:value-type="float" office:value="3.66462259441503" calcext:value-type="float">
            <text:p>3,66462259441503</text:p>
          </table:table-cell>
          <table:table-cell table:formula="of:=SQRT(([.H$24]-[.$B36])*([.H$24]-[.$B36])+([.$C36]-[.H$25])*([.$C36]-[.H$25]))" office:value-type="float" office:value="3.57655497425125" calcext:value-type="float">
            <text:p>3,57655497425125</text:p>
          </table:table-cell>
          <table:table-cell table:formula="of:=SQRT(([.I$24]-[.$B36])*([.I$24]-[.$B36])+([.$C36]-[.I$25])*([.$C36]-[.I$25]))" office:value-type="float" office:value="4.42162109960879" calcext:value-type="float">
            <text:p>4,42162109960879</text:p>
          </table:table-cell>
          <table:table-cell table:formula="of:=SQRT(([.J$24]-[.$B36])*([.J$24]-[.$B36])+([.$C36]-[.J$25])*([.$C36]-[.J$25]))" office:value-type="float" office:value="4.60588773110721" calcext:value-type="float">
            <text:p>4,60588773110721</text:p>
          </table:table-cell>
          <table:table-cell table:formula="of:=SQRT(([.K$24]-[.$B36])*([.K$24]-[.$B36])+([.$C36]-[.K$25])*([.$C36]-[.K$25]))" office:value-type="float" office:value="4.77545803261378" calcext:value-type="float">
            <text:p>4,77545803261378</text:p>
          </table:table-cell>
          <table:table-cell table:formula="of:=SQRT(([.L$24]-[.$B36])*([.L$24]-[.$B36])+([.$C36]-[.L$25])*([.$C36]-[.L$25]))" office:value-type="float" office:value="4.77679869445807" calcext:value-type="float">
            <text:p>4,77679869445807</text:p>
          </table:table-cell>
          <table:table-cell table:formula="of:=SQRT(([.M$24]-[.$B36])*([.M$24]-[.$B36])+([.$C36]-[.M$25])*([.$C36]-[.M$25]))" office:value-type="float" office:value="4.58613754239038" calcext:value-type="float">
            <text:p>4,58613754239038</text:p>
          </table:table-cell>
          <table:table-cell table:formula="of:=SQRT(([.N$24]-[.$B36])*([.N$24]-[.$B36])+([.$C36]-[.N$25])*([.$C36]-[.N$25]))" office:value-type="float" office:value="0" calcext:value-type="float">
            <text:p>0</text:p>
          </table:table-cell>
          <table:table-cell table:formula="of:=SQRT(([.O$24]-[.$B36])*([.O$24]-[.$B36])+([.$C36]-[.O$25])*([.$C36]-[.O$25]))" office:value-type="float" office:value="4.84401513268251" calcext:value-type="float">
            <text:p>4,84401513268251</text:p>
          </table:table-cell>
          <table:table-cell table:formula="of:=SQRT(([.P$24]-[.$B36])*([.P$24]-[.$B36])+([.$C36]-[.P$25])*([.$C36]-[.P$25]))" office:value-type="float" office:value="2.86936141679597" calcext:value-type="float">
            <text:p>2,86936141679597</text:p>
          </table:table-cell>
          <table:table-cell table:formula="of:=SQRT(([.Q$24]-[.$B36])*([.Q$24]-[.$B36])+([.$C36]-[.Q$25])*([.$C36]-[.Q$25]))" office:value-type="float" office:value="3.73364039007371" calcext:value-type="float">
            <text:p>3,73364039007371</text:p>
          </table:table-cell>
          <table:table-cell table:formula="of:=SQRT(([.R$24]-[.$B36])*([.R$24]-[.$B36])+([.$C36]-[.R$25])*([.$C36]-[.R$25]))" office:value-type="float" office:value="7.25300271298629" calcext:value-type="float">
            <text:p>7,25300271298629</text:p>
          </table:table-cell>
        </table:table-row>
        <table:table-row table:style-name="ro1">
          <table:table-cell/>
          <table:table-cell office:value-type="float" office:value="6.6233268602581" calcext:value-type="float">
            <text:p>6,6233268602581</text:p>
          </table:table-cell>
          <table:table-cell office:value-type="float" office:value="9.22452745713138" calcext:value-type="float">
            <text:p>9,22452745713138</text:p>
          </table:table-cell>
          <table:table-cell table:formula="of:=SQRT(([.D$24]-[.$B37])*([.D$24]-[.$B37])+([.$C37]-[.D$25])*([.$C37]-[.D$25]))" office:value-type="float" office:value="11.3560717462152" calcext:value-type="float">
            <text:p>11,3560717462152</text:p>
          </table:table-cell>
          <table:table-cell table:formula="of:=SQRT(([.E$24]-[.$B37])*([.E$24]-[.$B37])+([.$C37]-[.E$25])*([.$C37]-[.E$25]))" office:value-type="float" office:value="6.20059863543369" calcext:value-type="float">
            <text:p>6,20059863543369</text:p>
          </table:table-cell>
          <table:table-cell table:formula="of:=SQRT(([.F$24]-[.$B37])*([.F$24]-[.$B37])+([.$C37]-[.F$25])*([.$C37]-[.F$25]))" office:value-type="float" office:value="8.88727158917549" calcext:value-type="float">
            <text:p>8,88727158917549</text:p>
          </table:table-cell>
          <table:table-cell table:formula="of:=SQRT(([.G$24]-[.$B37])*([.G$24]-[.$B37])+([.$C37]-[.G$25])*([.$C37]-[.G$25]))" office:value-type="float" office:value="8.11221361089271" calcext:value-type="float">
            <text:p>8,11221361089271</text:p>
          </table:table-cell>
          <table:table-cell table:formula="of:=SQRT(([.H$24]-[.$B37])*([.H$24]-[.$B37])+([.$C37]-[.H$25])*([.$C37]-[.H$25]))" office:value-type="float" office:value="7.60757181359964" calcext:value-type="float">
            <text:p>7,60757181359964</text:p>
          </table:table-cell>
          <table:table-cell table:formula="of:=SQRT(([.I$24]-[.$B37])*([.I$24]-[.$B37])+([.$C37]-[.I$25])*([.$C37]-[.I$25]))" office:value-type="float" office:value="5.030921694125" calcext:value-type="float">
            <text:p>5,030921694125</text:p>
          </table:table-cell>
          <table:table-cell table:formula="of:=SQRT(([.J$24]-[.$B37])*([.J$24]-[.$B37])+([.$C37]-[.J$25])*([.$C37]-[.J$25]))" office:value-type="float" office:value="8.00036604386225" calcext:value-type="float">
            <text:p>8,00036604386225</text:p>
          </table:table-cell>
          <table:table-cell table:formula="of:=SQRT(([.K$24]-[.$B37])*([.K$24]-[.$B37])+([.$C37]-[.K$25])*([.$C37]-[.K$25]))" office:value-type="float" office:value="4.62486591257546" calcext:value-type="float">
            <text:p>4,62486591257546</text:p>
          </table:table-cell>
          <table:table-cell table:formula="of:=SQRT(([.L$24]-[.$B37])*([.L$24]-[.$B37])+([.$C37]-[.L$25])*([.$C37]-[.L$25]))" office:value-type="float" office:value="2.08668321340488" calcext:value-type="float">
            <text:p>2,08668321340488</text:p>
          </table:table-cell>
          <table:table-cell table:formula="of:=SQRT(([.M$24]-[.$B37])*([.M$24]-[.$B37])+([.$C37]-[.M$25])*([.$C37]-[.M$25]))" office:value-type="float" office:value="7.95230325102444" calcext:value-type="float">
            <text:p>7,95230325102444</text:p>
          </table:table-cell>
          <table:table-cell table:formula="of:=SQRT(([.N$24]-[.$B37])*([.N$24]-[.$B37])+([.$C37]-[.N$25])*([.$C37]-[.N$25]))" office:value-type="float" office:value="4.84401513268251" calcext:value-type="float">
            <text:p>4,84401513268251</text:p>
          </table:table-cell>
          <table:table-cell table:formula="of:=SQRT(([.O$24]-[.$B37])*([.O$24]-[.$B37])+([.$C37]-[.O$25])*([.$C37]-[.O$25]))" office:value-type="float" office:value="0" calcext:value-type="float">
            <text:p>0</text:p>
          </table:table-cell>
          <table:table-cell table:formula="of:=SQRT(([.P$24]-[.$B37])*([.P$24]-[.$B37])+([.$C37]-[.P$25])*([.$C37]-[.P$25]))" office:value-type="float" office:value="5.34884371729236" calcext:value-type="float">
            <text:p>5,34884371729236</text:p>
          </table:table-cell>
          <table:table-cell table:formula="of:=SQRT(([.Q$24]-[.$B37])*([.Q$24]-[.$B37])+([.$C37]-[.Q$25])*([.$C37]-[.Q$25]))" office:value-type="float" office:value="8.56676293486425" calcext:value-type="float">
            <text:p>8,56676293486425</text:p>
          </table:table-cell>
          <table:table-cell table:formula="of:=SQRT(([.R$24]-[.$B37])*([.R$24]-[.$B37])+([.$C37]-[.R$25])*([.$C37]-[.R$25]))" office:value-type="float" office:value="2.98482780238273" calcext:value-type="float">
            <text:p>2,98482780238273</text:p>
          </table:table-cell>
        </table:table-row>
        <table:table-row table:style-name="ro1">
          <table:table-cell/>
          <table:table-cell office:value-type="float" office:value="5.33689727920439" calcext:value-type="float">
            <text:p>5,33689727920439</text:p>
          </table:table-cell>
          <table:table-cell office:value-type="float" office:value="4.03268500526442" calcext:value-type="float">
            <text:p>4,03268500526442</text:p>
          </table:table-cell>
          <table:table-cell table:formula="of:=SQRT(([.D$24]-[.$B38])*([.D$24]-[.$B38])+([.$C38]-[.D$25])*([.$C38]-[.D$25]))" office:value-type="float" office:value="6.68917191589988" calcext:value-type="float">
            <text:p>6,68917191589988</text:p>
          </table:table-cell>
          <table:table-cell table:formula="of:=SQRT(([.E$24]-[.$B38])*([.E$24]-[.$B38])+([.$C38]-[.E$25])*([.$C38]-[.E$25]))" office:value-type="float" office:value="7.40950762161652" calcext:value-type="float">
            <text:p>7,40950762161652</text:p>
          </table:table-cell>
          <table:table-cell table:formula="of:=SQRT(([.F$24]-[.$B38])*([.F$24]-[.$B38])+([.$C38]-[.F$25])*([.$C38]-[.F$25]))" office:value-type="float" office:value="3.74878166248259" calcext:value-type="float">
            <text:p>3,74878166248259</text:p>
          </table:table-cell>
          <table:table-cell table:formula="of:=SQRT(([.G$24]-[.$B38])*([.G$24]-[.$B38])+([.$C38]-[.G$25])*([.$C38]-[.G$25]))" office:value-type="float" office:value="3.38185936747617" calcext:value-type="float">
            <text:p>3,38185936747617</text:p>
          </table:table-cell>
          <table:table-cell table:formula="of:=SQRT(([.H$24]-[.$B38])*([.H$24]-[.$B38])+([.$C38]-[.H$25])*([.$C38]-[.H$25]))" office:value-type="float" office:value="2.55083757260861" calcext:value-type="float">
            <text:p>2,55083757260861</text:p>
          </table:table-cell>
          <table:table-cell table:formula="of:=SQRT(([.I$24]-[.$B38])*([.I$24]-[.$B38])+([.$C38]-[.I$25])*([.$C38]-[.I$25]))" office:value-type="float" office:value="7.04143669972418" calcext:value-type="float">
            <text:p>7,04143669972418</text:p>
          </table:table-cell>
          <table:table-cell table:formula="of:=SQRT(([.J$24]-[.$B38])*([.J$24]-[.$B38])+([.$C38]-[.J$25])*([.$C38]-[.J$25]))" office:value-type="float" office:value="2.65377767382024" calcext:value-type="float">
            <text:p>2,65377767382024</text:p>
          </table:table-cell>
          <table:table-cell table:formula="of:=SQRT(([.K$24]-[.$B38])*([.K$24]-[.$B38])+([.$C38]-[.K$25])*([.$C38]-[.K$25]))" office:value-type="float" office:value="7.23624107078701" calcext:value-type="float">
            <text:p>7,23624107078701</text:p>
          </table:table-cell>
          <table:table-cell table:formula="of:=SQRT(([.L$24]-[.$B38])*([.L$24]-[.$B38])+([.$C38]-[.L$25])*([.$C38]-[.L$25]))" office:value-type="float" office:value="6.31057811112564" calcext:value-type="float">
            <text:p>6,31057811112564</text:p>
          </table:table-cell>
          <table:table-cell table:formula="of:=SQRT(([.M$24]-[.$B38])*([.M$24]-[.$B38])+([.$C38]-[.M$25])*([.$C38]-[.M$25]))" office:value-type="float" office:value="2.60464706074245" calcext:value-type="float">
            <text:p>2,60464706074245</text:p>
          </table:table-cell>
          <table:table-cell table:formula="of:=SQRT(([.N$24]-[.$B38])*([.N$24]-[.$B38])+([.$C38]-[.N$25])*([.$C38]-[.N$25]))" office:value-type="float" office:value="2.86936141679597" calcext:value-type="float">
            <text:p>2,86936141679597</text:p>
          </table:table-cell>
          <table:table-cell table:formula="of:=SQRT(([.O$24]-[.$B38])*([.O$24]-[.$B38])+([.$C38]-[.O$25])*([.$C38]-[.O$25]))" office:value-type="float" office:value="5.34884371729236" calcext:value-type="float">
            <text:p>5,34884371729236</text:p>
          </table:table-cell>
          <table:table-cell table:formula="of:=SQRT(([.P$24]-[.$B38])*([.P$24]-[.$B38])+([.$C38]-[.P$25])*([.$C38]-[.P$25]))" office:value-type="float" office:value="0" calcext:value-type="float">
            <text:p>0</text:p>
          </table:table-cell>
          <table:table-cell table:formula="of:=SQRT(([.Q$24]-[.$B38])*([.Q$24]-[.$B38])+([.$C38]-[.Q$25])*([.$C38]-[.Q$25]))" office:value-type="float" office:value="5.16738057980039" calcext:value-type="float">
            <text:p>5,16738057980039</text:p>
          </table:table-cell>
          <table:table-cell table:formula="of:=SQRT(([.R$24]-[.$B38])*([.R$24]-[.$B38])+([.$C38]-[.R$25])*([.$C38]-[.R$25]))" office:value-type="float" office:value="8.28148680924844" calcext:value-type="float">
            <text:p>8,28148680924844</text:p>
          </table:table-cell>
        </table:table-row>
        <table:table-row table:style-name="ro1">
          <table:table-cell/>
          <table:table-cell office:value-type="float" office:value="0.190553132334898" calcext:value-type="float">
            <text:p>0,190553132334898</text:p>
          </table:table-cell>
          <table:table-cell office:value-type="float" office:value="3.56689108250417" calcext:value-type="float">
            <text:p>3,56689108250417</text:p>
          </table:table-cell>
          <table:table-cell table:formula="of:=SQRT(([.D$24]-[.$B39])*([.D$24]-[.$B39])+([.$C39]-[.D$25])*([.$C39]-[.D$25]))" office:value-type="float" office:value="3.57197739224234" calcext:value-type="float">
            <text:p>3,57197739224234</text:p>
          </table:table-cell>
          <table:table-cell table:formula="of:=SQRT(([.E$24]-[.$B39])*([.E$24]-[.$B39])+([.$C39]-[.E$25])*([.$C39]-[.E$25]))" office:value-type="float" office:value="6.02551905391147" calcext:value-type="float">
            <text:p>6,02551905391147</text:p>
          </table:table-cell>
          <table:table-cell table:formula="of:=SQRT(([.F$24]-[.$B39])*([.F$24]-[.$B39])+([.$C39]-[.F$25])*([.$C39]-[.F$25]))" office:value-type="float" office:value="3.70905072474488" calcext:value-type="float">
            <text:p>3,70905072474488</text:p>
          </table:table-cell>
          <table:table-cell table:formula="of:=SQRT(([.G$24]-[.$B39])*([.G$24]-[.$B39])+([.$C39]-[.G$25])*([.$C39]-[.G$25]))" office:value-type="float" office:value="2.60957492239835" calcext:value-type="float">
            <text:p>2,60957492239835</text:p>
          </table:table-cell>
          <table:table-cell table:formula="of:=SQRT(([.H$24]-[.$B39])*([.H$24]-[.$B39])+([.$C39]-[.H$25])*([.$C39]-[.H$25]))" office:value-type="float" office:value="3.50323153376304" calcext:value-type="float">
            <text:p>3,50323153376304</text:p>
          </table:table-cell>
          <table:table-cell table:formula="of:=SQRT(([.I$24]-[.$B39])*([.I$24]-[.$B39])+([.$C39]-[.I$25])*([.$C39]-[.I$25]))" office:value-type="float" office:value="6.6344395670739" calcext:value-type="float">
            <text:p>6,6344395670739</text:p>
          </table:table-cell>
          <table:table-cell table:formula="of:=SQRT(([.J$24]-[.$B39])*([.J$24]-[.$B39])+([.$C39]-[.J$25])*([.$C39]-[.J$25]))" office:value-type="float" office:value="4.84564627337958" calcext:value-type="float">
            <text:p>4,84564627337958</text:p>
          </table:table-cell>
          <table:table-cell table:formula="of:=SQRT(([.K$24]-[.$B39])*([.K$24]-[.$B39])+([.$C39]-[.K$25])*([.$C39]-[.K$25]))" office:value-type="float" office:value="7.26443113006328" calcext:value-type="float">
            <text:p>7,26443113006328</text:p>
          </table:table-cell>
          <table:table-cell table:formula="of:=SQRT(([.L$24]-[.$B39])*([.L$24]-[.$B39])+([.$C39]-[.L$25])*([.$C39]-[.L$25]))" office:value-type="float" office:value="8.20828314267269" calcext:value-type="float">
            <text:p>8,20828314267269</text:p>
          </table:table-cell>
          <table:table-cell table:formula="of:=SQRT(([.M$24]-[.$B39])*([.M$24]-[.$B39])+([.$C39]-[.M$25])*([.$C39]-[.M$25]))" office:value-type="float" office:value="4.87365882553361" calcext:value-type="float">
            <text:p>4,87365882553361</text:p>
          </table:table-cell>
          <table:table-cell table:formula="of:=SQRT(([.N$24]-[.$B39])*([.N$24]-[.$B39])+([.$C39]-[.N$25])*([.$C39]-[.N$25]))" office:value-type="float" office:value="3.73364039007371" calcext:value-type="float">
            <text:p>3,73364039007371</text:p>
          </table:table-cell>
          <table:table-cell table:formula="of:=SQRT(([.O$24]-[.$B39])*([.O$24]-[.$B39])+([.$C39]-[.O$25])*([.$C39]-[.O$25]))" office:value-type="float" office:value="8.56676293486425" calcext:value-type="float">
            <text:p>8,56676293486425</text:p>
          </table:table-cell>
          <table:table-cell table:formula="of:=SQRT(([.P$24]-[.$B39])*([.P$24]-[.$B39])+([.$C39]-[.P$25])*([.$C39]-[.P$25]))" office:value-type="float" office:value="5.16738057980039" calcext:value-type="float">
            <text:p>5,16738057980039</text:p>
          </table:table-cell>
          <table:table-cell table:formula="of:=SQRT(([.Q$24]-[.$B39])*([.Q$24]-[.$B39])+([.$C39]-[.Q$25])*([.$C39]-[.Q$25]))" office:value-type="float" office:value="0" calcext:value-type="float">
            <text:p>0</text:p>
          </table:table-cell>
          <table:table-cell table:formula="of:=SQRT(([.R$24]-[.$B39])*([.R$24]-[.$B39])+([.$C39]-[.R$25])*([.$C39]-[.R$25]))" office:value-type="float" office:value="10.7902265224725" calcext:value-type="float">
            <text:p>10,7902265224725</text:p>
          </table:table-cell>
        </table:table-row>
        <table:table-row table:style-name="ro1">
          <table:table-cell/>
          <table:table-cell office:value-type="float" office:value="6.65112891543063" calcext:value-type="float">
            <text:p>6,65112891543063</text:p>
          </table:table-cell>
          <table:table-cell office:value-type="float" office:value="12.2092257761588" calcext:value-type="float">
            <text:p>12,2092257761588</text:p>
          </table:table-cell>
          <table:table-cell table:formula="of:=SQRT(([.D$24]-[.$B40])*([.D$24]-[.$B40])+([.$C40]-[.D$25])*([.$C40]-[.D$25]))" office:value-type="float" office:value="13.9033344886361" calcext:value-type="float">
            <text:p>13,9033344886361</text:p>
          </table:table-cell>
          <table:table-cell table:formula="of:=SQRT(([.E$24]-[.$B40])*([.E$24]-[.$B40])+([.$C40]-[.E$25])*([.$C40]-[.E$25]))" office:value-type="float" office:value="6.74788750025072" calcext:value-type="float">
            <text:p>6,74788750025072</text:p>
          </table:table-cell>
          <table:table-cell table:formula="of:=SQRT(([.F$24]-[.$B40])*([.F$24]-[.$B40])+([.$C40]-[.F$25])*([.$C40]-[.F$25]))" office:value-type="float" office:value="11.6823690940992" calcext:value-type="float">
            <text:p>11,6823690940992</text:p>
          </table:table-cell>
          <table:table-cell table:formula="of:=SQRT(([.G$24]-[.$B40])*([.G$24]-[.$B40])+([.$C40]-[.G$25])*([.$C40]-[.G$25]))" office:value-type="float" office:value="10.7928287428466" calcext:value-type="float">
            <text:p>10,7928287428466</text:p>
          </table:table-cell>
          <table:table-cell table:formula="of:=SQRT(([.H$24]-[.$B40])*([.H$24]-[.$B40])+([.$C40]-[.H$25])*([.$C40]-[.H$25]))" office:value-type="float" office:value="10.40472640176" calcext:value-type="float">
            <text:p>10,40472640176</text:p>
          </table:table-cell>
          <table:table-cell table:formula="of:=SQRT(([.I$24]-[.$B40])*([.I$24]-[.$B40])+([.$C40]-[.I$25])*([.$C40]-[.I$25]))" office:value-type="float" office:value="5.44481521439084" calcext:value-type="float">
            <text:p>5,44481521439084</text:p>
          </table:table-cell>
          <table:table-cell table:formula="of:=SQRT(([.J$24]-[.$B40])*([.J$24]-[.$B40])+([.$C40]-[.J$25])*([.$C40]-[.J$25]))" office:value-type="float" office:value="10.917246829088" calcext:value-type="float">
            <text:p>10,917246829088</text:p>
          </table:table-cell>
          <table:table-cell table:formula="of:=SQRT(([.K$24]-[.$B40])*([.K$24]-[.$B40])+([.$C40]-[.K$25])*([.$C40]-[.K$25]))" office:value-type="float" office:value="4.75736196529361" calcext:value-type="float">
            <text:p>4,75736196529361</text:p>
          </table:table-cell>
          <table:table-cell table:formula="of:=SQRT(([.L$24]-[.$B40])*([.L$24]-[.$B40])+([.$C40]-[.L$25])*([.$C40]-[.L$25]))" office:value-type="float" office:value="2.60693736643086" calcext:value-type="float">
            <text:p>2,60693736643086</text:p>
          </table:table-cell>
          <table:table-cell table:formula="of:=SQRT(([.M$24]-[.$B40])*([.M$24]-[.$B40])+([.$C40]-[.M$25])*([.$C40]-[.M$25]))" office:value-type="float" office:value="10.8717939950031" calcext:value-type="float">
            <text:p>10,8717939950031</text:p>
          </table:table-cell>
          <table:table-cell table:formula="of:=SQRT(([.N$24]-[.$B40])*([.N$24]-[.$B40])+([.$C40]-[.N$25])*([.$C40]-[.N$25]))" office:value-type="float" office:value="7.25300271298629" calcext:value-type="float">
            <text:p>7,25300271298629</text:p>
          </table:table-cell>
          <table:table-cell table:formula="of:=SQRT(([.O$24]-[.$B40])*([.O$24]-[.$B40])+([.$C40]-[.O$25])*([.$C40]-[.O$25]))" office:value-type="float" office:value="2.98482780238273" calcext:value-type="float">
            <text:p>2,98482780238273</text:p>
          </table:table-cell>
          <table:table-cell table:formula="of:=SQRT(([.P$24]-[.$B40])*([.P$24]-[.$B40])+([.$C40]-[.P$25])*([.$C40]-[.P$25]))" office:value-type="float" office:value="8.28148680924844" calcext:value-type="float">
            <text:p>8,28148680924844</text:p>
          </table:table-cell>
          <table:table-cell table:formula="of:=SQRT(([.Q$24]-[.$B40])*([.Q$24]-[.$B40])+([.$C40]-[.Q$25])*([.$C40]-[.Q$25]))" office:value-type="float" office:value="10.7902265224725" calcext:value-type="float">
            <text:p>10,7902265224725</text:p>
          </table:table-cell>
          <table:table-cell table:formula="of:=SQRT(([.R$24]-[.$B40])*([.R$24]-[.$B40])+([.$C40]-[.R$25])*([.$C40]-[.R$25])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atitude</text:p>
          </table:table-cell>
          <table:table-cell office:value-type="float" office:value="43.6107585875688" calcext:value-type="float">
            <text:p>43,6107585875688</text:p>
          </table:table-cell>
          <table:table-cell office:value-type="float" office:value="43.6130509665862" calcext:value-type="float">
            <text:p>43,6130509665862</text:p>
          </table:table-cell>
          <table:table-cell office:value-type="float" office:value="43.6136189742874" calcext:value-type="float">
            <text:p>43,6136189742874</text:p>
          </table:table-cell>
          <table:table-cell office:value-type="float" office:value="43.6109357355346" calcext:value-type="float">
            <text:p>43,6109357355346</text:p>
          </table:table-cell>
          <table:table-cell office:value-type="float" office:value="43.6111734196854" calcext:value-type="float">
            <text:p>43,6111734196854</text:p>
          </table:table-cell>
          <table:table-cell office:value-type="float" office:value="43.6120360266575" calcext:value-type="float">
            <text:p>43,6120360266575</text:p>
          </table:table-cell>
          <table:table-cell office:value-type="float" office:value="43.6117399453243" calcext:value-type="float">
            <text:p>43,6117399453243</text:p>
          </table:table-cell>
          <table:table-cell office:value-type="float" office:value="43.6132580982955" calcext:value-type="float">
            <text:p>43,6132580982955</text:p>
          </table:table-cell>
          <table:table-cell office:value-type="float" office:value="43.6106699966135" calcext:value-type="float">
            <text:p>43,6106699966135</text:p>
          </table:table-cell>
          <table:table-cell office:value-type="float" office:value="43.6135678667888" calcext:value-type="float">
            <text:p>43,61356786678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ongitude</text:p>
          </table:table-cell>
          <table:table-cell office:value-type="float" office:value="3.51097476486545" calcext:value-type="float">
            <text:p>3,51097476486545</text:p>
          </table:table-cell>
          <table:table-cell office:value-type="float" office:value="3.5135605179976" calcext:value-type="float">
            <text:p>3,5135605179976</text:p>
          </table:table-cell>
          <table:table-cell office:value-type="float" office:value="3.51270095108475" calcext:value-type="float">
            <text:p>3,51270095108475</text:p>
          </table:table-cell>
          <table:table-cell office:value-type="float" office:value="3.51356383459048" calcext:value-type="float">
            <text:p>3,51356383459048</text:p>
          </table:table-cell>
          <table:table-cell office:value-type="float" office:value="3.5111605516764" calcext:value-type="float">
            <text:p>3,5111605516764</text:p>
          </table:table-cell>
          <table:table-cell office:value-type="float" office:value="3.51305313833894" calcext:value-type="float">
            <text:p>3,51305313833894</text:p>
          </table:table-cell>
          <table:table-cell office:value-type="float" office:value="3.51207974869455" calcext:value-type="float">
            <text:p>3,51207974869455</text:p>
          </table:table-cell>
          <table:table-cell office:value-type="float" office:value="3.51107392322555" calcext:value-type="float">
            <text:p>3,51107392322555</text:p>
          </table:table-cell>
          <table:table-cell office:value-type="float" office:value="3.51149157969385" calcext:value-type="float">
            <text:p>3,51149157969385</text:p>
          </table:table-cell>
          <table:table-cell office:value-type="float" office:value="3.51426778987589" calcext:value-type="float">
            <text:p>3,514267789875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43.6107585875688" calcext:value-type="float">
            <text:p>43,610759</text:p>
          </table:table-cell>
          <table:table-cell table:style-name="ce3" office:value-type="float" office:value="3.51097476486545" calcext:value-type="float">
            <text:p>3,510975</text:p>
          </table:table-cell>
          <table:table-cell/>
          <table:table-cell table:formula="of:=SQRT(([.F$44]-[.$C47])*([.F$44]-[.$C47])+([.$D47]-[.F$45])*([.$D47]-[.F$45]))*111000" office:value-type="float" office:value="0" calcext:value-type="float">
            <text:p>0</text:p>
          </table:table-cell>
          <table:table-cell table:formula="of:=SQRT(([.G$44]-[.$C47])*([.G$44]-[.$C47])+([.$D47]-[.G$45])*([.$D47]-[.G$45]))*111000" office:value-type="float" office:value="383.570788279159" calcext:value-type="float">
            <text:p>383,570788279159</text:p>
          </table:table-cell>
          <table:table-cell table:formula="of:=SQRT(([.H$44]-[.$C47])*([.H$44]-[.$C47])+([.$D47]-[.H$45])*([.$D47]-[.H$45]))*111000" office:value-type="float" office:value="370.838541670626" calcext:value-type="float">
            <text:p>370,838541670626</text:p>
          </table:table-cell>
          <table:table-cell table:formula="of:=SQRT(([.I$44]-[.$C47])*([.I$44]-[.$C47])+([.$D47]-[.I$45])*([.$D47]-[.I$45]))*111000" office:value-type="float" office:value="288.058654234492" calcext:value-type="float">
            <text:p>288,058654234492</text:p>
          </table:table-cell>
          <table:table-cell table:formula="of:=SQRT(([.J$44]-[.$C47])*([.J$44]-[.$C47])+([.$D47]-[.J$45])*([.$D47]-[.J$45]))*111000" office:value-type="float" office:value="50.4534286954887" calcext:value-type="float">
            <text:p>50,4534286954887</text:p>
          </table:table-cell>
          <table:table-cell table:formula="of:=SQRT(([.K$44]-[.$C47])*([.K$44]-[.$C47])+([.$D47]-[.K$45])*([.$D47]-[.K$45]))*111000" office:value-type="float" office:value="270.79193183909" calcext:value-type="float">
            <text:p>270,79193183909</text:p>
          </table:table-cell>
          <table:table-cell table:formula="of:=SQRT(([.L$44]-[.$C47])*([.L$44]-[.$C47])+([.$D47]-[.L$45])*([.$D47]-[.L$45]))*111000" office:value-type="float" office:value="164.041788800009" calcext:value-type="float">
            <text:p>164,041788800009</text:p>
          </table:table-cell>
          <table:table-cell table:formula="of:=SQRT(([.M$44]-[.$C47])*([.M$44]-[.$C47])+([.$D47]-[.M$45])*([.$D47]-[.M$45]))*111000" office:value-type="float" office:value="277.663926404762" calcext:value-type="float">
            <text:p>277,663926404762</text:p>
          </table:table-cell>
          <table:table-cell table:formula="of:=SQRT(([.N$44]-[.$C47])*([.N$44]-[.$C47])+([.$D47]-[.N$45])*([.$D47]-[.N$45]))*111000" office:value-type="float" office:value="58.2031677166309" calcext:value-type="float">
            <text:p>58,2031677166309</text:p>
          </table:table-cell>
          <table:table-cell table:formula="of:=SQRT(([.O$44]-[.$C47])*([.O$44]-[.$C47])+([.$D47]-[.O$45])*([.$D47]-[.O$45]))*111000" office:value-type="float" office:value="480.465438749254" calcext:value-type="float">
            <text:p>480,4654387492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3.6130509665862" calcext:value-type="float">
            <text:p>43,613051</text:p>
          </table:table-cell>
          <table:table-cell table:style-name="ce3" office:value-type="float" office:value="3.5135605179976" calcext:value-type="float">
            <text:p>3,513561</text:p>
          </table:table-cell>
          <table:table-cell/>
          <table:table-cell table:formula="of:=SQRT(([.F$44]-[.$C48])*([.F$44]-[.$C48])+([.$D48]-[.F$45])*([.$D48]-[.F$45]))*111000" office:value-type="float" office:value="383.570788279159" calcext:value-type="float">
            <text:p>383,570788279159</text:p>
          </table:table-cell>
          <table:table-cell table:formula="of:=SQRT(([.G$44]-[.$C48])*([.G$44]-[.$C48])+([.$D48]-[.G$45])*([.$D48]-[.G$45]))*111000" office:value-type="float" office:value="0" calcext:value-type="float">
            <text:p>0</text:p>
          </table:table-cell>
          <table:table-cell table:formula="of:=SQRT(([.H$44]-[.$C48])*([.H$44]-[.$C48])+([.$D48]-[.H$45])*([.$D48]-[.H$45]))*111000" office:value-type="float" office:value="114.361680522209" calcext:value-type="float">
            <text:p>114,361680522209</text:p>
          </table:table-cell>
          <table:table-cell table:formula="of:=SQRT(([.I$44]-[.$C48])*([.I$44]-[.$C48])+([.$D48]-[.I$45])*([.$D48]-[.I$45]))*111000" office:value-type="float" office:value="234.790935342519" calcext:value-type="float">
            <text:p>234,790935342519</text:p>
          </table:table-cell>
          <table:table-cell table:formula="of:=SQRT(([.J$44]-[.$C48])*([.J$44]-[.$C48])+([.$D48]-[.J$45])*([.$D48]-[.J$45]))*111000" office:value-type="float" office:value="338.231784636422" calcext:value-type="float">
            <text:p>338,231784636422</text:p>
          </table:table-cell>
          <table:table-cell table:formula="of:=SQRT(([.K$44]-[.$C48])*([.K$44]-[.$C48])+([.$D48]-[.K$45])*([.$D48]-[.K$45]))*111000" office:value-type="float" office:value="125.951361868456" calcext:value-type="float">
            <text:p>125,951361868456</text:p>
          </table:table-cell>
          <table:table-cell table:formula="of:=SQRT(([.L$44]-[.$C48])*([.L$44]-[.$C48])+([.$D48]-[.L$45])*([.$D48]-[.L$45]))*111000" office:value-type="float" office:value="219.529111107155" calcext:value-type="float">
            <text:p>219,529111107155</text:p>
          </table:table-cell>
          <table:table-cell table:formula="of:=SQRT(([.M$44]-[.$C48])*([.M$44]-[.$C48])+([.$D48]-[.M$45])*([.$D48]-[.M$45]))*111000" office:value-type="float" office:value="276.967957705312" calcext:value-type="float">
            <text:p>276,967957705312</text:p>
          </table:table-cell>
          <table:table-cell table:formula="of:=SQRT(([.N$44]-[.$C48])*([.N$44]-[.$C48])+([.$D48]-[.N$45])*([.$D48]-[.N$45]))*111000" office:value-type="float" office:value="350.125808389065" calcext:value-type="float">
            <text:p>350,125808389065</text:p>
          </table:table-cell>
          <table:table-cell table:formula="of:=SQRT(([.O$44]-[.$C48])*([.O$44]-[.$C48])+([.$D48]-[.O$45])*([.$D48]-[.O$45]))*111000" office:value-type="float" office:value="97.2387451373208" calcext:value-type="float">
            <text:p>97,2387451373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43.6136189742874" calcext:value-type="float">
            <text:p>43,613619</text:p>
          </table:table-cell>
          <table:table-cell table:style-name="ce3" office:value-type="float" office:value="3.51270095108475" calcext:value-type="float">
            <text:p>3,512701</text:p>
          </table:table-cell>
          <table:table-cell/>
          <table:table-cell table:formula="of:=SQRT(([.F$44]-[.$C49])*([.F$44]-[.$C49])+([.$D49]-[.F$45])*([.$D49]-[.F$45]))*111000" office:value-type="float" office:value="370.838541670626" calcext:value-type="float">
            <text:p>370,838541670626</text:p>
          </table:table-cell>
          <table:table-cell table:formula="of:=SQRT(([.G$44]-[.$C49])*([.G$44]-[.$C49])+([.$D49]-[.G$45])*([.$D49]-[.G$45]))*111000" office:value-type="float" office:value="114.361680522209" calcext:value-type="float">
            <text:p>114,361680522209</text:p>
          </table:table-cell>
          <table:table-cell table:formula="of:=SQRT(([.H$44]-[.$C49])*([.H$44]-[.$C49])+([.$D49]-[.H$45])*([.$D49]-[.H$45]))*111000" office:value-type="float" office:value="0" calcext:value-type="float">
            <text:p>0</text:p>
          </table:table-cell>
          <table:table-cell table:formula="of:=SQRT(([.I$44]-[.$C49])*([.I$44]-[.$C49])+([.$D49]-[.I$45])*([.$D49]-[.I$45]))*111000" office:value-type="float" office:value="312.861295678014" calcext:value-type="float">
            <text:p>312,861295678014</text:p>
          </table:table-cell>
          <table:table-cell table:formula="of:=SQRT(([.J$44]-[.$C49])*([.J$44]-[.$C49])+([.$D49]-[.J$45])*([.$D49]-[.J$45]))*111000" office:value-type="float" office:value="320.818183709073" calcext:value-type="float">
            <text:p>320,818183709073</text:p>
          </table:table-cell>
          <table:table-cell table:formula="of:=SQRT(([.K$44]-[.$C49])*([.K$44]-[.$C49])+([.$D49]-[.K$45])*([.$D49]-[.K$45]))*111000" office:value-type="float" office:value="180.003503829189" calcext:value-type="float">
            <text:p>180,003503829189</text:p>
          </table:table-cell>
          <table:table-cell table:formula="of:=SQRT(([.L$44]-[.$C49])*([.L$44]-[.$C49])+([.$D49]-[.L$45])*([.$D49]-[.L$45]))*111000" office:value-type="float" office:value="219.674643981429" calcext:value-type="float">
            <text:p>219,674643981429</text:p>
          </table:table-cell>
          <table:table-cell table:formula="of:=SQRT(([.M$44]-[.$C49])*([.M$44]-[.$C49])+([.$D49]-[.M$45])*([.$D49]-[.M$45]))*111000" office:value-type="float" office:value="184.989122513679" calcext:value-type="float">
            <text:p>184,989122513679</text:p>
          </table:table-cell>
          <table:table-cell table:formula="of:=SQRT(([.N$44]-[.$C49])*([.N$44]-[.$C49])+([.$D49]-[.N$45])*([.$D49]-[.N$45]))*111000" office:value-type="float" office:value="353.793211283037" calcext:value-type="float">
            <text:p>353,793211283037</text:p>
          </table:table-cell>
          <table:table-cell table:formula="of:=SQRT(([.O$44]-[.$C49])*([.O$44]-[.$C49])+([.$D49]-[.O$45])*([.$D49]-[.O$45]))*111000" office:value-type="float" office:value="174.011601709184" calcext:value-type="float">
            <text:p>174,011601709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43.6109357355346" calcext:value-type="float">
            <text:p>43,610936</text:p>
          </table:table-cell>
          <table:table-cell table:style-name="ce3" office:value-type="float" office:value="3.51356383459048" calcext:value-type="float">
            <text:p>3,513564</text:p>
          </table:table-cell>
          <table:table-cell/>
          <table:table-cell table:formula="of:=SQRT(([.F$44]-[.$C50])*([.F$44]-[.$C50])+([.$D50]-[.F$45])*([.$D50]-[.F$45]))*111000" office:value-type="float" office:value="288.058654234492" calcext:value-type="float">
            <text:p>288,058654234492</text:p>
          </table:table-cell>
          <table:table-cell table:formula="of:=SQRT(([.G$44]-[.$C50])*([.G$44]-[.$C50])+([.$D50]-[.G$45])*([.$D50]-[.G$45]))*111000" office:value-type="float" office:value="234.790935342519" calcext:value-type="float">
            <text:p>234,790935342519</text:p>
          </table:table-cell>
          <table:table-cell table:formula="of:=SQRT(([.H$44]-[.$C50])*([.H$44]-[.$C50])+([.$D50]-[.H$45])*([.$D50]-[.H$45]))*111000" office:value-type="float" office:value="312.861295678014" calcext:value-type="float">
            <text:p>312,861295678014</text:p>
          </table:table-cell>
          <table:table-cell table:formula="of:=SQRT(([.I$44]-[.$C50])*([.I$44]-[.$C50])+([.$D50]-[.I$45])*([.$D50]-[.I$45]))*111000" office:value-type="float" office:value="0" calcext:value-type="float">
            <text:p>0</text:p>
          </table:table-cell>
          <table:table-cell table:formula="of:=SQRT(([.J$44]-[.$C50])*([.J$44]-[.$C50])+([.$D50]-[.J$45])*([.$D50]-[.J$45]))*111000" office:value-type="float" office:value="268.06586227438" calcext:value-type="float">
            <text:p>268,06586227438</text:p>
          </table:table-cell>
          <table:table-cell table:formula="of:=SQRT(([.K$44]-[.$C50])*([.K$44]-[.$C50])+([.$D50]-[.K$45])*([.$D50]-[.K$45]))*111000" office:value-type="float" office:value="134.646761706329" calcext:value-type="float">
            <text:p>134,646761706329</text:p>
          </table:table-cell>
          <table:table-cell table:formula="of:=SQRT(([.L$44]-[.$C50])*([.L$44]-[.$C50])+([.$D50]-[.L$45])*([.$D50]-[.L$45]))*111000" office:value-type="float" office:value="187.365380577187" calcext:value-type="float">
            <text:p>187,365380577187</text:p>
          </table:table-cell>
          <table:table-cell table:formula="of:=SQRT(([.M$44]-[.$C50])*([.M$44]-[.$C50])+([.$D50]-[.M$45])*([.$D50]-[.M$45]))*111000" office:value-type="float" office:value="377.938739183954" calcext:value-type="float">
            <text:p>377,938739183954</text:p>
          </table:table-cell>
          <table:table-cell table:formula="of:=SQRT(([.N$44]-[.$C50])*([.N$44]-[.$C50])+([.$D50]-[.N$45])*([.$D50]-[.N$45]))*111000" office:value-type="float" office:value="231.903880167903" calcext:value-type="float">
            <text:p>231,903880167903</text:p>
          </table:table-cell>
          <table:table-cell table:formula="of:=SQRT(([.O$44]-[.$C50])*([.O$44]-[.$C50])+([.$D50]-[.O$45])*([.$D50]-[.O$45]))*111000" office:value-type="float" office:value="302.435138865535" calcext:value-type="float">
            <text:p>302,435138865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43.6111734196854" calcext:value-type="float">
            <text:p>43,611173</text:p>
          </table:table-cell>
          <table:table-cell table:style-name="ce3" office:value-type="float" office:value="3.5111605516764" calcext:value-type="float">
            <text:p>3,511161</text:p>
          </table:table-cell>
          <table:table-cell/>
          <table:table-cell table:formula="of:=SQRT(([.F$44]-[.$C51])*([.F$44]-[.$C51])+([.$D51]-[.F$45])*([.$D51]-[.F$45]))*111000" office:value-type="float" office:value="50.4534286954887" calcext:value-type="float">
            <text:p>50,4534286954887</text:p>
          </table:table-cell>
          <table:table-cell table:formula="of:=SQRT(([.G$44]-[.$C51])*([.G$44]-[.$C51])+([.$D51]-[.G$45])*([.$D51]-[.G$45]))*111000" office:value-type="float" office:value="338.231784636422" calcext:value-type="float">
            <text:p>338,231784636422</text:p>
          </table:table-cell>
          <table:table-cell table:formula="of:=SQRT(([.H$44]-[.$C51])*([.H$44]-[.$C51])+([.$D51]-[.H$45])*([.$D51]-[.H$45]))*111000" office:value-type="float" office:value="320.818183709073" calcext:value-type="float">
            <text:p>320,818183709073</text:p>
          </table:table-cell>
          <table:table-cell table:formula="of:=SQRT(([.I$44]-[.$C51])*([.I$44]-[.$C51])+([.$D51]-[.I$45])*([.$D51]-[.I$45]))*111000" office:value-type="float" office:value="268.06586227438" calcext:value-type="float">
            <text:p>268,06586227438</text:p>
          </table:table-cell>
          <table:table-cell table:formula="of:=SQRT(([.J$44]-[.$C51])*([.J$44]-[.$C51])+([.$D51]-[.J$45])*([.$D51]-[.J$45]))*111000" office:value-type="float" office:value="0" calcext:value-type="float">
            <text:p>0</text:p>
          </table:table-cell>
          <table:table-cell table:formula="of:=SQRT(([.K$44]-[.$C51])*([.K$44]-[.$C51])+([.$D51]-[.K$45])*([.$D51]-[.K$45]))*111000" office:value-type="float" office:value="230.868661272718" calcext:value-type="float">
            <text:p>230,868661272718</text:p>
          </table:table-cell>
          <table:table-cell table:formula="of:=SQRT(([.L$44]-[.$C51])*([.L$44]-[.$C51])+([.$D51]-[.L$45])*([.$D51]-[.L$45]))*111000" office:value-type="float" office:value="119.852989922805" calcext:value-type="float">
            <text:p>119,852989922805</text:p>
          </table:table-cell>
          <table:table-cell table:formula="of:=SQRT(([.M$44]-[.$C51])*([.M$44]-[.$C51])+([.$D51]-[.M$45])*([.$D51]-[.M$45]))*111000" office:value-type="float" office:value="231.599030108314" calcext:value-type="float">
            <text:p>231,599030108314</text:p>
          </table:table-cell>
          <table:table-cell table:formula="of:=SQRT(([.N$44]-[.$C51])*([.N$44]-[.$C51])+([.$D51]-[.N$45])*([.$D51]-[.N$45]))*111000" office:value-type="float" office:value="66.8782449998105" calcext:value-type="float">
            <text:p>66,8782449998105</text:p>
          </table:table-cell>
          <table:table-cell table:formula="of:=SQRT(([.O$44]-[.$C51])*([.O$44]-[.$C51])+([.$D51]-[.O$45])*([.$D51]-[.O$45]))*111000" office:value-type="float" office:value="435.430040522312" calcext:value-type="float">
            <text:p>435,430040522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43.6120360266575" calcext:value-type="float">
            <text:p>43,612036</text:p>
          </table:table-cell>
          <table:table-cell table:style-name="ce3" office:value-type="float" office:value="3.51305313833894" calcext:value-type="float">
            <text:p>3,513053</text:p>
          </table:table-cell>
          <table:table-cell/>
          <table:table-cell table:formula="of:=SQRT(([.F$44]-[.$C52])*([.F$44]-[.$C52])+([.$D52]-[.F$45])*([.$D52]-[.F$45]))*111000" office:value-type="float" office:value="270.79193183909" calcext:value-type="float">
            <text:p>270,79193183909</text:p>
          </table:table-cell>
          <table:table-cell table:formula="of:=SQRT(([.G$44]-[.$C52])*([.G$44]-[.$C52])+([.$D52]-[.G$45])*([.$D52]-[.G$45]))*111000" office:value-type="float" office:value="125.951361868456" calcext:value-type="float">
            <text:p>125,951361868456</text:p>
          </table:table-cell>
          <table:table-cell table:formula="of:=SQRT(([.H$44]-[.$C52])*([.H$44]-[.$C52])+([.$D52]-[.H$45])*([.$D52]-[.H$45]))*111000" office:value-type="float" office:value="180.003503829189" calcext:value-type="float">
            <text:p>180,003503829189</text:p>
          </table:table-cell>
          <table:table-cell table:formula="of:=SQRT(([.I$44]-[.$C52])*([.I$44]-[.$C52])+([.$D52]-[.I$45])*([.$D52]-[.I$45]))*111000" office:value-type="float" office:value="134.646761706329" calcext:value-type="float">
            <text:p>134,646761706329</text:p>
          </table:table-cell>
          <table:table-cell table:formula="of:=SQRT(([.J$44]-[.$C52])*([.J$44]-[.$C52])+([.$D52]-[.J$45])*([.$D52]-[.J$45]))*111000" office:value-type="float" office:value="230.868661272718" calcext:value-type="float">
            <text:p>230,868661272718</text:p>
          </table:table-cell>
          <table:table-cell table:formula="of:=SQRT(([.K$44]-[.$C52])*([.K$44]-[.$C52])+([.$D52]-[.K$45])*([.$D52]-[.K$45]))*111000" office:value-type="float" office:value="0" calcext:value-type="float">
            <text:p>0</text:p>
          </table:table-cell>
          <table:table-cell table:formula="of:=SQRT(([.L$44]-[.$C52])*([.L$44]-[.$C52])+([.$D52]-[.L$45])*([.$D52]-[.L$45]))*111000" office:value-type="float" office:value="112.934061812434" calcext:value-type="float">
            <text:p>112,934061812434</text:p>
          </table:table-cell>
          <table:table-cell table:formula="of:=SQRT(([.M$44]-[.$C52])*([.M$44]-[.$C52])+([.$D52]-[.M$45])*([.$D52]-[.M$45]))*111000" office:value-type="float" office:value="258.197346792151" calcext:value-type="float">
            <text:p>258,197346792151</text:p>
          </table:table-cell>
          <table:table-cell table:formula="of:=SQRT(([.N$44]-[.$C52])*([.N$44]-[.$C52])+([.$D52]-[.N$45])*([.$D52]-[.N$45]))*111000" office:value-type="float" office:value="230.295000848881" calcext:value-type="float">
            <text:p>230,295000848881</text:p>
          </table:table-cell>
          <table:table-cell table:formula="of:=SQRT(([.O$44]-[.$C52])*([.O$44]-[.$C52])+([.$D52]-[.O$45])*([.$D52]-[.O$45]))*111000" office:value-type="float" office:value="217.001807493718" calcext:value-type="float">
            <text:p>217,001807493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43.6117399453243" calcext:value-type="float">
            <text:p>43,611740</text:p>
          </table:table-cell>
          <table:table-cell table:style-name="ce3" office:value-type="float" office:value="3.51207974869455" calcext:value-type="float">
            <text:p>3,512080</text:p>
          </table:table-cell>
          <table:table-cell/>
          <table:table-cell table:formula="of:=SQRT(([.F$44]-[.$C53])*([.F$44]-[.$C53])+([.$D53]-[.F$45])*([.$D53]-[.F$45]))*111000" office:value-type="float" office:value="164.041788800009" calcext:value-type="float">
            <text:p>164,041788800009</text:p>
          </table:table-cell>
          <table:table-cell table:formula="of:=SQRT(([.G$44]-[.$C53])*([.G$44]-[.$C53])+([.$D53]-[.G$45])*([.$D53]-[.G$45]))*111000" office:value-type="float" office:value="219.529111107155" calcext:value-type="float">
            <text:p>219,529111107155</text:p>
          </table:table-cell>
          <table:table-cell table:formula="of:=SQRT(([.H$44]-[.$C53])*([.H$44]-[.$C53])+([.$D53]-[.H$45])*([.$D53]-[.H$45]))*111000" office:value-type="float" office:value="219.674643981429" calcext:value-type="float">
            <text:p>219,674643981429</text:p>
          </table:table-cell>
          <table:table-cell table:formula="of:=SQRT(([.I$44]-[.$C53])*([.I$44]-[.$C53])+([.$D53]-[.I$45])*([.$D53]-[.I$45]))*111000" office:value-type="float" office:value="187.365380577187" calcext:value-type="float">
            <text:p>187,365380577187</text:p>
          </table:table-cell>
          <table:table-cell table:formula="of:=SQRT(([.J$44]-[.$C53])*([.J$44]-[.$C53])+([.$D53]-[.J$45])*([.$D53]-[.J$45]))*111000" office:value-type="float" office:value="119.852989922805" calcext:value-type="float">
            <text:p>119,852989922805</text:p>
          </table:table-cell>
          <table:table-cell table:formula="of:=SQRT(([.K$44]-[.$C53])*([.K$44]-[.$C53])+([.$D53]-[.K$45])*([.$D53]-[.K$45]))*111000" office:value-type="float" office:value="112.934061812434" calcext:value-type="float">
            <text:p>112,934061812434</text:p>
          </table:table-cell>
          <table:table-cell table:formula="of:=SQRT(([.L$44]-[.$C53])*([.L$44]-[.$C53])+([.$D53]-[.L$45])*([.$D53]-[.L$45]))*111000" office:value-type="float" office:value="0" calcext:value-type="float">
            <text:p>0</text:p>
          </table:table-cell>
          <table:table-cell table:formula="of:=SQRT(([.M$44]-[.$C53])*([.M$44]-[.$C53])+([.$D53]-[.M$45])*([.$D53]-[.M$45]))*111000" office:value-type="float" office:value="202.144175656285" calcext:value-type="float">
            <text:p>202,144175656285</text:p>
          </table:table-cell>
          <table:table-cell table:formula="of:=SQRT(([.N$44]-[.$C53])*([.N$44]-[.$C53])+([.$D53]-[.N$45])*([.$D53]-[.N$45]))*111000" office:value-type="float" office:value="135.526091598708" calcext:value-type="float">
            <text:p>135,526091598708</text:p>
          </table:table-cell>
          <table:table-cell table:formula="of:=SQRT(([.O$44]-[.$C53])*([.O$44]-[.$C53])+([.$D53]-[.O$45])*([.$D53]-[.O$45]))*111000" office:value-type="float" office:value="316.473071002377" calcext:value-type="float">
            <text:p>316,4730710023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43.6132580982955" calcext:value-type="float">
            <text:p>43,613258</text:p>
          </table:table-cell>
          <table:table-cell table:style-name="ce3" office:value-type="float" office:value="3.51107392322555" calcext:value-type="float">
            <text:p>3,511074</text:p>
          </table:table-cell>
          <table:table-cell/>
          <table:table-cell table:formula="of:=SQRT(([.F$44]-[.$C54])*([.F$44]-[.$C54])+([.$D54]-[.F$45])*([.$D54]-[.F$45]))*111000" office:value-type="float" office:value="277.663926404762" calcext:value-type="float">
            <text:p>277,663926404762</text:p>
          </table:table-cell>
          <table:table-cell table:formula="of:=SQRT(([.G$44]-[.$C54])*([.G$44]-[.$C54])+([.$D54]-[.G$45])*([.$D54]-[.G$45]))*111000" office:value-type="float" office:value="276.967957705312" calcext:value-type="float">
            <text:p>276,967957705312</text:p>
          </table:table-cell>
          <table:table-cell table:formula="of:=SQRT(([.H$44]-[.$C54])*([.H$44]-[.$C54])+([.$D54]-[.H$45])*([.$D54]-[.H$45]))*111000" office:value-type="float" office:value="184.989122513679" calcext:value-type="float">
            <text:p>184,989122513679</text:p>
          </table:table-cell>
          <table:table-cell table:formula="of:=SQRT(([.I$44]-[.$C54])*([.I$44]-[.$C54])+([.$D54]-[.I$45])*([.$D54]-[.I$45]))*111000" office:value-type="float" office:value="377.938739183954" calcext:value-type="float">
            <text:p>377,938739183954</text:p>
          </table:table-cell>
          <table:table-cell table:formula="of:=SQRT(([.J$44]-[.$C54])*([.J$44]-[.$C54])+([.$D54]-[.J$45])*([.$D54]-[.J$45]))*111000" office:value-type="float" office:value="231.599030108314" calcext:value-type="float">
            <text:p>231,599030108314</text:p>
          </table:table-cell>
          <table:table-cell table:formula="of:=SQRT(([.K$44]-[.$C54])*([.K$44]-[.$C54])+([.$D54]-[.K$45])*([.$D54]-[.K$45]))*111000" office:value-type="float" office:value="258.197346792151" calcext:value-type="float">
            <text:p>258,197346792151</text:p>
          </table:table-cell>
          <table:table-cell table:formula="of:=SQRT(([.L$44]-[.$C54])*([.L$44]-[.$C54])+([.$D54]-[.L$45])*([.$D54]-[.L$45]))*111000" office:value-type="float" office:value="202.144175656285" calcext:value-type="float">
            <text:p>202,144175656285</text:p>
          </table:table-cell>
          <table:table-cell table:formula="of:=SQRT(([.M$44]-[.$C54])*([.M$44]-[.$C54])+([.$D54]-[.M$45])*([.$D54]-[.M$45]))*111000" office:value-type="float" office:value="0" calcext:value-type="float">
            <text:p>0</text:p>
          </table:table-cell>
          <table:table-cell table:formula="of:=SQRT(([.N$44]-[.$C54])*([.N$44]-[.$C54])+([.$D54]-[.N$45])*([.$D54]-[.N$45]))*111000" office:value-type="float" office:value="290.995920808705" calcext:value-type="float">
            <text:p>290,995920808705</text:p>
          </table:table-cell>
          <table:table-cell table:formula="of:=SQRT(([.O$44]-[.$C54])*([.O$44]-[.$C54])+([.$D54]-[.O$45])*([.$D54]-[.O$45]))*111000" office:value-type="float" office:value="356.182737032095" calcext:value-type="float">
            <text:p>356,1827370320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43.6106699966135" calcext:value-type="float">
            <text:p>43,610670</text:p>
          </table:table-cell>
          <table:table-cell table:style-name="ce3" office:value-type="float" office:value="3.51149157969385" calcext:value-type="float">
            <text:p>3,511492</text:p>
          </table:table-cell>
          <table:table-cell/>
          <table:table-cell table:formula="of:=SQRT(([.F$44]-[.$C55])*([.F$44]-[.$C55])+([.$D55]-[.F$45])*([.$D55]-[.F$45]))*111000" office:value-type="float" office:value="58.2031677166309" calcext:value-type="float">
            <text:p>58,2031677166309</text:p>
          </table:table-cell>
          <table:table-cell table:formula="of:=SQRT(([.G$44]-[.$C55])*([.G$44]-[.$C55])+([.$D55]-[.G$45])*([.$D55]-[.G$45]))*111000" office:value-type="float" office:value="350.125808389065" calcext:value-type="float">
            <text:p>350,125808389065</text:p>
          </table:table-cell>
          <table:table-cell table:formula="of:=SQRT(([.H$44]-[.$C55])*([.H$44]-[.$C55])+([.$D55]-[.H$45])*([.$D55]-[.H$45]))*111000" office:value-type="float" office:value="353.793211283037" calcext:value-type="float">
            <text:p>353,793211283037</text:p>
          </table:table-cell>
          <table:table-cell table:formula="of:=SQRT(([.I$44]-[.$C55])*([.I$44]-[.$C55])+([.$D55]-[.I$45])*([.$D55]-[.I$45]))*111000" office:value-type="float" office:value="231.903880167903" calcext:value-type="float">
            <text:p>231,903880167903</text:p>
          </table:table-cell>
          <table:table-cell table:formula="of:=SQRT(([.J$44]-[.$C55])*([.J$44]-[.$C55])+([.$D55]-[.J$45])*([.$D55]-[.J$45]))*111000" office:value-type="float" office:value="66.8782449998105" calcext:value-type="float">
            <text:p>66,8782449998105</text:p>
          </table:table-cell>
          <table:table-cell table:formula="of:=SQRT(([.K$44]-[.$C55])*([.K$44]-[.$C55])+([.$D55]-[.K$45])*([.$D55]-[.K$45]))*111000" office:value-type="float" office:value="230.295000848881" calcext:value-type="float">
            <text:p>230,295000848881</text:p>
          </table:table-cell>
          <table:table-cell table:formula="of:=SQRT(([.L$44]-[.$C55])*([.L$44]-[.$C55])+([.$D55]-[.L$45])*([.$D55]-[.L$45]))*111000" office:value-type="float" office:value="135.526091598708" calcext:value-type="float">
            <text:p>135,526091598708</text:p>
          </table:table-cell>
          <table:table-cell table:formula="of:=SQRT(([.M$44]-[.$C55])*([.M$44]-[.$C55])+([.$D55]-[.M$45])*([.$D55]-[.M$45]))*111000" office:value-type="float" office:value="290.995920808705" calcext:value-type="float">
            <text:p>290,995920808705</text:p>
          </table:table-cell>
          <table:table-cell table:formula="of:=SQRT(([.N$44]-[.$C55])*([.N$44]-[.$C55])+([.$D55]-[.N$45])*([.$D55]-[.N$45]))*111000" office:value-type="float" office:value="0" calcext:value-type="float">
            <text:p>0</text:p>
          </table:table-cell>
          <table:table-cell table:formula="of:=SQRT(([.O$44]-[.$C55])*([.O$44]-[.$C55])+([.$D55]-[.O$45])*([.$D55]-[.O$45]))*111000" office:value-type="float" office:value="445.454416945454" calcext:value-type="float">
            <text:p>445,454416945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43.6135678667888" calcext:value-type="float">
            <text:p>43,613568</text:p>
          </table:table-cell>
          <table:table-cell table:style-name="ce3" office:value-type="float" office:value="3.51426778987589" calcext:value-type="float">
            <text:p>3,514268</text:p>
          </table:table-cell>
          <table:table-cell/>
          <table:table-cell table:formula="of:=SQRT(([.F$44]-[.$C56])*([.F$44]-[.$C56])+([.$D56]-[.F$45])*([.$D56]-[.F$45]))*111000" office:value-type="float" office:value="480.465438749254" calcext:value-type="float">
            <text:p>480,465438749254</text:p>
          </table:table-cell>
          <table:table-cell table:formula="of:=SQRT(([.G$44]-[.$C56])*([.G$44]-[.$C56])+([.$D56]-[.G$45])*([.$D56]-[.G$45]))*111000" office:value-type="float" office:value="97.2387451373208" calcext:value-type="float">
            <text:p>97,2387451373208</text:p>
          </table:table-cell>
          <table:table-cell table:formula="of:=SQRT(([.H$44]-[.$C56])*([.H$44]-[.$C56])+([.$D56]-[.H$45])*([.$D56]-[.H$45]))*111000" office:value-type="float" office:value="174.011601709184" calcext:value-type="float">
            <text:p>174,011601709184</text:p>
          </table:table-cell>
          <table:table-cell table:formula="of:=SQRT(([.I$44]-[.$C56])*([.I$44]-[.$C56])+([.$D56]-[.I$45])*([.$D56]-[.I$45]))*111000" office:value-type="float" office:value="302.435138865535" calcext:value-type="float">
            <text:p>302,435138865535</text:p>
          </table:table-cell>
          <table:table-cell table:formula="of:=SQRT(([.J$44]-[.$C56])*([.J$44]-[.$C56])+([.$D56]-[.J$45])*([.$D56]-[.J$45]))*111000" office:value-type="float" office:value="435.430040522312" calcext:value-type="float">
            <text:p>435,430040522312</text:p>
          </table:table-cell>
          <table:table-cell table:formula="of:=SQRT(([.K$44]-[.$C56])*([.K$44]-[.$C56])+([.$D56]-[.K$45])*([.$D56]-[.K$45]))*111000" office:value-type="float" office:value="217.001807493718" calcext:value-type="float">
            <text:p>217,001807493718</text:p>
          </table:table-cell>
          <table:table-cell table:formula="of:=SQRT(([.L$44]-[.$C56])*([.L$44]-[.$C56])+([.$D56]-[.L$45])*([.$D56]-[.L$45]))*111000" office:value-type="float" office:value="316.473071002377" calcext:value-type="float">
            <text:p>316,473071002377</text:p>
          </table:table-cell>
          <table:table-cell table:formula="of:=SQRT(([.M$44]-[.$C56])*([.M$44]-[.$C56])+([.$D56]-[.M$45])*([.$D56]-[.M$45]))*111000" office:value-type="float" office:value="356.182737032095" calcext:value-type="float">
            <text:p>356,182737032095</text:p>
          </table:table-cell>
          <table:table-cell table:formula="of:=SQRT(([.N$44]-[.$C56])*([.N$44]-[.$C56])+([.$D56]-[.N$45])*([.$D56]-[.N$45]))*111000" office:value-type="float" office:value="445.454416945454" calcext:value-type="float">
            <text:p>445,454416945454</text:p>
          </table:table-cell>
          <table:table-cell table:formula="of:=SQRT(([.O$44]-[.$C56])*([.O$44]-[.$C56])+([.$D56]-[.O$45])*([.$D56]-[.O$45]))*111000" office:value-type="float" office:value="0" calcext:value-type="float">
            <text:p>0</text:p>
          </table:table-cell>
          <table:table-cell table:number-columns-repeated="3"/>
        </table:table-row>
      </table:table>
      <table:table table:name="Question1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i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Yi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j</text:p>
          </table:table-cell>
          <table:table-cell office:value-type="string" calcext:value-type="string">
            <text:p>sji+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5" table:formula="of:=SUM([.B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7" table:formula="of:=SUM([.T2:.AH2])" office:value-type="float" office:value="1" calcext:value-type="float">
            <text:p>1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5" table:formula="of:=SUM([.B3:.P3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5" table:formula="of:=SUM([.T3:.AH3])" office:value-type="float" office:value="13" calcext:value-type="float">
            <text:p>13</text:p>
          </table:table-cell>
          <table:table-cell table:style-name="ce17" table:formula="of:=[.U17]+1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5" table:formula="of:=SUM([.B4:.P4]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5" table:formula="of:=SUM([.T4:.AH4])" office:value-type="float" office:value="2" calcext:value-type="float">
            <text:p>2</text:p>
          </table:table-cell>
          <table:table-cell table:style-name="ce17" table:formula="of:=[.V17]+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5" table:formula="of:=SUM([.B5:.P5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5" table:formula="of:=SUM([.T5:.AH5])" office:value-type="float" office:value="3" calcext:value-type="float">
            <text:p>3</text:p>
          </table:table-cell>
          <table:table-cell table:style-name="ce17" table:formula="of:=[.W17]+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table:formula="of:=SUM([.B6:.P6]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table:formula="of:=SUM([.T6:.AH6])" office:value-type="float" office:value="4" calcext:value-type="float">
            <text:p>4</text:p>
          </table:table-cell>
          <table:table-cell table:style-name="ce17" table:formula="of:=[.X17]+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5" table:formula="of:=SUM([.B7:.P7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5" table:formula="of:=SUM([.T7:.AH7])" office:value-type="float" office:value="12" calcext:value-type="float">
            <text:p>12</text:p>
          </table:table-cell>
          <table:table-cell table:style-name="ce17" table:formula="of:=[.Y17]+1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table:formula="of:=SUM([.B8:.P8]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table:formula="of:=SUM([.T8:.AH8])" office:value-type="float" office:value="5" calcext:value-type="float">
            <text:p>5</text:p>
          </table:table-cell>
          <table:table-cell table:style-name="ce17" table:formula="of:=[.Z17]+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5" table:formula="of:=SUM([.B9:.P9]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5" table:formula="of:=SUM([.T9:.AH9])" office:value-type="float" office:value="11" calcext:value-type="float">
            <text:p>11</text:p>
          </table:table-cell>
          <table:table-cell table:style-name="ce17" table:formula="of:=[.AA17]+1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5" table:formula="of:=SUM([.B10:.P10]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5" table:formula="of:=SUM([.T10:.AH10])" office:value-type="float" office:value="10" calcext:value-type="float">
            <text:p>10</text:p>
          </table:table-cell>
          <table:table-cell table:style-name="ce17" table:formula="of:=[.AB17]+1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SUM([.B11:.P11]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SUM([.T11:.AH11])" office:value-type="float" office:value="6" calcext:value-type="float">
            <text:p>6</text:p>
          </table:table-cell>
          <table:table-cell table:style-name="ce17" table:formula="of:=[.AC17]+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SUM([.B12:.P12])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SUM([.T12:.AH12])" office:value-type="float" office:value="14" calcext:value-type="float">
            <text:p>14</text:p>
          </table:table-cell>
          <table:table-cell table:style-name="ce17" table:formula="of:=[.AD17]+1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SUM([.B13:.P13]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formula="of:=SUM([.T13:.AH13])" office:value-type="float" office:value="8" calcext:value-type="float">
            <text:p>8</text:p>
          </table:table-cell>
          <table:table-cell table:style-name="ce17" table:formula="of:=[.AE17]+1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SUM([.B14:.P14])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SUM([.T14:.AH14])" office:value-type="float" office:value="7" calcext:value-type="float">
            <text:p>7</text:p>
          </table:table-cell>
          <table:table-cell table:style-name="ce17" table:formula="of:=[.AF17]+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style-name="ce5" table:formula="of:=SUM([.B15:.P15])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style-name="ce5" table:formula="of:=SUM([.T15:.AH15])" office:value-type="float" office:value="15" calcext:value-type="float">
            <text:p>15</text:p>
          </table:table-cell>
          <table:table-cell table:style-name="ce17" table:formula="of:=[.AG17]+1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SUM([.B16:.P16])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SUM([.T16:.AH16])" office:value-type="float" office:value="9" calcext:value-type="float">
            <text:p>9</text:p>
          </table:table-cell>
          <table:table-cell table:style-name="ce17" table:formula="of:=[.AH17]+1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5" table:formula="of:=SUM([.B2:.B16])" office:value-type="float" office:value="1" calcext:value-type="float">
            <text:p>1</text:p>
          </table:table-cell>
          <table:table-cell table:style-name="ce5" table:formula="of:=SUM([.C2:.C16])" office:value-type="float" office:value="1" calcext:value-type="float">
            <text:p>1</text:p>
          </table:table-cell>
          <table:table-cell table:style-name="ce5" table:formula="of:=SUM([.D2:.D16])" office:value-type="float" office:value="1" calcext:value-type="float">
            <text:p>1</text:p>
          </table:table-cell>
          <table:table-cell table:style-name="ce5" table:formula="of:=SUM([.E2:.E16])" office:value-type="float" office:value="1" calcext:value-type="float">
            <text:p>1</text:p>
          </table:table-cell>
          <table:table-cell table:style-name="ce5" table:formula="of:=SUM([.F2:.F16])" office:value-type="float" office:value="1" calcext:value-type="float">
            <text:p>1</text:p>
          </table:table-cell>
          <table:table-cell table:style-name="ce5" table:formula="of:=SUM([.G2:.G16])" office:value-type="float" office:value="1" calcext:value-type="float">
            <text:p>1</text:p>
          </table:table-cell>
          <table:table-cell table:style-name="ce5" table:formula="of:=SUM([.H2:.H16])" office:value-type="float" office:value="1" calcext:value-type="float">
            <text:p>1</text:p>
          </table:table-cell>
          <table:table-cell table:style-name="ce5" table:formula="of:=SUM([.I2:.I16])" office:value-type="float" office:value="1" calcext:value-type="float">
            <text:p>1</text:p>
          </table:table-cell>
          <table:table-cell table:style-name="ce5" table:formula="of:=SUM([.J2:.J16])" office:value-type="float" office:value="1" calcext:value-type="float">
            <text:p>1</text:p>
          </table:table-cell>
          <table:table-cell table:style-name="ce5" table:formula="of:=SUM([.K2:.K16])" office:value-type="float" office:value="1" calcext:value-type="float">
            <text:p>1</text:p>
          </table:table-cell>
          <table:table-cell table:style-name="ce5" table:formula="of:=SUM([.L2:.L16])" office:value-type="float" office:value="1" calcext:value-type="float">
            <text:p>1</text:p>
          </table:table-cell>
          <table:table-cell table:style-name="ce5" table:formula="of:=SUM([.M2:.M16])" office:value-type="float" office:value="1" calcext:value-type="float">
            <text:p>1</text:p>
          </table:table-cell>
          <table:table-cell table:style-name="ce5" table:formula="of:=SUM([.N2:.N16])" office:value-type="float" office:value="1" calcext:value-type="float">
            <text:p>1</text:p>
          </table:table-cell>
          <table:table-cell table:style-name="ce5" table:formula="of:=SUM([.O2:.O16])" office:value-type="float" office:value="1" calcext:value-type="float">
            <text:p>1</text:p>
          </table:table-cell>
          <table:table-cell table:style-name="ce5" table:formula="of:=SUM([.P2:.P16])"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rang</text:p>
          </table:table-cell>
          <table:table-cell table:style-name="ce5" table:formula="of:=SUM([.T2:.T16])" office:value-type="float" office:value="15" calcext:value-type="float">
            <text:p>15</text:p>
          </table:table-cell>
          <table:table-cell table:style-name="ce5" table:formula="of:=SUM([.U2:.U16])" office:value-type="float" office:value="12" calcext:value-type="float">
            <text:p>12</text:p>
          </table:table-cell>
          <table:table-cell table:style-name="ce5" table:formula="of:=SUM([.V2:.V16])" office:value-type="float" office:value="1" calcext:value-type="float">
            <text:p>1</text:p>
          </table:table-cell>
          <table:table-cell table:style-name="ce5" table:formula="of:=SUM([.W2:.W16])" office:value-type="float" office:value="2" calcext:value-type="float">
            <text:p>2</text:p>
          </table:table-cell>
          <table:table-cell table:style-name="ce5" table:formula="of:=SUM([.X2:.X16])" office:value-type="float" office:value="3" calcext:value-type="float">
            <text:p>3</text:p>
          </table:table-cell>
          <table:table-cell table:style-name="ce5" table:formula="of:=SUM([.Y2:.Y16])" office:value-type="float" office:value="11" calcext:value-type="float">
            <text:p>11</text:p>
          </table:table-cell>
          <table:table-cell table:style-name="ce5" table:formula="of:=SUM([.Z2:.Z16])" office:value-type="float" office:value="4" calcext:value-type="float">
            <text:p>4</text:p>
          </table:table-cell>
          <table:table-cell table:style-name="ce5" table:formula="of:=SUM([.AA2:.AA16])" office:value-type="float" office:value="10" calcext:value-type="float">
            <text:p>10</text:p>
          </table:table-cell>
          <table:table-cell table:style-name="ce5" table:formula="of:=SUM([.AB2:.AB16])" office:value-type="float" office:value="9" calcext:value-type="float">
            <text:p>9</text:p>
          </table:table-cell>
          <table:table-cell table:style-name="ce5" table:formula="of:=SUM([.AC2:.AC16])" office:value-type="float" office:value="5" calcext:value-type="float">
            <text:p>5</text:p>
          </table:table-cell>
          <table:table-cell table:style-name="ce5" table:formula="of:=SUM([.AD2:.AD16])" office:value-type="float" office:value="13" calcext:value-type="float">
            <text:p>13</text:p>
          </table:table-cell>
          <table:table-cell table:style-name="ce5" table:formula="of:=SUM([.AE2:.AE16])" office:value-type="float" office:value="7" calcext:value-type="float">
            <text:p>7</text:p>
          </table:table-cell>
          <table:table-cell table:style-name="ce5" table:formula="of:=SUM([.AF2:.AF16])" office:value-type="float" office:value="6" calcext:value-type="float">
            <text:p>6</text:p>
          </table:table-cell>
          <table:table-cell table:style-name="ce5" table:formula="of:=SUM([.AG2:.AG16])" office:value-type="float" office:value="14" calcext:value-type="float">
            <text:p>14</text:p>
          </table:table-cell>
          <table:table-cell table:style-name="ce5" table:formula="of:=SUM([.AH2:.AH16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table:style-name="ce6" table:number-columns-repeated="15"/>
          <table:table-cell table:number-columns-repeated="27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distanceMatri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0" table:formula="of:=SUMPRODUCT([.B2:.P16];[.B21:.P35])" office:value-type="float" office:value="37.0453240883715" calcext:value-type="float">
            <text:p>37,0453240883715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9.59730507047811" calcext:value-type="float">
            <text:p>9,59730507047811</text:p>
          </table:table-cell>
          <table:table-cell table:style-name="ce7" office:value-type="float" office:value="3.18102637046576" calcext:value-type="float">
            <text:p>3,18102637046576</text:p>
          </table:table-cell>
          <table:table-cell table:style-name="ce7" office:value-type="float" office:value="3.33967414535962" calcext:value-type="float">
            <text:p>3,33967414535962</text:p>
          </table:table-cell>
          <table:table-cell table:style-name="ce7" office:value-type="float" office:value="4.15741007280132" calcext:value-type="float">
            <text:p>4,15741007280132</text:p>
          </table:table-cell>
          <table:table-cell table:style-name="ce7" office:value-type="float" office:value="10.1729997625654" calcext:value-type="float">
            <text:p>10,1729997625654</text:p>
          </table:table-cell>
          <table:table-cell table:style-name="ce7" office:value-type="float" office:value="4.80709488801729" calcext:value-type="float">
            <text:p>4,80709488801729</text:p>
          </table:table-cell>
          <table:table-cell table:style-name="ce7" office:value-type="float" office:value="10.7754412542227" calcext:value-type="float">
            <text:p>10,7754412542227</text:p>
          </table:table-cell>
          <table:table-cell table:style-name="ce7" office:value-type="float" office:value="11.4069154346625" calcext:value-type="float">
            <text:p>11,4069154346625</text:p>
          </table:table-cell>
          <table:table-cell table:style-name="ce7" office:value-type="float" office:value="4.86444842282172" calcext:value-type="float">
            <text:p>4,86444842282172</text:p>
          </table:table-cell>
          <table:table-cell table:style-name="ce7" office:value-type="float" office:value="6.65080849719469" calcext:value-type="float">
            <text:p>6,65080849719469</text:p>
          </table:table-cell>
          <table:table-cell table:style-name="ce7" office:value-type="float" office:value="11.3560717462152" calcext:value-type="float">
            <text:p>11,3560717462152</text:p>
          </table:table-cell>
          <table:table-cell table:style-name="ce7" office:value-type="float" office:value="6.68917191589988" calcext:value-type="float">
            <text:p>6,68917191589988</text:p>
          </table:table-cell>
          <table:table-cell table:style-name="ce7" office:value-type="float" office:value="3.57197739224234" calcext:value-type="float">
            <text:p>3,57197739224234</text:p>
          </table:table-cell>
          <table:table-cell table:style-name="ce7" office:value-type="float" office:value="13.9033344886361" calcext:value-type="float">
            <text:p>13,9033344886361</text:p>
          </table:table-cell>
          <table:table-cell table:number-columns-repeated="3"/>
          <table:table-cell table:style-name="ce5" table:formula="of:=15*[.B2]" office:value-type="float" office:value="0" calcext:value-type="float">
            <text:p>0</text:p>
          </table:table-cell>
          <table:table-cell table:style-name="ce5" table:formula="of:=15*[.C2]" office:value-type="float" office:value="0" calcext:value-type="float">
            <text:p>0</text:p>
          </table:table-cell>
          <table:table-cell table:style-name="ce5" table:formula="of:=15*[.D2]" office:value-type="float" office:value="15" calcext:value-type="float">
            <text:p>15</text:p>
          </table:table-cell>
          <table:table-cell table:style-name="ce5" table:formula="of:=15*[.E2]" office:value-type="float" office:value="0" calcext:value-type="float">
            <text:p>0</text:p>
          </table:table-cell>
          <table:table-cell table:style-name="ce5" table:formula="of:=15*[.F2]" office:value-type="float" office:value="0" calcext:value-type="float">
            <text:p>0</text:p>
          </table:table-cell>
          <table:table-cell table:style-name="ce5" table:formula="of:=15*[.G2]" office:value-type="float" office:value="0" calcext:value-type="float">
            <text:p>0</text:p>
          </table:table-cell>
          <table:table-cell table:style-name="ce5" table:formula="of:=15*[.H2]" office:value-type="float" office:value="0" calcext:value-type="float">
            <text:p>0</text:p>
          </table:table-cell>
          <table:table-cell table:style-name="ce5" table:formula="of:=15*[.I2]" office:value-type="float" office:value="0" calcext:value-type="float">
            <text:p>0</text:p>
          </table:table-cell>
          <table:table-cell table:style-name="ce5" table:formula="of:=15*[.J2]" office:value-type="float" office:value="0" calcext:value-type="float">
            <text:p>0</text:p>
          </table:table-cell>
          <table:table-cell table:style-name="ce5" table:formula="of:=15*[.K2]" office:value-type="float" office:value="0" calcext:value-type="float">
            <text:p>0</text:p>
          </table:table-cell>
          <table:table-cell table:style-name="ce5" table:formula="of:=15*[.L2]" office:value-type="float" office:value="0" calcext:value-type="float">
            <text:p>0</text:p>
          </table:table-cell>
          <table:table-cell table:style-name="ce5" table:formula="of:=15*[.M2]" office:value-type="float" office:value="0" calcext:value-type="float">
            <text:p>0</text:p>
          </table:table-cell>
          <table:table-cell table:style-name="ce5" table:formula="of:=15*[.N2]" office:value-type="float" office:value="0" calcext:value-type="float">
            <text:p>0</text:p>
          </table:table-cell>
          <table:table-cell table:style-name="ce5" table:formula="of:=15*[.O2]" office:value-type="float" office:value="0" calcext:value-type="float">
            <text:p>0</text:p>
          </table:table-cell>
          <table:table-cell table:style-name="ce5" table:formula="of:=15*[.P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9.59730507047811" calcext:value-type="float">
            <text:p>9,5973050704781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8.84196801130911" calcext:value-type="float">
            <text:p>8,84196801130911</text:p>
          </table:table-cell>
          <table:table-cell table:style-name="ce7" office:value-type="float" office:value="7.59461010749104" calcext:value-type="float">
            <text:p>7,59461010749104</text:p>
          </table:table-cell>
          <table:table-cell table:style-name="ce7" office:value-type="float" office:value="7.88493129570966" calcext:value-type="float">
            <text:p>7,88493129570966</text:p>
          </table:table-cell>
          <table:table-cell table:style-name="ce7" office:value-type="float" office:value="1.30489189956972" calcext:value-type="float">
            <text:p>1,30489189956972</text:p>
          </table:table-cell>
          <table:table-cell table:style-name="ce7" office:value-type="float" office:value="9.0907582636247" calcext:value-type="float">
            <text:p>9,0907582636247</text:p>
          </table:table-cell>
          <table:table-cell table:style-name="ce7" office:value-type="float" office:value="2.00522449934591" calcext:value-type="float">
            <text:p>2,00522449934591</text:p>
          </table:table-cell>
          <table:table-cell table:style-name="ce7" office:value-type="float" office:value="4.477777491893" calcext:value-type="float">
            <text:p>4,477777491893</text:p>
          </table:table-cell>
          <table:table-cell table:style-name="ce7" office:value-type="float" office:value="9.07992405605082" calcext:value-type="float">
            <text:p>9,07992405605082</text:p>
          </table:table-cell>
          <table:table-cell table:style-name="ce7" office:value-type="float" office:value="4.59502866861027" calcext:value-type="float">
            <text:p>4,59502866861027</text:p>
          </table:table-cell>
          <table:table-cell table:style-name="ce7" office:value-type="float" office:value="6.20059863543368" calcext:value-type="float">
            <text:p>6,20059863543368</text:p>
          </table:table-cell>
          <table:table-cell table:style-name="ce7" office:value-type="float" office:value="7.40950762161652" calcext:value-type="float">
            <text:p>7,40950762161652</text:p>
          </table:table-cell>
          <table:table-cell table:style-name="ce7" office:value-type="float" office:value="6.02551905391147" calcext:value-type="float">
            <text:p>6,02551905391147</text:p>
          </table:table-cell>
          <table:table-cell table:style-name="ce7" office:value-type="float" office:value="6.74788750025072" calcext:value-type="float">
            <text:p>6,74788750025072</text:p>
          </table:table-cell>
          <table:table-cell table:number-columns-repeated="3"/>
          <table:table-cell table:style-name="ce5" table:formula="of:=15*[.B3]" office:value-type="float" office:value="0" calcext:value-type="float">
            <text:p>0</text:p>
          </table:table-cell>
          <table:table-cell table:style-name="ce5" table:formula="of:=15*[.C3]" office:value-type="float" office:value="0" calcext:value-type="float">
            <text:p>0</text:p>
          </table:table-cell>
          <table:table-cell table:style-name="ce5" table:formula="of:=15*[.D3]" office:value-type="float" office:value="0" calcext:value-type="float">
            <text:p>0</text:p>
          </table:table-cell>
          <table:table-cell table:style-name="ce5" table:formula="of:=15*[.E3]" office:value-type="float" office:value="0" calcext:value-type="float">
            <text:p>0</text:p>
          </table:table-cell>
          <table:table-cell table:style-name="ce5" table:formula="of:=15*[.F3]" office:value-type="float" office:value="0" calcext:value-type="float">
            <text:p>0</text:p>
          </table:table-cell>
          <table:table-cell table:style-name="ce5" table:formula="of:=15*[.G3]" office:value-type="float" office:value="0" calcext:value-type="float">
            <text:p>0</text:p>
          </table:table-cell>
          <table:table-cell table:style-name="ce5" table:formula="of:=15*[.H3]" office:value-type="float" office:value="0" calcext:value-type="float">
            <text:p>0</text:p>
          </table:table-cell>
          <table:table-cell table:style-name="ce5" table:formula="of:=15*[.I3]" office:value-type="float" office:value="0" calcext:value-type="float">
            <text:p>0</text:p>
          </table:table-cell>
          <table:table-cell table:style-name="ce5" table:formula="of:=15*[.J3]" office:value-type="float" office:value="0" calcext:value-type="float">
            <text:p>0</text:p>
          </table:table-cell>
          <table:table-cell table:style-name="ce5" table:formula="of:=15*[.K3]" office:value-type="float" office:value="0" calcext:value-type="float">
            <text:p>0</text:p>
          </table:table-cell>
          <table:table-cell table:style-name="ce5" table:formula="of:=15*[.L3]" office:value-type="float" office:value="15" calcext:value-type="float">
            <text:p>15</text:p>
          </table:table-cell>
          <table:table-cell table:style-name="ce5" table:formula="of:=15*[.M3]" office:value-type="float" office:value="0" calcext:value-type="float">
            <text:p>0</text:p>
          </table:table-cell>
          <table:table-cell table:style-name="ce5" table:formula="of:=15*[.N3]" office:value-type="float" office:value="0" calcext:value-type="float">
            <text:p>0</text:p>
          </table:table-cell>
          <table:table-cell table:style-name="ce5" table:formula="of:=15*[.O3]" office:value-type="float" office:value="0" calcext:value-type="float">
            <text:p>0</text:p>
          </table:table-cell>
          <table:table-cell table:style-name="ce5" table:formula="of:=15*[.P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3.18102637046576" calcext:value-type="float">
            <text:p>3,18102637046576</text:p>
          </table:table-cell>
          <table:table-cell table:style-name="ce7" office:value-type="float" office:value="8.84196801130911" calcext:value-type="float">
            <text:p>8,8419680113091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.26115118884702" calcext:value-type="float">
            <text:p>1,26115118884702</text:p>
          </table:table-cell>
          <table:table-cell table:style-name="ce7" office:value-type="float" office:value="1.28073605315643" calcext:value-type="float">
            <text:p>1,28073605315643</text:p>
          </table:table-cell>
          <table:table-cell table:style-name="ce7" office:value-type="float" office:value="9.01446253958316" calcext:value-type="float">
            <text:p>9,01446253958316</text:p>
          </table:table-cell>
          <table:table-cell table:style-name="ce7" office:value-type="float" office:value="1.63513847581532" calcext:value-type="float">
            <text:p>1,63513847581532</text:p>
          </table:table-cell>
          <table:table-cell table:style-name="ce7" office:value-type="float" office:value="9.46317004529845" calcext:value-type="float">
            <text:p>9,46317004529845</text:p>
          </table:table-cell>
          <table:table-cell table:style-name="ce7" office:value-type="float" office:value="9.39351015759778" calcext:value-type="float">
            <text:p>9,39351015759778</text:p>
          </table:table-cell>
          <table:table-cell table:style-name="ce7" office:value-type="float" office:value="1.69069552754405" calcext:value-type="float">
            <text:p>1,69069552754405</text:p>
          </table:table-cell>
          <table:table-cell table:style-name="ce7" office:value-type="float" office:value="4.75070713509362" calcext:value-type="float">
            <text:p>4,75070713509362</text:p>
          </table:table-cell>
          <table:table-cell table:style-name="ce7" office:value-type="float" office:value="8.88727158917549" calcext:value-type="float">
            <text:p>8,88727158917549</text:p>
          </table:table-cell>
          <table:table-cell table:style-name="ce7" office:value-type="float" office:value="3.74878166248258" calcext:value-type="float">
            <text:p>3,74878166248258</text:p>
          </table:table-cell>
          <table:table-cell table:style-name="ce7" office:value-type="float" office:value="3.70905072474487" calcext:value-type="float">
            <text:p>3,70905072474487</text:p>
          </table:table-cell>
          <table:table-cell table:style-name="ce7" office:value-type="float" office:value="11.6823690940992" calcext:value-type="float">
            <text:p>11,6823690940992</text:p>
          </table:table-cell>
          <table:table-cell table:number-columns-repeated="3"/>
          <table:table-cell table:style-name="ce5" table:formula="of:=15*[.B4]" office:value-type="float" office:value="0" calcext:value-type="float">
            <text:p>0</text:p>
          </table:table-cell>
          <table:table-cell table:style-name="ce5" table:formula="of:=15*[.C4]" office:value-type="float" office:value="0" calcext:value-type="float">
            <text:p>0</text:p>
          </table:table-cell>
          <table:table-cell table:style-name="ce5" table:formula="of:=15*[.D4]" office:value-type="float" office:value="0" calcext:value-type="float">
            <text:p>0</text:p>
          </table:table-cell>
          <table:table-cell table:style-name="ce5" table:formula="of:=15*[.E4]" office:value-type="float" office:value="15" calcext:value-type="float">
            <text:p>15</text:p>
          </table:table-cell>
          <table:table-cell table:style-name="ce5" table:formula="of:=15*[.F4]" office:value-type="float" office:value="0" calcext:value-type="float">
            <text:p>0</text:p>
          </table:table-cell>
          <table:table-cell table:style-name="ce5" table:formula="of:=15*[.G4]" office:value-type="float" office:value="0" calcext:value-type="float">
            <text:p>0</text:p>
          </table:table-cell>
          <table:table-cell table:style-name="ce5" table:formula="of:=15*[.H4]" office:value-type="float" office:value="0" calcext:value-type="float">
            <text:p>0</text:p>
          </table:table-cell>
          <table:table-cell table:style-name="ce5" table:formula="of:=15*[.I4]" office:value-type="float" office:value="0" calcext:value-type="float">
            <text:p>0</text:p>
          </table:table-cell>
          <table:table-cell table:style-name="ce5" table:formula="of:=15*[.J4]" office:value-type="float" office:value="0" calcext:value-type="float">
            <text:p>0</text:p>
          </table:table-cell>
          <table:table-cell table:style-name="ce5" table:formula="of:=15*[.K4]" office:value-type="float" office:value="0" calcext:value-type="float">
            <text:p>0</text:p>
          </table:table-cell>
          <table:table-cell table:style-name="ce5" table:formula="of:=15*[.L4]" office:value-type="float" office:value="0" calcext:value-type="float">
            <text:p>0</text:p>
          </table:table-cell>
          <table:table-cell table:style-name="ce5" table:formula="of:=15*[.M4]" office:value-type="float" office:value="0" calcext:value-type="float">
            <text:p>0</text:p>
          </table:table-cell>
          <table:table-cell table:style-name="ce5" table:formula="of:=15*[.N4]" office:value-type="float" office:value="0" calcext:value-type="float">
            <text:p>0</text:p>
          </table:table-cell>
          <table:table-cell table:style-name="ce5" table:formula="of:=15*[.O4]" office:value-type="float" office:value="0" calcext:value-type="float">
            <text:p>0</text:p>
          </table:table-cell>
          <table:table-cell table:style-name="ce5" table:formula="of:=15*[.P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3.33967414535962" calcext:value-type="float">
            <text:p>3,33967414535962</text:p>
          </table:table-cell>
          <table:table-cell table:style-name="ce7" office:value-type="float" office:value="7.59461010749104" calcext:value-type="float">
            <text:p>7,59461010749104</text:p>
          </table:table-cell>
          <table:table-cell table:style-name="ce7" office:value-type="float" office:value="1.26115118884702" calcext:value-type="float">
            <text:p>1,26115118884702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.00692200155333" calcext:value-type="float">
            <text:p>1,00692200155333</text:p>
          </table:table-cell>
          <table:table-cell table:style-name="ce7" office:value-type="float" office:value="7.81106265778683" calcext:value-type="float">
            <text:p>7,81106265778683</text:p>
          </table:table-cell>
          <table:table-cell table:style-name="ce7" office:value-type="float" office:value="2.25376237987164" calcext:value-type="float">
            <text:p>2,25376237987164</text:p>
          </table:table-cell>
          <table:table-cell table:style-name="ce7" office:value-type="float" office:value="8.28776569249779" calcext:value-type="float">
            <text:p>8,28776569249779</text:p>
          </table:table-cell>
          <table:table-cell table:style-name="ce7" office:value-type="float" office:value="8.40708629047339" calcext:value-type="float">
            <text:p>8,40708629047339</text:p>
          </table:table-cell>
          <table:table-cell table:style-name="ce7" office:value-type="float" office:value="2.28689371391786" calcext:value-type="float">
            <text:p>2,28689371391786</text:p>
          </table:table-cell>
          <table:table-cell table:style-name="ce7" office:value-type="float" office:value="3.66462259441503" calcext:value-type="float">
            <text:p>3,66462259441503</text:p>
          </table:table-cell>
          <table:table-cell table:style-name="ce7" office:value-type="float" office:value="8.11221361089271" calcext:value-type="float">
            <text:p>8,11221361089271</text:p>
          </table:table-cell>
          <table:table-cell table:style-name="ce7" office:value-type="float" office:value="3.38185936747617" calcext:value-type="float">
            <text:p>3,38185936747617</text:p>
          </table:table-cell>
          <table:table-cell table:style-name="ce7" office:value-type="float" office:value="2.60957492239835" calcext:value-type="float">
            <text:p>2,60957492239835</text:p>
          </table:table-cell>
          <table:table-cell table:style-name="ce7" office:value-type="float" office:value="10.7928287428466" calcext:value-type="float">
            <text:p>10,7928287428466</text:p>
          </table:table-cell>
          <table:table-cell table:number-columns-repeated="3"/>
          <table:table-cell table:style-name="ce5" table:formula="of:=15*[.B5]" office:value-type="float" office:value="0" calcext:value-type="float">
            <text:p>0</text:p>
          </table:table-cell>
          <table:table-cell table:style-name="ce5" table:formula="of:=15*[.C5]" office:value-type="float" office:value="0" calcext:value-type="float">
            <text:p>0</text:p>
          </table:table-cell>
          <table:table-cell table:style-name="ce5" table:formula="of:=15*[.D5]" office:value-type="float" office:value="0" calcext:value-type="float">
            <text:p>0</text:p>
          </table:table-cell>
          <table:table-cell table:style-name="ce5" table:formula="of:=15*[.E5]" office:value-type="float" office:value="0" calcext:value-type="float">
            <text:p>0</text:p>
          </table:table-cell>
          <table:table-cell table:style-name="ce5" table:formula="of:=15*[.F5]" office:value-type="float" office:value="15" calcext:value-type="float">
            <text:p>15</text:p>
          </table:table-cell>
          <table:table-cell table:style-name="ce5" table:formula="of:=15*[.G5]" office:value-type="float" office:value="0" calcext:value-type="float">
            <text:p>0</text:p>
          </table:table-cell>
          <table:table-cell table:style-name="ce5" table:formula="of:=15*[.H5]" office:value-type="float" office:value="0" calcext:value-type="float">
            <text:p>0</text:p>
          </table:table-cell>
          <table:table-cell table:style-name="ce5" table:formula="of:=15*[.I5]" office:value-type="float" office:value="0" calcext:value-type="float">
            <text:p>0</text:p>
          </table:table-cell>
          <table:table-cell table:style-name="ce5" table:formula="of:=15*[.J5]" office:value-type="float" office:value="0" calcext:value-type="float">
            <text:p>0</text:p>
          </table:table-cell>
          <table:table-cell table:style-name="ce5" table:formula="of:=15*[.K5]" office:value-type="float" office:value="0" calcext:value-type="float">
            <text:p>0</text:p>
          </table:table-cell>
          <table:table-cell table:style-name="ce5" table:formula="of:=15*[.L5]" office:value-type="float" office:value="0" calcext:value-type="float">
            <text:p>0</text:p>
          </table:table-cell>
          <table:table-cell table:style-name="ce5" table:formula="of:=15*[.M5]" office:value-type="float" office:value="0" calcext:value-type="float">
            <text:p>0</text:p>
          </table:table-cell>
          <table:table-cell table:style-name="ce5" table:formula="of:=15*[.N5]" office:value-type="float" office:value="0" calcext:value-type="float">
            <text:p>0</text:p>
          </table:table-cell>
          <table:table-cell table:style-name="ce5" table:formula="of:=15*[.O5]" office:value-type="float" office:value="0" calcext:value-type="float">
            <text:p>0</text:p>
          </table:table-cell>
          <table:table-cell table:style-name="ce5" table:formula="of:=15*[.P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4.15741007280132" calcext:value-type="float">
            <text:p>4,15741007280132</text:p>
          </table:table-cell>
          <table:table-cell table:style-name="ce7" office:value-type="float" office:value="7.88493129570966" calcext:value-type="float">
            <text:p>7,88493129570966</text:p>
          </table:table-cell>
          <table:table-cell table:style-name="ce7" office:value-type="float" office:value="1.28073605315643" calcext:value-type="float">
            <text:p>1,28073605315643</text:p>
          </table:table-cell>
          <table:table-cell table:style-name="ce7" office:value-type="float" office:value="1.00692200155333" calcext:value-type="float">
            <text:p>1,00692200155333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.93761571024219" calcext:value-type="float">
            <text:p>7,93761571024219</text:p>
          </table:table-cell>
          <table:table-cell table:style-name="ce7" office:value-type="float" office:value="1.37688531859333" calcext:value-type="float">
            <text:p>1,37688531859333</text:p>
          </table:table-cell>
          <table:table-cell table:style-name="ce7" office:value-type="float" office:value="8.34053577477746" calcext:value-type="float">
            <text:p>8,34053577477746</text:p>
          </table:table-cell>
          <table:table-cell table:style-name="ce7" office:value-type="float" office:value="8.13798280929255" calcext:value-type="float">
            <text:p>8,13798280929255</text:p>
          </table:table-cell>
          <table:table-cell table:style-name="ce7" office:value-type="float" office:value="1.39510003077483" calcext:value-type="float">
            <text:p>1,39510003077483</text:p>
          </table:table-cell>
          <table:table-cell table:style-name="ce7" office:value-type="float" office:value="3.57655497425124" calcext:value-type="float">
            <text:p>3,57655497425124</text:p>
          </table:table-cell>
          <table:table-cell table:style-name="ce7" office:value-type="float" office:value="7.60757181359964" calcext:value-type="float">
            <text:p>7,60757181359964</text:p>
          </table:table-cell>
          <table:table-cell table:style-name="ce7" office:value-type="float" office:value="2.55083757260861" calcext:value-type="float">
            <text:p>2,55083757260861</text:p>
          </table:table-cell>
          <table:table-cell table:style-name="ce7" office:value-type="float" office:value="3.50323153376303" calcext:value-type="float">
            <text:p>3,50323153376303</text:p>
          </table:table-cell>
          <table:table-cell table:style-name="ce7" office:value-type="float" office:value="10.40472640176" calcext:value-type="float">
            <text:p>10,40472640176</text:p>
          </table:table-cell>
          <table:table-cell table:number-columns-repeated="3"/>
          <table:table-cell table:style-name="ce5" table:formula="of:=15*[.B6]" office:value-type="float" office:value="0" calcext:value-type="float">
            <text:p>0</text:p>
          </table:table-cell>
          <table:table-cell table:style-name="ce5" table:formula="of:=15*[.C6]" office:value-type="float" office:value="0" calcext:value-type="float">
            <text:p>0</text:p>
          </table:table-cell>
          <table:table-cell table:style-name="ce5" table:formula="of:=15*[.D6]" office:value-type="float" office:value="0" calcext:value-type="float">
            <text:p>0</text:p>
          </table:table-cell>
          <table:table-cell table:style-name="ce5" table:formula="of:=15*[.E6]" office:value-type="float" office:value="0" calcext:value-type="float">
            <text:p>0</text:p>
          </table:table-cell>
          <table:table-cell table:style-name="ce5" table:formula="of:=15*[.F6]" office:value-type="float" office:value="0" calcext:value-type="float">
            <text:p>0</text:p>
          </table:table-cell>
          <table:table-cell table:style-name="ce5" table:formula="of:=15*[.G6]" office:value-type="float" office:value="0" calcext:value-type="float">
            <text:p>0</text:p>
          </table:table-cell>
          <table:table-cell table:style-name="ce5" table:formula="of:=15*[.H6]" office:value-type="float" office:value="15" calcext:value-type="float">
            <text:p>15</text:p>
          </table:table-cell>
          <table:table-cell table:style-name="ce5" table:formula="of:=15*[.I6]" office:value-type="float" office:value="0" calcext:value-type="float">
            <text:p>0</text:p>
          </table:table-cell>
          <table:table-cell table:style-name="ce5" table:formula="of:=15*[.J6]" office:value-type="float" office:value="0" calcext:value-type="float">
            <text:p>0</text:p>
          </table:table-cell>
          <table:table-cell table:style-name="ce5" table:formula="of:=15*[.K6]" office:value-type="float" office:value="0" calcext:value-type="float">
            <text:p>0</text:p>
          </table:table-cell>
          <table:table-cell table:style-name="ce5" table:formula="of:=15*[.L6]" office:value-type="float" office:value="0" calcext:value-type="float">
            <text:p>0</text:p>
          </table:table-cell>
          <table:table-cell table:style-name="ce5" table:formula="of:=15*[.M6]" office:value-type="float" office:value="0" calcext:value-type="float">
            <text:p>0</text:p>
          </table:table-cell>
          <table:table-cell table:style-name="ce5" table:formula="of:=15*[.N6]" office:value-type="float" office:value="0" calcext:value-type="float">
            <text:p>0</text:p>
          </table:table-cell>
          <table:table-cell table:style-name="ce5" table:formula="of:=15*[.O6]" office:value-type="float" office:value="0" calcext:value-type="float">
            <text:p>0</text:p>
          </table:table-cell>
          <table:table-cell table:style-name="ce5" table:formula="of:=15*[.P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10.1729997625654" calcext:value-type="float">
            <text:p>10,1729997625654</text:p>
          </table:table-cell>
          <table:table-cell table:style-name="ce7" office:value-type="float" office:value="1.30489189956972" calcext:value-type="float">
            <text:p>1,30489189956972</text:p>
          </table:table-cell>
          <table:table-cell table:style-name="ce7" office:value-type="float" office:value="9.01446253958316" calcext:value-type="float">
            <text:p>9,01446253958316</text:p>
          </table:table-cell>
          <table:table-cell table:style-name="ce7" office:value-type="float" office:value="7.81106265778683" calcext:value-type="float">
            <text:p>7,81106265778683</text:p>
          </table:table-cell>
          <table:table-cell table:style-name="ce7" office:value-type="float" office:value="7.93761571024219" calcext:value-type="float">
            <text:p>7,93761571024219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9.02696915634735" calcext:value-type="float">
            <text:p>9,02696915634735</text:p>
          </table:table-cell>
          <table:table-cell table:style-name="ce7" office:value-type="float" office:value="0.740610279178716" calcext:value-type="float">
            <text:p>0,740610279178716</text:p>
          </table:table-cell>
          <table:table-cell table:style-name="ce7" office:value-type="float" office:value="3.20457926239558" calcext:value-type="float">
            <text:p>3,20457926239558</text:p>
          </table:table-cell>
          <table:table-cell table:style-name="ce7" office:value-type="float" office:value="9.00765986677034" calcext:value-type="float">
            <text:p>9,00765986677034</text:p>
          </table:table-cell>
          <table:table-cell table:style-name="ce7" office:value-type="float" office:value="4.42162109960878" calcext:value-type="float">
            <text:p>4,42162109960878</text:p>
          </table:table-cell>
          <table:table-cell table:style-name="ce7" office:value-type="float" office:value="5.03092169412499" calcext:value-type="float">
            <text:p>5,03092169412499</text:p>
          </table:table-cell>
          <table:table-cell table:style-name="ce7" office:value-type="float" office:value="7.04143669972417" calcext:value-type="float">
            <text:p>7,04143669972417</text:p>
          </table:table-cell>
          <table:table-cell table:style-name="ce7" office:value-type="float" office:value="6.63443956707389" calcext:value-type="float">
            <text:p>6,63443956707389</text:p>
          </table:table-cell>
          <table:table-cell table:style-name="ce7" office:value-type="float" office:value="5.44481521439085" calcext:value-type="float">
            <text:p>5,44481521439085</text:p>
          </table:table-cell>
          <table:table-cell table:number-columns-repeated="3"/>
          <table:table-cell table:style-name="ce5" table:formula="of:=15*[.B7]" office:value-type="float" office:value="0" calcext:value-type="float">
            <text:p>0</text:p>
          </table:table-cell>
          <table:table-cell table:style-name="ce5" table:formula="of:=15*[.C7]" office:value-type="float" office:value="15" calcext:value-type="float">
            <text:p>15</text:p>
          </table:table-cell>
          <table:table-cell table:style-name="ce5" table:formula="of:=15*[.D7]" office:value-type="float" office:value="0" calcext:value-type="float">
            <text:p>0</text:p>
          </table:table-cell>
          <table:table-cell table:style-name="ce5" table:formula="of:=15*[.E7]" office:value-type="float" office:value="0" calcext:value-type="float">
            <text:p>0</text:p>
          </table:table-cell>
          <table:table-cell table:style-name="ce5" table:formula="of:=15*[.F7]" office:value-type="float" office:value="0" calcext:value-type="float">
            <text:p>0</text:p>
          </table:table-cell>
          <table:table-cell table:style-name="ce5" table:formula="of:=15*[.G7]" office:value-type="float" office:value="0" calcext:value-type="float">
            <text:p>0</text:p>
          </table:table-cell>
          <table:table-cell table:style-name="ce5" table:formula="of:=15*[.H7]" office:value-type="float" office:value="0" calcext:value-type="float">
            <text:p>0</text:p>
          </table:table-cell>
          <table:table-cell table:style-name="ce5" table:formula="of:=15*[.I7]" office:value-type="float" office:value="0" calcext:value-type="float">
            <text:p>0</text:p>
          </table:table-cell>
          <table:table-cell table:style-name="ce5" table:formula="of:=15*[.J7]" office:value-type="float" office:value="0" calcext:value-type="float">
            <text:p>0</text:p>
          </table:table-cell>
          <table:table-cell table:style-name="ce5" table:formula="of:=15*[.K7]" office:value-type="float" office:value="0" calcext:value-type="float">
            <text:p>0</text:p>
          </table:table-cell>
          <table:table-cell table:style-name="ce5" table:formula="of:=15*[.L7]" office:value-type="float" office:value="0" calcext:value-type="float">
            <text:p>0</text:p>
          </table:table-cell>
          <table:table-cell table:style-name="ce5" table:formula="of:=15*[.M7]" office:value-type="float" office:value="0" calcext:value-type="float">
            <text:p>0</text:p>
          </table:table-cell>
          <table:table-cell table:style-name="ce5" table:formula="of:=15*[.N7]" office:value-type="float" office:value="0" calcext:value-type="float">
            <text:p>0</text:p>
          </table:table-cell>
          <table:table-cell table:style-name="ce5" table:formula="of:=15*[.O7]" office:value-type="float" office:value="0" calcext:value-type="float">
            <text:p>0</text:p>
          </table:table-cell>
          <table:table-cell table:style-name="ce5" table:formula="of:=15*[.P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4.80709488801729" calcext:value-type="float">
            <text:p>4,80709488801729</text:p>
          </table:table-cell>
          <table:table-cell table:style-name="ce7" office:value-type="float" office:value="9.0907582636247" calcext:value-type="float">
            <text:p>9,0907582636247</text:p>
          </table:table-cell>
          <table:table-cell table:style-name="ce7" office:value-type="float" office:value="1.63513847581532" calcext:value-type="float">
            <text:p>1,63513847581532</text:p>
          </table:table-cell>
          <table:table-cell table:style-name="ce7" office:value-type="float" office:value="2.25376237987164" calcext:value-type="float">
            <text:p>2,25376237987164</text:p>
          </table:table-cell>
          <table:table-cell table:style-name="ce7" office:value-type="float" office:value="1.37688531859333" calcext:value-type="float">
            <text:p>1,37688531859333</text:p>
          </table:table-cell>
          <table:table-cell table:style-name="ce7" office:value-type="float" office:value="9.02696915634735" calcext:value-type="float">
            <text:p>9,02696915634735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9.36451677233266" calcext:value-type="float">
            <text:p>9,36451677233266</text:p>
          </table:table-cell>
          <table:table-cell table:style-name="ce7" office:value-type="float" office:value="8.83665972690633" calcext:value-type="float">
            <text:p>8,83665972690633</text:p>
          </table:table-cell>
          <table:table-cell table:style-name="ce7" office:value-type="float" office:value="0.0607751986787392" calcext:value-type="float">
            <text:p>0,060775198678739</text:p>
          </table:table-cell>
          <table:table-cell table:style-name="ce7" office:value-type="float" office:value="4.60588773110721" calcext:value-type="float">
            <text:p>4,60588773110721</text:p>
          </table:table-cell>
          <table:table-cell table:style-name="ce7" office:value-type="float" office:value="8.00036604386225" calcext:value-type="float">
            <text:p>8,00036604386225</text:p>
          </table:table-cell>
          <table:table-cell table:style-name="ce7" office:value-type="float" office:value="2.65377767382023" calcext:value-type="float">
            <text:p>2,65377767382023</text:p>
          </table:table-cell>
          <table:table-cell table:style-name="ce7" office:value-type="float" office:value="4.84564627337958" calcext:value-type="float">
            <text:p>4,84564627337958</text:p>
          </table:table-cell>
          <table:table-cell table:style-name="ce7" office:value-type="float" office:value="10.917246829088" calcext:value-type="float">
            <text:p>10,917246829088</text:p>
          </table:table-cell>
          <table:table-cell table:number-columns-repeated="3"/>
          <table:table-cell table:style-name="ce5" table:formula="of:=15*[.B8]" office:value-type="float" office:value="0" calcext:value-type="float">
            <text:p>0</text:p>
          </table:table-cell>
          <table:table-cell table:style-name="ce5" table:formula="of:=15*[.C8]" office:value-type="float" office:value="0" calcext:value-type="float">
            <text:p>0</text:p>
          </table:table-cell>
          <table:table-cell table:style-name="ce5" table:formula="of:=15*[.D8]" office:value-type="float" office:value="0" calcext:value-type="float">
            <text:p>0</text:p>
          </table:table-cell>
          <table:table-cell table:style-name="ce5" table:formula="of:=15*[.E8]" office:value-type="float" office:value="0" calcext:value-type="float">
            <text:p>0</text:p>
          </table:table-cell>
          <table:table-cell table:style-name="ce5" table:formula="of:=15*[.F8]" office:value-type="float" office:value="0" calcext:value-type="float">
            <text:p>0</text:p>
          </table:table-cell>
          <table:table-cell table:style-name="ce5" table:formula="of:=15*[.G8]" office:value-type="float" office:value="0" calcext:value-type="float">
            <text:p>0</text:p>
          </table:table-cell>
          <table:table-cell table:style-name="ce5" table:formula="of:=15*[.H8]" office:value-type="float" office:value="0" calcext:value-type="float">
            <text:p>0</text:p>
          </table:table-cell>
          <table:table-cell table:style-name="ce5" table:formula="of:=15*[.I8]" office:value-type="float" office:value="0" calcext:value-type="float">
            <text:p>0</text:p>
          </table:table-cell>
          <table:table-cell table:style-name="ce5" table:formula="of:=15*[.J8]" office:value-type="float" office:value="0" calcext:value-type="float">
            <text:p>0</text:p>
          </table:table-cell>
          <table:table-cell table:style-name="ce5" table:formula="of:=15*[.K8]" office:value-type="float" office:value="15" calcext:value-type="float">
            <text:p>15</text:p>
          </table:table-cell>
          <table:table-cell table:style-name="ce5" table:formula="of:=15*[.L8]" office:value-type="float" office:value="0" calcext:value-type="float">
            <text:p>0</text:p>
          </table:table-cell>
          <table:table-cell table:style-name="ce5" table:formula="of:=15*[.M8]" office:value-type="float" office:value="0" calcext:value-type="float">
            <text:p>0</text:p>
          </table:table-cell>
          <table:table-cell table:style-name="ce5" table:formula="of:=15*[.N8]" office:value-type="float" office:value="0" calcext:value-type="float">
            <text:p>0</text:p>
          </table:table-cell>
          <table:table-cell table:style-name="ce5" table:formula="of:=15*[.O8]" office:value-type="float" office:value="0" calcext:value-type="float">
            <text:p>0</text:p>
          </table:table-cell>
          <table:table-cell table:style-name="ce5" table:formula="of:=15*[.P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10.7754412542227" calcext:value-type="float">
            <text:p>10,7754412542227</text:p>
          </table:table-cell>
          <table:table-cell table:style-name="ce7" office:value-type="float" office:value="2.00522449934591" calcext:value-type="float">
            <text:p>2,00522449934591</text:p>
          </table:table-cell>
          <table:table-cell table:style-name="ce7" office:value-type="float" office:value="9.46317004529845" calcext:value-type="float">
            <text:p>9,46317004529845</text:p>
          </table:table-cell>
          <table:table-cell table:style-name="ce7" office:value-type="float" office:value="8.28776569249779" calcext:value-type="float">
            <text:p>8,28776569249779</text:p>
          </table:table-cell>
          <table:table-cell table:style-name="ce7" office:value-type="float" office:value="8.34053577477746" calcext:value-type="float">
            <text:p>8,34053577477746</text:p>
          </table:table-cell>
          <table:table-cell table:style-name="ce7" office:value-type="float" office:value="0.740610279178716" calcext:value-type="float">
            <text:p>0,740610279178716</text:p>
          </table:table-cell>
          <table:table-cell table:style-name="ce7" office:value-type="float" office:value="9.36451677233266" calcext:value-type="float">
            <text:p>9,36451677233266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.66715943371011" calcext:value-type="float">
            <text:p>2,66715943371011</text:p>
          </table:table-cell>
          <table:table-cell table:style-name="ce7" office:value-type="float" office:value="9.34111697952143" calcext:value-type="float">
            <text:p>9,34111697952143</text:p>
          </table:table-cell>
          <table:table-cell table:style-name="ce7" office:value-type="float" office:value="4.77545803261381" calcext:value-type="float">
            <text:p>4,77545803261381</text:p>
          </table:table-cell>
          <table:table-cell table:style-name="ce7" office:value-type="float" office:value="4.62486591257547" calcext:value-type="float">
            <text:p>4,62486591257547</text:p>
          </table:table-cell>
          <table:table-cell table:style-name="ce7" office:value-type="float" office:value="7.23624107078705" calcext:value-type="float">
            <text:p>7,23624107078705</text:p>
          </table:table-cell>
          <table:table-cell table:style-name="ce7" office:value-type="float" office:value="7.26443113006331" calcext:value-type="float">
            <text:p>7,26443113006331</text:p>
          </table:table-cell>
          <table:table-cell table:style-name="ce7" office:value-type="float" office:value="4.75736196529361" calcext:value-type="float">
            <text:p>4,75736196529361</text:p>
          </table:table-cell>
          <table:table-cell table:number-columns-repeated="3"/>
          <table:table-cell table:style-name="ce5" table:formula="of:=15*[.B9]" office:value-type="float" office:value="0" calcext:value-type="float">
            <text:p>0</text:p>
          </table:table-cell>
          <table:table-cell table:style-name="ce5" table:formula="of:=15*[.C9]" office:value-type="float" office:value="0" calcext:value-type="float">
            <text:p>0</text:p>
          </table:table-cell>
          <table:table-cell table:style-name="ce5" table:formula="of:=15*[.D9]" office:value-type="float" office:value="0" calcext:value-type="float">
            <text:p>0</text:p>
          </table:table-cell>
          <table:table-cell table:style-name="ce5" table:formula="of:=15*[.E9]" office:value-type="float" office:value="0" calcext:value-type="float">
            <text:p>0</text:p>
          </table:table-cell>
          <table:table-cell table:style-name="ce5" table:formula="of:=15*[.F9]" office:value-type="float" office:value="0" calcext:value-type="float">
            <text:p>0</text:p>
          </table:table-cell>
          <table:table-cell table:style-name="ce5" table:formula="of:=15*[.G9]" office:value-type="float" office:value="15" calcext:value-type="float">
            <text:p>15</text:p>
          </table:table-cell>
          <table:table-cell table:style-name="ce5" table:formula="of:=15*[.H9]" office:value-type="float" office:value="0" calcext:value-type="float">
            <text:p>0</text:p>
          </table:table-cell>
          <table:table-cell table:style-name="ce5" table:formula="of:=15*[.I9]" office:value-type="float" office:value="0" calcext:value-type="float">
            <text:p>0</text:p>
          </table:table-cell>
          <table:table-cell table:style-name="ce5" table:formula="of:=15*[.J9]" office:value-type="float" office:value="0" calcext:value-type="float">
            <text:p>0</text:p>
          </table:table-cell>
          <table:table-cell table:style-name="ce5" table:formula="of:=15*[.K9]" office:value-type="float" office:value="0" calcext:value-type="float">
            <text:p>0</text:p>
          </table:table-cell>
          <table:table-cell table:style-name="ce5" table:formula="of:=15*[.L9]" office:value-type="float" office:value="0" calcext:value-type="float">
            <text:p>0</text:p>
          </table:table-cell>
          <table:table-cell table:style-name="ce5" table:formula="of:=15*[.M9]" office:value-type="float" office:value="0" calcext:value-type="float">
            <text:p>0</text:p>
          </table:table-cell>
          <table:table-cell table:style-name="ce5" table:formula="of:=15*[.N9]" office:value-type="float" office:value="0" calcext:value-type="float">
            <text:p>0</text:p>
          </table:table-cell>
          <table:table-cell table:style-name="ce5" table:formula="of:=15*[.O9]" office:value-type="float" office:value="0" calcext:value-type="float">
            <text:p>0</text:p>
          </table:table-cell>
          <table:table-cell table:style-name="ce5" table:formula="of:=15*[.P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11.4069154346625" calcext:value-type="float">
            <text:p>11,4069154346625</text:p>
          </table:table-cell>
          <table:table-cell table:style-name="ce7" office:value-type="float" office:value="4.477777491893" calcext:value-type="float">
            <text:p>4,477777491893</text:p>
          </table:table-cell>
          <table:table-cell table:style-name="ce7" office:value-type="float" office:value="9.39351015759778" calcext:value-type="float">
            <text:p>9,39351015759778</text:p>
          </table:table-cell>
          <table:table-cell table:style-name="ce7" office:value-type="float" office:value="8.40708629047339" calcext:value-type="float">
            <text:p>8,40708629047339</text:p>
          </table:table-cell>
          <table:table-cell table:style-name="ce7" office:value-type="float" office:value="8.13798280929255" calcext:value-type="float">
            <text:p>8,13798280929255</text:p>
          </table:table-cell>
          <table:table-cell table:style-name="ce7" office:value-type="float" office:value="3.20457926239558" calcext:value-type="float">
            <text:p>3,20457926239558</text:p>
          </table:table-cell>
          <table:table-cell table:style-name="ce7" office:value-type="float" office:value="8.83665972690633" calcext:value-type="float">
            <text:p>8,83665972690633</text:p>
          </table:table-cell>
          <table:table-cell table:style-name="ce7" office:value-type="float" office:value="2.66715943371011" calcext:value-type="float">
            <text:p>2,6671594337101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8.79825796147282" calcext:value-type="float">
            <text:p>8,79825796147282</text:p>
          </table:table-cell>
          <table:table-cell table:style-name="ce7" office:value-type="float" office:value="4.77679869445803" calcext:value-type="float">
            <text:p>4,77679869445803</text:p>
          </table:table-cell>
          <table:table-cell table:style-name="ce7" office:value-type="float" office:value="2.08668321340486" calcext:value-type="float">
            <text:p>2,08668321340486</text:p>
          </table:table-cell>
          <table:table-cell table:style-name="ce7" office:value-type="float" office:value="6.3105781111256" calcext:value-type="float">
            <text:p>6,3105781111256</text:p>
          </table:table-cell>
          <table:table-cell table:style-name="ce7" office:value-type="float" office:value="8.20828314267266" calcext:value-type="float">
            <text:p>8,20828314267266</text:p>
          </table:table-cell>
          <table:table-cell table:style-name="ce7" office:value-type="float" office:value="2.60693736643089" calcext:value-type="float">
            <text:p>2,60693736643089</text:p>
          </table:table-cell>
          <table:table-cell table:number-columns-repeated="3"/>
          <table:table-cell table:style-name="ce5" table:formula="of:=15*[.B10]" office:value-type="float" office:value="0" calcext:value-type="float">
            <text:p>0</text:p>
          </table:table-cell>
          <table:table-cell table:style-name="ce5" table:formula="of:=15*[.C10]" office:value-type="float" office:value="0" calcext:value-type="float">
            <text:p>0</text:p>
          </table:table-cell>
          <table:table-cell table:style-name="ce5" table:formula="of:=15*[.D10]" office:value-type="float" office:value="0" calcext:value-type="float">
            <text:p>0</text:p>
          </table:table-cell>
          <table:table-cell table:style-name="ce5" table:formula="of:=15*[.E10]" office:value-type="float" office:value="0" calcext:value-type="float">
            <text:p>0</text:p>
          </table:table-cell>
          <table:table-cell table:style-name="ce5" table:formula="of:=15*[.F10]" office:value-type="float" office:value="0" calcext:value-type="float">
            <text:p>0</text:p>
          </table:table-cell>
          <table:table-cell table:style-name="ce5" table:formula="of:=15*[.G10]" office:value-type="float" office:value="0" calcext:value-type="float">
            <text:p>0</text:p>
          </table:table-cell>
          <table:table-cell table:style-name="ce5" table:formula="of:=15*[.H10]" office:value-type="float" office:value="0" calcext:value-type="float">
            <text:p>0</text:p>
          </table:table-cell>
          <table:table-cell table:style-name="ce5" table:formula="of:=15*[.I10]" office:value-type="float" office:value="15" calcext:value-type="float">
            <text:p>15</text:p>
          </table:table-cell>
          <table:table-cell table:style-name="ce5" table:formula="of:=15*[.J10]" office:value-type="float" office:value="0" calcext:value-type="float">
            <text:p>0</text:p>
          </table:table-cell>
          <table:table-cell table:style-name="ce5" table:formula="of:=15*[.K10]" office:value-type="float" office:value="0" calcext:value-type="float">
            <text:p>0</text:p>
          </table:table-cell>
          <table:table-cell table:style-name="ce5" table:formula="of:=15*[.L10]" office:value-type="float" office:value="0" calcext:value-type="float">
            <text:p>0</text:p>
          </table:table-cell>
          <table:table-cell table:style-name="ce5" table:formula="of:=15*[.M10]" office:value-type="float" office:value="0" calcext:value-type="float">
            <text:p>0</text:p>
          </table:table-cell>
          <table:table-cell table:style-name="ce5" table:formula="of:=15*[.N10]" office:value-type="float" office:value="0" calcext:value-type="float">
            <text:p>0</text:p>
          </table:table-cell>
          <table:table-cell table:style-name="ce5" table:formula="of:=15*[.O10]" office:value-type="float" office:value="0" calcext:value-type="float">
            <text:p>0</text:p>
          </table:table-cell>
          <table:table-cell table:style-name="ce5" table:formula="of:=15*[.P1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4.86444842282172" calcext:value-type="float">
            <text:p>4,86444842282172</text:p>
          </table:table-cell>
          <table:table-cell table:style-name="ce7" office:value-type="float" office:value="9.07992405605082" calcext:value-type="float">
            <text:p>9,07992405605082</text:p>
          </table:table-cell>
          <table:table-cell table:style-name="ce7" office:value-type="float" office:value="1.69069552754405" calcext:value-type="float">
            <text:p>1,69069552754405</text:p>
          </table:table-cell>
          <table:table-cell table:style-name="ce7" office:value-type="float" office:value="2.28689371391786" calcext:value-type="float">
            <text:p>2,28689371391786</text:p>
          </table:table-cell>
          <table:table-cell table:style-name="ce7" office:value-type="float" office:value="1.39510003077483" calcext:value-type="float">
            <text:p>1,39510003077483</text:p>
          </table:table-cell>
          <table:table-cell table:style-name="ce7" office:value-type="float" office:value="9.00765986677034" calcext:value-type="float">
            <text:p>9,00765986677034</text:p>
          </table:table-cell>
          <table:table-cell table:style-name="ce7" office:value-type="float" office:value="0.0607751986787392" calcext:value-type="float">
            <text:p>0,060775198678739</text:p>
          </table:table-cell>
          <table:table-cell table:style-name="ce7" office:value-type="float" office:value="9.34111697952143" calcext:value-type="float">
            <text:p>9,34111697952143</text:p>
          </table:table-cell>
          <table:table-cell table:style-name="ce7" office:value-type="float" office:value="8.79825796147282" calcext:value-type="float">
            <text:p>8,79825796147282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.58613754239038" calcext:value-type="float">
            <text:p>4,58613754239038</text:p>
          </table:table-cell>
          <table:table-cell table:style-name="ce7" office:value-type="float" office:value="7.95230325102445" calcext:value-type="float">
            <text:p>7,95230325102445</text:p>
          </table:table-cell>
          <table:table-cell table:style-name="ce7" office:value-type="float" office:value="2.60464706074245" calcext:value-type="float">
            <text:p>2,60464706074245</text:p>
          </table:table-cell>
          <table:table-cell table:style-name="ce7" office:value-type="float" office:value="4.87365882553361" calcext:value-type="float">
            <text:p>4,87365882553361</text:p>
          </table:table-cell>
          <table:table-cell table:style-name="ce7" office:value-type="float" office:value="10.8717939950031" calcext:value-type="float">
            <text:p>10,8717939950031</text:p>
          </table:table-cell>
          <table:table-cell table:number-columns-repeated="3"/>
          <table:table-cell table:style-name="ce5" table:formula="of:=15*[.B11]" office:value-type="float" office:value="0" calcext:value-type="float">
            <text:p>0</text:p>
          </table:table-cell>
          <table:table-cell table:style-name="ce5" table:formula="of:=15*[.C11]" office:value-type="float" office:value="0" calcext:value-type="float">
            <text:p>0</text:p>
          </table:table-cell>
          <table:table-cell table:style-name="ce5" table:formula="of:=15*[.D11]" office:value-type="float" office:value="0" calcext:value-type="float">
            <text:p>0</text:p>
          </table:table-cell>
          <table:table-cell table:style-name="ce5" table:formula="of:=15*[.E11]" office:value-type="float" office:value="0" calcext:value-type="float">
            <text:p>0</text:p>
          </table:table-cell>
          <table:table-cell table:style-name="ce5" table:formula="of:=15*[.F11]" office:value-type="float" office:value="0" calcext:value-type="float">
            <text:p>0</text:p>
          </table:table-cell>
          <table:table-cell table:style-name="ce5" table:formula="of:=15*[.G11]" office:value-type="float" office:value="0" calcext:value-type="float">
            <text:p>0</text:p>
          </table:table-cell>
          <table:table-cell table:style-name="ce5" table:formula="of:=15*[.H11]" office:value-type="float" office:value="0" calcext:value-type="float">
            <text:p>0</text:p>
          </table:table-cell>
          <table:table-cell table:style-name="ce5" table:formula="of:=15*[.I11]" office:value-type="float" office:value="0" calcext:value-type="float">
            <text:p>0</text:p>
          </table:table-cell>
          <table:table-cell table:style-name="ce5" table:formula="of:=15*[.J11]" office:value-type="float" office:value="0" calcext:value-type="float">
            <text:p>0</text:p>
          </table:table-cell>
          <table:table-cell table:style-name="ce5" table:formula="of:=15*[.K11]" office:value-type="float" office:value="0" calcext:value-type="float">
            <text:p>0</text:p>
          </table:table-cell>
          <table:table-cell table:style-name="ce5" table:formula="of:=15*[.L11]" office:value-type="float" office:value="0" calcext:value-type="float">
            <text:p>0</text:p>
          </table:table-cell>
          <table:table-cell table:style-name="ce5" table:formula="of:=15*[.M11]" office:value-type="float" office:value="0" calcext:value-type="float">
            <text:p>0</text:p>
          </table:table-cell>
          <table:table-cell table:style-name="ce5" table:formula="of:=15*[.N11]" office:value-type="float" office:value="15" calcext:value-type="float">
            <text:p>15</text:p>
          </table:table-cell>
          <table:table-cell table:style-name="ce5" table:formula="of:=15*[.O11]" office:value-type="float" office:value="0" calcext:value-type="float">
            <text:p>0</text:p>
          </table:table-cell>
          <table:table-cell table:style-name="ce5" table:formula="of:=15*[.P1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6.65080849719469" calcext:value-type="float">
            <text:p>6,65080849719469</text:p>
          </table:table-cell>
          <table:table-cell table:style-name="ce7" office:value-type="float" office:value="4.59502866861027" calcext:value-type="float">
            <text:p>4,59502866861027</text:p>
          </table:table-cell>
          <table:table-cell table:style-name="ce7" office:value-type="float" office:value="4.75070713509362" calcext:value-type="float">
            <text:p>4,75070713509362</text:p>
          </table:table-cell>
          <table:table-cell table:style-name="ce7" office:value-type="float" office:value="3.66462259441503" calcext:value-type="float">
            <text:p>3,66462259441503</text:p>
          </table:table-cell>
          <table:table-cell table:style-name="ce7" office:value-type="float" office:value="3.57655497425124" calcext:value-type="float">
            <text:p>3,57655497425124</text:p>
          </table:table-cell>
          <table:table-cell table:style-name="ce7" office:value-type="float" office:value="4.42162109960878" calcext:value-type="float">
            <text:p>4,42162109960878</text:p>
          </table:table-cell>
          <table:table-cell table:style-name="ce7" office:value-type="float" office:value="4.60588773110721" calcext:value-type="float">
            <text:p>4,60588773110721</text:p>
          </table:table-cell>
          <table:table-cell table:style-name="ce7" office:value-type="float" office:value="4.77545803261381" calcext:value-type="float">
            <text:p>4,77545803261381</text:p>
          </table:table-cell>
          <table:table-cell table:style-name="ce7" office:value-type="float" office:value="4.77679869445803" calcext:value-type="float">
            <text:p>4,77679869445803</text:p>
          </table:table-cell>
          <table:table-cell table:style-name="ce7" office:value-type="float" office:value="4.58613754239038" calcext:value-type="float">
            <text:p>4,58613754239038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.84401513268251" calcext:value-type="float">
            <text:p>4,84401513268251</text:p>
          </table:table-cell>
          <table:table-cell table:style-name="ce7" office:value-type="float" office:value="2.86936141679597" calcext:value-type="float">
            <text:p>2,86936141679597</text:p>
          </table:table-cell>
          <table:table-cell table:style-name="ce7" office:value-type="float" office:value="3.73364039007372" calcext:value-type="float">
            <text:p>3,73364039007372</text:p>
          </table:table-cell>
          <table:table-cell table:style-name="ce7" office:value-type="float" office:value="7.2530027129863" calcext:value-type="float">
            <text:p>7,2530027129863</text:p>
          </table:table-cell>
          <table:table-cell table:number-columns-repeated="3"/>
          <table:table-cell table:style-name="ce5" table:formula="of:=15*[.B12]" office:value-type="float" office:value="0" calcext:value-type="float">
            <text:p>0</text:p>
          </table:table-cell>
          <table:table-cell table:style-name="ce5" table:formula="of:=15*[.C12]" office:value-type="float" office:value="0" calcext:value-type="float">
            <text:p>0</text:p>
          </table:table-cell>
          <table:table-cell table:style-name="ce5" table:formula="of:=15*[.D12]" office:value-type="float" office:value="0" calcext:value-type="float">
            <text:p>0</text:p>
          </table:table-cell>
          <table:table-cell table:style-name="ce5" table:formula="of:=15*[.E12]" office:value-type="float" office:value="0" calcext:value-type="float">
            <text:p>0</text:p>
          </table:table-cell>
          <table:table-cell table:style-name="ce5" table:formula="of:=15*[.F12]" office:value-type="float" office:value="0" calcext:value-type="float">
            <text:p>0</text:p>
          </table:table-cell>
          <table:table-cell table:style-name="ce5" table:formula="of:=15*[.G12]" office:value-type="float" office:value="0" calcext:value-type="float">
            <text:p>0</text:p>
          </table:table-cell>
          <table:table-cell table:style-name="ce5" table:formula="of:=15*[.H12]" office:value-type="float" office:value="0" calcext:value-type="float">
            <text:p>0</text:p>
          </table:table-cell>
          <table:table-cell table:style-name="ce5" table:formula="of:=15*[.I12]" office:value-type="float" office:value="0" calcext:value-type="float">
            <text:p>0</text:p>
          </table:table-cell>
          <table:table-cell table:style-name="ce5" table:formula="of:=15*[.J12]" office:value-type="float" office:value="0" calcext:value-type="float">
            <text:p>0</text:p>
          </table:table-cell>
          <table:table-cell table:style-name="ce5" table:formula="of:=15*[.K12]" office:value-type="float" office:value="0" calcext:value-type="float">
            <text:p>0</text:p>
          </table:table-cell>
          <table:table-cell table:style-name="ce5" table:formula="of:=15*[.L12]" office:value-type="float" office:value="0" calcext:value-type="float">
            <text:p>0</text:p>
          </table:table-cell>
          <table:table-cell table:style-name="ce5" table:formula="of:=15*[.M12]" office:value-type="float" office:value="0" calcext:value-type="float">
            <text:p>0</text:p>
          </table:table-cell>
          <table:table-cell table:style-name="ce5" table:formula="of:=15*[.N12]" office:value-type="float" office:value="0" calcext:value-type="float">
            <text:p>0</text:p>
          </table:table-cell>
          <table:table-cell table:style-name="ce5" table:formula="of:=15*[.O12]" office:value-type="float" office:value="15" calcext:value-type="float">
            <text:p>15</text:p>
          </table:table-cell>
          <table:table-cell table:style-name="ce5" table:formula="of:=15*[.P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11.3560717462152" calcext:value-type="float">
            <text:p>11,3560717462152</text:p>
          </table:table-cell>
          <table:table-cell table:style-name="ce7" office:value-type="float" office:value="6.20059863543368" calcext:value-type="float">
            <text:p>6,20059863543368</text:p>
          </table:table-cell>
          <table:table-cell table:style-name="ce7" office:value-type="float" office:value="8.88727158917549" calcext:value-type="float">
            <text:p>8,88727158917549</text:p>
          </table:table-cell>
          <table:table-cell table:style-name="ce7" office:value-type="float" office:value="8.11221361089271" calcext:value-type="float">
            <text:p>8,11221361089271</text:p>
          </table:table-cell>
          <table:table-cell table:style-name="ce7" office:value-type="float" office:value="7.60757181359964" calcext:value-type="float">
            <text:p>7,60757181359964</text:p>
          </table:table-cell>
          <table:table-cell table:style-name="ce7" office:value-type="float" office:value="5.03092169412499" calcext:value-type="float">
            <text:p>5,03092169412499</text:p>
          </table:table-cell>
          <table:table-cell table:style-name="ce7" office:value-type="float" office:value="8.00036604386225" calcext:value-type="float">
            <text:p>8,00036604386225</text:p>
          </table:table-cell>
          <table:table-cell table:style-name="ce7" office:value-type="float" office:value="4.62486591257547" calcext:value-type="float">
            <text:p>4,62486591257547</text:p>
          </table:table-cell>
          <table:table-cell table:style-name="ce7" office:value-type="float" office:value="2.08668321340486" calcext:value-type="float">
            <text:p>2,08668321340486</text:p>
          </table:table-cell>
          <table:table-cell table:style-name="ce7" office:value-type="float" office:value="7.95230325102445" calcext:value-type="float">
            <text:p>7,95230325102445</text:p>
          </table:table-cell>
          <table:table-cell table:style-name="ce7" office:value-type="float" office:value="4.84401513268251" calcext:value-type="float">
            <text:p>4,8440151326825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5.34884371729237" calcext:value-type="float">
            <text:p>5,34884371729237</text:p>
          </table:table-cell>
          <table:table-cell table:style-name="ce7" office:value-type="float" office:value="8.56676293486425" calcext:value-type="float">
            <text:p>8,56676293486425</text:p>
          </table:table-cell>
          <table:table-cell table:style-name="ce7" office:value-type="float" office:value="2.98482780238274" calcext:value-type="float">
            <text:p>2,98482780238274</text:p>
          </table:table-cell>
          <table:table-cell table:number-columns-repeated="3"/>
          <table:table-cell table:style-name="ce5" table:formula="of:=15*[.B13]" office:value-type="float" office:value="0" calcext:value-type="float">
            <text:p>0</text:p>
          </table:table-cell>
          <table:table-cell table:style-name="ce5" table:formula="of:=15*[.C13]" office:value-type="float" office:value="0" calcext:value-type="float">
            <text:p>0</text:p>
          </table:table-cell>
          <table:table-cell table:style-name="ce5" table:formula="of:=15*[.D13]" office:value-type="float" office:value="0" calcext:value-type="float">
            <text:p>0</text:p>
          </table:table-cell>
          <table:table-cell table:style-name="ce5" table:formula="of:=15*[.E13]" office:value-type="float" office:value="0" calcext:value-type="float">
            <text:p>0</text:p>
          </table:table-cell>
          <table:table-cell table:style-name="ce5" table:formula="of:=15*[.F13]" office:value-type="float" office:value="0" calcext:value-type="float">
            <text:p>0</text:p>
          </table:table-cell>
          <table:table-cell table:style-name="ce5" table:formula="of:=15*[.G13]" office:value-type="float" office:value="0" calcext:value-type="float">
            <text:p>0</text:p>
          </table:table-cell>
          <table:table-cell table:style-name="ce5" table:formula="of:=15*[.H13]" office:value-type="float" office:value="0" calcext:value-type="float">
            <text:p>0</text:p>
          </table:table-cell>
          <table:table-cell table:style-name="ce5" table:formula="of:=15*[.I13]" office:value-type="float" office:value="0" calcext:value-type="float">
            <text:p>0</text:p>
          </table:table-cell>
          <table:table-cell table:style-name="ce5" table:formula="of:=15*[.J13]" office:value-type="float" office:value="0" calcext:value-type="float">
            <text:p>0</text:p>
          </table:table-cell>
          <table:table-cell table:style-name="ce5" table:formula="of:=15*[.K13]" office:value-type="float" office:value="0" calcext:value-type="float">
            <text:p>0</text:p>
          </table:table-cell>
          <table:table-cell table:style-name="ce5" table:formula="of:=15*[.L13]" office:value-type="float" office:value="0" calcext:value-type="float">
            <text:p>0</text:p>
          </table:table-cell>
          <table:table-cell table:style-name="ce5" table:formula="of:=15*[.M13]" office:value-type="float" office:value="0" calcext:value-type="float">
            <text:p>0</text:p>
          </table:table-cell>
          <table:table-cell table:style-name="ce5" table:formula="of:=15*[.N13]" office:value-type="float" office:value="0" calcext:value-type="float">
            <text:p>0</text:p>
          </table:table-cell>
          <table:table-cell table:style-name="ce5" table:formula="of:=15*[.O13]" office:value-type="float" office:value="0" calcext:value-type="float">
            <text:p>0</text:p>
          </table:table-cell>
          <table:table-cell table:style-name="ce5" table:formula="of:=15*[.P13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6.68917191589988" calcext:value-type="float">
            <text:p>6,68917191589988</text:p>
          </table:table-cell>
          <table:table-cell table:style-name="ce7" office:value-type="float" office:value="7.40950762161652" calcext:value-type="float">
            <text:p>7,40950762161652</text:p>
          </table:table-cell>
          <table:table-cell table:style-name="ce7" office:value-type="float" office:value="3.74878166248258" calcext:value-type="float">
            <text:p>3,74878166248258</text:p>
          </table:table-cell>
          <table:table-cell table:style-name="ce7" office:value-type="float" office:value="3.38185936747617" calcext:value-type="float">
            <text:p>3,38185936747617</text:p>
          </table:table-cell>
          <table:table-cell table:style-name="ce7" office:value-type="float" office:value="2.55083757260861" calcext:value-type="float">
            <text:p>2,55083757260861</text:p>
          </table:table-cell>
          <table:table-cell table:style-name="ce7" office:value-type="float" office:value="7.04143669972417" calcext:value-type="float">
            <text:p>7,04143669972417</text:p>
          </table:table-cell>
          <table:table-cell table:style-name="ce7" office:value-type="float" office:value="2.65377767382023" calcext:value-type="float">
            <text:p>2,65377767382023</text:p>
          </table:table-cell>
          <table:table-cell table:style-name="ce7" office:value-type="float" office:value="7.23624107078705" calcext:value-type="float">
            <text:p>7,23624107078705</text:p>
          </table:table-cell>
          <table:table-cell table:style-name="ce7" office:value-type="float" office:value="6.3105781111256" calcext:value-type="float">
            <text:p>6,3105781111256</text:p>
          </table:table-cell>
          <table:table-cell table:style-name="ce7" office:value-type="float" office:value="2.60464706074245" calcext:value-type="float">
            <text:p>2,60464706074245</text:p>
          </table:table-cell>
          <table:table-cell table:style-name="ce7" office:value-type="float" office:value="2.86936141679597" calcext:value-type="float">
            <text:p>2,86936141679597</text:p>
          </table:table-cell>
          <table:table-cell table:style-name="ce7" office:value-type="float" office:value="5.34884371729237" calcext:value-type="float">
            <text:p>5,34884371729237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5.16738057980039" calcext:value-type="float">
            <text:p>5,16738057980039</text:p>
          </table:table-cell>
          <table:table-cell table:style-name="ce7" office:value-type="float" office:value="8.28148680924846" calcext:value-type="float">
            <text:p>8,28148680924846</text:p>
          </table:table-cell>
          <table:table-cell table:number-columns-repeated="3"/>
          <table:table-cell table:style-name="ce5" table:formula="of:=15*[.B14]" office:value-type="float" office:value="0" calcext:value-type="float">
            <text:p>0</text:p>
          </table:table-cell>
          <table:table-cell table:style-name="ce5" table:formula="of:=15*[.C14]" office:value-type="float" office:value="0" calcext:value-type="float">
            <text:p>0</text:p>
          </table:table-cell>
          <table:table-cell table:style-name="ce5" table:formula="of:=15*[.D14]" office:value-type="float" office:value="0" calcext:value-type="float">
            <text:p>0</text:p>
          </table:table-cell>
          <table:table-cell table:style-name="ce5" table:formula="of:=15*[.E14]" office:value-type="float" office:value="0" calcext:value-type="float">
            <text:p>0</text:p>
          </table:table-cell>
          <table:table-cell table:style-name="ce5" table:formula="of:=15*[.F14]" office:value-type="float" office:value="0" calcext:value-type="float">
            <text:p>0</text:p>
          </table:table-cell>
          <table:table-cell table:style-name="ce5" table:formula="of:=15*[.G14]" office:value-type="float" office:value="0" calcext:value-type="float">
            <text:p>0</text:p>
          </table:table-cell>
          <table:table-cell table:style-name="ce5" table:formula="of:=15*[.H14]" office:value-type="float" office:value="0" calcext:value-type="float">
            <text:p>0</text:p>
          </table:table-cell>
          <table:table-cell table:style-name="ce5" table:formula="of:=15*[.I14]" office:value-type="float" office:value="0" calcext:value-type="float">
            <text:p>0</text:p>
          </table:table-cell>
          <table:table-cell table:style-name="ce5" table:formula="of:=15*[.J14]" office:value-type="float" office:value="0" calcext:value-type="float">
            <text:p>0</text:p>
          </table:table-cell>
          <table:table-cell table:style-name="ce5" table:formula="of:=15*[.K14]" office:value-type="float" office:value="0" calcext:value-type="float">
            <text:p>0</text:p>
          </table:table-cell>
          <table:table-cell table:style-name="ce5" table:formula="of:=15*[.L14]" office:value-type="float" office:value="0" calcext:value-type="float">
            <text:p>0</text:p>
          </table:table-cell>
          <table:table-cell table:style-name="ce5" table:formula="of:=15*[.M14]" office:value-type="float" office:value="15" calcext:value-type="float">
            <text:p>15</text:p>
          </table:table-cell>
          <table:table-cell table:style-name="ce5" table:formula="of:=15*[.N14]" office:value-type="float" office:value="0" calcext:value-type="float">
            <text:p>0</text:p>
          </table:table-cell>
          <table:table-cell table:style-name="ce5" table:formula="of:=15*[.O14]" office:value-type="float" office:value="0" calcext:value-type="float">
            <text:p>0</text:p>
          </table:table-cell>
          <table:table-cell table:style-name="ce5" table:formula="of:=15*[.P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3.57197739224234" calcext:value-type="float">
            <text:p>3,57197739224234</text:p>
          </table:table-cell>
          <table:table-cell table:style-name="ce7" office:value-type="float" office:value="6.02551905391147" calcext:value-type="float">
            <text:p>6,02551905391147</text:p>
          </table:table-cell>
          <table:table-cell table:style-name="ce7" office:value-type="float" office:value="3.70905072474487" calcext:value-type="float">
            <text:p>3,70905072474487</text:p>
          </table:table-cell>
          <table:table-cell table:style-name="ce7" office:value-type="float" office:value="2.60957492239835" calcext:value-type="float">
            <text:p>2,60957492239835</text:p>
          </table:table-cell>
          <table:table-cell table:style-name="ce7" office:value-type="float" office:value="3.50323153376303" calcext:value-type="float">
            <text:p>3,50323153376303</text:p>
          </table:table-cell>
          <table:table-cell table:style-name="ce7" office:value-type="float" office:value="6.63443956707389" calcext:value-type="float">
            <text:p>6,63443956707389</text:p>
          </table:table-cell>
          <table:table-cell table:style-name="ce7" office:value-type="float" office:value="4.84564627337958" calcext:value-type="float">
            <text:p>4,84564627337958</text:p>
          </table:table-cell>
          <table:table-cell table:style-name="ce7" office:value-type="float" office:value="7.26443113006331" calcext:value-type="float">
            <text:p>7,26443113006331</text:p>
          </table:table-cell>
          <table:table-cell table:style-name="ce7" office:value-type="float" office:value="8.20828314267266" calcext:value-type="float">
            <text:p>8,20828314267266</text:p>
          </table:table-cell>
          <table:table-cell table:style-name="ce7" office:value-type="float" office:value="4.87365882553361" calcext:value-type="float">
            <text:p>4,87365882553361</text:p>
          </table:table-cell>
          <table:table-cell table:style-name="ce7" office:value-type="float" office:value="3.73364039007372" calcext:value-type="float">
            <text:p>3,73364039007372</text:p>
          </table:table-cell>
          <table:table-cell table:style-name="ce7" office:value-type="float" office:value="8.56676293486425" calcext:value-type="float">
            <text:p>8,56676293486425</text:p>
          </table:table-cell>
          <table:table-cell table:style-name="ce7" office:value-type="float" office:value="5.16738057980039" calcext:value-type="float">
            <text:p>5,16738057980039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.7902265224725" calcext:value-type="float">
            <text:p>10,7902265224725</text:p>
          </table:table-cell>
          <table:table-cell table:number-columns-repeated="3"/>
          <table:table-cell table:style-name="ce5" table:formula="of:=15*[.B15]" office:value-type="float" office:value="15" calcext:value-type="float">
            <text:p>15</text:p>
          </table:table-cell>
          <table:table-cell table:style-name="ce5" table:formula="of:=15*[.C15]" office:value-type="float" office:value="0" calcext:value-type="float">
            <text:p>0</text:p>
          </table:table-cell>
          <table:table-cell table:style-name="ce5" table:formula="of:=15*[.D15]" office:value-type="float" office:value="0" calcext:value-type="float">
            <text:p>0</text:p>
          </table:table-cell>
          <table:table-cell table:style-name="ce5" table:formula="of:=15*[.E15]" office:value-type="float" office:value="0" calcext:value-type="float">
            <text:p>0</text:p>
          </table:table-cell>
          <table:table-cell table:style-name="ce5" table:formula="of:=15*[.F15]" office:value-type="float" office:value="0" calcext:value-type="float">
            <text:p>0</text:p>
          </table:table-cell>
          <table:table-cell table:style-name="ce5" table:formula="of:=15*[.G15]" office:value-type="float" office:value="0" calcext:value-type="float">
            <text:p>0</text:p>
          </table:table-cell>
          <table:table-cell table:style-name="ce5" table:formula="of:=15*[.H15]" office:value-type="float" office:value="0" calcext:value-type="float">
            <text:p>0</text:p>
          </table:table-cell>
          <table:table-cell table:style-name="ce5" table:formula="of:=15*[.I15]" office:value-type="float" office:value="0" calcext:value-type="float">
            <text:p>0</text:p>
          </table:table-cell>
          <table:table-cell table:style-name="ce5" table:formula="of:=15*[.J15]" office:value-type="float" office:value="0" calcext:value-type="float">
            <text:p>0</text:p>
          </table:table-cell>
          <table:table-cell table:style-name="ce5" table:formula="of:=15*[.K15]" office:value-type="float" office:value="0" calcext:value-type="float">
            <text:p>0</text:p>
          </table:table-cell>
          <table:table-cell table:style-name="ce5" table:formula="of:=15*[.L15]" office:value-type="float" office:value="0" calcext:value-type="float">
            <text:p>0</text:p>
          </table:table-cell>
          <table:table-cell table:style-name="ce5" table:formula="of:=15*[.M15]" office:value-type="float" office:value="0" calcext:value-type="float">
            <text:p>0</text:p>
          </table:table-cell>
          <table:table-cell table:style-name="ce5" table:formula="of:=15*[.N15]" office:value-type="float" office:value="0" calcext:value-type="float">
            <text:p>0</text:p>
          </table:table-cell>
          <table:table-cell table:style-name="ce5" table:formula="of:=15*[.O15]" office:value-type="float" office:value="0" calcext:value-type="float">
            <text:p>0</text:p>
          </table:table-cell>
          <table:table-cell table:style-name="ce5" table:formula="of:=15*[.P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13.9033344886361" calcext:value-type="float">
            <text:p>13,9033344886361</text:p>
          </table:table-cell>
          <table:table-cell table:style-name="ce7" office:value-type="float" office:value="6.74788750025072" calcext:value-type="float">
            <text:p>6,74788750025072</text:p>
          </table:table-cell>
          <table:table-cell table:style-name="ce7" office:value-type="float" office:value="11.6823690940992" calcext:value-type="float">
            <text:p>11,6823690940992</text:p>
          </table:table-cell>
          <table:table-cell table:style-name="ce7" office:value-type="float" office:value="10.7928287428466" calcext:value-type="float">
            <text:p>10,7928287428466</text:p>
          </table:table-cell>
          <table:table-cell table:style-name="ce7" office:value-type="float" office:value="10.40472640176" calcext:value-type="float">
            <text:p>10,40472640176</text:p>
          </table:table-cell>
          <table:table-cell table:style-name="ce7" office:value-type="float" office:value="5.44481521439085" calcext:value-type="float">
            <text:p>5,44481521439085</text:p>
          </table:table-cell>
          <table:table-cell table:style-name="ce7" office:value-type="float" office:value="10.917246829088" calcext:value-type="float">
            <text:p>10,917246829088</text:p>
          </table:table-cell>
          <table:table-cell table:style-name="ce7" office:value-type="float" office:value="4.75736196529361" calcext:value-type="float">
            <text:p>4,75736196529361</text:p>
          </table:table-cell>
          <table:table-cell table:style-name="ce7" office:value-type="float" office:value="2.60693736643089" calcext:value-type="float">
            <text:p>2,60693736643089</text:p>
          </table:table-cell>
          <table:table-cell table:style-name="ce7" office:value-type="float" office:value="10.8717939950031" calcext:value-type="float">
            <text:p>10,8717939950031</text:p>
          </table:table-cell>
          <table:table-cell table:style-name="ce7" office:value-type="float" office:value="7.2530027129863" calcext:value-type="float">
            <text:p>7,2530027129863</text:p>
          </table:table-cell>
          <table:table-cell table:style-name="ce7" office:value-type="float" office:value="2.98482780238274" calcext:value-type="float">
            <text:p>2,98482780238274</text:p>
          </table:table-cell>
          <table:table-cell table:style-name="ce7" office:value-type="float" office:value="8.28148680924846" calcext:value-type="float">
            <text:p>8,28148680924846</text:p>
          </table:table-cell>
          <table:table-cell table:style-name="ce7" office:value-type="float" office:value="10.7902265224725" calcext:value-type="float">
            <text:p>10,790226522472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3"/>
          <table:table-cell table:style-name="ce5" table:formula="of:=15*[.B16]" office:value-type="float" office:value="0" calcext:value-type="float">
            <text:p>0</text:p>
          </table:table-cell>
          <table:table-cell table:style-name="ce5" table:formula="of:=15*[.C16]" office:value-type="float" office:value="0" calcext:value-type="float">
            <text:p>0</text:p>
          </table:table-cell>
          <table:table-cell table:style-name="ce5" table:formula="of:=15*[.D16]" office:value-type="float" office:value="0" calcext:value-type="float">
            <text:p>0</text:p>
          </table:table-cell>
          <table:table-cell table:style-name="ce5" table:formula="of:=15*[.E16]" office:value-type="float" office:value="0" calcext:value-type="float">
            <text:p>0</text:p>
          </table:table-cell>
          <table:table-cell table:style-name="ce5" table:formula="of:=15*[.F16]" office:value-type="float" office:value="0" calcext:value-type="float">
            <text:p>0</text:p>
          </table:table-cell>
          <table:table-cell table:style-name="ce5" table:formula="of:=15*[.G16]" office:value-type="float" office:value="0" calcext:value-type="float">
            <text:p>0</text:p>
          </table:table-cell>
          <table:table-cell table:style-name="ce5" table:formula="of:=15*[.H16]" office:value-type="float" office:value="0" calcext:value-type="float">
            <text:p>0</text:p>
          </table:table-cell>
          <table:table-cell table:style-name="ce5" table:formula="of:=15*[.I16]" office:value-type="float" office:value="0" calcext:value-type="float">
            <text:p>0</text:p>
          </table:table-cell>
          <table:table-cell table:style-name="ce5" table:formula="of:=15*[.J16]" office:value-type="float" office:value="15" calcext:value-type="float">
            <text:p>15</text:p>
          </table:table-cell>
          <table:table-cell table:style-name="ce5" table:formula="of:=15*[.K16]" office:value-type="float" office:value="0" calcext:value-type="float">
            <text:p>0</text:p>
          </table:table-cell>
          <table:table-cell table:style-name="ce5" table:formula="of:=15*[.L16]" office:value-type="float" office:value="0" calcext:value-type="float">
            <text:p>0</text:p>
          </table:table-cell>
          <table:table-cell table:style-name="ce5" table:formula="of:=15*[.M16]" office:value-type="float" office:value="0" calcext:value-type="float">
            <text:p>0</text:p>
          </table:table-cell>
          <table:table-cell table:style-name="ce5" table:formula="of:=15*[.N16]" office:value-type="float" office:value="0" calcext:value-type="float">
            <text:p>0</text:p>
          </table:table-cell>
          <table:table-cell table:style-name="ce5" table:formula="of:=15*[.O16]" office:value-type="float" office:value="0" calcext:value-type="float">
            <text:p>0</text:p>
          </table:table-cell>
          <table:table-cell table:style-name="ce5" table:formula="of:=15*[.P1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table:number-columns-repeated="18"/>
          <table:table-cell office:value-type="string" calcext:value-type="string">
            <text:p>X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formula="of:=SUM([.T39:.AD39]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office:value-type="float" office:value="383.570788279049" calcext:value-type="float">
            <text:p>383,570788279049</text:p>
          </table:table-cell>
          <table:table-cell office:value-type="float" office:value="370.838541670549" calcext:value-type="float">
            <text:p>370,838541670549</text:p>
          </table:table-cell>
          <table:table-cell office:value-type="float" office:value="288.058654234099" calcext:value-type="float">
            <text:p>288,058654234099</text:p>
          </table:table-cell>
          <table:table-cell office:value-type="float" office:value="50.4534286932689" calcext:value-type="float">
            <text:p>50,4534286932689</text:p>
          </table:table-cell>
          <table:table-cell office:value-type="float" office:value="270.79193183951" calcext:value-type="float">
            <text:p>270,79193183951</text:p>
          </table:table-cell>
          <table:table-cell office:value-type="float" office:value="164.041788797766" calcext:value-type="float">
            <text:p>164,041788797766</text:p>
          </table:table-cell>
          <table:table-cell office:value-type="float" office:value="277.663926404781" calcext:value-type="float">
            <text:p>277,663926404781</text:p>
          </table:table-cell>
          <table:table-cell office:value-type="float" office:value="58.2031677167767" calcext:value-type="float">
            <text:p>58,2031677167767</text:p>
          </table:table-cell>
          <table:table-cell office:value-type="float" office:value="480.465438749254" calcext:value-type="float">
            <text:p>480,46543874925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formula="of:=SUM([.T40:.AD40]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emps</text:p>
          </table:table-cell>
          <table:table-cell office:value-type="string" calcext:value-type="string">
            <text:p>pk par h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83.570788279049" calcext:value-type="float">
            <text:p>383,570788279049</text:p>
          </table:table-cell>
          <table:table-cell office:value-type="float" office:value="9999" calcext:value-type="float">
            <text:p>9999</text:p>
          </table:table-cell>
          <table:table-cell office:value-type="float" office:value="114.361680522209" calcext:value-type="float">
            <text:p>114,361680522209</text:p>
          </table:table-cell>
          <table:table-cell office:value-type="float" office:value="234.790935342518" calcext:value-type="float">
            <text:p>234,790935342518</text:p>
          </table:table-cell>
          <table:table-cell office:value-type="float" office:value="338.23178463788" calcext:value-type="float">
            <text:p>338,23178463788</text:p>
          </table:table-cell>
          <table:table-cell office:value-type="float" office:value="125.95136186817" calcext:value-type="float">
            <text:p>125,95136186817</text:p>
          </table:table-cell>
          <table:table-cell office:value-type="float" office:value="219.529111109283" calcext:value-type="float">
            <text:p>219,529111109283</text:p>
          </table:table-cell>
          <table:table-cell office:value-type="float" office:value="276.967957704674" calcext:value-type="float">
            <text:p>276,967957704674</text:p>
          </table:table-cell>
          <table:table-cell office:value-type="float" office:value="350.125808388871" calcext:value-type="float">
            <text:p>350,125808388871</text:p>
          </table:table-cell>
          <table:table-cell office:value-type="float" office:value="97.2387451374402" calcext:value-type="float">
            <text:p>97,238745137440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T41:.AD41])" office:value-type="float" office:value="0" calcext:value-type="float">
            <text:p>0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70.838541670549" calcext:value-type="float">
            <text:p>370,838541670549</text:p>
          </table:table-cell>
          <table:table-cell office:value-type="float" office:value="114.361680522209" calcext:value-type="float">
            <text:p>114,361680522209</text:p>
          </table:table-cell>
          <table:table-cell office:value-type="float" office:value="9999" calcext:value-type="float">
            <text:p>9999</text:p>
          </table:table-cell>
          <table:table-cell office:value-type="float" office:value="312.861295677938" calcext:value-type="float">
            <text:p>312,861295677938</text:p>
          </table:table-cell>
          <table:table-cell office:value-type="float" office:value="320.818183711075" calcext:value-type="float">
            <text:p>320,818183711075</text:p>
          </table:table-cell>
          <table:table-cell office:value-type="float" office:value="180.003503829328" calcext:value-type="float">
            <text:p>180,003503829328</text:p>
          </table:table-cell>
          <table:table-cell office:value-type="float" office:value="219.67464398444" calcext:value-type="float">
            <text:p>219,67464398444</text:p>
          </table:table-cell>
          <table:table-cell office:value-type="float" office:value="184.989122513053" calcext:value-type="float">
            <text:p>184,989122513053</text:p>
          </table:table-cell>
          <table:table-cell office:value-type="float" office:value="353.793211282925" calcext:value-type="float">
            <text:p>353,793211282925</text:p>
          </table:table-cell>
          <table:table-cell office:value-type="float" office:value="174.011601709331" calcext:value-type="float">
            <text:p>174,01160170933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T42:.AD42])" office:value-type="float" office:value="0" calcext:value-type="float">
            <text:p>0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8" calcext:value-type="float">
            <text:p>98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88.058654234099" calcext:value-type="float">
            <text:p>288,058654234099</text:p>
          </table:table-cell>
          <table:table-cell office:value-type="float" office:value="234.790935342518" calcext:value-type="float">
            <text:p>234,790935342518</text:p>
          </table:table-cell>
          <table:table-cell office:value-type="float" office:value="312.861295677938" calcext:value-type="float">
            <text:p>312,861295677938</text:p>
          </table:table-cell>
          <table:table-cell office:value-type="float" office:value="9999" calcext:value-type="float">
            <text:p>9999</text:p>
          </table:table-cell>
          <table:table-cell office:value-type="float" office:value="268.065862273901" calcext:value-type="float">
            <text:p>268,065862273901</text:p>
          </table:table-cell>
          <table:table-cell office:value-type="float" office:value="134.646761705956" calcext:value-type="float">
            <text:p>134,646761705956</text:p>
          </table:table-cell>
          <table:table-cell office:value-type="float" office:value="187.36538057551" calcext:value-type="float">
            <text:p>187,36538057551</text:p>
          </table:table-cell>
          <table:table-cell office:value-type="float" office:value="377.938739183305" calcext:value-type="float">
            <text:p>377,938739183305</text:p>
          </table:table-cell>
          <table:table-cell office:value-type="float" office:value="231.903880167365" calcext:value-type="float">
            <text:p>231,903880167365</text:p>
          </table:table-cell>
          <table:table-cell office:value-type="float" office:value="302.435138865636" calcext:value-type="float">
            <text:p>302,43513886563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T43:.AD43])" office:value-type="float" office:value="0" calcext:value-type="float">
            <text:p>0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188" calcext:value-type="float">
            <text:p>188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.4534286932689" calcext:value-type="float">
            <text:p>50,4534286932689</text:p>
          </table:table-cell>
          <table:table-cell office:value-type="float" office:value="338.23178463788" calcext:value-type="float">
            <text:p>338,23178463788</text:p>
          </table:table-cell>
          <table:table-cell office:value-type="float" office:value="320.818183711075" calcext:value-type="float">
            <text:p>320,818183711075</text:p>
          </table:table-cell>
          <table:table-cell office:value-type="float" office:value="268.065862273901" calcext:value-type="float">
            <text:p>268,065862273901</text:p>
          </table:table-cell>
          <table:table-cell office:value-type="float" office:value="9999" calcext:value-type="float">
            <text:p>9999</text:p>
          </table:table-cell>
          <table:table-cell office:value-type="float" office:value="230.868661274282" calcext:value-type="float">
            <text:p>230,868661274282</text:p>
          </table:table-cell>
          <table:table-cell office:value-type="float" office:value="119.85298992235" calcext:value-type="float">
            <text:p>119,85298992235</text:p>
          </table:table-cell>
          <table:table-cell office:value-type="float" office:value="231.599030110651" calcext:value-type="float">
            <text:p>231,599030110651</text:p>
          </table:table-cell>
          <table:table-cell office:value-type="float" office:value="66.878244997996" calcext:value-type="float">
            <text:p>66,878244997996</text:p>
          </table:table-cell>
          <table:table-cell office:value-type="float" office:value="435.430040523873" calcext:value-type="float">
            <text:p>435,43004052387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formula="of:=SUM([.T44:.AD44])" office:value-type="float" office:value="1" calcext:value-type="float">
            <text:p>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table:number-columns-repeated="2"/>
          <table:table-cell table:style-name="ce16" office:value-type="float" office:value="355" calcext:value-type="float">
            <text:p>355</text:p>
          </table:table-cell>
          <table:table-cell office:value-type="float" office:value="571" calcext:value-type="float">
            <text:p>571</text:p>
          </table:table-cell>
          <table:table-cell table:formula="of:=60*[.AJ44]/5000" office:value-type="float" office:value="4.26" calcext:value-type="float">
            <text:p>4,26</text:p>
          </table:table-cell>
          <table:table-cell table:style-name="ce19" table:formula="of:=[.AG44]*60/[.AL44]" office:value-type="float" office:value="70.4225352112676" calcext:value-type="float">
            <text:p>70,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0.79193183951" calcext:value-type="float">
            <text:p>270,79193183951</text:p>
          </table:table-cell>
          <table:table-cell office:value-type="float" office:value="125.95136186817" calcext:value-type="float">
            <text:p>125,95136186817</text:p>
          </table:table-cell>
          <table:table-cell office:value-type="float" office:value="180.003503829328" calcext:value-type="float">
            <text:p>180,003503829328</text:p>
          </table:table-cell>
          <table:table-cell office:value-type="float" office:value="134.646761705956" calcext:value-type="float">
            <text:p>134,646761705956</text:p>
          </table:table-cell>
          <table:table-cell office:value-type="float" office:value="230.868661274282" calcext:value-type="float">
            <text:p>230,868661274282</text:p>
          </table:table-cell>
          <table:table-cell office:value-type="float" office:value="9999" calcext:value-type="float">
            <text:p>9999</text:p>
          </table:table-cell>
          <table:table-cell office:value-type="float" office:value="112.934061814012" calcext:value-type="float">
            <text:p>112,934061814012</text:p>
          </table:table-cell>
          <table:table-cell office:value-type="float" office:value="258.197346792151" calcext:value-type="float">
            <text:p>258,197346792151</text:p>
          </table:table-cell>
          <table:table-cell office:value-type="float" office:value="230.295000849141" calcext:value-type="float">
            <text:p>230,295000849141</text:p>
          </table:table-cell>
          <table:table-cell office:value-type="float" office:value="217.001807493411" calcext:value-type="float">
            <text:p>217,00180749341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T45:.AD45]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office:value-type="float" office:value="817" calcext:value-type="float">
            <text:p>817</text:p>
          </table:table-cell>
          <table:table-cell table:formula="of:=60*[.AJ45]/5000" office:value-type="float" office:value="5.712" calcext:value-type="float">
            <text:p>5,712</text:p>
          </table:table-cell>
          <table:table-cell table:style-name="ce19" table:formula="of:=[.AG45]*60/[.AL45]" office:value-type="float" office:value="63.0252100840336" calcext:value-type="float">
            <text:p>63,03</text:p>
          </table:table-cell>
          <table:table-cell/>
          <table:table-cell table:formula="of:=60*[.AJ45]/10000" office:value-type="float" office:value="2.856" calcext:value-type="float">
            <text:p>2,856</text:p>
          </table:table-cell>
          <table:table-cell table:style-name="ce19" table:formula="of:=[.AG45]/[.AO45]*60" office:value-type="float" office:value="126.050420168067" calcext:value-type="float">
            <text:p>126,0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4.041788797766" calcext:value-type="float">
            <text:p>164,041788797766</text:p>
          </table:table-cell>
          <table:table-cell office:value-type="float" office:value="219.529111109283" calcext:value-type="float">
            <text:p>219,529111109283</text:p>
          </table:table-cell>
          <table:table-cell office:value-type="float" office:value="219.67464398444" calcext:value-type="float">
            <text:p>219,67464398444</text:p>
          </table:table-cell>
          <table:table-cell office:value-type="float" office:value="187.36538057551" calcext:value-type="float">
            <text:p>187,36538057551</text:p>
          </table:table-cell>
          <table:table-cell office:value-type="float" office:value="119.85298992235" calcext:value-type="float">
            <text:p>119,85298992235</text:p>
          </table:table-cell>
          <table:table-cell office:value-type="float" office:value="112.934061814012" calcext:value-type="float">
            <text:p>112,934061814012</text:p>
          </table:table-cell>
          <table:table-cell office:value-type="float" office:value="9999" calcext:value-type="float">
            <text:p>9999</text:p>
          </table:table-cell>
          <table:table-cell office:value-type="float" office:value="202.144175658534" calcext:value-type="float">
            <text:p>202,144175658534</text:p>
          </table:table-cell>
          <table:table-cell office:value-type="float" office:value="135.526091595777" calcext:value-type="float">
            <text:p>135,526091595777</text:p>
          </table:table-cell>
          <table:table-cell office:value-type="float" office:value="316.473071004551" calcext:value-type="float">
            <text:p>316,47307100455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T46:.AD46]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1010" calcext:value-type="float">
            <text:p>1010</text:p>
          </table:table-cell>
          <table:table-cell table:formula="of:=60*[.AJ46]/5000" office:value-type="float" office:value="7.236" calcext:value-type="float">
            <text:p>7,236</text:p>
          </table:table-cell>
          <table:table-cell table:style-name="ce19" table:formula="of:=[.AG46]*60/[.AL46]" office:value-type="float" office:value="58.0431177446103" calcext:value-type="float">
            <text:p>58,04</text:p>
          </table:table-cell>
          <table:table-cell/>
          <table:table-cell table:formula="of:=60*[.AJ46]/10000" office:value-type="float" office:value="3.618" calcext:value-type="float">
            <text:p>3,618</text:p>
          </table:table-cell>
          <table:table-cell table:style-name="ce19" table:formula="of:=[.AG46]/[.AO46]*60" office:value-type="float" office:value="116.086235489221" calcext:value-type="float">
            <text:p>116,0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77.663926404781" calcext:value-type="float">
            <text:p>277,663926404781</text:p>
          </table:table-cell>
          <table:table-cell office:value-type="float" office:value="276.967957704674" calcext:value-type="float">
            <text:p>276,967957704674</text:p>
          </table:table-cell>
          <table:table-cell office:value-type="float" office:value="184.989122513053" calcext:value-type="float">
            <text:p>184,989122513053</text:p>
          </table:table-cell>
          <table:table-cell office:value-type="float" office:value="377.938739183305" calcext:value-type="float">
            <text:p>377,938739183305</text:p>
          </table:table-cell>
          <table:table-cell office:value-type="float" office:value="231.599030110651" calcext:value-type="float">
            <text:p>231,599030110651</text:p>
          </table:table-cell>
          <table:table-cell office:value-type="float" office:value="258.197346792151" calcext:value-type="float">
            <text:p>258,197346792151</text:p>
          </table:table-cell>
          <table:table-cell office:value-type="float" office:value="202.144175658534" calcext:value-type="float">
            <text:p>202,144175658534</text:p>
          </table:table-cell>
          <table:table-cell office:value-type="float" office:value="9999" calcext:value-type="float">
            <text:p>9999</text:p>
          </table:table-cell>
          <table:table-cell office:value-type="float" office:value="290.99592080865" calcext:value-type="float">
            <text:p>290,99592080865</text:p>
          </table:table-cell>
          <table:table-cell office:value-type="float" office:value="356.182737031604" calcext:value-type="float">
            <text:p>356,18273703160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T47:.AD47]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1179" calcext:value-type="float">
            <text:p>1179</text:p>
          </table:table-cell>
          <table:table-cell table:style-name="ce18" table:formula="of:=60*[.AJ47]/5000" office:value-type="float" office:value="7.452" calcext:value-type="float">
            <text:p>7,452</text:p>
          </table:table-cell>
          <table:table-cell table:style-name="ce20" table:formula="of:=[.AG47]*60/[.AL47]" office:value-type="float" office:value="64.4122383252818" calcext:value-type="float">
            <text:p>64,41</text:p>
          </table:table-cell>
          <table:table-cell table:style-name="ce21" office:value-type="string" calcext:value-type="string">
            <text:p>5KM</text:p>
          </table:table-cell>
          <table:table-cell table:formula="of:=60*[.AJ47]/10000" office:value-type="float" office:value="3.726" calcext:value-type="float">
            <text:p>3,726</text:p>
          </table:table-cell>
          <table:table-cell table:style-name="ce19" table:formula="of:=[.AG47]/[.AO47]*60" office:value-type="float" office:value="128.824476650564" calcext:value-type="float">
            <text:p>128,82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8.2031677167767" calcext:value-type="float">
            <text:p>58,2031677167767</text:p>
          </table:table-cell>
          <table:table-cell office:value-type="float" office:value="350.125808388871" calcext:value-type="float">
            <text:p>350,125808388871</text:p>
          </table:table-cell>
          <table:table-cell office:value-type="float" office:value="353.793211282925" calcext:value-type="float">
            <text:p>353,793211282925</text:p>
          </table:table-cell>
          <table:table-cell office:value-type="float" office:value="231.903880167365" calcext:value-type="float">
            <text:p>231,903880167365</text:p>
          </table:table-cell>
          <table:table-cell office:value-type="float" office:value="66.878244997996" calcext:value-type="float">
            <text:p>66,878244997996</text:p>
          </table:table-cell>
          <table:table-cell office:value-type="float" office:value="230.295000849141" calcext:value-type="float">
            <text:p>230,295000849141</text:p>
          </table:table-cell>
          <table:table-cell office:value-type="float" office:value="135.526091595777" calcext:value-type="float">
            <text:p>135,526091595777</text:p>
          </table:table-cell>
          <table:table-cell office:value-type="float" office:value="290.99592080865" calcext:value-type="float">
            <text:p>290,99592080865</text:p>
          </table:table-cell>
          <table:table-cell office:value-type="float" office:value="9999" calcext:value-type="float">
            <text:p>9999</text:p>
          </table:table-cell>
          <table:table-cell office:value-type="float" office:value="445.454416945352" calcext:value-type="float">
            <text:p>445,45441694535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T48:.AD48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1214" calcext:value-type="float">
            <text:p>1214</text:p>
          </table:table-cell>
          <table:table-cell table:formula="of:=60*[.AJ48]/5000" office:value-type="float" office:value="8.484" calcext:value-type="float">
            <text:p>8,484</text:p>
          </table:table-cell>
          <table:table-cell table:style-name="ce19" table:formula="of:=[.AG48]*60/[.AL48]" office:value-type="float" office:value="63.6492220650637" calcext:value-type="float">
            <text:p>63,65</text:p>
          </table:table-cell>
          <table:table-cell/>
          <table:table-cell table:formula="of:=60*[.AJ48]/10000" office:value-type="float" office:value="4.242" calcext:value-type="float">
            <text:p>4,242</text:p>
          </table:table-cell>
          <table:table-cell table:style-name="ce19" table:formula="of:=[.AG48]/[.AO48]*60" office:value-type="float" office:value="127.298444130127" calcext:value-type="float">
            <text:p>127,3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80.465438749254" calcext:value-type="float">
            <text:p>480,465438749254</text:p>
          </table:table-cell>
          <table:table-cell office:value-type="float" office:value="97.2387451374402" calcext:value-type="float">
            <text:p>97,2387451374402</text:p>
          </table:table-cell>
          <table:table-cell office:value-type="float" office:value="174.011601709331" calcext:value-type="float">
            <text:p>174,011601709331</text:p>
          </table:table-cell>
          <table:table-cell office:value-type="float" office:value="302.435138865636" calcext:value-type="float">
            <text:p>302,435138865636</text:p>
          </table:table-cell>
          <table:table-cell office:value-type="float" office:value="435.430040523873" calcext:value-type="float">
            <text:p>435,430040523873</text:p>
          </table:table-cell>
          <table:table-cell office:value-type="float" office:value="217.001807493411" calcext:value-type="float">
            <text:p>217,001807493411</text:p>
          </table:table-cell>
          <table:table-cell office:value-type="float" office:value="316.473071004551" calcext:value-type="float">
            <text:p>316,473071004551</text:p>
          </table:table-cell>
          <table:table-cell office:value-type="float" office:value="356.182737031604" calcext:value-type="float">
            <text:p>356,182737031604</text:p>
          </table:table-cell>
          <table:table-cell office:value-type="float" office:value="445.454416945352" calcext:value-type="float">
            <text:p>445,454416945352</text:p>
          </table:table-cell>
          <table:table-cell office:value-type="float" office:value="9999" calcext:value-type="float">
            <text:p>999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T49:.AD49]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float" office:value="1422" calcext:value-type="float">
            <text:p>1422</text:p>
          </table:table-cell>
          <table:table-cell table:formula="of:=60*[.AJ49]/5000" office:value-type="float" office:value="12.708" calcext:value-type="float">
            <text:p>12,708</text:p>
          </table:table-cell>
          <table:table-cell table:style-name="ce19" table:formula="of:=[.AG49]*60/[.AL49]" office:value-type="float" office:value="47.2143531633617" calcext:value-type="float">
            <text:p>47,21</text:p>
          </table:table-cell>
          <table:table-cell/>
          <table:table-cell table:style-name="ce18" table:formula="of:=60*[.AJ49]/10000" office:value-type="float" office:value="6.354" calcext:value-type="float">
            <text:p>6,354</text:p>
          </table:table-cell>
          <table:table-cell table:style-name="ce20" table:formula="of:=[.AG49]/[.AO49]*60" office:value-type="float" office:value="94.4287063267233" calcext:value-type="float">
            <text:p>94,43</text:p>
          </table:table-cell>
          <table:table-cell table:style-name="ce21" office:value-type="string" calcext:value-type="string">
            <text:p>10KM</text:p>
          </table:table-cell>
        </table:table-row>
        <table:table-row table:style-name="ro1">
          <table:table-cell table:number-columns-repeated="17"/>
          <table:table-cell table:style-name="ce11" table:formula="of:=SUMPRODUCT([.U40:.AD49];[.C40:.L49])+SUMPRODUCT([.U67:.AD76];[.C40:.L49])" office:value-type="float" office:value="100.906857386538" calcext:value-type="float">
            <text:p>100,91</text:p>
          </table:table-cell>
          <table:table-cell/>
          <table:table-cell table:formula="of:=SUM([.T39:.T49])" office:value-type="float" office:value="1" calcext:value-type="float">
            <text:p>1</text:p>
          </table:table-cell>
          <table:table-cell table:formula="of:=SUM([.U39:.U49])" office:value-type="float" office:value="1" calcext:value-type="float">
            <text:p>1</text:p>
          </table:table-cell>
          <table:table-cell table:formula="of:=SUM([.V39:.V49])" office:value-type="float" office:value="0" calcext:value-type="float">
            <text:p>0</text:p>
          </table:table-cell>
          <table:table-cell table:formula="of:=SUM([.W39:.W49])" office:value-type="float" office:value="0" calcext:value-type="float">
            <text:p>0</text:p>
          </table:table-cell>
          <table:table-cell table:formula="of:=SUM([.X39:.X49])" office:value-type="float" office:value="0" calcext:value-type="float">
            <text:p>0</text:p>
          </table:table-cell>
          <table:table-cell table:formula="of:=SUM([.Y39:.Y49])" office:value-type="float" office:value="1" calcext:value-type="float">
            <text:p>1</text:p>
          </table:table-cell>
          <table:table-cell table:formula="of:=SUM([.Z39:.Z49])" office:value-type="float" office:value="0" calcext:value-type="float">
            <text:p>0</text:p>
          </table:table-cell>
          <table:table-cell table:formula="of:=SUM([.AA39:.AA49])" office:value-type="float" office:value="0" calcext:value-type="float">
            <text:p>0</text:p>
          </table:table-cell>
          <table:table-cell table:formula="of:=SUM([.AB39:.AB49])" office:value-type="float" office:value="0" calcext:value-type="float">
            <text:p>0</text:p>
          </table:table-cell>
          <table:table-cell table:formula="of:=SUM([.AC39:.AC49])" office:value-type="float" office:value="0" calcext:value-type="float">
            <text:p>0</text:p>
          </table:table-cell>
          <table:table-cell table:formula="of:=SUM([.AD39:.AD49])" office:value-type="float" office:value="0" calcext:value-type="float">
            <text:p>0</text:p>
          </table:table-cell>
          <table:table-cell table:formula="of:=SUM([.T50:.AD50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17"/>
          <table:table-cell table:style-name="ce12" table:formula="of:=[.R58]+1"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n.X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formula="of:=SUM([.B53:.L53])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5" table:formula="of:=[.T39]*[.$R$51]" office:value-type="float" office:value="0" calcext:value-type="float">
            <text:p>0</text:p>
          </table:table-cell>
          <table:table-cell table:style-name="ce15" table:formula="of:=[.U39]*[.$R$51]" office:value-type="float" office:value="3" calcext:value-type="float">
            <text:p>3</text:p>
          </table:table-cell>
          <table:table-cell table:style-name="ce15" table:formula="of:=[.V39]*[.$R$51]" office:value-type="float" office:value="0" calcext:value-type="float">
            <text:p>0</text:p>
          </table:table-cell>
          <table:table-cell table:style-name="ce15" table:formula="of:=[.W39]*[.$R$51]" office:value-type="float" office:value="0" calcext:value-type="float">
            <text:p>0</text:p>
          </table:table-cell>
          <table:table-cell table:style-name="ce15" table:formula="of:=[.X39]*[.$R$51]" office:value-type="float" office:value="0" calcext:value-type="float">
            <text:p>0</text:p>
          </table:table-cell>
          <table:table-cell table:style-name="ce15" table:formula="of:=[.Y39]*[.$R$51]" office:value-type="float" office:value="0" calcext:value-type="float">
            <text:p>0</text:p>
          </table:table-cell>
          <table:table-cell table:style-name="ce15" table:formula="of:=[.Z39]*[.$R$51]" office:value-type="float" office:value="0" calcext:value-type="float">
            <text:p>0</text:p>
          </table:table-cell>
          <table:table-cell table:style-name="ce15" table:formula="of:=[.AA39]*[.$R$51]" office:value-type="float" office:value="0" calcext:value-type="float">
            <text:p>0</text:p>
          </table:table-cell>
          <table:table-cell table:style-name="ce15" table:formula="of:=[.AB39]*[.$R$51]" office:value-type="float" office:value="0" calcext:value-type="float">
            <text:p>0</text:p>
          </table:table-cell>
          <table:table-cell table:style-name="ce15" table:formula="of:=[.AC39]*[.$R$51]" office:value-type="float" office:value="0" calcext:value-type="float">
            <text:p>0</text:p>
          </table:table-cell>
          <table:table-cell table:style-name="ce15" table:formula="of:=[.AD39]*[.$R$5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formula="of:=SUM([.B54:.L54])" office:value-type="float" office:value="2" calcext:value-type="float">
            <text:p>2</text:p>
          </table:table-cell>
          <table:table-cell table:formula="of:=[.C64]-[.AE40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5" table:formula="of:=[.T40]*[.$R$51]" office:value-type="float" office:value="0" calcext:value-type="float">
            <text:p>0</text:p>
          </table:table-cell>
          <table:table-cell table:style-name="ce15" table:formula="of:=[.U40]*[.$R$51]" office:value-type="float" office:value="0" calcext:value-type="float">
            <text:p>0</text:p>
          </table:table-cell>
          <table:table-cell table:style-name="ce15" table:formula="of:=[.V40]*[.$R$51]" office:value-type="float" office:value="0" calcext:value-type="float">
            <text:p>0</text:p>
          </table:table-cell>
          <table:table-cell table:style-name="ce15" table:formula="of:=[.W40]*[.$R$51]" office:value-type="float" office:value="0" calcext:value-type="float">
            <text:p>0</text:p>
          </table:table-cell>
          <table:table-cell table:style-name="ce15" table:formula="of:=[.X40]*[.$R$51]" office:value-type="float" office:value="0" calcext:value-type="float">
            <text:p>0</text:p>
          </table:table-cell>
          <table:table-cell table:style-name="ce15" table:formula="of:=[.Y40]*[.$R$51]" office:value-type="float" office:value="3" calcext:value-type="float">
            <text:p>3</text:p>
          </table:table-cell>
          <table:table-cell table:style-name="ce15" table:formula="of:=[.Z40]*[.$R$51]" office:value-type="float" office:value="0" calcext:value-type="float">
            <text:p>0</text:p>
          </table:table-cell>
          <table:table-cell table:style-name="ce15" table:formula="of:=[.AA40]*[.$R$51]" office:value-type="float" office:value="0" calcext:value-type="float">
            <text:p>0</text:p>
          </table:table-cell>
          <table:table-cell table:style-name="ce15" table:formula="of:=[.AB40]*[.$R$51]" office:value-type="float" office:value="0" calcext:value-type="float">
            <text:p>0</text:p>
          </table:table-cell>
          <table:table-cell table:style-name="ce15" table:formula="of:=[.AC40]*[.$R$51]" office:value-type="float" office:value="0" calcext:value-type="float">
            <text:p>0</text:p>
          </table:table-cell>
          <table:table-cell table:style-name="ce15" table:formula="of:=[.AD40]*[.$R$51]" office:value-type="float" office:value="0" calcext:value-type="float">
            <text:p>0</text:p>
          </table:table-cell>
          <table:table-cell table:number-columns-repeated="7"/>
          <table:table-cell table:formula="of:=(60-[.AO49])" office:value-type="float" office:value="53.646" calcext:value-type="float">
            <text:p>53,646</text:p>
          </table:table-cell>
          <table:table-cell table:style-name="ce19" table:formula="of:=[.AL54]/[.AL47]" office:value-type="float" office:value="7.19887278582931" calcext:value-type="float">
            <text:p>7,2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B55:.L55])" office:value-type="float" office:value="0" calcext:value-type="float">
            <text:p>0</text:p>
          </table:table-cell>
          <table:table-cell table:formula="of:=[.D64]-[.AE41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5" table:formula="of:=[.T41]*[.$R$51]" office:value-type="float" office:value="0" calcext:value-type="float">
            <text:p>0</text:p>
          </table:table-cell>
          <table:table-cell table:style-name="ce15" table:formula="of:=[.U41]*[.$R$51]" office:value-type="float" office:value="0" calcext:value-type="float">
            <text:p>0</text:p>
          </table:table-cell>
          <table:table-cell table:style-name="ce15" table:formula="of:=[.V41]*[.$R$51]" office:value-type="float" office:value="0" calcext:value-type="float">
            <text:p>0</text:p>
          </table:table-cell>
          <table:table-cell table:style-name="ce15" table:formula="of:=[.W41]*[.$R$51]" office:value-type="float" office:value="0" calcext:value-type="float">
            <text:p>0</text:p>
          </table:table-cell>
          <table:table-cell table:style-name="ce15" table:formula="of:=[.X41]*[.$R$51]" office:value-type="float" office:value="0" calcext:value-type="float">
            <text:p>0</text:p>
          </table:table-cell>
          <table:table-cell table:style-name="ce15" table:formula="of:=[.Y41]*[.$R$51]" office:value-type="float" office:value="0" calcext:value-type="float">
            <text:p>0</text:p>
          </table:table-cell>
          <table:table-cell table:style-name="ce15" table:formula="of:=[.Z41]*[.$R$51]" office:value-type="float" office:value="0" calcext:value-type="float">
            <text:p>0</text:p>
          </table:table-cell>
          <table:table-cell table:style-name="ce15" table:formula="of:=[.AA41]*[.$R$51]" office:value-type="float" office:value="0" calcext:value-type="float">
            <text:p>0</text:p>
          </table:table-cell>
          <table:table-cell table:style-name="ce15" table:formula="of:=[.AB41]*[.$R$51]" office:value-type="float" office:value="0" calcext:value-type="float">
            <text:p>0</text:p>
          </table:table-cell>
          <table:table-cell table:style-name="ce15" table:formula="of:=[.AC41]*[.$R$51]" office:value-type="float" office:value="0" calcext:value-type="float">
            <text:p>0</text:p>
          </table:table-cell>
          <table:table-cell table:style-name="ce15" table:formula="of:=[.AD41]*[.$R$5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B56:.L56])" office:value-type="float" office:value="0" calcext:value-type="float">
            <text:p>0</text:p>
          </table:table-cell>
          <table:table-cell table:formula="of:=[.E64]-[.AE42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5" table:formula="of:=[.T42]*[.$R$51]" office:value-type="float" office:value="0" calcext:value-type="float">
            <text:p>0</text:p>
          </table:table-cell>
          <table:table-cell table:style-name="ce15" table:formula="of:=[.U42]*[.$R$51]" office:value-type="float" office:value="0" calcext:value-type="float">
            <text:p>0</text:p>
          </table:table-cell>
          <table:table-cell table:style-name="ce15" table:formula="of:=[.V42]*[.$R$51]" office:value-type="float" office:value="0" calcext:value-type="float">
            <text:p>0</text:p>
          </table:table-cell>
          <table:table-cell table:style-name="ce15" table:formula="of:=[.W42]*[.$R$51]" office:value-type="float" office:value="0" calcext:value-type="float">
            <text:p>0</text:p>
          </table:table-cell>
          <table:table-cell table:style-name="ce15" table:formula="of:=[.X42]*[.$R$51]" office:value-type="float" office:value="0" calcext:value-type="float">
            <text:p>0</text:p>
          </table:table-cell>
          <table:table-cell table:style-name="ce15" table:formula="of:=[.Y42]*[.$R$51]" office:value-type="float" office:value="0" calcext:value-type="float">
            <text:p>0</text:p>
          </table:table-cell>
          <table:table-cell table:style-name="ce15" table:formula="of:=[.Z42]*[.$R$51]" office:value-type="float" office:value="0" calcext:value-type="float">
            <text:p>0</text:p>
          </table:table-cell>
          <table:table-cell table:style-name="ce15" table:formula="of:=[.AA42]*[.$R$51]" office:value-type="float" office:value="0" calcext:value-type="float">
            <text:p>0</text:p>
          </table:table-cell>
          <table:table-cell table:style-name="ce15" table:formula="of:=[.AB42]*[.$R$51]" office:value-type="float" office:value="0" calcext:value-type="float">
            <text:p>0</text:p>
          </table:table-cell>
          <table:table-cell table:style-name="ce15" table:formula="of:=[.AC42]*[.$R$51]" office:value-type="float" office:value="0" calcext:value-type="float">
            <text:p>0</text:p>
          </table:table-cell>
          <table:table-cell table:style-name="ce15" table:formula="of:=[.AD42]*[.$R$51]" office:value-type="float" office:value="0" calcext:value-type="float">
            <text:p>0</text:p>
          </table:table-cell>
          <table:table-cell table:number-columns-repeated="7"/>
          <table:table-cell table:formula="of:=8*[.AL47]+[.AO49]" office:value-type="float" office:value="65.97" calcext:value-type="float">
            <text:p>65,97</text:p>
          </table:table-cell>
          <table:table-cell table:formula="of:=8*8+10" office:value-type="float" office:value="74" calcext:value-type="float">
            <text:p>74</text:p>
          </table:table-cell>
          <table:table-cell table:formula="of:=[.AM56]*100" office:value-type="float" office:value="7400" calcext:value-type="float">
            <text:p>74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B57:.L57])" office:value-type="float" office:value="0" calcext:value-type="float">
            <text:p>0</text:p>
          </table:table-cell>
          <table:table-cell table:formula="of:=[.F64]-[.AE43]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5" table:formula="of:=[.T43]*[.$R$51]" office:value-type="float" office:value="0" calcext:value-type="float">
            <text:p>0</text:p>
          </table:table-cell>
          <table:table-cell table:style-name="ce15" table:formula="of:=[.U43]*[.$R$51]" office:value-type="float" office:value="0" calcext:value-type="float">
            <text:p>0</text:p>
          </table:table-cell>
          <table:table-cell table:style-name="ce15" table:formula="of:=[.V43]*[.$R$51]" office:value-type="float" office:value="0" calcext:value-type="float">
            <text:p>0</text:p>
          </table:table-cell>
          <table:table-cell table:style-name="ce15" table:formula="of:=[.W43]*[.$R$51]" office:value-type="float" office:value="0" calcext:value-type="float">
            <text:p>0</text:p>
          </table:table-cell>
          <table:table-cell table:style-name="ce15" table:formula="of:=[.X43]*[.$R$51]" office:value-type="float" office:value="0" calcext:value-type="float">
            <text:p>0</text:p>
          </table:table-cell>
          <table:table-cell table:style-name="ce15" table:formula="of:=[.Y43]*[.$R$51]" office:value-type="float" office:value="0" calcext:value-type="float">
            <text:p>0</text:p>
          </table:table-cell>
          <table:table-cell table:style-name="ce15" table:formula="of:=[.Z43]*[.$R$51]" office:value-type="float" office:value="0" calcext:value-type="float">
            <text:p>0</text:p>
          </table:table-cell>
          <table:table-cell table:style-name="ce15" table:formula="of:=[.AA43]*[.$R$51]" office:value-type="float" office:value="0" calcext:value-type="float">
            <text:p>0</text:p>
          </table:table-cell>
          <table:table-cell table:style-name="ce15" table:formula="of:=[.AB43]*[.$R$51]" office:value-type="float" office:value="0" calcext:value-type="float">
            <text:p>0</text:p>
          </table:table-cell>
          <table:table-cell table:style-name="ce15" table:formula="of:=[.AC43]*[.$R$51]" office:value-type="float" office:value="0" calcext:value-type="float">
            <text:p>0</text:p>
          </table:table-cell>
          <table:table-cell table:style-name="ce15" table:formula="of:=[.AD43]*[.$R$5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formula="of:=SUM([.B58:.L58])" office:value-type="float" office:value="1" calcext:value-type="float">
            <text:p>1</text:p>
          </table:table-cell>
          <table:table-cell table:formula="of:=[.G64]-[.AE44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table:formula="of:=[.T44]*[.$R$51]" office:value-type="float" office:value="3" calcext:value-type="float">
            <text:p>3</text:p>
          </table:table-cell>
          <table:table-cell table:style-name="ce15" table:formula="of:=[.U44]*[.$R$51]" office:value-type="float" office:value="0" calcext:value-type="float">
            <text:p>0</text:p>
          </table:table-cell>
          <table:table-cell table:style-name="ce15" table:formula="of:=[.V44]*[.$R$51]" office:value-type="float" office:value="0" calcext:value-type="float">
            <text:p>0</text:p>
          </table:table-cell>
          <table:table-cell table:style-name="ce15" table:formula="of:=[.W44]*[.$R$51]" office:value-type="float" office:value="0" calcext:value-type="float">
            <text:p>0</text:p>
          </table:table-cell>
          <table:table-cell table:style-name="ce15" table:formula="of:=[.X44]*[.$R$51]" office:value-type="float" office:value="0" calcext:value-type="float">
            <text:p>0</text:p>
          </table:table-cell>
          <table:table-cell table:style-name="ce15" table:formula="of:=[.Y44]*[.$R$51]" office:value-type="float" office:value="0" calcext:value-type="float">
            <text:p>0</text:p>
          </table:table-cell>
          <table:table-cell table:style-name="ce15" table:formula="of:=[.Z44]*[.$R$51]" office:value-type="float" office:value="0" calcext:value-type="float">
            <text:p>0</text:p>
          </table:table-cell>
          <table:table-cell table:style-name="ce15" table:formula="of:=[.AA44]*[.$R$51]" office:value-type="float" office:value="0" calcext:value-type="float">
            <text:p>0</text:p>
          </table:table-cell>
          <table:table-cell table:style-name="ce15" table:formula="of:=[.AB44]*[.$R$51]" office:value-type="float" office:value="0" calcext:value-type="float">
            <text:p>0</text:p>
          </table:table-cell>
          <table:table-cell table:style-name="ce15" table:formula="of:=[.AC44]*[.$R$51]" office:value-type="float" office:value="0" calcext:value-type="float">
            <text:p>0</text:p>
          </table:table-cell>
          <table:table-cell table:style-name="ce15" table:formula="of:=[.AD44]*[.$R$51]" office:value-type="float" office:value="0" calcext:value-type="float">
            <text:p>0</text:p>
          </table:table-cell>
          <table:table-cell table:number-columns-repeated="7"/>
          <table:table-cell table:formula="of:=135*[.AL56]" office:value-type="float" office:value="8905.95" calcext:value-type="float">
            <text:p>8905,95</text:p>
          </table:table-cell>
          <table:table-cell/>
          <table:table-cell table:style-name="ce19" table:formula="of:=1000000/7400" office:value-type="float" office:value="135.135135135135" calcext:value-type="float">
            <text:p>135,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B59:.L59])" office:value-type="float" office:value="0" calcext:value-type="float">
            <text:p>0</text:p>
          </table:table-cell>
          <table:table-cell table:formula="of:=[.H64]-[.AE45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5" table:formula="of:=[.T45]*[.$R$51]" office:value-type="float" office:value="0" calcext:value-type="float">
            <text:p>0</text:p>
          </table:table-cell>
          <table:table-cell table:style-name="ce15" table:formula="of:=[.U45]*[.$R$51]" office:value-type="float" office:value="0" calcext:value-type="float">
            <text:p>0</text:p>
          </table:table-cell>
          <table:table-cell table:style-name="ce15" table:formula="of:=[.V45]*[.$R$51]" office:value-type="float" office:value="0" calcext:value-type="float">
            <text:p>0</text:p>
          </table:table-cell>
          <table:table-cell table:style-name="ce15" table:formula="of:=[.W45]*[.$R$51]" office:value-type="float" office:value="0" calcext:value-type="float">
            <text:p>0</text:p>
          </table:table-cell>
          <table:table-cell table:style-name="ce15" table:formula="of:=[.X45]*[.$R$51]" office:value-type="float" office:value="0" calcext:value-type="float">
            <text:p>0</text:p>
          </table:table-cell>
          <table:table-cell table:style-name="ce15" table:formula="of:=[.Y45]*[.$R$51]" office:value-type="float" office:value="0" calcext:value-type="float">
            <text:p>0</text:p>
          </table:table-cell>
          <table:table-cell table:style-name="ce15" table:formula="of:=[.Z45]*[.$R$51]" office:value-type="float" office:value="0" calcext:value-type="float">
            <text:p>0</text:p>
          </table:table-cell>
          <table:table-cell table:style-name="ce15" table:formula="of:=[.AA45]*[.$R$51]" office:value-type="float" office:value="0" calcext:value-type="float">
            <text:p>0</text:p>
          </table:table-cell>
          <table:table-cell table:style-name="ce15" table:formula="of:=[.AB45]*[.$R$51]" office:value-type="float" office:value="0" calcext:value-type="float">
            <text:p>0</text:p>
          </table:table-cell>
          <table:table-cell table:style-name="ce15" table:formula="of:=[.AC45]*[.$R$51]" office:value-type="float" office:value="0" calcext:value-type="float">
            <text:p>0</text:p>
          </table:table-cell>
          <table:table-cell table:style-name="ce15" table:formula="of:=[.AD45]*[.$R$51]" office:value-type="float" office:value="0" calcext:value-type="float">
            <text:p>0</text:p>
          </table:table-cell>
          <table:table-cell table:number-columns-repeated="7"/>
          <table:table-cell table:formula="of:=135*[.AN56]" office:value-type="float" office:value="999000" calcext:value-type="float">
            <text:p>9990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B60:.L60])" office:value-type="float" office:value="0" calcext:value-type="float">
            <text:p>0</text:p>
          </table:table-cell>
          <table:table-cell table:formula="of:=[.I64]-[.AE46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5" table:formula="of:=[.T46]*[.$R$51]" office:value-type="float" office:value="0" calcext:value-type="float">
            <text:p>0</text:p>
          </table:table-cell>
          <table:table-cell table:style-name="ce15" table:formula="of:=[.U46]*[.$R$51]" office:value-type="float" office:value="0" calcext:value-type="float">
            <text:p>0</text:p>
          </table:table-cell>
          <table:table-cell table:style-name="ce15" table:formula="of:=[.V46]*[.$R$51]" office:value-type="float" office:value="0" calcext:value-type="float">
            <text:p>0</text:p>
          </table:table-cell>
          <table:table-cell table:style-name="ce15" table:formula="of:=[.W46]*[.$R$51]" office:value-type="float" office:value="0" calcext:value-type="float">
            <text:p>0</text:p>
          </table:table-cell>
          <table:table-cell table:style-name="ce15" table:formula="of:=[.X46]*[.$R$51]" office:value-type="float" office:value="0" calcext:value-type="float">
            <text:p>0</text:p>
          </table:table-cell>
          <table:table-cell table:style-name="ce15" table:formula="of:=[.Y46]*[.$R$51]" office:value-type="float" office:value="0" calcext:value-type="float">
            <text:p>0</text:p>
          </table:table-cell>
          <table:table-cell table:style-name="ce15" table:formula="of:=[.Z46]*[.$R$51]" office:value-type="float" office:value="0" calcext:value-type="float">
            <text:p>0</text:p>
          </table:table-cell>
          <table:table-cell table:style-name="ce15" table:formula="of:=[.AA46]*[.$R$51]" office:value-type="float" office:value="0" calcext:value-type="float">
            <text:p>0</text:p>
          </table:table-cell>
          <table:table-cell table:style-name="ce15" table:formula="of:=[.AB46]*[.$R$51]" office:value-type="float" office:value="0" calcext:value-type="float">
            <text:p>0</text:p>
          </table:table-cell>
          <table:table-cell table:style-name="ce15" table:formula="of:=[.AC46]*[.$R$51]" office:value-type="float" office:value="0" calcext:value-type="float">
            <text:p>0</text:p>
          </table:table-cell>
          <table:table-cell table:style-name="ce15" table:formula="of:=[.AD46]*[.$R$51]" office:value-type="float" office:value="0" calcext:value-type="float">
            <text:p>0</text:p>
          </table:table-cell>
          <table:table-cell table:number-columns-repeated="7"/>
          <table:table-cell table:formula="of:=[.AL58]+[.AO49]" office:value-type="float" office:value="8912.304" calcext:value-type="float">
            <text:p>8912,30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B61:.L61])" office:value-type="float" office:value="0" calcext:value-type="float">
            <text:p>0</text:p>
          </table:table-cell>
          <table:table-cell table:formula="of:=[.J64]-[.AE47]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5" table:formula="of:=[.T47]*[.$R$51]" office:value-type="float" office:value="0" calcext:value-type="float">
            <text:p>0</text:p>
          </table:table-cell>
          <table:table-cell table:style-name="ce15" table:formula="of:=[.U47]*[.$R$51]" office:value-type="float" office:value="0" calcext:value-type="float">
            <text:p>0</text:p>
          </table:table-cell>
          <table:table-cell table:style-name="ce15" table:formula="of:=[.V47]*[.$R$51]" office:value-type="float" office:value="0" calcext:value-type="float">
            <text:p>0</text:p>
          </table:table-cell>
          <table:table-cell table:style-name="ce15" table:formula="of:=[.W47]*[.$R$51]" office:value-type="float" office:value="0" calcext:value-type="float">
            <text:p>0</text:p>
          </table:table-cell>
          <table:table-cell table:style-name="ce15" table:formula="of:=[.X47]*[.$R$51]" office:value-type="float" office:value="0" calcext:value-type="float">
            <text:p>0</text:p>
          </table:table-cell>
          <table:table-cell table:style-name="ce15" table:formula="of:=[.Y47]*[.$R$51]" office:value-type="float" office:value="0" calcext:value-type="float">
            <text:p>0</text:p>
          </table:table-cell>
          <table:table-cell table:style-name="ce15" table:formula="of:=[.Z47]*[.$R$51]" office:value-type="float" office:value="0" calcext:value-type="float">
            <text:p>0</text:p>
          </table:table-cell>
          <table:table-cell table:style-name="ce15" table:formula="of:=[.AA47]*[.$R$51]" office:value-type="float" office:value="0" calcext:value-type="float">
            <text:p>0</text:p>
          </table:table-cell>
          <table:table-cell table:style-name="ce15" table:formula="of:=[.AB47]*[.$R$51]" office:value-type="float" office:value="0" calcext:value-type="float">
            <text:p>0</text:p>
          </table:table-cell>
          <table:table-cell table:style-name="ce15" table:formula="of:=[.AC47]*[.$R$51]" office:value-type="float" office:value="0" calcext:value-type="float">
            <text:p>0</text:p>
          </table:table-cell>
          <table:table-cell table:style-name="ce15" table:formula="of:=[.AD47]*[.$R$51]" office:value-type="float" office:value="0" calcext:value-type="float">
            <text:p>0</text:p>
          </table:table-cell>
          <table:table-cell table:number-columns-repeated="7"/>
          <table:table-cell table:formula="of:=[.AL60]/60" office:value-type="float" office:value="148.5384" calcext:value-type="float">
            <text:p>148,538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B62:.L62])" office:value-type="float" office:value="0" calcext:value-type="float">
            <text:p>0</text:p>
          </table:table-cell>
          <table:table-cell table:formula="of:=[.K64]-[.AE48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5" table:formula="of:=[.T48]*[.$R$51]" office:value-type="float" office:value="0" calcext:value-type="float">
            <text:p>0</text:p>
          </table:table-cell>
          <table:table-cell table:style-name="ce15" table:formula="of:=[.U48]*[.$R$51]" office:value-type="float" office:value="0" calcext:value-type="float">
            <text:p>0</text:p>
          </table:table-cell>
          <table:table-cell table:style-name="ce15" table:formula="of:=[.V48]*[.$R$51]" office:value-type="float" office:value="0" calcext:value-type="float">
            <text:p>0</text:p>
          </table:table-cell>
          <table:table-cell table:style-name="ce15" table:formula="of:=[.W48]*[.$R$51]" office:value-type="float" office:value="0" calcext:value-type="float">
            <text:p>0</text:p>
          </table:table-cell>
          <table:table-cell table:style-name="ce15" table:formula="of:=[.X48]*[.$R$51]" office:value-type="float" office:value="0" calcext:value-type="float">
            <text:p>0</text:p>
          </table:table-cell>
          <table:table-cell table:style-name="ce15" table:formula="of:=[.Y48]*[.$R$51]" office:value-type="float" office:value="0" calcext:value-type="float">
            <text:p>0</text:p>
          </table:table-cell>
          <table:table-cell table:style-name="ce15" table:formula="of:=[.Z48]*[.$R$51]" office:value-type="float" office:value="0" calcext:value-type="float">
            <text:p>0</text:p>
          </table:table-cell>
          <table:table-cell table:style-name="ce15" table:formula="of:=[.AA48]*[.$R$51]" office:value-type="float" office:value="0" calcext:value-type="float">
            <text:p>0</text:p>
          </table:table-cell>
          <table:table-cell table:style-name="ce15" table:formula="of:=[.AB48]*[.$R$51]" office:value-type="float" office:value="0" calcext:value-type="float">
            <text:p>0</text:p>
          </table:table-cell>
          <table:table-cell table:style-name="ce15" table:formula="of:=[.AC48]*[.$R$51]" office:value-type="float" office:value="0" calcext:value-type="float">
            <text:p>0</text:p>
          </table:table-cell>
          <table:table-cell table:style-name="ce15" table:formula="of:=[.AD48]*[.$R$51]" office:value-type="float" office:value="0" calcext:value-type="float">
            <text:p>0</text:p>
          </table:table-cell>
          <table:table-cell table:number-columns-repeated="7"/>
          <table:table-cell table:formula="of:=[.AL61]/24" office:value-type="float" office:value="6.1891" calcext:value-type="float">
            <text:p>6,1891</text:p>
          </table:table-cell>
          <table:table-cell/>
          <table:table-cell table:style-name="ce18" office:value-type="string" calcext:value-type="string">
            <text:p>6j</text:p>
          </table:table-cell>
          <table:table-cell table:formula="of:=[.AL61]-6*24" office:value-type="float" office:value="4.5384" calcext:value-type="float">
            <text:p>4,538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formula="of:=SUM([.B63:.L63])" office:value-type="float" office:value="0" calcext:value-type="float">
            <text:p>0</text:p>
          </table:table-cell>
          <table:table-cell table:formula="of:=[.L64]-[.AE49]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5" table:formula="of:=[.T49]*[.$R$51]" office:value-type="float" office:value="0" calcext:value-type="float">
            <text:p>0</text:p>
          </table:table-cell>
          <table:table-cell table:style-name="ce15" table:formula="of:=[.U49]*[.$R$51]" office:value-type="float" office:value="0" calcext:value-type="float">
            <text:p>0</text:p>
          </table:table-cell>
          <table:table-cell table:style-name="ce15" table:formula="of:=[.V49]*[.$R$51]" office:value-type="float" office:value="0" calcext:value-type="float">
            <text:p>0</text:p>
          </table:table-cell>
          <table:table-cell table:style-name="ce15" table:formula="of:=[.W49]*[.$R$51]" office:value-type="float" office:value="0" calcext:value-type="float">
            <text:p>0</text:p>
          </table:table-cell>
          <table:table-cell table:style-name="ce15" table:formula="of:=[.X49]*[.$R$51]" office:value-type="float" office:value="0" calcext:value-type="float">
            <text:p>0</text:p>
          </table:table-cell>
          <table:table-cell table:style-name="ce15" table:formula="of:=[.Y49]*[.$R$51]" office:value-type="float" office:value="0" calcext:value-type="float">
            <text:p>0</text:p>
          </table:table-cell>
          <table:table-cell table:style-name="ce15" table:formula="of:=[.Z49]*[.$R$51]" office:value-type="float" office:value="0" calcext:value-type="float">
            <text:p>0</text:p>
          </table:table-cell>
          <table:table-cell table:style-name="ce15" table:formula="of:=[.AA49]*[.$R$51]" office:value-type="float" office:value="0" calcext:value-type="float">
            <text:p>0</text:p>
          </table:table-cell>
          <table:table-cell table:style-name="ce15" table:formula="of:=[.AB49]*[.$R$51]" office:value-type="float" office:value="0" calcext:value-type="float">
            <text:p>0</text:p>
          </table:table-cell>
          <table:table-cell table:style-name="ce15" table:formula="of:=[.AC49]*[.$R$51]" office:value-type="float" office:value="0" calcext:value-type="float">
            <text:p>0</text:p>
          </table:table-cell>
          <table:table-cell table:style-name="ce15" table:formula="of:=[.AD49]*[.$R$51]" office:value-type="float" office:value="0" calcext:value-type="float">
            <text:p>0</text:p>
          </table:table-cell>
          <table:table-cell table:number-columns-repeated="9"/>
          <table:table-cell table:style-name="ce18" office:value-type="string" calcext:value-type="string">
            <text:p>4min</text:p>
          </table:table-cell>
          <table:table-cell table:formula="of:=60*([.AO62]-4)" office:value-type="float" office:value="32.3039999999997" calcext:value-type="float">
            <text:p>32,30399999999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53:.C63])" office:value-type="float" office:value="3" calcext:value-type="float">
            <text:p>3</text:p>
          </table:table-cell>
          <table:table-cell table:formula="of:=SUM([.D53:.D63])" office:value-type="float" office:value="0" calcext:value-type="float">
            <text:p>0</text:p>
          </table:table-cell>
          <table:table-cell table:formula="of:=SUM([.E53:.E63])" office:value-type="float" office:value="0" calcext:value-type="float">
            <text:p>0</text:p>
          </table:table-cell>
          <table:table-cell table:formula="of:=SUM([.F53:.F63])" office:value-type="float" office:value="0" calcext:value-type="float">
            <text:p>0</text:p>
          </table:table-cell>
          <table:table-cell table:formula="of:=SUM([.G53:.G63])" office:value-type="float" office:value="2" calcext:value-type="float">
            <text:p>2</text:p>
          </table:table-cell>
          <table:table-cell table:formula="of:=SUM([.H53:.H63])" office:value-type="float" office:value="0" calcext:value-type="float">
            <text:p>0</text:p>
          </table:table-cell>
          <table:table-cell table:formula="of:=SUM([.I53:.I63])" office:value-type="float" office:value="0" calcext:value-type="float">
            <text:p>0</text:p>
          </table:table-cell>
          <table:table-cell table:formula="of:=SUM([.J53:.J63])" office:value-type="float" office:value="0" calcext:value-type="float">
            <text:p>0</text:p>
          </table:table-cell>
          <table:table-cell table:formula="of:=SUM([.K53:.K63])" office:value-type="float" office:value="0" calcext:value-type="float">
            <text:p>0</text:p>
          </table:table-cell>
          <table:table-cell table:formula="of:=SUM([.L53:.L63])" office:value-type="float" office:value="0" calcext:value-type="float">
            <text:p>0</text:p>
          </table:table-cell>
          <table:table-cell table:number-columns-repeated="27"/>
          <table:table-cell table:style-name="ce18" office:value-type="string" calcext:value-type="string">
            <text:p>33s</text:p>
          </table:table-cell>
          <table:table-cell table:number-columns-repeated="3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19"/>
          <table:table-cell table:style-name="ce5" table:formula="of:=[.T39]" office:value-type="float" office:value="0" calcext:value-type="float">
            <text:p>0</text:p>
          </table:table-cell>
          <table:table-cell table:style-name="ce5" table:formula="of:=[.U39]" office:value-type="float" office:value="1" calcext:value-type="float">
            <text:p>1</text:p>
          </table:table-cell>
          <table:table-cell table:style-name="ce5" table:formula="of:=[.V39]" office:value-type="float" office:value="0" calcext:value-type="float">
            <text:p>0</text:p>
          </table:table-cell>
          <table:table-cell table:style-name="ce5" table:formula="of:=[.W39]" office:value-type="float" office:value="0" calcext:value-type="float">
            <text:p>0</text:p>
          </table:table-cell>
          <table:table-cell table:style-name="ce5" table:formula="of:=[.X39]" office:value-type="float" office:value="0" calcext:value-type="float">
            <text:p>0</text:p>
          </table:table-cell>
          <table:table-cell table:style-name="ce5" table:formula="of:=[.Y39]" office:value-type="float" office:value="0" calcext:value-type="float">
            <text:p>0</text:p>
          </table:table-cell>
          <table:table-cell table:style-name="ce5" table:formula="of:=[.Z39]" office:value-type="float" office:value="0" calcext:value-type="float">
            <text:p>0</text:p>
          </table:table-cell>
          <table:table-cell table:style-name="ce5" table:formula="of:=[.AA39]" office:value-type="float" office:value="0" calcext:value-type="float">
            <text:p>0</text:p>
          </table:table-cell>
          <table:table-cell table:style-name="ce5" table:formula="of:=[.AB39]" office:value-type="float" office:value="0" calcext:value-type="float">
            <text:p>0</text:p>
          </table:table-cell>
          <table:table-cell table:style-name="ce5" table:formula="of:=[.AC39]" office:value-type="float" office:value="0" calcext:value-type="float">
            <text:p>0</text:p>
          </table:table-cell>
          <table:table-cell table:style-name="ce5" table:formula="of:=[.AD3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40]" office:value-type="float" office:value="0" calcext:value-type="float">
            <text:p>0</text:p>
          </table:table-cell>
          <table:table-cell table:formula="of:=[.U$66]*[.$T67]" office:value-type="float" office:value="0" calcext:value-type="float">
            <text:p>0</text:p>
          </table:table-cell>
          <table:table-cell table:formula="of:=[.V$66]*[.$T67]" office:value-type="float" office:value="0" calcext:value-type="float">
            <text:p>0</text:p>
          </table:table-cell>
          <table:table-cell table:formula="of:=[.W$66]*[.$T67]" office:value-type="float" office:value="0" calcext:value-type="float">
            <text:p>0</text:p>
          </table:table-cell>
          <table:table-cell table:formula="of:=[.X$66]*[.$T67]" office:value-type="float" office:value="0" calcext:value-type="float">
            <text:p>0</text:p>
          </table:table-cell>
          <table:table-cell table:formula="of:=[.Y$66]*[.$T67]" office:value-type="float" office:value="0" calcext:value-type="float">
            <text:p>0</text:p>
          </table:table-cell>
          <table:table-cell table:formula="of:=[.Z$66]*[.$T67]" office:value-type="float" office:value="0" calcext:value-type="float">
            <text:p>0</text:p>
          </table:table-cell>
          <table:table-cell table:formula="of:=[.AA$66]*[.$T67]" office:value-type="float" office:value="0" calcext:value-type="float">
            <text:p>0</text:p>
          </table:table-cell>
          <table:table-cell table:formula="of:=[.AB$66]*[.$T67]" office:value-type="float" office:value="0" calcext:value-type="float">
            <text:p>0</text:p>
          </table:table-cell>
          <table:table-cell table:formula="of:=[.AC$66]*[.$T67]" office:value-type="float" office:value="0" calcext:value-type="float">
            <text:p>0</text:p>
          </table:table-cell>
          <table:table-cell table:formula="of:=[.AD$66]*[.$T6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41]" office:value-type="float" office:value="0" calcext:value-type="float">
            <text:p>0</text:p>
          </table:table-cell>
          <table:table-cell table:formula="of:=[.U$66]*[.$T68]" office:value-type="float" office:value="0" calcext:value-type="float">
            <text:p>0</text:p>
          </table:table-cell>
          <table:table-cell table:formula="of:=[.V$66]*[.$T68]" office:value-type="float" office:value="0" calcext:value-type="float">
            <text:p>0</text:p>
          </table:table-cell>
          <table:table-cell table:formula="of:=[.W$66]*[.$T68]" office:value-type="float" office:value="0" calcext:value-type="float">
            <text:p>0</text:p>
          </table:table-cell>
          <table:table-cell table:formula="of:=[.X$66]*[.$T68]" office:value-type="float" office:value="0" calcext:value-type="float">
            <text:p>0</text:p>
          </table:table-cell>
          <table:table-cell table:formula="of:=[.Y$66]*[.$T68]" office:value-type="float" office:value="0" calcext:value-type="float">
            <text:p>0</text:p>
          </table:table-cell>
          <table:table-cell table:formula="of:=[.Z$66]*[.$T68]" office:value-type="float" office:value="0" calcext:value-type="float">
            <text:p>0</text:p>
          </table:table-cell>
          <table:table-cell table:formula="of:=[.AA$66]*[.$T68]" office:value-type="float" office:value="0" calcext:value-type="float">
            <text:p>0</text:p>
          </table:table-cell>
          <table:table-cell table:formula="of:=[.AB$66]*[.$T68]" office:value-type="float" office:value="0" calcext:value-type="float">
            <text:p>0</text:p>
          </table:table-cell>
          <table:table-cell table:formula="of:=[.AC$66]*[.$T68]" office:value-type="float" office:value="0" calcext:value-type="float">
            <text:p>0</text:p>
          </table:table-cell>
          <table:table-cell table:formula="of:=[.AD$66]*[.$T6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42]" office:value-type="float" office:value="0" calcext:value-type="float">
            <text:p>0</text:p>
          </table:table-cell>
          <table:table-cell table:formula="of:=[.U$66]*[.$T69]" office:value-type="float" office:value="0" calcext:value-type="float">
            <text:p>0</text:p>
          </table:table-cell>
          <table:table-cell table:formula="of:=[.V$66]*[.$T69]" office:value-type="float" office:value="0" calcext:value-type="float">
            <text:p>0</text:p>
          </table:table-cell>
          <table:table-cell table:formula="of:=[.W$66]*[.$T69]" office:value-type="float" office:value="0" calcext:value-type="float">
            <text:p>0</text:p>
          </table:table-cell>
          <table:table-cell table:formula="of:=[.X$66]*[.$T69]" office:value-type="float" office:value="0" calcext:value-type="float">
            <text:p>0</text:p>
          </table:table-cell>
          <table:table-cell table:formula="of:=[.Y$66]*[.$T69]" office:value-type="float" office:value="0" calcext:value-type="float">
            <text:p>0</text:p>
          </table:table-cell>
          <table:table-cell table:formula="of:=[.Z$66]*[.$T69]" office:value-type="float" office:value="0" calcext:value-type="float">
            <text:p>0</text:p>
          </table:table-cell>
          <table:table-cell table:formula="of:=[.AA$66]*[.$T69]" office:value-type="float" office:value="0" calcext:value-type="float">
            <text:p>0</text:p>
          </table:table-cell>
          <table:table-cell table:formula="of:=[.AB$66]*[.$T69]" office:value-type="float" office:value="0" calcext:value-type="float">
            <text:p>0</text:p>
          </table:table-cell>
          <table:table-cell table:formula="of:=[.AC$66]*[.$T69]" office:value-type="float" office:value="0" calcext:value-type="float">
            <text:p>0</text:p>
          </table:table-cell>
          <table:table-cell table:formula="of:=[.AD$66]*[.$T6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43]" office:value-type="float" office:value="0" calcext:value-type="float">
            <text:p>0</text:p>
          </table:table-cell>
          <table:table-cell table:formula="of:=[.U$66]*[.$T70]" office:value-type="float" office:value="0" calcext:value-type="float">
            <text:p>0</text:p>
          </table:table-cell>
          <table:table-cell table:formula="of:=[.V$66]*[.$T70]" office:value-type="float" office:value="0" calcext:value-type="float">
            <text:p>0</text:p>
          </table:table-cell>
          <table:table-cell table:formula="of:=[.W$66]*[.$T70]" office:value-type="float" office:value="0" calcext:value-type="float">
            <text:p>0</text:p>
          </table:table-cell>
          <table:table-cell table:formula="of:=[.X$66]*[.$T70]" office:value-type="float" office:value="0" calcext:value-type="float">
            <text:p>0</text:p>
          </table:table-cell>
          <table:table-cell table:formula="of:=[.Y$66]*[.$T70]" office:value-type="float" office:value="0" calcext:value-type="float">
            <text:p>0</text:p>
          </table:table-cell>
          <table:table-cell table:formula="of:=[.Z$66]*[.$T70]" office:value-type="float" office:value="0" calcext:value-type="float">
            <text:p>0</text:p>
          </table:table-cell>
          <table:table-cell table:formula="of:=[.AA$66]*[.$T70]" office:value-type="float" office:value="0" calcext:value-type="float">
            <text:p>0</text:p>
          </table:table-cell>
          <table:table-cell table:formula="of:=[.AB$66]*[.$T70]" office:value-type="float" office:value="0" calcext:value-type="float">
            <text:p>0</text:p>
          </table:table-cell>
          <table:table-cell table:formula="of:=[.AC$66]*[.$T70]" office:value-type="float" office:value="0" calcext:value-type="float">
            <text:p>0</text:p>
          </table:table-cell>
          <table:table-cell table:formula="of:=[.AD$66]*[.$T7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44]" office:value-type="float" office:value="1" calcext:value-type="float">
            <text:p>1</text:p>
          </table:table-cell>
          <table:table-cell table:formula="of:=[.U$66]*[.$T71]" office:value-type="float" office:value="1" calcext:value-type="float">
            <text:p>1</text:p>
          </table:table-cell>
          <table:table-cell table:formula="of:=[.V$66]*[.$T71]" office:value-type="float" office:value="0" calcext:value-type="float">
            <text:p>0</text:p>
          </table:table-cell>
          <table:table-cell table:formula="of:=[.W$66]*[.$T71]" office:value-type="float" office:value="0" calcext:value-type="float">
            <text:p>0</text:p>
          </table:table-cell>
          <table:table-cell table:formula="of:=[.X$66]*[.$T71]" office:value-type="float" office:value="0" calcext:value-type="float">
            <text:p>0</text:p>
          </table:table-cell>
          <table:table-cell table:formula="of:=[.Y$66]*[.$T71]" office:value-type="float" office:value="0" calcext:value-type="float">
            <text:p>0</text:p>
          </table:table-cell>
          <table:table-cell table:formula="of:=[.Z$66]*[.$T71]" office:value-type="float" office:value="0" calcext:value-type="float">
            <text:p>0</text:p>
          </table:table-cell>
          <table:table-cell table:formula="of:=[.AA$66]*[.$T71]" office:value-type="float" office:value="0" calcext:value-type="float">
            <text:p>0</text:p>
          </table:table-cell>
          <table:table-cell table:formula="of:=[.AB$66]*[.$T71]" office:value-type="float" office:value="0" calcext:value-type="float">
            <text:p>0</text:p>
          </table:table-cell>
          <table:table-cell table:formula="of:=[.AC$66]*[.$T71]" office:value-type="float" office:value="0" calcext:value-type="float">
            <text:p>0</text:p>
          </table:table-cell>
          <table:table-cell table:formula="of:=[.AD$66]*[.$T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45]" office:value-type="float" office:value="0" calcext:value-type="float">
            <text:p>0</text:p>
          </table:table-cell>
          <table:table-cell table:formula="of:=[.U$66]*[.$T72]" office:value-type="float" office:value="0" calcext:value-type="float">
            <text:p>0</text:p>
          </table:table-cell>
          <table:table-cell table:formula="of:=[.V$66]*[.$T72]" office:value-type="float" office:value="0" calcext:value-type="float">
            <text:p>0</text:p>
          </table:table-cell>
          <table:table-cell table:formula="of:=[.W$66]*[.$T72]" office:value-type="float" office:value="0" calcext:value-type="float">
            <text:p>0</text:p>
          </table:table-cell>
          <table:table-cell table:formula="of:=[.X$66]*[.$T72]" office:value-type="float" office:value="0" calcext:value-type="float">
            <text:p>0</text:p>
          </table:table-cell>
          <table:table-cell table:formula="of:=[.Y$66]*[.$T72]" office:value-type="float" office:value="0" calcext:value-type="float">
            <text:p>0</text:p>
          </table:table-cell>
          <table:table-cell table:formula="of:=[.Z$66]*[.$T72]" office:value-type="float" office:value="0" calcext:value-type="float">
            <text:p>0</text:p>
          </table:table-cell>
          <table:table-cell table:formula="of:=[.AA$66]*[.$T72]" office:value-type="float" office:value="0" calcext:value-type="float">
            <text:p>0</text:p>
          </table:table-cell>
          <table:table-cell table:formula="of:=[.AB$66]*[.$T72]" office:value-type="float" office:value="0" calcext:value-type="float">
            <text:p>0</text:p>
          </table:table-cell>
          <table:table-cell table:formula="of:=[.AC$66]*[.$T72]" office:value-type="float" office:value="0" calcext:value-type="float">
            <text:p>0</text:p>
          </table:table-cell>
          <table:table-cell table:formula="of:=[.AD$66]*[.$T7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46]" office:value-type="float" office:value="0" calcext:value-type="float">
            <text:p>0</text:p>
          </table:table-cell>
          <table:table-cell table:formula="of:=[.U$66]*[.$T73]" office:value-type="float" office:value="0" calcext:value-type="float">
            <text:p>0</text:p>
          </table:table-cell>
          <table:table-cell table:formula="of:=[.V$66]*[.$T73]" office:value-type="float" office:value="0" calcext:value-type="float">
            <text:p>0</text:p>
          </table:table-cell>
          <table:table-cell table:formula="of:=[.W$66]*[.$T73]" office:value-type="float" office:value="0" calcext:value-type="float">
            <text:p>0</text:p>
          </table:table-cell>
          <table:table-cell table:formula="of:=[.X$66]*[.$T73]" office:value-type="float" office:value="0" calcext:value-type="float">
            <text:p>0</text:p>
          </table:table-cell>
          <table:table-cell table:formula="of:=[.Y$66]*[.$T73]" office:value-type="float" office:value="0" calcext:value-type="float">
            <text:p>0</text:p>
          </table:table-cell>
          <table:table-cell table:formula="of:=[.Z$66]*[.$T73]" office:value-type="float" office:value="0" calcext:value-type="float">
            <text:p>0</text:p>
          </table:table-cell>
          <table:table-cell table:formula="of:=[.AA$66]*[.$T73]" office:value-type="float" office:value="0" calcext:value-type="float">
            <text:p>0</text:p>
          </table:table-cell>
          <table:table-cell table:formula="of:=[.AB$66]*[.$T73]" office:value-type="float" office:value="0" calcext:value-type="float">
            <text:p>0</text:p>
          </table:table-cell>
          <table:table-cell table:formula="of:=[.AC$66]*[.$T73]" office:value-type="float" office:value="0" calcext:value-type="float">
            <text:p>0</text:p>
          </table:table-cell>
          <table:table-cell table:formula="of:=[.AD$66]*[.$T7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47]" office:value-type="float" office:value="0" calcext:value-type="float">
            <text:p>0</text:p>
          </table:table-cell>
          <table:table-cell table:formula="of:=[.U$66]*[.$T74]" office:value-type="float" office:value="0" calcext:value-type="float">
            <text:p>0</text:p>
          </table:table-cell>
          <table:table-cell table:formula="of:=[.V$66]*[.$T74]" office:value-type="float" office:value="0" calcext:value-type="float">
            <text:p>0</text:p>
          </table:table-cell>
          <table:table-cell table:formula="of:=[.W$66]*[.$T74]" office:value-type="float" office:value="0" calcext:value-type="float">
            <text:p>0</text:p>
          </table:table-cell>
          <table:table-cell table:formula="of:=[.X$66]*[.$T74]" office:value-type="float" office:value="0" calcext:value-type="float">
            <text:p>0</text:p>
          </table:table-cell>
          <table:table-cell table:formula="of:=[.Y$66]*[.$T74]" office:value-type="float" office:value="0" calcext:value-type="float">
            <text:p>0</text:p>
          </table:table-cell>
          <table:table-cell table:formula="of:=[.Z$66]*[.$T74]" office:value-type="float" office:value="0" calcext:value-type="float">
            <text:p>0</text:p>
          </table:table-cell>
          <table:table-cell table:formula="of:=[.AA$66]*[.$T74]" office:value-type="float" office:value="0" calcext:value-type="float">
            <text:p>0</text:p>
          </table:table-cell>
          <table:table-cell table:formula="of:=[.AB$66]*[.$T74]" office:value-type="float" office:value="0" calcext:value-type="float">
            <text:p>0</text:p>
          </table:table-cell>
          <table:table-cell table:formula="of:=[.AC$66]*[.$T74]" office:value-type="float" office:value="0" calcext:value-type="float">
            <text:p>0</text:p>
          </table:table-cell>
          <table:table-cell table:formula="of:=[.AD$66]*[.$T7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48]" office:value-type="float" office:value="0" calcext:value-type="float">
            <text:p>0</text:p>
          </table:table-cell>
          <table:table-cell table:formula="of:=[.U$66]*[.$T75]" office:value-type="float" office:value="0" calcext:value-type="float">
            <text:p>0</text:p>
          </table:table-cell>
          <table:table-cell table:formula="of:=[.V$66]*[.$T75]" office:value-type="float" office:value="0" calcext:value-type="float">
            <text:p>0</text:p>
          </table:table-cell>
          <table:table-cell table:formula="of:=[.W$66]*[.$T75]" office:value-type="float" office:value="0" calcext:value-type="float">
            <text:p>0</text:p>
          </table:table-cell>
          <table:table-cell table:formula="of:=[.X$66]*[.$T75]" office:value-type="float" office:value="0" calcext:value-type="float">
            <text:p>0</text:p>
          </table:table-cell>
          <table:table-cell table:formula="of:=[.Y$66]*[.$T75]" office:value-type="float" office:value="0" calcext:value-type="float">
            <text:p>0</text:p>
          </table:table-cell>
          <table:table-cell table:formula="of:=[.Z$66]*[.$T75]" office:value-type="float" office:value="0" calcext:value-type="float">
            <text:p>0</text:p>
          </table:table-cell>
          <table:table-cell table:formula="of:=[.AA$66]*[.$T75]" office:value-type="float" office:value="0" calcext:value-type="float">
            <text:p>0</text:p>
          </table:table-cell>
          <table:table-cell table:formula="of:=[.AB$66]*[.$T75]" office:value-type="float" office:value="0" calcext:value-type="float">
            <text:p>0</text:p>
          </table:table-cell>
          <table:table-cell table:formula="of:=[.AC$66]*[.$T75]" office:value-type="float" office:value="0" calcext:value-type="float">
            <text:p>0</text:p>
          </table:table-cell>
          <table:table-cell table:formula="of:=[.AD$66]*[.$T7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49]" office:value-type="float" office:value="0" calcext:value-type="float">
            <text:p>0</text:p>
          </table:table-cell>
          <table:table-cell table:formula="of:=[.U$66]*[.$T76]" office:value-type="float" office:value="0" calcext:value-type="float">
            <text:p>0</text:p>
          </table:table-cell>
          <table:table-cell table:formula="of:=[.V$66]*[.$T76]" office:value-type="float" office:value="0" calcext:value-type="float">
            <text:p>0</text:p>
          </table:table-cell>
          <table:table-cell table:formula="of:=[.W$66]*[.$T76]" office:value-type="float" office:value="0" calcext:value-type="float">
            <text:p>0</text:p>
          </table:table-cell>
          <table:table-cell table:formula="of:=[.X$66]*[.$T76]" office:value-type="float" office:value="0" calcext:value-type="float">
            <text:p>0</text:p>
          </table:table-cell>
          <table:table-cell table:formula="of:=[.Y$66]*[.$T76]" office:value-type="float" office:value="0" calcext:value-type="float">
            <text:p>0</text:p>
          </table:table-cell>
          <table:table-cell table:formula="of:=[.Z$66]*[.$T76]" office:value-type="float" office:value="0" calcext:value-type="float">
            <text:p>0</text:p>
          </table:table-cell>
          <table:table-cell table:formula="of:=[.AA$66]*[.$T76]" office:value-type="float" office:value="0" calcext:value-type="float">
            <text:p>0</text:p>
          </table:table-cell>
          <table:table-cell table:formula="of:=[.AB$66]*[.$T76]" office:value-type="float" office:value="0" calcext:value-type="float">
            <text:p>0</text:p>
          </table:table-cell>
          <table:table-cell table:formula="of:=[.AC$66]*[.$T76]" office:value-type="float" office:value="0" calcext:value-type="float">
            <text:p>0</text:p>
          </table:table-cell>
          <table:table-cell table:formula="of:=[.AD$66]*[.$T7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19"/>
          <table:table-cell table:style-name="ce5" table:formula="of:=[.T66]" office:value-type="float" office:value="0" calcext:value-type="float">
            <text:p>0</text:p>
          </table:table-cell>
          <table:table-cell table:style-name="ce5" table:formula="of:=[.U66]" office:value-type="float" office:value="1" calcext:value-type="float">
            <text:p>1</text:p>
          </table:table-cell>
          <table:table-cell table:style-name="ce5" table:formula="of:=[.V66]" office:value-type="float" office:value="0" calcext:value-type="float">
            <text:p>0</text:p>
          </table:table-cell>
          <table:table-cell table:style-name="ce5" table:formula="of:=[.W66]" office:value-type="float" office:value="0" calcext:value-type="float">
            <text:p>0</text:p>
          </table:table-cell>
          <table:table-cell table:style-name="ce5" table:formula="of:=[.X66]" office:value-type="float" office:value="0" calcext:value-type="float">
            <text:p>0</text:p>
          </table:table-cell>
          <table:table-cell table:style-name="ce5" table:formula="of:=[.Y66]" office:value-type="float" office:value="0" calcext:value-type="float">
            <text:p>0</text:p>
          </table:table-cell>
          <table:table-cell table:style-name="ce5" table:formula="of:=[.Z66]" office:value-type="float" office:value="0" calcext:value-type="float">
            <text:p>0</text:p>
          </table:table-cell>
          <table:table-cell table:style-name="ce5" table:formula="of:=[.AA66]" office:value-type="float" office:value="0" calcext:value-type="float">
            <text:p>0</text:p>
          </table:table-cell>
          <table:table-cell table:style-name="ce5" table:formula="of:=[.AB66]" office:value-type="float" office:value="0" calcext:value-type="float">
            <text:p>0</text:p>
          </table:table-cell>
          <table:table-cell table:style-name="ce5" table:formula="of:=[.AC66]" office:value-type="float" office:value="0" calcext:value-type="float">
            <text:p>0</text:p>
          </table:table-cell>
          <table:table-cell table:style-name="ce5" table:formula="of:=[.AD6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67]" office:value-type="float" office:value="0" calcext:value-type="float">
            <text:p>0</text:p>
          </table:table-cell>
          <table:table-cell table:formula="of:=[.U$78]+[.$T79]-1" office:value-type="float" office:value="0" calcext:value-type="float">
            <text:p>0</text:p>
          </table:table-cell>
          <table:table-cell table:formula="of:=[.V$78]+[.$T79]-1" office:value-type="float" office:value="-1" calcext:value-type="float">
            <text:p>-1</text:p>
          </table:table-cell>
          <table:table-cell table:formula="of:=[.W$78]+[.$T79]-1" office:value-type="float" office:value="-1" calcext:value-type="float">
            <text:p>-1</text:p>
          </table:table-cell>
          <table:table-cell table:formula="of:=[.X$78]+[.$T79]-1" office:value-type="float" office:value="-1" calcext:value-type="float">
            <text:p>-1</text:p>
          </table:table-cell>
          <table:table-cell table:formula="of:=[.Y$78]+[.$T79]-1" office:value-type="float" office:value="-1" calcext:value-type="float">
            <text:p>-1</text:p>
          </table:table-cell>
          <table:table-cell table:formula="of:=[.Z$78]+[.$T79]-1" office:value-type="float" office:value="-1" calcext:value-type="float">
            <text:p>-1</text:p>
          </table:table-cell>
          <table:table-cell table:formula="of:=[.AA$78]+[.$T79]-1" office:value-type="float" office:value="-1" calcext:value-type="float">
            <text:p>-1</text:p>
          </table:table-cell>
          <table:table-cell table:formula="of:=[.AB$78]+[.$T79]-1" office:value-type="float" office:value="-1" calcext:value-type="float">
            <text:p>-1</text:p>
          </table:table-cell>
          <table:table-cell table:formula="of:=[.AC$78]+[.$T79]-1" office:value-type="float" office:value="-1" calcext:value-type="float">
            <text:p>-1</text:p>
          </table:table-cell>
          <table:table-cell table:formula="of:=[.AD$78]+[.$T79]-1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68]" office:value-type="float" office:value="0" calcext:value-type="float">
            <text:p>0</text:p>
          </table:table-cell>
          <table:table-cell table:formula="of:=[.U$78]+[.$T80]-1" office:value-type="float" office:value="0" calcext:value-type="float">
            <text:p>0</text:p>
          </table:table-cell>
          <table:table-cell table:formula="of:=[.V$78]+[.$T80]-1" office:value-type="float" office:value="-1" calcext:value-type="float">
            <text:p>-1</text:p>
          </table:table-cell>
          <table:table-cell table:formula="of:=[.W$78]+[.$T80]-1" office:value-type="float" office:value="-1" calcext:value-type="float">
            <text:p>-1</text:p>
          </table:table-cell>
          <table:table-cell table:formula="of:=[.X$78]+[.$T80]-1" office:value-type="float" office:value="-1" calcext:value-type="float">
            <text:p>-1</text:p>
          </table:table-cell>
          <table:table-cell table:formula="of:=[.Y$78]+[.$T80]-1" office:value-type="float" office:value="-1" calcext:value-type="float">
            <text:p>-1</text:p>
          </table:table-cell>
          <table:table-cell table:formula="of:=[.Z$78]+[.$T80]-1" office:value-type="float" office:value="-1" calcext:value-type="float">
            <text:p>-1</text:p>
          </table:table-cell>
          <table:table-cell table:formula="of:=[.AA$78]+[.$T80]-1" office:value-type="float" office:value="-1" calcext:value-type="float">
            <text:p>-1</text:p>
          </table:table-cell>
          <table:table-cell table:formula="of:=[.AB$78]+[.$T80]-1" office:value-type="float" office:value="-1" calcext:value-type="float">
            <text:p>-1</text:p>
          </table:table-cell>
          <table:table-cell table:formula="of:=[.AC$78]+[.$T80]-1" office:value-type="float" office:value="-1" calcext:value-type="float">
            <text:p>-1</text:p>
          </table:table-cell>
          <table:table-cell table:formula="of:=[.AD$78]+[.$T80]-1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69]" office:value-type="float" office:value="0" calcext:value-type="float">
            <text:p>0</text:p>
          </table:table-cell>
          <table:table-cell table:formula="of:=[.U$78]+[.$T81]-1" office:value-type="float" office:value="0" calcext:value-type="float">
            <text:p>0</text:p>
          </table:table-cell>
          <table:table-cell table:formula="of:=[.V$78]+[.$T81]-1" office:value-type="float" office:value="-1" calcext:value-type="float">
            <text:p>-1</text:p>
          </table:table-cell>
          <table:table-cell table:formula="of:=[.W$78]+[.$T81]-1" office:value-type="float" office:value="-1" calcext:value-type="float">
            <text:p>-1</text:p>
          </table:table-cell>
          <table:table-cell table:formula="of:=[.X$78]+[.$T81]-1" office:value-type="float" office:value="-1" calcext:value-type="float">
            <text:p>-1</text:p>
          </table:table-cell>
          <table:table-cell table:formula="of:=[.Y$78]+[.$T81]-1" office:value-type="float" office:value="-1" calcext:value-type="float">
            <text:p>-1</text:p>
          </table:table-cell>
          <table:table-cell table:formula="of:=[.Z$78]+[.$T81]-1" office:value-type="float" office:value="-1" calcext:value-type="float">
            <text:p>-1</text:p>
          </table:table-cell>
          <table:table-cell table:formula="of:=[.AA$78]+[.$T81]-1" office:value-type="float" office:value="-1" calcext:value-type="float">
            <text:p>-1</text:p>
          </table:table-cell>
          <table:table-cell table:formula="of:=[.AB$78]+[.$T81]-1" office:value-type="float" office:value="-1" calcext:value-type="float">
            <text:p>-1</text:p>
          </table:table-cell>
          <table:table-cell table:formula="of:=[.AC$78]+[.$T81]-1" office:value-type="float" office:value="-1" calcext:value-type="float">
            <text:p>-1</text:p>
          </table:table-cell>
          <table:table-cell table:formula="of:=[.AD$78]+[.$T81]-1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70]" office:value-type="float" office:value="0" calcext:value-type="float">
            <text:p>0</text:p>
          </table:table-cell>
          <table:table-cell table:formula="of:=[.U$78]+[.$T82]-1" office:value-type="float" office:value="0" calcext:value-type="float">
            <text:p>0</text:p>
          </table:table-cell>
          <table:table-cell table:formula="of:=[.V$78]+[.$T82]-1" office:value-type="float" office:value="-1" calcext:value-type="float">
            <text:p>-1</text:p>
          </table:table-cell>
          <table:table-cell table:formula="of:=[.W$78]+[.$T82]-1" office:value-type="float" office:value="-1" calcext:value-type="float">
            <text:p>-1</text:p>
          </table:table-cell>
          <table:table-cell table:formula="of:=[.X$78]+[.$T82]-1" office:value-type="float" office:value="-1" calcext:value-type="float">
            <text:p>-1</text:p>
          </table:table-cell>
          <table:table-cell table:formula="of:=[.Y$78]+[.$T82]-1" office:value-type="float" office:value="-1" calcext:value-type="float">
            <text:p>-1</text:p>
          </table:table-cell>
          <table:table-cell table:formula="of:=[.Z$78]+[.$T82]-1" office:value-type="float" office:value="-1" calcext:value-type="float">
            <text:p>-1</text:p>
          </table:table-cell>
          <table:table-cell table:formula="of:=[.AA$78]+[.$T82]-1" office:value-type="float" office:value="-1" calcext:value-type="float">
            <text:p>-1</text:p>
          </table:table-cell>
          <table:table-cell table:formula="of:=[.AB$78]+[.$T82]-1" office:value-type="float" office:value="-1" calcext:value-type="float">
            <text:p>-1</text:p>
          </table:table-cell>
          <table:table-cell table:formula="of:=[.AC$78]+[.$T82]-1" office:value-type="float" office:value="-1" calcext:value-type="float">
            <text:p>-1</text:p>
          </table:table-cell>
          <table:table-cell table:formula="of:=[.AD$78]+[.$T82]-1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71]" office:value-type="float" office:value="1" calcext:value-type="float">
            <text:p>1</text:p>
          </table:table-cell>
          <table:table-cell table:formula="of:=[.U$78]+[.$T83]-1" office:value-type="float" office:value="1" calcext:value-type="float">
            <text:p>1</text:p>
          </table:table-cell>
          <table:table-cell table:formula="of:=[.V$78]+[.$T83]-1" office:value-type="float" office:value="0" calcext:value-type="float">
            <text:p>0</text:p>
          </table:table-cell>
          <table:table-cell table:formula="of:=[.W$78]+[.$T83]-1" office:value-type="float" office:value="0" calcext:value-type="float">
            <text:p>0</text:p>
          </table:table-cell>
          <table:table-cell table:formula="of:=[.X$78]+[.$T83]-1" office:value-type="float" office:value="0" calcext:value-type="float">
            <text:p>0</text:p>
          </table:table-cell>
          <table:table-cell table:formula="of:=[.Y$78]+[.$T83]-1" office:value-type="float" office:value="0" calcext:value-type="float">
            <text:p>0</text:p>
          </table:table-cell>
          <table:table-cell table:formula="of:=[.Z$78]+[.$T83]-1" office:value-type="float" office:value="0" calcext:value-type="float">
            <text:p>0</text:p>
          </table:table-cell>
          <table:table-cell table:formula="of:=[.AA$78]+[.$T83]-1" office:value-type="float" office:value="0" calcext:value-type="float">
            <text:p>0</text:p>
          </table:table-cell>
          <table:table-cell table:formula="of:=[.AB$78]+[.$T83]-1" office:value-type="float" office:value="0" calcext:value-type="float">
            <text:p>0</text:p>
          </table:table-cell>
          <table:table-cell table:formula="of:=[.AC$78]+[.$T83]-1" office:value-type="float" office:value="0" calcext:value-type="float">
            <text:p>0</text:p>
          </table:table-cell>
          <table:table-cell table:formula="of:=[.AD$78]+[.$T83]-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72]" office:value-type="float" office:value="0" calcext:value-type="float">
            <text:p>0</text:p>
          </table:table-cell>
          <table:table-cell table:formula="of:=[.U$78]+[.$T84]-1" office:value-type="float" office:value="0" calcext:value-type="float">
            <text:p>0</text:p>
          </table:table-cell>
          <table:table-cell table:formula="of:=[.V$78]+[.$T84]-1" office:value-type="float" office:value="-1" calcext:value-type="float">
            <text:p>-1</text:p>
          </table:table-cell>
          <table:table-cell table:formula="of:=[.W$78]+[.$T84]-1" office:value-type="float" office:value="-1" calcext:value-type="float">
            <text:p>-1</text:p>
          </table:table-cell>
          <table:table-cell table:formula="of:=[.X$78]+[.$T84]-1" office:value-type="float" office:value="-1" calcext:value-type="float">
            <text:p>-1</text:p>
          </table:table-cell>
          <table:table-cell table:formula="of:=[.Y$78]+[.$T84]-1" office:value-type="float" office:value="-1" calcext:value-type="float">
            <text:p>-1</text:p>
          </table:table-cell>
          <table:table-cell table:formula="of:=[.Z$78]+[.$T84]-1" office:value-type="float" office:value="-1" calcext:value-type="float">
            <text:p>-1</text:p>
          </table:table-cell>
          <table:table-cell table:formula="of:=[.AA$78]+[.$T84]-1" office:value-type="float" office:value="-1" calcext:value-type="float">
            <text:p>-1</text:p>
          </table:table-cell>
          <table:table-cell table:formula="of:=[.AB$78]+[.$T84]-1" office:value-type="float" office:value="-1" calcext:value-type="float">
            <text:p>-1</text:p>
          </table:table-cell>
          <table:table-cell table:formula="of:=[.AC$78]+[.$T84]-1" office:value-type="float" office:value="-1" calcext:value-type="float">
            <text:p>-1</text:p>
          </table:table-cell>
          <table:table-cell table:formula="of:=[.AD$78]+[.$T84]-1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73]" office:value-type="float" office:value="0" calcext:value-type="float">
            <text:p>0</text:p>
          </table:table-cell>
          <table:table-cell table:formula="of:=[.U$78]+[.$T85]-1" office:value-type="float" office:value="0" calcext:value-type="float">
            <text:p>0</text:p>
          </table:table-cell>
          <table:table-cell table:formula="of:=[.V$78]+[.$T85]-1" office:value-type="float" office:value="-1" calcext:value-type="float">
            <text:p>-1</text:p>
          </table:table-cell>
          <table:table-cell table:formula="of:=[.W$78]+[.$T85]-1" office:value-type="float" office:value="-1" calcext:value-type="float">
            <text:p>-1</text:p>
          </table:table-cell>
          <table:table-cell table:formula="of:=[.X$78]+[.$T85]-1" office:value-type="float" office:value="-1" calcext:value-type="float">
            <text:p>-1</text:p>
          </table:table-cell>
          <table:table-cell table:formula="of:=[.Y$78]+[.$T85]-1" office:value-type="float" office:value="-1" calcext:value-type="float">
            <text:p>-1</text:p>
          </table:table-cell>
          <table:table-cell table:formula="of:=[.Z$78]+[.$T85]-1" office:value-type="float" office:value="-1" calcext:value-type="float">
            <text:p>-1</text:p>
          </table:table-cell>
          <table:table-cell table:formula="of:=[.AA$78]+[.$T85]-1" office:value-type="float" office:value="-1" calcext:value-type="float">
            <text:p>-1</text:p>
          </table:table-cell>
          <table:table-cell table:formula="of:=[.AB$78]+[.$T85]-1" office:value-type="float" office:value="-1" calcext:value-type="float">
            <text:p>-1</text:p>
          </table:table-cell>
          <table:table-cell table:formula="of:=[.AC$78]+[.$T85]-1" office:value-type="float" office:value="-1" calcext:value-type="float">
            <text:p>-1</text:p>
          </table:table-cell>
          <table:table-cell table:formula="of:=[.AD$78]+[.$T85]-1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74]" office:value-type="float" office:value="0" calcext:value-type="float">
            <text:p>0</text:p>
          </table:table-cell>
          <table:table-cell table:formula="of:=[.U$78]+[.$T86]-1" office:value-type="float" office:value="0" calcext:value-type="float">
            <text:p>0</text:p>
          </table:table-cell>
          <table:table-cell table:formula="of:=[.V$78]+[.$T86]-1" office:value-type="float" office:value="-1" calcext:value-type="float">
            <text:p>-1</text:p>
          </table:table-cell>
          <table:table-cell table:formula="of:=[.W$78]+[.$T86]-1" office:value-type="float" office:value="-1" calcext:value-type="float">
            <text:p>-1</text:p>
          </table:table-cell>
          <table:table-cell table:formula="of:=[.X$78]+[.$T86]-1" office:value-type="float" office:value="-1" calcext:value-type="float">
            <text:p>-1</text:p>
          </table:table-cell>
          <table:table-cell table:formula="of:=[.Y$78]+[.$T86]-1" office:value-type="float" office:value="-1" calcext:value-type="float">
            <text:p>-1</text:p>
          </table:table-cell>
          <table:table-cell table:formula="of:=[.Z$78]+[.$T86]-1" office:value-type="float" office:value="-1" calcext:value-type="float">
            <text:p>-1</text:p>
          </table:table-cell>
          <table:table-cell table:formula="of:=[.AA$78]+[.$T86]-1" office:value-type="float" office:value="-1" calcext:value-type="float">
            <text:p>-1</text:p>
          </table:table-cell>
          <table:table-cell table:formula="of:=[.AB$78]+[.$T86]-1" office:value-type="float" office:value="-1" calcext:value-type="float">
            <text:p>-1</text:p>
          </table:table-cell>
          <table:table-cell table:formula="of:=[.AC$78]+[.$T86]-1" office:value-type="float" office:value="-1" calcext:value-type="float">
            <text:p>-1</text:p>
          </table:table-cell>
          <table:table-cell table:formula="of:=[.AD$78]+[.$T86]-1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75]" office:value-type="float" office:value="0" calcext:value-type="float">
            <text:p>0</text:p>
          </table:table-cell>
          <table:table-cell table:formula="of:=[.U$78]+[.$T87]-1" office:value-type="float" office:value="0" calcext:value-type="float">
            <text:p>0</text:p>
          </table:table-cell>
          <table:table-cell table:formula="of:=[.V$78]+[.$T87]-1" office:value-type="float" office:value="-1" calcext:value-type="float">
            <text:p>-1</text:p>
          </table:table-cell>
          <table:table-cell table:formula="of:=[.W$78]+[.$T87]-1" office:value-type="float" office:value="-1" calcext:value-type="float">
            <text:p>-1</text:p>
          </table:table-cell>
          <table:table-cell table:formula="of:=[.X$78]+[.$T87]-1" office:value-type="float" office:value="-1" calcext:value-type="float">
            <text:p>-1</text:p>
          </table:table-cell>
          <table:table-cell table:formula="of:=[.Y$78]+[.$T87]-1" office:value-type="float" office:value="-1" calcext:value-type="float">
            <text:p>-1</text:p>
          </table:table-cell>
          <table:table-cell table:formula="of:=[.Z$78]+[.$T87]-1" office:value-type="float" office:value="-1" calcext:value-type="float">
            <text:p>-1</text:p>
          </table:table-cell>
          <table:table-cell table:formula="of:=[.AA$78]+[.$T87]-1" office:value-type="float" office:value="-1" calcext:value-type="float">
            <text:p>-1</text:p>
          </table:table-cell>
          <table:table-cell table:formula="of:=[.AB$78]+[.$T87]-1" office:value-type="float" office:value="-1" calcext:value-type="float">
            <text:p>-1</text:p>
          </table:table-cell>
          <table:table-cell table:formula="of:=[.AC$78]+[.$T87]-1" office:value-type="float" office:value="-1" calcext:value-type="float">
            <text:p>-1</text:p>
          </table:table-cell>
          <table:table-cell table:formula="of:=[.AD$78]+[.$T87]-1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number-columns-repeated="19"/>
          <table:table-cell table:style-name="ce5" table:formula="of:=[.T76]" office:value-type="float" office:value="0" calcext:value-type="float">
            <text:p>0</text:p>
          </table:table-cell>
          <table:table-cell table:formula="of:=[.U$78]+[.$T88]-1" office:value-type="float" office:value="0" calcext:value-type="float">
            <text:p>0</text:p>
          </table:table-cell>
          <table:table-cell table:formula="of:=[.V$78]+[.$T88]-1" office:value-type="float" office:value="-1" calcext:value-type="float">
            <text:p>-1</text:p>
          </table:table-cell>
          <table:table-cell table:formula="of:=[.W$78]+[.$T88]-1" office:value-type="float" office:value="-1" calcext:value-type="float">
            <text:p>-1</text:p>
          </table:table-cell>
          <table:table-cell table:formula="of:=[.X$78]+[.$T88]-1" office:value-type="float" office:value="-1" calcext:value-type="float">
            <text:p>-1</text:p>
          </table:table-cell>
          <table:table-cell table:formula="of:=[.Y$78]+[.$T88]-1" office:value-type="float" office:value="-1" calcext:value-type="float">
            <text:p>-1</text:p>
          </table:table-cell>
          <table:table-cell table:formula="of:=[.Z$78]+[.$T88]-1" office:value-type="float" office:value="-1" calcext:value-type="float">
            <text:p>-1</text:p>
          </table:table-cell>
          <table:table-cell table:formula="of:=[.AA$78]+[.$T88]-1" office:value-type="float" office:value="-1" calcext:value-type="float">
            <text:p>-1</text:p>
          </table:table-cell>
          <table:table-cell table:formula="of:=[.AB$78]+[.$T88]-1" office:value-type="float" office:value="-1" calcext:value-type="float">
            <text:p>-1</text:p>
          </table:table-cell>
          <table:table-cell table:formula="of:=[.AC$78]+[.$T88]-1" office:value-type="float" office:value="-1" calcext:value-type="float">
            <text:p>-1</text:p>
          </table:table-cell>
          <table:table-cell table:formula="of:=[.AD$78]+[.$T88]-1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20"/>
          <table:table-cell office:value-type="string" calcext:value-type="string">
            <text:p>yij&gt;xij+xji-1</text:p>
          </table:table-cell>
          <table:table-cell table:number-columns-repeated="22"/>
        </table:table-row>
        <table:table-row table:style-name="ro1" table:number-rows-repeated="3">
          <table:table-cell table:number-columns-repeated="43"/>
        </table:table-row>
        <table:table-row table:style-name="ro1">
          <table:table-cell table:number-columns-repeated="20"/>
          <table:table-cell office:value-type="string" calcext:value-type="string">
            <text:p>yij&gt;xij+xji-1</text:p>
          </table:table-cell>
          <table:table-cell table:number-columns-repeated="22"/>
        </table:table-row>
        <table:table-row table:style-name="ro1" table:number-rows-repeated="1048481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Question2" table:style-name="ta1">
        <table:table-column table:style-name="co1" table:default-cell-style-name="Default"/>
        <table:table-column table:style-name="co9" table:number-columns-repeated="10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9"/>
        <table:table-row table:style-name="ro1">
          <table:table-cell office:value-type="string" calcext:value-type="string">
            <text:p>X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Y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j</text:p>
          </table:table-cell>
          <table:table-cell office:value-type="string" calcext:value-type="string">
            <text:p>sji+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style-name="ce5" table:formula="of:=SUM([.B2:.Q2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style-name="ce7" table:formula="of:=SUM([.U2:.AJ2])" office:value-type="float" office:value="16" calcext:value-type="float">
            <text:p>16</text:p>
          </table:table-cell>
          <table:table-cell table:style-name="ce6"/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 par pk</text:p>
          </table:table-cell>
          <table:table-cell office:value-type="string" calcext:value-type="string">
            <text:p>pk par 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SUM([.B3:.Q3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formula="of:=SUM([.U3:.AJ3])" office:value-type="float" office:value="15" calcext:value-type="float">
            <text:p>15</text:p>
          </table:table-cell>
          <table:table-cell table:style-name="ce17" table:formula="of:=[.V18]-[.R3]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3.92" calcext:value-type="float">
            <text:p>43,92</text:p>
          </table:table-cell>
          <table:table-cell table:formula="of:=[.AO3]/[.AN3]" office:value-type="float" office:value="2.928" calcext:value-type="float">
            <text:p>2,928</text:p>
          </table:table-cell>
          <table:table-cell table:formula="of:=100/[.AO3]*[.AN3]" office:value-type="float" office:value="34.1530054644809" calcext:value-type="float">
            <text:p>34,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5" table:formula="of:=SUM([.B4:.Q4]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5" table:formula="of:=SUM([.U4:.AJ4])" office:value-type="float" office:value="6" calcext:value-type="float">
            <text:p>6</text:p>
          </table:table-cell>
          <table:table-cell table:style-name="ce17" table:formula="of:=[.W18]-[.R4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7.2" calcext:value-type="float">
            <text:p>37,2</text:p>
          </table:table-cell>
          <table:table-cell table:formula="of:=[.AO4]/[.AN4]" office:value-type="float" office:value="2.65714285714286" calcext:value-type="float">
            <text:p>2,65714285714286</text:p>
          </table:table-cell>
          <table:table-cell table:formula="of:=100/[.AO4]*[.AN4]" office:value-type="float" office:value="37.6344086021505" calcext:value-type="float">
            <text:p>37,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5" table:formula="of:=SUM([.B5:.Q5]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5" table:formula="of:=SUM([.U5:.AJ5])" office:value-type="float" office:value="12" calcext:value-type="float">
            <text:p>12</text:p>
          </table:table-cell>
          <table:table-cell table:style-name="ce17" table:formula="of:=[.X18]-[.R5]"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.02" calcext:value-type="float">
            <text:p>32,02</text:p>
          </table:table-cell>
          <table:table-cell table:formula="of:=[.AO5]/[.AN5]" office:value-type="float" office:value="2.46307692307692" calcext:value-type="float">
            <text:p>2,46307692307692</text:p>
          </table:table-cell>
          <table:table-cell table:formula="of:=100/[.AO5]*[.AN5]" office:value-type="float" office:value="40.5996252342286" calcext:value-type="float">
            <text:p>40,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5" table:formula="of:=SUM([.B6:.Q6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5" table:formula="of:=SUM([.U6:.AJ6])" office:value-type="float" office:value="13" calcext:value-type="float">
            <text:p>13</text:p>
          </table:table-cell>
          <table:table-cell table:style-name="ce17" table:formula="of:=[.Y18]-[.R6]"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9.46" calcext:value-type="float">
            <text:p>29,46</text:p>
          </table:table-cell>
          <table:table-cell table:formula="of:=[.AO6]/[.AN6]" office:value-type="float" office:value="2.455" calcext:value-type="float">
            <text:p>2,455</text:p>
          </table:table-cell>
          <table:table-cell table:formula="of:=100/[.AO6]*[.AN6]" office:value-type="float" office:value="40.7331975560082" calcext:value-type="float">
            <text:p>40,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table:formula="of:=SUM([.B7:.Q7])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5" table:formula="of:=SUM([.U7:.AJ7])" office:value-type="float" office:value="11" calcext:value-type="float">
            <text:p>11</text:p>
          </table:table-cell>
          <table:table-cell table:style-name="ce17" table:formula="of:=[.Z18]-[.R7]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7.3" calcext:value-type="float">
            <text:p>27,3</text:p>
          </table:table-cell>
          <table:table-cell table:formula="of:=[.AO7]/[.AN7]" office:value-type="float" office:value="2.48181818181818" calcext:value-type="float">
            <text:p>2,48181818181818</text:p>
          </table:table-cell>
          <table:table-cell table:formula="of:=100/[.AO7]*[.AN7]" office:value-type="float" office:value="40.2930402930403" calcext:value-type="float">
            <text:p>40,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5" table:formula="of:=SUM([.B8:.Q8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5" table:formula="of:=SUM([.U8:.AJ8])" office:value-type="float" office:value="5" calcext:value-type="float">
            <text:p>5</text:p>
          </table:table-cell>
          <table:table-cell table:style-name="ce17" table:formula="of:=[.AA18]-[.R8]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.28" calcext:value-type="float">
            <text:p>25,28</text:p>
          </table:table-cell>
          <table:table-cell table:formula="of:=[.AO8]/[.AN8]" office:value-type="float" office:value="2.528" calcext:value-type="float">
            <text:p>2,528</text:p>
          </table:table-cell>
          <table:table-cell table:formula="of:=100/[.AO8]*[.AN8]" office:value-type="float" office:value="39.5569620253165" calcext:value-type="float">
            <text:p>39,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table:formula="of:=SUM([.B9:.Q9]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table:formula="of:=SUM([.U9:.AJ9])" office:value-type="float" office:value="10" calcext:value-type="float">
            <text:p>10</text:p>
          </table:table-cell>
          <table:table-cell table:style-name="ce17" table:formula="of:=[.AB18]-[.R9]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.52" calcext:value-type="float">
            <text:p>23,52</text:p>
          </table:table-cell>
          <table:table-cell table:formula="of:=[.AO9]/[.AN9]" office:value-type="float" office:value="2.61333333333333" calcext:value-type="float">
            <text:p>2,61333333333333</text:p>
          </table:table-cell>
          <table:table-cell table:formula="of:=100/[.AO9]*[.AN9]" office:value-type="float" office:value="38.265306122449" calcext:value-type="float">
            <text:p>38,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SUM([.B10:.Q10]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3.99999999999999" calcext:value-type="float">
            <text:p>3,99999999999999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5" table:formula="of:=SUM([.U10:.AJ10])" office:value-type="float" office:value="3.99999999999999" calcext:value-type="float">
            <text:p>3,99999999999999</text:p>
          </table:table-cell>
          <table:table-cell table:style-name="ce17" table:formula="of:=[.AC18]-[.R10]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.8" calcext:value-type="float">
            <text:p>15,8</text:p>
          </table:table-cell>
          <table:table-cell table:formula="of:=[.AO10]/[.AN10]" office:value-type="float" office:value="1.975" calcext:value-type="float">
            <text:p>1,975</text:p>
          </table:table-cell>
          <table:table-cell table:formula="of:=100/[.AO10]*[.AN10]" office:value-type="float" office:value="50.6329113924051" calcext:value-type="float">
            <text:p>50,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SUM([.B11:.Q11]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4" office:value-type="float" office:value="3.00000000000004" calcext:value-type="float">
            <text:p>3,000000000000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table:formula="of:=SUM([.U11:.AJ11])" office:value-type="float" office:value="3.00000000000004" calcext:value-type="float">
            <text:p>3,00000000000004</text:p>
          </table:table-cell>
          <table:table-cell table:style-name="ce17" table:formula="of:=[.AD18]-[.R11]" office:value-type="float" office:value="2.99999999999999" calcext:value-type="float">
            <text:p>2,9999999999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.93" calcext:value-type="float">
            <text:p>13,93</text:p>
          </table:table-cell>
          <table:table-cell table:formula="of:=[.AO11]/[.AN11]" office:value-type="float" office:value="1.99" calcext:value-type="float">
            <text:p>1,99</text:p>
          </table:table-cell>
          <table:table-cell table:formula="of:=100/[.AO11]*[.AN11]" office:value-type="float" office:value="50.251256281407" calcext:value-type="float">
            <text:p>50,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SUM([.B12:.Q12]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table:formula="of:=SUM([.U12:.AJ12])" office:value-type="float" office:value="9" calcext:value-type="float">
            <text:p>9</text:p>
          </table:table-cell>
          <table:table-cell table:style-name="ce17" table:formula="of:=[.AE18]-[.R12]"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,6</text:p>
          </table:table-cell>
          <table:table-cell table:formula="of:=[.AO12]/[.AN12]" office:value-type="float" office:value="1.76666666666667" calcext:value-type="float">
            <text:p>1,76666666666667</text:p>
          </table:table-cell>
          <table:table-cell table:style-name="ce20" table:formula="of:=100/[.AO12]*[.AN12]" office:value-type="float" office:value="56.6037735849057" calcext:value-type="float">
            <text:p>56,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5" table:formula="of:=SUM([.B13:.Q13])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3" table:style-name="ce4" office:value-type="float" office:value="0" calcext:value-type="float">
            <text:p>0</text:p>
          </table:table-cell>
          <table:table-cell table:style-name="ce5" table:formula="of:=SUM([.U13:.AJ13])" office:value-type="float" office:value="7" calcext:value-type="float">
            <text:p>7</text:p>
          </table:table-cell>
          <table:table-cell table:style-name="ce17" table:formula="of:=[.AF18]-[.R13]" office:value-type="float" office:value="7" calcext:value-type="float">
            <text:p>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float" office:value="5.4" calcext:value-type="float">
            <text:p>5,4</text:p>
          </table:table-cell>
          <table:table-cell table:style-name="ce16" table:formula="of:=[.AO13]/[.AN13]" office:value-type="float" office:value="1.08" calcext:value-type="float">
            <text:p>1,08</text:p>
          </table:table-cell>
          <table:table-cell table:formula="of:=100/[.AO13]*[.AN13]" office:value-type="float" office:value="92.5925925925926" calcext:value-type="float">
            <text:p>92,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SUM([.B14:.Q14]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4" office:value-type="float" office:value="2.00000000000004" calcext:value-type="float">
            <text:p>2,00000000000004</text:p>
          </table:table-cell>
          <table:table-cell table:style-name="ce5" table:formula="of:=SUM([.U14:.AJ14])" office:value-type="float" office:value="2.00000000000004" calcext:value-type="float">
            <text:p>2,00000000000004</text:p>
          </table:table-cell>
          <table:table-cell table:style-name="ce17" table:formula="of:=[.AG18]-[.R14]" office:value-type="float" office:value="2.00000000000004" calcext:value-type="float">
            <text:p>2,00000000000004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float" office:value="4.73" calcext:value-type="float">
            <text:p>4,73</text:p>
          </table:table-cell>
          <table:table-cell table:style-name="ce16" table:formula="of:=[.AO14]/[.AN14]" office:value-type="float" office:value="1.1825" calcext:value-type="float">
            <text:p>1,1825</text:p>
          </table:table-cell>
          <table:table-cell table:formula="of:=100/[.AO14]*[.AN14]" office:value-type="float" office:value="84.5665961945032" calcext:value-type="float">
            <text:p>84,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5" table:formula="of:=SUM([.B15:.Q15])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5" table:formula="of:=SUM([.U15:.AJ15])" office:value-type="float" office:value="8" calcext:value-type="float">
            <text:p>8</text:p>
          </table:table-cell>
          <table:table-cell table:style-name="ce17" table:formula="of:=[.AH18]-[.R15]" office:value-type="float" office:value="8" calcext:value-type="float">
            <text:p>8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83" calcext:value-type="float">
            <text:p>2,83</text:p>
          </table:table-cell>
          <table:table-cell table:style-name="ce16" table:formula="of:=[.AO15]/[.AN15]" office:value-type="float" office:value="0.943333333333333" calcext:value-type="float">
            <text:p>0,943333333333333</text:p>
          </table:table-cell>
          <table:table-cell table:formula="of:=100/[.AO15]*[.AN15]" office:value-type="float" office:value="106.007067137809" calcext:value-type="float">
            <text:p>106,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5" table:formula="of:=SUM([.B16:.Q16])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5" table:formula="of:=SUM([.U16:.AJ16])" office:value-type="float" office:value="14" calcext:value-type="float">
            <text:p>14</text:p>
          </table:table-cell>
          <table:table-cell table:style-name="ce17" table:formula="of:=[.AI18]-[.R16]" office:value-type="float" office:value="14" calcext:value-type="float">
            <text:p>14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12" calcext:value-type="float">
            <text:p>0,12</text:p>
          </table:table-cell>
          <table:table-cell table:style-name="ce16" table:formula="of:=[.AO16]/[.AN16]" office:value-type="float" office:value="0.06" calcext:value-type="float">
            <text:p>0,06</text:p>
          </table:table-cell>
          <table:table-cell table:formula="of:=100/[.AO16]*[.AN16]" office:value-type="float" office:value="1666.66666666667" calcext:value-type="float">
            <text:p>1 666,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5" table:formula="of:=SUM([.B17:.Q17])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" office:value-type="float" office:value="0.999999999999988" calcext:value-type="float">
            <text:p>0,999999999999988</text:p>
          </table:table-cell>
          <table:table-cell table:number-columns-repeated="15" table:style-name="ce4" office:value-type="float" office:value="0" calcext:value-type="float">
            <text:p>0</text:p>
          </table:table-cell>
          <table:table-cell table:style-name="ce5" table:formula="of:=SUM([.U17:.AJ17])" office:value-type="float" office:value="0.999999999999988" calcext:value-type="float">
            <text:p>0,999999999999988</text:p>
          </table:table-cell>
          <table:table-cell table:style-name="ce17" table:formula="of:=[.AJ18]-[.R17]" office:value-type="float" office:value="1.00000000000004" calcext:value-type="float">
            <text:p>1,0000000000000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formula="of:=[.AO17]/[.AN17]" office:value-type="float" office:value="0" calcext:value-type="float">
            <text:p>0</text:p>
          </table:table-cell>
          <table:table-cell table:formula="of:=100/[.AO17]*[.AN17]" office:value-type="string" office:string-value="" calcext:value-type="error">
            <text:p>#DIV/0 !</text:p>
          </table:table-cell>
        </table:table-row>
        <table:table-row table:style-name="ro1">
          <table:table-cell/>
          <table:table-cell table:style-name="ce5" table:formula="of:=SUM([.B2:.B17])" office:value-type="float" office:value="1" calcext:value-type="float">
            <text:p>1</text:p>
          </table:table-cell>
          <table:table-cell table:style-name="ce5" table:formula="of:=SUM([.C2:.C17])" office:value-type="float" office:value="1" calcext:value-type="float">
            <text:p>1</text:p>
          </table:table-cell>
          <table:table-cell table:style-name="ce5" table:formula="of:=SUM([.D2:.D17])" office:value-type="float" office:value="1" calcext:value-type="float">
            <text:p>1</text:p>
          </table:table-cell>
          <table:table-cell table:style-name="ce5" table:formula="of:=SUM([.E2:.E17])" office:value-type="float" office:value="1" calcext:value-type="float">
            <text:p>1</text:p>
          </table:table-cell>
          <table:table-cell table:style-name="ce5" table:formula="of:=SUM([.F2:.F17])" office:value-type="float" office:value="1" calcext:value-type="float">
            <text:p>1</text:p>
          </table:table-cell>
          <table:table-cell table:style-name="ce5" table:formula="of:=SUM([.G2:.G17])" office:value-type="float" office:value="1" calcext:value-type="float">
            <text:p>1</text:p>
          </table:table-cell>
          <table:table-cell table:style-name="ce5" table:formula="of:=SUM([.H2:.H17])" office:value-type="float" office:value="1" calcext:value-type="float">
            <text:p>1</text:p>
          </table:table-cell>
          <table:table-cell table:style-name="ce5" table:formula="of:=SUM([.I2:.I17])" office:value-type="float" office:value="1" calcext:value-type="float">
            <text:p>1</text:p>
          </table:table-cell>
          <table:table-cell table:style-name="ce5" table:formula="of:=SUM([.J2:.J17])" office:value-type="float" office:value="1" calcext:value-type="float">
            <text:p>1</text:p>
          </table:table-cell>
          <table:table-cell table:style-name="ce5" table:formula="of:=SUM([.K2:.K17])" office:value-type="float" office:value="1" calcext:value-type="float">
            <text:p>1</text:p>
          </table:table-cell>
          <table:table-cell table:style-name="ce5" table:formula="of:=SUM([.L2:.L17])" office:value-type="float" office:value="1" calcext:value-type="float">
            <text:p>1</text:p>
          </table:table-cell>
          <table:table-cell table:style-name="ce5" table:formula="of:=SUM([.M2:.M17])" office:value-type="float" office:value="1" calcext:value-type="float">
            <text:p>1</text:p>
          </table:table-cell>
          <table:table-cell table:style-name="ce5" table:formula="of:=SUM([.N2:.N17])" office:value-type="float" office:value="1" calcext:value-type="float">
            <text:p>1</text:p>
          </table:table-cell>
          <table:table-cell table:style-name="ce5" table:formula="of:=SUM([.O2:.O17])" office:value-type="float" office:value="1" calcext:value-type="float">
            <text:p>1</text:p>
          </table:table-cell>
          <table:table-cell table:style-name="ce5" table:formula="of:=SUM([.P2:.P17])" office:value-type="float" office:value="1" calcext:value-type="float">
            <text:p>1</text:p>
          </table:table-cell>
          <table:table-cell table:style-name="ce5" table:formula="of:=SUM([.Q2:.Q17])" office:value-type="float" office:value="1" calcext:value-type="float">
            <text:p>1</text:p>
          </table:table-cell>
          <table:table-cell table:style-name="ce5" table:formula="of:=SUM([.B18:.Q18])" office:value-type="float" office:value="16" calcext:value-type="float">
            <text:p>16</text:p>
          </table:table-cell>
          <table:table-cell table:style-name="ce9" table:formula="of:=[.S19]+1" office:value-type="float" office:value="16" calcext:value-type="float">
            <text:p>16</text:p>
          </table:table-cell>
          <table:table-cell table:style-name="ce14" office:value-type="string" calcext:value-type="string">
            <text:p>rang</text:p>
          </table:table-cell>
          <table:table-cell table:style-name="ce6"/>
          <table:table-cell table:style-name="ce5" table:formula="of:=SUM([.V2:.V17])" office:value-type="float" office:value="16" calcext:value-type="float">
            <text:p>16</text:p>
          </table:table-cell>
          <table:table-cell table:style-name="ce5" table:formula="of:=SUM([.W2:.W17])" office:value-type="float" office:value="7" calcext:value-type="float">
            <text:p>7</text:p>
          </table:table-cell>
          <table:table-cell table:style-name="ce5" table:formula="of:=SUM([.X2:.X17])" office:value-type="float" office:value="13" calcext:value-type="float">
            <text:p>13</text:p>
          </table:table-cell>
          <table:table-cell table:style-name="ce5" table:formula="of:=SUM([.Y2:.Y17])" office:value-type="float" office:value="14" calcext:value-type="float">
            <text:p>14</text:p>
          </table:table-cell>
          <table:table-cell table:style-name="ce5" table:formula="of:=SUM([.Z2:.Z17])" office:value-type="float" office:value="12" calcext:value-type="float">
            <text:p>12</text:p>
          </table:table-cell>
          <table:table-cell table:style-name="ce5" table:formula="of:=SUM([.AA2:.AA17])" office:value-type="float" office:value="6" calcext:value-type="float">
            <text:p>6</text:p>
          </table:table-cell>
          <table:table-cell table:style-name="ce5" table:formula="of:=SUM([.AB2:.AB17])" office:value-type="float" office:value="11" calcext:value-type="float">
            <text:p>11</text:p>
          </table:table-cell>
          <table:table-cell table:style-name="ce5" table:formula="of:=SUM([.AC2:.AC17])" office:value-type="float" office:value="5" calcext:value-type="float">
            <text:p>5</text:p>
          </table:table-cell>
          <table:table-cell table:style-name="ce5" table:formula="of:=SUM([.AD2:.AD17])" office:value-type="float" office:value="3.99999999999999" calcext:value-type="float">
            <text:p>3,99999999999999</text:p>
          </table:table-cell>
          <table:table-cell table:style-name="ce5" table:formula="of:=SUM([.AE2:.AE17])" office:value-type="float" office:value="10" calcext:value-type="float">
            <text:p>10</text:p>
          </table:table-cell>
          <table:table-cell table:style-name="ce5" table:formula="of:=SUM([.AF2:.AF17])" office:value-type="float" office:value="8" calcext:value-type="float">
            <text:p>8</text:p>
          </table:table-cell>
          <table:table-cell table:style-name="ce5" table:formula="of:=SUM([.AG2:.AG17])" office:value-type="float" office:value="3.00000000000004" calcext:value-type="float">
            <text:p>3,00000000000004</text:p>
          </table:table-cell>
          <table:table-cell table:style-name="ce5" table:formula="of:=SUM([.AH2:.AH17])" office:value-type="float" office:value="9" calcext:value-type="float">
            <text:p>9</text:p>
          </table:table-cell>
          <table:table-cell table:style-name="ce5" table:formula="of:=SUM([.AI2:.AI17])" office:value-type="float" office:value="15" calcext:value-type="float">
            <text:p>15</text:p>
          </table:table-cell>
          <table:table-cell table:style-name="ce5" table:formula="of:=SUM([.AJ2:.AJ17])" office:value-type="float" office:value="2.00000000000004" calcext:value-type="float">
            <text:p>2,000000000000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table:number-columns-repeated="15"/>
          <table:table-cell/>
          <table:table-cell table:style-name="ce22"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distanceMatri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3" table:formula="of:=SUMPRODUCT([.C3:.Q17];[.C23:.Q37])" office:value-type="float" office:value="30.014309848311" calcext:value-type="float">
            <text:p>30,01</text:p>
          </table:table-cell>
          <table:table-cell office:value-type="string" calcext:value-type="string">
            <text:p>nXij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 table:style-name="ce7" office:value-type="float" office:value="0" calcext:value-type="float">
            <text:p>0</text:p>
          </table:table-cell>
          <table:table-cell/>
          <table:table-cell table:style-name="ce6"/>
          <table:table-cell/>
          <table:table-cell table:style-name="ce5" table:formula="of:=[.$S$18]*[.B2]" office:value-type="float" office:value="0" calcext:value-type="float">
            <text:p>0</text:p>
          </table:table-cell>
          <table:table-cell table:style-name="ce5" table:formula="of:=[.$S$18]*[.C2]" office:value-type="float" office:value="16" calcext:value-type="float">
            <text:p>16</text:p>
          </table:table-cell>
          <table:table-cell table:style-name="ce5" table:formula="of:=[.$S$18]*[.D2]" office:value-type="float" office:value="0" calcext:value-type="float">
            <text:p>0</text:p>
          </table:table-cell>
          <table:table-cell table:style-name="ce5" table:formula="of:=[.$S$18]*[.E2]" office:value-type="float" office:value="0" calcext:value-type="float">
            <text:p>0</text:p>
          </table:table-cell>
          <table:table-cell table:style-name="ce5" table:formula="of:=[.$S$18]*[.F2]" office:value-type="float" office:value="0" calcext:value-type="float">
            <text:p>0</text:p>
          </table:table-cell>
          <table:table-cell table:style-name="ce5" table:formula="of:=[.$S$18]*[.G2]" office:value-type="float" office:value="0" calcext:value-type="float">
            <text:p>0</text:p>
          </table:table-cell>
          <table:table-cell table:style-name="ce5" table:formula="of:=[.$S$18]*[.H2]" office:value-type="float" office:value="0" calcext:value-type="float">
            <text:p>0</text:p>
          </table:table-cell>
          <table:table-cell table:style-name="ce5" table:formula="of:=[.$S$18]*[.I2]" office:value-type="float" office:value="0" calcext:value-type="float">
            <text:p>0</text:p>
          </table:table-cell>
          <table:table-cell table:style-name="ce5" table:formula="of:=[.$S$18]*[.J2]" office:value-type="float" office:value="0" calcext:value-type="float">
            <text:p>0</text:p>
          </table:table-cell>
          <table:table-cell table:style-name="ce5" table:formula="of:=[.$S$18]*[.K2]" office:value-type="float" office:value="0" calcext:value-type="float">
            <text:p>0</text:p>
          </table:table-cell>
          <table:table-cell table:style-name="ce5" table:formula="of:=[.$S$18]*[.L2]" office:value-type="float" office:value="0" calcext:value-type="float">
            <text:p>0</text:p>
          </table:table-cell>
          <table:table-cell table:style-name="ce5" table:formula="of:=[.$S$18]*[.M2]" office:value-type="float" office:value="0" calcext:value-type="float">
            <text:p>0</text:p>
          </table:table-cell>
          <table:table-cell table:style-name="ce5" table:formula="of:=[.$S$18]*[.N2]" office:value-type="float" office:value="0" calcext:value-type="float">
            <text:p>0</text:p>
          </table:table-cell>
          <table:table-cell table:style-name="ce5" table:formula="of:=[.$S$18]*[.O2]" office:value-type="float" office:value="0" calcext:value-type="float">
            <text:p>0</text:p>
          </table:table-cell>
          <table:table-cell table:style-name="ce5" table:formula="of:=[.$S$18]*[.P2]" office:value-type="float" office:value="0" calcext:value-type="float">
            <text:p>0</text:p>
          </table:table-cell>
          <table:table-cell table:style-name="ce5" table:formula="of:=[.$S$18]*[.Q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9.59730507047811" calcext:value-type="float">
            <text:p>9,59730507047811</text:p>
          </table:table-cell>
          <table:table-cell table:style-name="ce7" office:value-type="float" office:value="3.18102637046576" calcext:value-type="float">
            <text:p>3,18102637046576</text:p>
          </table:table-cell>
          <table:table-cell table:style-name="ce7" office:value-type="float" office:value="3.33967414535962" calcext:value-type="float">
            <text:p>3,33967414535962</text:p>
          </table:table-cell>
          <table:table-cell table:style-name="ce7" office:value-type="float" office:value="4.15741007280132" calcext:value-type="float">
            <text:p>4,15741007280132</text:p>
          </table:table-cell>
          <table:table-cell table:style-name="ce7" office:value-type="float" office:value="10.1729997625654" calcext:value-type="float">
            <text:p>10,1729997625654</text:p>
          </table:table-cell>
          <table:table-cell table:style-name="ce7" office:value-type="float" office:value="4.80709488801729" calcext:value-type="float">
            <text:p>4,80709488801729</text:p>
          </table:table-cell>
          <table:table-cell table:style-name="ce7" office:value-type="float" office:value="10.7754412542227" calcext:value-type="float">
            <text:p>10,7754412542227</text:p>
          </table:table-cell>
          <table:table-cell table:style-name="ce7" office:value-type="float" office:value="11.4069154346625" calcext:value-type="float">
            <text:p>11,4069154346625</text:p>
          </table:table-cell>
          <table:table-cell table:style-name="ce7" office:value-type="float" office:value="4.86444842282172" calcext:value-type="float">
            <text:p>4,86444842282172</text:p>
          </table:table-cell>
          <table:table-cell table:style-name="ce7" office:value-type="float" office:value="6.65080849719469" calcext:value-type="float">
            <text:p>6,65080849719469</text:p>
          </table:table-cell>
          <table:table-cell table:style-name="ce7" office:value-type="float" office:value="11.3560717462152" calcext:value-type="float">
            <text:p>11,3560717462152</text:p>
          </table:table-cell>
          <table:table-cell table:style-name="ce7" office:value-type="float" office:value="6.68917191589988" calcext:value-type="float">
            <text:p>6,68917191589988</text:p>
          </table:table-cell>
          <table:table-cell table:style-name="ce7" office:value-type="float" office:value="3.57197739224234" calcext:value-type="float">
            <text:p>3,57197739224234</text:p>
          </table:table-cell>
          <table:table-cell table:style-name="ce7" office:value-type="float" office:value="13.9033344886361" calcext:value-type="float">
            <text:p>13,9033344886361</text:p>
          </table:table-cell>
          <table:table-cell/>
          <table:table-cell table:style-name="ce24" table:formula="of:=[.S21]+[.S40]" office:value-type="float" office:value="43.9176443369471" calcext:value-type="float">
            <text:p>43,92</text:p>
          </table:table-cell>
          <table:table-cell/>
          <table:table-cell table:style-name="ce5" table:formula="of:=[.$S$18]*[.B3]" office:value-type="float" office:value="0" calcext:value-type="float">
            <text:p>0</text:p>
          </table:table-cell>
          <table:table-cell table:style-name="ce5" table:formula="of:=[.$S$18]*[.C3]" office:value-type="float" office:value="0" calcext:value-type="float">
            <text:p>0</text:p>
          </table:table-cell>
          <table:table-cell table:style-name="ce5" table:formula="of:=[.$S$18]*[.D3]" office:value-type="float" office:value="0" calcext:value-type="float">
            <text:p>0</text:p>
          </table:table-cell>
          <table:table-cell table:style-name="ce5" table:formula="of:=[.$S$18]*[.E3]" office:value-type="float" office:value="0" calcext:value-type="float">
            <text:p>0</text:p>
          </table:table-cell>
          <table:table-cell table:style-name="ce5" table:formula="of:=[.$S$18]*[.F3]" office:value-type="float" office:value="0" calcext:value-type="float">
            <text:p>0</text:p>
          </table:table-cell>
          <table:table-cell table:style-name="ce5" table:formula="of:=[.$S$18]*[.G3]" office:value-type="float" office:value="0" calcext:value-type="float">
            <text:p>0</text:p>
          </table:table-cell>
          <table:table-cell table:style-name="ce5" table:formula="of:=[.$S$18]*[.H3]" office:value-type="float" office:value="0" calcext:value-type="float">
            <text:p>0</text:p>
          </table:table-cell>
          <table:table-cell table:style-name="ce5" table:formula="of:=[.$S$18]*[.I3]" office:value-type="float" office:value="0" calcext:value-type="float">
            <text:p>0</text:p>
          </table:table-cell>
          <table:table-cell table:style-name="ce5" table:formula="of:=[.$S$18]*[.J3]" office:value-type="float" office:value="0" calcext:value-type="float">
            <text:p>0</text:p>
          </table:table-cell>
          <table:table-cell table:style-name="ce5" table:formula="of:=[.$S$18]*[.K3]" office:value-type="float" office:value="0" calcext:value-type="float">
            <text:p>0</text:p>
          </table:table-cell>
          <table:table-cell table:style-name="ce5" table:formula="of:=[.$S$18]*[.L3]" office:value-type="float" office:value="0" calcext:value-type="float">
            <text:p>0</text:p>
          </table:table-cell>
          <table:table-cell table:style-name="ce5" table:formula="of:=[.$S$18]*[.M3]" office:value-type="float" office:value="0" calcext:value-type="float">
            <text:p>0</text:p>
          </table:table-cell>
          <table:table-cell table:style-name="ce5" table:formula="of:=[.$S$18]*[.N3]" office:value-type="float" office:value="0" calcext:value-type="float">
            <text:p>0</text:p>
          </table:table-cell>
          <table:table-cell table:style-name="ce5" table:formula="of:=[.$S$18]*[.O3]" office:value-type="float" office:value="0" calcext:value-type="float">
            <text:p>0</text:p>
          </table:table-cell>
          <table:table-cell table:style-name="ce5" table:formula="of:=[.$S$18]*[.P3]" office:value-type="float" office:value="16" calcext:value-type="float">
            <text:p>16</text:p>
          </table:table-cell>
          <table:table-cell table:style-name="ce5" table:formula="of:=[.$S$18]*[.Q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.59730507047811" calcext:value-type="float">
            <text:p>9,5973050704781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8.84196801130911" calcext:value-type="float">
            <text:p>8,84196801130911</text:p>
          </table:table-cell>
          <table:table-cell table:style-name="ce7" office:value-type="float" office:value="7.59461010749104" calcext:value-type="float">
            <text:p>7,59461010749104</text:p>
          </table:table-cell>
          <table:table-cell table:style-name="ce7" office:value-type="float" office:value="7.88493129570966" calcext:value-type="float">
            <text:p>7,88493129570966</text:p>
          </table:table-cell>
          <table:table-cell table:style-name="ce7" office:value-type="float" office:value="1.30489189956972" calcext:value-type="float">
            <text:p>1,30489189956972</text:p>
          </table:table-cell>
          <table:table-cell table:style-name="ce7" office:value-type="float" office:value="9.0907582636247" calcext:value-type="float">
            <text:p>9,0907582636247</text:p>
          </table:table-cell>
          <table:table-cell table:style-name="ce7" office:value-type="float" office:value="2.00522449934591" calcext:value-type="float">
            <text:p>2,00522449934591</text:p>
          </table:table-cell>
          <table:table-cell table:style-name="ce7" office:value-type="float" office:value="4.477777491893" calcext:value-type="float">
            <text:p>4,477777491893</text:p>
          </table:table-cell>
          <table:table-cell table:style-name="ce7" office:value-type="float" office:value="9.07992405605082" calcext:value-type="float">
            <text:p>9,07992405605082</text:p>
          </table:table-cell>
          <table:table-cell table:style-name="ce7" office:value-type="float" office:value="4.59502866861027" calcext:value-type="float">
            <text:p>4,59502866861027</text:p>
          </table:table-cell>
          <table:table-cell table:style-name="ce7" office:value-type="float" office:value="6.20059863543368" calcext:value-type="float">
            <text:p>6,20059863543368</text:p>
          </table:table-cell>
          <table:table-cell table:style-name="ce7" office:value-type="float" office:value="7.40950762161652" calcext:value-type="float">
            <text:p>7,40950762161652</text:p>
          </table:table-cell>
          <table:table-cell table:style-name="ce7" office:value-type="float" office:value="6.02551905391147" calcext:value-type="float">
            <text:p>6,02551905391147</text:p>
          </table:table-cell>
          <table:table-cell table:style-name="ce7" office:value-type="float" office:value="6.74788750025072" calcext:value-type="float">
            <text:p>6,74788750025072</text:p>
          </table:table-cell>
          <table:table-cell/>
          <table:table-cell table:style-name="ce11"/>
          <table:table-cell/>
          <table:table-cell table:style-name="ce5" table:formula="of:=[.$S$18]*[.B4]" office:value-type="float" office:value="0" calcext:value-type="float">
            <text:p>0</text:p>
          </table:table-cell>
          <table:table-cell table:style-name="ce5" table:formula="of:=[.$S$18]*[.C4]" office:value-type="float" office:value="0" calcext:value-type="float">
            <text:p>0</text:p>
          </table:table-cell>
          <table:table-cell table:style-name="ce5" table:formula="of:=[.$S$18]*[.D4]" office:value-type="float" office:value="0" calcext:value-type="float">
            <text:p>0</text:p>
          </table:table-cell>
          <table:table-cell table:style-name="ce5" table:formula="of:=[.$S$18]*[.E4]" office:value-type="float" office:value="0" calcext:value-type="float">
            <text:p>0</text:p>
          </table:table-cell>
          <table:table-cell table:style-name="ce5" table:formula="of:=[.$S$18]*[.F4]" office:value-type="float" office:value="0" calcext:value-type="float">
            <text:p>0</text:p>
          </table:table-cell>
          <table:table-cell table:style-name="ce5" table:formula="of:=[.$S$18]*[.G4]" office:value-type="float" office:value="0" calcext:value-type="float">
            <text:p>0</text:p>
          </table:table-cell>
          <table:table-cell table:style-name="ce5" table:formula="of:=[.$S$18]*[.H4]" office:value-type="float" office:value="16" calcext:value-type="float">
            <text:p>16</text:p>
          </table:table-cell>
          <table:table-cell table:style-name="ce5" table:formula="of:=[.$S$18]*[.I4]" office:value-type="float" office:value="0" calcext:value-type="float">
            <text:p>0</text:p>
          </table:table-cell>
          <table:table-cell table:style-name="ce5" table:formula="of:=[.$S$18]*[.J4]" office:value-type="float" office:value="0" calcext:value-type="float">
            <text:p>0</text:p>
          </table:table-cell>
          <table:table-cell table:style-name="ce5" table:formula="of:=[.$S$18]*[.K4]" office:value-type="float" office:value="0" calcext:value-type="float">
            <text:p>0</text:p>
          </table:table-cell>
          <table:table-cell table:style-name="ce5" table:formula="of:=[.$S$18]*[.L4]" office:value-type="float" office:value="0" calcext:value-type="float">
            <text:p>0</text:p>
          </table:table-cell>
          <table:table-cell table:style-name="ce5" table:formula="of:=[.$S$18]*[.M4]" office:value-type="float" office:value="0" calcext:value-type="float">
            <text:p>0</text:p>
          </table:table-cell>
          <table:table-cell table:style-name="ce5" table:formula="of:=[.$S$18]*[.N4]" office:value-type="float" office:value="0" calcext:value-type="float">
            <text:p>0</text:p>
          </table:table-cell>
          <table:table-cell table:style-name="ce5" table:formula="of:=[.$S$18]*[.O4]" office:value-type="float" office:value="0" calcext:value-type="float">
            <text:p>0</text:p>
          </table:table-cell>
          <table:table-cell table:style-name="ce5" table:formula="of:=[.$S$18]*[.P4]" office:value-type="float" office:value="0" calcext:value-type="float">
            <text:p>0</text:p>
          </table:table-cell>
          <table:table-cell table:style-name="ce5" table:formula="of:=[.$S$18]*[.Q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18102637046576" calcext:value-type="float">
            <text:p>3,18102637046576</text:p>
          </table:table-cell>
          <table:table-cell table:style-name="ce7" office:value-type="float" office:value="8.84196801130911" calcext:value-type="float">
            <text:p>8,8419680113091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.26115118884702" calcext:value-type="float">
            <text:p>1,26115118884702</text:p>
          </table:table-cell>
          <table:table-cell table:style-name="ce7" office:value-type="float" office:value="1.28073605315643" calcext:value-type="float">
            <text:p>1,28073605315643</text:p>
          </table:table-cell>
          <table:table-cell table:style-name="ce7" office:value-type="float" office:value="9.01446253958316" calcext:value-type="float">
            <text:p>9,01446253958316</text:p>
          </table:table-cell>
          <table:table-cell table:style-name="ce7" office:value-type="float" office:value="1.63513847581532" calcext:value-type="float">
            <text:p>1,63513847581532</text:p>
          </table:table-cell>
          <table:table-cell table:style-name="ce7" office:value-type="float" office:value="9.46317004529845" calcext:value-type="float">
            <text:p>9,46317004529845</text:p>
          </table:table-cell>
          <table:table-cell table:style-name="ce7" office:value-type="float" office:value="9.39351015759778" calcext:value-type="float">
            <text:p>9,39351015759778</text:p>
          </table:table-cell>
          <table:table-cell table:style-name="ce7" office:value-type="float" office:value="1.69069552754405" calcext:value-type="float">
            <text:p>1,69069552754405</text:p>
          </table:table-cell>
          <table:table-cell table:style-name="ce7" office:value-type="float" office:value="4.75070713509362" calcext:value-type="float">
            <text:p>4,75070713509362</text:p>
          </table:table-cell>
          <table:table-cell table:style-name="ce7" office:value-type="float" office:value="8.88727158917549" calcext:value-type="float">
            <text:p>8,88727158917549</text:p>
          </table:table-cell>
          <table:table-cell table:style-name="ce7" office:value-type="float" office:value="3.74878166248258" calcext:value-type="float">
            <text:p>3,74878166248258</text:p>
          </table:table-cell>
          <table:table-cell table:style-name="ce7" office:value-type="float" office:value="3.70905072474487" calcext:value-type="float">
            <text:p>3,70905072474487</text:p>
          </table:table-cell>
          <table:table-cell table:style-name="ce7" office:value-type="float" office:value="11.6823690940992" calcext:value-type="float">
            <text:p>11,6823690940992</text:p>
          </table:table-cell>
          <table:table-cell table:number-columns-repeated="3"/>
          <table:table-cell table:style-name="ce5" table:formula="of:=[.$S$18]*[.B5]" office:value-type="float" office:value="0" calcext:value-type="float">
            <text:p>0</text:p>
          </table:table-cell>
          <table:table-cell table:style-name="ce5" table:formula="of:=[.$S$18]*[.C5]" office:value-type="float" office:value="0" calcext:value-type="float">
            <text:p>0</text:p>
          </table:table-cell>
          <table:table-cell table:style-name="ce5" table:formula="of:=[.$S$18]*[.D5]" office:value-type="float" office:value="0" calcext:value-type="float">
            <text:p>0</text:p>
          </table:table-cell>
          <table:table-cell table:style-name="ce5" table:formula="of:=[.$S$18]*[.E5]" office:value-type="float" office:value="0" calcext:value-type="float">
            <text:p>0</text:p>
          </table:table-cell>
          <table:table-cell table:style-name="ce5" table:formula="of:=[.$S$18]*[.F5]" office:value-type="float" office:value="0" calcext:value-type="float">
            <text:p>0</text:p>
          </table:table-cell>
          <table:table-cell table:style-name="ce5" table:formula="of:=[.$S$18]*[.G5]" office:value-type="float" office:value="16" calcext:value-type="float">
            <text:p>16</text:p>
          </table:table-cell>
          <table:table-cell table:style-name="ce5" table:formula="of:=[.$S$18]*[.H5]" office:value-type="float" office:value="0" calcext:value-type="float">
            <text:p>0</text:p>
          </table:table-cell>
          <table:table-cell table:style-name="ce5" table:formula="of:=[.$S$18]*[.I5]" office:value-type="float" office:value="0" calcext:value-type="float">
            <text:p>0</text:p>
          </table:table-cell>
          <table:table-cell table:style-name="ce5" table:formula="of:=[.$S$18]*[.J5]" office:value-type="float" office:value="0" calcext:value-type="float">
            <text:p>0</text:p>
          </table:table-cell>
          <table:table-cell table:style-name="ce5" table:formula="of:=[.$S$18]*[.K5]" office:value-type="float" office:value="0" calcext:value-type="float">
            <text:p>0</text:p>
          </table:table-cell>
          <table:table-cell table:style-name="ce5" table:formula="of:=[.$S$18]*[.L5]" office:value-type="float" office:value="0" calcext:value-type="float">
            <text:p>0</text:p>
          </table:table-cell>
          <table:table-cell table:style-name="ce5" table:formula="of:=[.$S$18]*[.M5]" office:value-type="float" office:value="0" calcext:value-type="float">
            <text:p>0</text:p>
          </table:table-cell>
          <table:table-cell table:style-name="ce5" table:formula="of:=[.$S$18]*[.N5]" office:value-type="float" office:value="0" calcext:value-type="float">
            <text:p>0</text:p>
          </table:table-cell>
          <table:table-cell table:style-name="ce5" table:formula="of:=[.$S$18]*[.O5]" office:value-type="float" office:value="0" calcext:value-type="float">
            <text:p>0</text:p>
          </table:table-cell>
          <table:table-cell table:style-name="ce5" table:formula="of:=[.$S$18]*[.P5]" office:value-type="float" office:value="0" calcext:value-type="float">
            <text:p>0</text:p>
          </table:table-cell>
          <table:table-cell table:style-name="ce5" table:formula="of:=[.$S$18]*[.Q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33967414535962" calcext:value-type="float">
            <text:p>3,33967414535962</text:p>
          </table:table-cell>
          <table:table-cell table:style-name="ce7" office:value-type="float" office:value="7.59461010749104" calcext:value-type="float">
            <text:p>7,59461010749104</text:p>
          </table:table-cell>
          <table:table-cell table:style-name="ce7" office:value-type="float" office:value="1.26115118884702" calcext:value-type="float">
            <text:p>1,26115118884702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.00692200155333" calcext:value-type="float">
            <text:p>1,00692200155333</text:p>
          </table:table-cell>
          <table:table-cell table:style-name="ce7" office:value-type="float" office:value="7.81106265778683" calcext:value-type="float">
            <text:p>7,81106265778683</text:p>
          </table:table-cell>
          <table:table-cell table:style-name="ce7" office:value-type="float" office:value="2.25376237987164" calcext:value-type="float">
            <text:p>2,25376237987164</text:p>
          </table:table-cell>
          <table:table-cell table:style-name="ce7" office:value-type="float" office:value="8.28776569249779" calcext:value-type="float">
            <text:p>8,28776569249779</text:p>
          </table:table-cell>
          <table:table-cell table:style-name="ce7" office:value-type="float" office:value="8.40708629047339" calcext:value-type="float">
            <text:p>8,40708629047339</text:p>
          </table:table-cell>
          <table:table-cell table:style-name="ce7" office:value-type="float" office:value="2.28689371391786" calcext:value-type="float">
            <text:p>2,28689371391786</text:p>
          </table:table-cell>
          <table:table-cell table:style-name="ce7" office:value-type="float" office:value="3.66462259441503" calcext:value-type="float">
            <text:p>3,66462259441503</text:p>
          </table:table-cell>
          <table:table-cell table:style-name="ce7" office:value-type="float" office:value="8.11221361089271" calcext:value-type="float">
            <text:p>8,11221361089271</text:p>
          </table:table-cell>
          <table:table-cell table:style-name="ce7" office:value-type="float" office:value="3.38185936747617" calcext:value-type="float">
            <text:p>3,38185936747617</text:p>
          </table:table-cell>
          <table:table-cell table:style-name="ce7" office:value-type="float" office:value="2.60957492239835" calcext:value-type="float">
            <text:p>2,60957492239835</text:p>
          </table:table-cell>
          <table:table-cell table:style-name="ce7" office:value-type="float" office:value="10.7928287428466" calcext:value-type="float">
            <text:p>10,7928287428466</text:p>
          </table:table-cell>
          <table:table-cell table:number-columns-repeated="3"/>
          <table:table-cell table:style-name="ce5" table:formula="of:=[.$S$18]*[.B6]" office:value-type="float" office:value="0" calcext:value-type="float">
            <text:p>0</text:p>
          </table:table-cell>
          <table:table-cell table:style-name="ce5" table:formula="of:=[.$S$18]*[.C6]" office:value-type="float" office:value="0" calcext:value-type="float">
            <text:p>0</text:p>
          </table:table-cell>
          <table:table-cell table:style-name="ce5" table:formula="of:=[.$S$18]*[.D6]" office:value-type="float" office:value="0" calcext:value-type="float">
            <text:p>0</text:p>
          </table:table-cell>
          <table:table-cell table:style-name="ce5" table:formula="of:=[.$S$18]*[.E6]" office:value-type="float" office:value="16" calcext:value-type="float">
            <text:p>16</text:p>
          </table:table-cell>
          <table:table-cell table:style-name="ce5" table:formula="of:=[.$S$18]*[.F6]" office:value-type="float" office:value="0" calcext:value-type="float">
            <text:p>0</text:p>
          </table:table-cell>
          <table:table-cell table:style-name="ce5" table:formula="of:=[.$S$18]*[.G6]" office:value-type="float" office:value="0" calcext:value-type="float">
            <text:p>0</text:p>
          </table:table-cell>
          <table:table-cell table:style-name="ce5" table:formula="of:=[.$S$18]*[.H6]" office:value-type="float" office:value="0" calcext:value-type="float">
            <text:p>0</text:p>
          </table:table-cell>
          <table:table-cell table:style-name="ce5" table:formula="of:=[.$S$18]*[.I6]" office:value-type="float" office:value="0" calcext:value-type="float">
            <text:p>0</text:p>
          </table:table-cell>
          <table:table-cell table:style-name="ce5" table:formula="of:=[.$S$18]*[.J6]" office:value-type="float" office:value="0" calcext:value-type="float">
            <text:p>0</text:p>
          </table:table-cell>
          <table:table-cell table:style-name="ce5" table:formula="of:=[.$S$18]*[.K6]" office:value-type="float" office:value="0" calcext:value-type="float">
            <text:p>0</text:p>
          </table:table-cell>
          <table:table-cell table:style-name="ce5" table:formula="of:=[.$S$18]*[.L6]" office:value-type="float" office:value="0" calcext:value-type="float">
            <text:p>0</text:p>
          </table:table-cell>
          <table:table-cell table:style-name="ce5" table:formula="of:=[.$S$18]*[.M6]" office:value-type="float" office:value="0" calcext:value-type="float">
            <text:p>0</text:p>
          </table:table-cell>
          <table:table-cell table:style-name="ce5" table:formula="of:=[.$S$18]*[.N6]" office:value-type="float" office:value="0" calcext:value-type="float">
            <text:p>0</text:p>
          </table:table-cell>
          <table:table-cell table:style-name="ce5" table:formula="of:=[.$S$18]*[.O6]" office:value-type="float" office:value="0" calcext:value-type="float">
            <text:p>0</text:p>
          </table:table-cell>
          <table:table-cell table:style-name="ce5" table:formula="of:=[.$S$18]*[.P6]" office:value-type="float" office:value="0" calcext:value-type="float">
            <text:p>0</text:p>
          </table:table-cell>
          <table:table-cell table:style-name="ce5" table:formula="of:=[.$S$18]*[.Q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15741007280132" calcext:value-type="float">
            <text:p>4,15741007280132</text:p>
          </table:table-cell>
          <table:table-cell table:style-name="ce7" office:value-type="float" office:value="7.88493129570966" calcext:value-type="float">
            <text:p>7,88493129570966</text:p>
          </table:table-cell>
          <table:table-cell table:style-name="ce7" office:value-type="float" office:value="1.28073605315643" calcext:value-type="float">
            <text:p>1,28073605315643</text:p>
          </table:table-cell>
          <table:table-cell table:style-name="ce7" office:value-type="float" office:value="1.00692200155333" calcext:value-type="float">
            <text:p>1,00692200155333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7.93761571024219" calcext:value-type="float">
            <text:p>7,93761571024219</text:p>
          </table:table-cell>
          <table:table-cell table:style-name="ce7" office:value-type="float" office:value="1.37688531859333" calcext:value-type="float">
            <text:p>1,37688531859333</text:p>
          </table:table-cell>
          <table:table-cell table:style-name="ce7" office:value-type="float" office:value="8.34053577477746" calcext:value-type="float">
            <text:p>8,34053577477746</text:p>
          </table:table-cell>
          <table:table-cell table:style-name="ce7" office:value-type="float" office:value="8.13798280929255" calcext:value-type="float">
            <text:p>8,13798280929255</text:p>
          </table:table-cell>
          <table:table-cell table:style-name="ce7" office:value-type="float" office:value="1.39510003077483" calcext:value-type="float">
            <text:p>1,39510003077483</text:p>
          </table:table-cell>
          <table:table-cell table:style-name="ce7" office:value-type="float" office:value="3.57655497425124" calcext:value-type="float">
            <text:p>3,57655497425124</text:p>
          </table:table-cell>
          <table:table-cell table:style-name="ce7" office:value-type="float" office:value="7.60757181359964" calcext:value-type="float">
            <text:p>7,60757181359964</text:p>
          </table:table-cell>
          <table:table-cell table:style-name="ce7" office:value-type="float" office:value="2.55083757260861" calcext:value-type="float">
            <text:p>2,55083757260861</text:p>
          </table:table-cell>
          <table:table-cell table:style-name="ce7" office:value-type="float" office:value="3.50323153376303" calcext:value-type="float">
            <text:p>3,50323153376303</text:p>
          </table:table-cell>
          <table:table-cell table:style-name="ce7" office:value-type="float" office:value="10.40472640176" calcext:value-type="float">
            <text:p>10,40472640176</text:p>
          </table:table-cell>
          <table:table-cell table:number-columns-repeated="3"/>
          <table:table-cell table:style-name="ce5" table:formula="of:=[.$S$18]*[.B7]" office:value-type="float" office:value="0" calcext:value-type="float">
            <text:p>0</text:p>
          </table:table-cell>
          <table:table-cell table:style-name="ce5" table:formula="of:=[.$S$18]*[.C7]" office:value-type="float" office:value="0" calcext:value-type="float">
            <text:p>0</text:p>
          </table:table-cell>
          <table:table-cell table:style-name="ce5" table:formula="of:=[.$S$18]*[.D7]" office:value-type="float" office:value="0" calcext:value-type="float">
            <text:p>0</text:p>
          </table:table-cell>
          <table:table-cell table:style-name="ce5" table:formula="of:=[.$S$18]*[.E7]" office:value-type="float" office:value="0" calcext:value-type="float">
            <text:p>0</text:p>
          </table:table-cell>
          <table:table-cell table:style-name="ce5" table:formula="of:=[.$S$18]*[.F7]" office:value-type="float" office:value="0" calcext:value-type="float">
            <text:p>0</text:p>
          </table:table-cell>
          <table:table-cell table:style-name="ce5" table:formula="of:=[.$S$18]*[.G7]" office:value-type="float" office:value="0" calcext:value-type="float">
            <text:p>0</text:p>
          </table:table-cell>
          <table:table-cell table:style-name="ce5" table:formula="of:=[.$S$18]*[.H7]" office:value-type="float" office:value="0" calcext:value-type="float">
            <text:p>0</text:p>
          </table:table-cell>
          <table:table-cell table:style-name="ce5" table:formula="of:=[.$S$18]*[.I7]" office:value-type="float" office:value="16" calcext:value-type="float">
            <text:p>16</text:p>
          </table:table-cell>
          <table:table-cell table:style-name="ce5" table:formula="of:=[.$S$18]*[.J7]" office:value-type="float" office:value="0" calcext:value-type="float">
            <text:p>0</text:p>
          </table:table-cell>
          <table:table-cell table:style-name="ce5" table:formula="of:=[.$S$18]*[.K7]" office:value-type="float" office:value="0" calcext:value-type="float">
            <text:p>0</text:p>
          </table:table-cell>
          <table:table-cell table:style-name="ce5" table:formula="of:=[.$S$18]*[.L7]" office:value-type="float" office:value="0" calcext:value-type="float">
            <text:p>0</text:p>
          </table:table-cell>
          <table:table-cell table:style-name="ce5" table:formula="of:=[.$S$18]*[.M7]" office:value-type="float" office:value="0" calcext:value-type="float">
            <text:p>0</text:p>
          </table:table-cell>
          <table:table-cell table:style-name="ce5" table:formula="of:=[.$S$18]*[.N7]" office:value-type="float" office:value="0" calcext:value-type="float">
            <text:p>0</text:p>
          </table:table-cell>
          <table:table-cell table:style-name="ce5" table:formula="of:=[.$S$18]*[.O7]" office:value-type="float" office:value="0" calcext:value-type="float">
            <text:p>0</text:p>
          </table:table-cell>
          <table:table-cell table:style-name="ce5" table:formula="of:=[.$S$18]*[.P7]" office:value-type="float" office:value="0" calcext:value-type="float">
            <text:p>0</text:p>
          </table:table-cell>
          <table:table-cell table:style-name="ce5" table:formula="of:=[.$S$18]*[.Q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.1729997625654" calcext:value-type="float">
            <text:p>10,1729997625654</text:p>
          </table:table-cell>
          <table:table-cell table:style-name="ce7" office:value-type="float" office:value="1.30489189956972" calcext:value-type="float">
            <text:p>1,30489189956972</text:p>
          </table:table-cell>
          <table:table-cell table:style-name="ce7" office:value-type="float" office:value="9.01446253958316" calcext:value-type="float">
            <text:p>9,01446253958316</text:p>
          </table:table-cell>
          <table:table-cell table:style-name="ce7" office:value-type="float" office:value="7.81106265778683" calcext:value-type="float">
            <text:p>7,81106265778683</text:p>
          </table:table-cell>
          <table:table-cell table:style-name="ce7" office:value-type="float" office:value="7.93761571024219" calcext:value-type="float">
            <text:p>7,93761571024219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9.02696915634735" calcext:value-type="float">
            <text:p>9,02696915634735</text:p>
          </table:table-cell>
          <table:table-cell table:style-name="ce7" office:value-type="float" office:value="0.740610279178716" calcext:value-type="float">
            <text:p>0,740610279178716</text:p>
          </table:table-cell>
          <table:table-cell table:style-name="ce7" office:value-type="float" office:value="3.20457926239558" calcext:value-type="float">
            <text:p>3,20457926239558</text:p>
          </table:table-cell>
          <table:table-cell table:style-name="ce7" office:value-type="float" office:value="9.00765986677034" calcext:value-type="float">
            <text:p>9,00765986677034</text:p>
          </table:table-cell>
          <table:table-cell table:style-name="ce7" office:value-type="float" office:value="4.42162109960878" calcext:value-type="float">
            <text:p>4,42162109960878</text:p>
          </table:table-cell>
          <table:table-cell table:style-name="ce7" office:value-type="float" office:value="5.03092169412499" calcext:value-type="float">
            <text:p>5,03092169412499</text:p>
          </table:table-cell>
          <table:table-cell table:style-name="ce7" office:value-type="float" office:value="7.04143669972417" calcext:value-type="float">
            <text:p>7,04143669972417</text:p>
          </table:table-cell>
          <table:table-cell table:style-name="ce7" office:value-type="float" office:value="6.63443956707389" calcext:value-type="float">
            <text:p>6,63443956707389</text:p>
          </table:table-cell>
          <table:table-cell table:style-name="ce7" office:value-type="float" office:value="5.44481521439085" calcext:value-type="float">
            <text:p>5,44481521439085</text:p>
          </table:table-cell>
          <table:table-cell table:number-columns-repeated="3"/>
          <table:table-cell table:style-name="ce5" table:formula="of:=[.$S$18]*[.B8]" office:value-type="float" office:value="0" calcext:value-type="float">
            <text:p>0</text:p>
          </table:table-cell>
          <table:table-cell table:style-name="ce5" table:formula="of:=[.$S$18]*[.C8]" office:value-type="float" office:value="0" calcext:value-type="float">
            <text:p>0</text:p>
          </table:table-cell>
          <table:table-cell table:style-name="ce5" table:formula="of:=[.$S$18]*[.D8]" office:value-type="float" office:value="0" calcext:value-type="float">
            <text:p>0</text:p>
          </table:table-cell>
          <table:table-cell table:style-name="ce5" table:formula="of:=[.$S$18]*[.E8]" office:value-type="float" office:value="0" calcext:value-type="float">
            <text:p>0</text:p>
          </table:table-cell>
          <table:table-cell table:style-name="ce5" table:formula="of:=[.$S$18]*[.F8]" office:value-type="float" office:value="0" calcext:value-type="float">
            <text:p>0</text:p>
          </table:table-cell>
          <table:table-cell table:style-name="ce5" table:formula="of:=[.$S$18]*[.G8]" office:value-type="float" office:value="0" calcext:value-type="float">
            <text:p>0</text:p>
          </table:table-cell>
          <table:table-cell table:style-name="ce5" table:formula="of:=[.$S$18]*[.H8]" office:value-type="float" office:value="0" calcext:value-type="float">
            <text:p>0</text:p>
          </table:table-cell>
          <table:table-cell table:style-name="ce5" table:formula="of:=[.$S$18]*[.I8]" office:value-type="float" office:value="0" calcext:value-type="float">
            <text:p>0</text:p>
          </table:table-cell>
          <table:table-cell table:style-name="ce5" table:formula="of:=[.$S$18]*[.J8]" office:value-type="float" office:value="16" calcext:value-type="float">
            <text:p>16</text:p>
          </table:table-cell>
          <table:table-cell table:style-name="ce5" table:formula="of:=[.$S$18]*[.K8]" office:value-type="float" office:value="0" calcext:value-type="float">
            <text:p>0</text:p>
          </table:table-cell>
          <table:table-cell table:style-name="ce5" table:formula="of:=[.$S$18]*[.L8]" office:value-type="float" office:value="0" calcext:value-type="float">
            <text:p>0</text:p>
          </table:table-cell>
          <table:table-cell table:style-name="ce5" table:formula="of:=[.$S$18]*[.M8]" office:value-type="float" office:value="0" calcext:value-type="float">
            <text:p>0</text:p>
          </table:table-cell>
          <table:table-cell table:style-name="ce5" table:formula="of:=[.$S$18]*[.N8]" office:value-type="float" office:value="0" calcext:value-type="float">
            <text:p>0</text:p>
          </table:table-cell>
          <table:table-cell table:style-name="ce5" table:formula="of:=[.$S$18]*[.O8]" office:value-type="float" office:value="0" calcext:value-type="float">
            <text:p>0</text:p>
          </table:table-cell>
          <table:table-cell table:style-name="ce5" table:formula="of:=[.$S$18]*[.P8]" office:value-type="float" office:value="0" calcext:value-type="float">
            <text:p>0</text:p>
          </table:table-cell>
          <table:table-cell table:style-name="ce5" table:formula="of:=[.$S$18]*[.Q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80709488801729" calcext:value-type="float">
            <text:p>4,80709488801729</text:p>
          </table:table-cell>
          <table:table-cell table:style-name="ce7" office:value-type="float" office:value="9.0907582636247" calcext:value-type="float">
            <text:p>9,0907582636247</text:p>
          </table:table-cell>
          <table:table-cell table:style-name="ce7" office:value-type="float" office:value="1.63513847581532" calcext:value-type="float">
            <text:p>1,63513847581532</text:p>
          </table:table-cell>
          <table:table-cell table:style-name="ce7" office:value-type="float" office:value="2.25376237987164" calcext:value-type="float">
            <text:p>2,25376237987164</text:p>
          </table:table-cell>
          <table:table-cell table:style-name="ce7" office:value-type="float" office:value="1.37688531859333" calcext:value-type="float">
            <text:p>1,37688531859333</text:p>
          </table:table-cell>
          <table:table-cell table:style-name="ce7" office:value-type="float" office:value="9.02696915634735" calcext:value-type="float">
            <text:p>9,02696915634735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9.36451677233266" calcext:value-type="float">
            <text:p>9,36451677233266</text:p>
          </table:table-cell>
          <table:table-cell table:style-name="ce7" office:value-type="float" office:value="8.83665972690633" calcext:value-type="float">
            <text:p>8,83665972690633</text:p>
          </table:table-cell>
          <table:table-cell table:style-name="ce7" office:value-type="float" office:value="0.0607751986787392" calcext:value-type="float">
            <text:p>0,060775198678739</text:p>
          </table:table-cell>
          <table:table-cell table:style-name="ce7" office:value-type="float" office:value="4.60588773110721" calcext:value-type="float">
            <text:p>4,60588773110721</text:p>
          </table:table-cell>
          <table:table-cell table:style-name="ce7" office:value-type="float" office:value="8.00036604386225" calcext:value-type="float">
            <text:p>8,00036604386225</text:p>
          </table:table-cell>
          <table:table-cell table:style-name="ce7" office:value-type="float" office:value="2.65377767382023" calcext:value-type="float">
            <text:p>2,65377767382023</text:p>
          </table:table-cell>
          <table:table-cell table:style-name="ce7" office:value-type="float" office:value="4.84564627337958" calcext:value-type="float">
            <text:p>4,84564627337958</text:p>
          </table:table-cell>
          <table:table-cell table:style-name="ce7" office:value-type="float" office:value="10.917246829088" calcext:value-type="float">
            <text:p>10,917246829088</text:p>
          </table:table-cell>
          <table:table-cell table:number-columns-repeated="3"/>
          <table:table-cell table:style-name="ce5" table:formula="of:=[.$S$18]*[.B9]" office:value-type="float" office:value="0" calcext:value-type="float">
            <text:p>0</text:p>
          </table:table-cell>
          <table:table-cell table:style-name="ce5" table:formula="of:=[.$S$18]*[.C9]" office:value-type="float" office:value="0" calcext:value-type="float">
            <text:p>0</text:p>
          </table:table-cell>
          <table:table-cell table:style-name="ce5" table:formula="of:=[.$S$18]*[.D9]" office:value-type="float" office:value="0" calcext:value-type="float">
            <text:p>0</text:p>
          </table:table-cell>
          <table:table-cell table:style-name="ce5" table:formula="of:=[.$S$18]*[.E9]" office:value-type="float" office:value="0" calcext:value-type="float">
            <text:p>0</text:p>
          </table:table-cell>
          <table:table-cell table:style-name="ce5" table:formula="of:=[.$S$18]*[.F9]" office:value-type="float" office:value="0" calcext:value-type="float">
            <text:p>0</text:p>
          </table:table-cell>
          <table:table-cell table:style-name="ce5" table:formula="of:=[.$S$18]*[.G9]" office:value-type="float" office:value="0" calcext:value-type="float">
            <text:p>0</text:p>
          </table:table-cell>
          <table:table-cell table:style-name="ce5" table:formula="of:=[.$S$18]*[.H9]" office:value-type="float" office:value="0" calcext:value-type="float">
            <text:p>0</text:p>
          </table:table-cell>
          <table:table-cell table:style-name="ce5" table:formula="of:=[.$S$18]*[.I9]" office:value-type="float" office:value="0" calcext:value-type="float">
            <text:p>0</text:p>
          </table:table-cell>
          <table:table-cell table:style-name="ce5" table:formula="of:=[.$S$18]*[.J9]" office:value-type="float" office:value="0" calcext:value-type="float">
            <text:p>0</text:p>
          </table:table-cell>
          <table:table-cell table:style-name="ce5" table:formula="of:=[.$S$18]*[.K9]" office:value-type="float" office:value="0" calcext:value-type="float">
            <text:p>0</text:p>
          </table:table-cell>
          <table:table-cell table:style-name="ce5" table:formula="of:=[.$S$18]*[.L9]" office:value-type="float" office:value="16" calcext:value-type="float">
            <text:p>16</text:p>
          </table:table-cell>
          <table:table-cell table:style-name="ce5" table:formula="of:=[.$S$18]*[.M9]" office:value-type="float" office:value="0" calcext:value-type="float">
            <text:p>0</text:p>
          </table:table-cell>
          <table:table-cell table:style-name="ce5" table:formula="of:=[.$S$18]*[.N9]" office:value-type="float" office:value="0" calcext:value-type="float">
            <text:p>0</text:p>
          </table:table-cell>
          <table:table-cell table:style-name="ce5" table:formula="of:=[.$S$18]*[.O9]" office:value-type="float" office:value="0" calcext:value-type="float">
            <text:p>0</text:p>
          </table:table-cell>
          <table:table-cell table:style-name="ce5" table:formula="of:=[.$S$18]*[.P9]" office:value-type="float" office:value="0" calcext:value-type="float">
            <text:p>0</text:p>
          </table:table-cell>
          <table:table-cell table:style-name="ce5" table:formula="of:=[.$S$18]*[.Q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.7754412542227" calcext:value-type="float">
            <text:p>10,7754412542227</text:p>
          </table:table-cell>
          <table:table-cell table:style-name="ce7" office:value-type="float" office:value="2.00522449934591" calcext:value-type="float">
            <text:p>2,00522449934591</text:p>
          </table:table-cell>
          <table:table-cell table:style-name="ce7" office:value-type="float" office:value="9.46317004529845" calcext:value-type="float">
            <text:p>9,46317004529845</text:p>
          </table:table-cell>
          <table:table-cell table:style-name="ce7" office:value-type="float" office:value="8.28776569249779" calcext:value-type="float">
            <text:p>8,28776569249779</text:p>
          </table:table-cell>
          <table:table-cell table:style-name="ce7" office:value-type="float" office:value="8.34053577477746" calcext:value-type="float">
            <text:p>8,34053577477746</text:p>
          </table:table-cell>
          <table:table-cell table:style-name="ce7" office:value-type="float" office:value="0.740610279178716" calcext:value-type="float">
            <text:p>0,740610279178716</text:p>
          </table:table-cell>
          <table:table-cell table:style-name="ce7" office:value-type="float" office:value="9.36451677233266" calcext:value-type="float">
            <text:p>9,36451677233266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.66715943371011" calcext:value-type="float">
            <text:p>2,66715943371011</text:p>
          </table:table-cell>
          <table:table-cell table:style-name="ce7" office:value-type="float" office:value="9.34111697952143" calcext:value-type="float">
            <text:p>9,34111697952143</text:p>
          </table:table-cell>
          <table:table-cell table:style-name="ce7" office:value-type="float" office:value="4.77545803261381" calcext:value-type="float">
            <text:p>4,77545803261381</text:p>
          </table:table-cell>
          <table:table-cell table:style-name="ce7" office:value-type="float" office:value="4.62486591257547" calcext:value-type="float">
            <text:p>4,62486591257547</text:p>
          </table:table-cell>
          <table:table-cell table:style-name="ce7" office:value-type="float" office:value="7.23624107078705" calcext:value-type="float">
            <text:p>7,23624107078705</text:p>
          </table:table-cell>
          <table:table-cell table:style-name="ce7" office:value-type="float" office:value="7.26443113006331" calcext:value-type="float">
            <text:p>7,26443113006331</text:p>
          </table:table-cell>
          <table:table-cell table:style-name="ce7" office:value-type="float" office:value="4.75736196529361" calcext:value-type="float">
            <text:p>4,75736196529361</text:p>
          </table:table-cell>
          <table:table-cell table:number-columns-repeated="3"/>
          <table:table-cell table:style-name="ce5" table:formula="of:=[.$S$18]*[.B10]" office:value-type="float" office:value="0" calcext:value-type="float">
            <text:p>0</text:p>
          </table:table-cell>
          <table:table-cell table:style-name="ce5" table:formula="of:=[.$S$18]*[.C10]" office:value-type="float" office:value="0" calcext:value-type="float">
            <text:p>0</text:p>
          </table:table-cell>
          <table:table-cell table:style-name="ce5" table:formula="of:=[.$S$18]*[.D10]" office:value-type="float" office:value="0" calcext:value-type="float">
            <text:p>0</text:p>
          </table:table-cell>
          <table:table-cell table:style-name="ce5" table:formula="of:=[.$S$18]*[.E10]" office:value-type="float" office:value="0" calcext:value-type="float">
            <text:p>0</text:p>
          </table:table-cell>
          <table:table-cell table:style-name="ce5" table:formula="of:=[.$S$18]*[.F10]" office:value-type="float" office:value="0" calcext:value-type="float">
            <text:p>0</text:p>
          </table:table-cell>
          <table:table-cell table:style-name="ce5" table:formula="of:=[.$S$18]*[.G10]" office:value-type="float" office:value="0" calcext:value-type="float">
            <text:p>0</text:p>
          </table:table-cell>
          <table:table-cell table:style-name="ce5" table:formula="of:=[.$S$18]*[.H10]" office:value-type="float" office:value="0" calcext:value-type="float">
            <text:p>0</text:p>
          </table:table-cell>
          <table:table-cell table:style-name="ce5" table:formula="of:=[.$S$18]*[.I10]" office:value-type="float" office:value="0" calcext:value-type="float">
            <text:p>0</text:p>
          </table:table-cell>
          <table:table-cell table:style-name="ce5" table:formula="of:=[.$S$18]*[.J10]" office:value-type="float" office:value="0" calcext:value-type="float">
            <text:p>0</text:p>
          </table:table-cell>
          <table:table-cell table:style-name="ce5" table:formula="of:=[.$S$18]*[.K10]" office:value-type="float" office:value="16" calcext:value-type="float">
            <text:p>16</text:p>
          </table:table-cell>
          <table:table-cell table:style-name="ce5" table:formula="of:=[.$S$18]*[.L10]" office:value-type="float" office:value="0" calcext:value-type="float">
            <text:p>0</text:p>
          </table:table-cell>
          <table:table-cell table:style-name="ce5" table:formula="of:=[.$S$18]*[.M10]" office:value-type="float" office:value="0" calcext:value-type="float">
            <text:p>0</text:p>
          </table:table-cell>
          <table:table-cell table:style-name="ce5" table:formula="of:=[.$S$18]*[.N10]" office:value-type="float" office:value="0" calcext:value-type="float">
            <text:p>0</text:p>
          </table:table-cell>
          <table:table-cell table:style-name="ce5" table:formula="of:=[.$S$18]*[.O10]" office:value-type="float" office:value="0" calcext:value-type="float">
            <text:p>0</text:p>
          </table:table-cell>
          <table:table-cell table:style-name="ce5" table:formula="of:=[.$S$18]*[.P10]" office:value-type="float" office:value="0" calcext:value-type="float">
            <text:p>0</text:p>
          </table:table-cell>
          <table:table-cell table:style-name="ce5" table:formula="of:=[.$S$18]*[.Q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.4069154346625" calcext:value-type="float">
            <text:p>11,4069154346625</text:p>
          </table:table-cell>
          <table:table-cell table:style-name="ce7" office:value-type="float" office:value="4.477777491893" calcext:value-type="float">
            <text:p>4,477777491893</text:p>
          </table:table-cell>
          <table:table-cell table:style-name="ce7" office:value-type="float" office:value="9.39351015759778" calcext:value-type="float">
            <text:p>9,39351015759778</text:p>
          </table:table-cell>
          <table:table-cell table:style-name="ce7" office:value-type="float" office:value="8.40708629047339" calcext:value-type="float">
            <text:p>8,40708629047339</text:p>
          </table:table-cell>
          <table:table-cell table:style-name="ce7" office:value-type="float" office:value="8.13798280929255" calcext:value-type="float">
            <text:p>8,13798280929255</text:p>
          </table:table-cell>
          <table:table-cell table:style-name="ce7" office:value-type="float" office:value="3.20457926239558" calcext:value-type="float">
            <text:p>3,20457926239558</text:p>
          </table:table-cell>
          <table:table-cell table:style-name="ce7" office:value-type="float" office:value="8.83665972690633" calcext:value-type="float">
            <text:p>8,83665972690633</text:p>
          </table:table-cell>
          <table:table-cell table:style-name="ce7" office:value-type="float" office:value="2.66715943371011" calcext:value-type="float">
            <text:p>2,6671594337101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8.79825796147282" calcext:value-type="float">
            <text:p>8,79825796147282</text:p>
          </table:table-cell>
          <table:table-cell table:style-name="ce7" office:value-type="float" office:value="4.77679869445803" calcext:value-type="float">
            <text:p>4,77679869445803</text:p>
          </table:table-cell>
          <table:table-cell table:style-name="ce7" office:value-type="float" office:value="2.08668321340486" calcext:value-type="float">
            <text:p>2,08668321340486</text:p>
          </table:table-cell>
          <table:table-cell table:style-name="ce7" office:value-type="float" office:value="6.3105781111256" calcext:value-type="float">
            <text:p>6,3105781111256</text:p>
          </table:table-cell>
          <table:table-cell table:style-name="ce7" office:value-type="float" office:value="8.20828314267266" calcext:value-type="float">
            <text:p>8,20828314267266</text:p>
          </table:table-cell>
          <table:table-cell table:style-name="ce7" office:value-type="float" office:value="2.60693736643089" calcext:value-type="float">
            <text:p>2,60693736643089</text:p>
          </table:table-cell>
          <table:table-cell table:number-columns-repeated="3"/>
          <table:table-cell table:style-name="ce5" table:formula="of:=[.$S$18]*[.B11]" office:value-type="float" office:value="0" calcext:value-type="float">
            <text:p>0</text:p>
          </table:table-cell>
          <table:table-cell table:style-name="ce5" table:formula="of:=[.$S$18]*[.C11]" office:value-type="float" office:value="0" calcext:value-type="float">
            <text:p>0</text:p>
          </table:table-cell>
          <table:table-cell table:style-name="ce5" table:formula="of:=[.$S$18]*[.D11]" office:value-type="float" office:value="0" calcext:value-type="float">
            <text:p>0</text:p>
          </table:table-cell>
          <table:table-cell table:style-name="ce5" table:formula="of:=[.$S$18]*[.E11]" office:value-type="float" office:value="0" calcext:value-type="float">
            <text:p>0</text:p>
          </table:table-cell>
          <table:table-cell table:style-name="ce5" table:formula="of:=[.$S$18]*[.F11]" office:value-type="float" office:value="0" calcext:value-type="float">
            <text:p>0</text:p>
          </table:table-cell>
          <table:table-cell table:style-name="ce5" table:formula="of:=[.$S$18]*[.G11]" office:value-type="float" office:value="0" calcext:value-type="float">
            <text:p>0</text:p>
          </table:table-cell>
          <table:table-cell table:style-name="ce5" table:formula="of:=[.$S$18]*[.H11]" office:value-type="float" office:value="0" calcext:value-type="float">
            <text:p>0</text:p>
          </table:table-cell>
          <table:table-cell table:style-name="ce5" table:formula="of:=[.$S$18]*[.I11]" office:value-type="float" office:value="0" calcext:value-type="float">
            <text:p>0</text:p>
          </table:table-cell>
          <table:table-cell table:style-name="ce5" table:formula="of:=[.$S$18]*[.J11]" office:value-type="float" office:value="0" calcext:value-type="float">
            <text:p>0</text:p>
          </table:table-cell>
          <table:table-cell table:style-name="ce5" table:formula="of:=[.$S$18]*[.K11]" office:value-type="float" office:value="0" calcext:value-type="float">
            <text:p>0</text:p>
          </table:table-cell>
          <table:table-cell table:style-name="ce5" table:formula="of:=[.$S$18]*[.L11]" office:value-type="float" office:value="0" calcext:value-type="float">
            <text:p>0</text:p>
          </table:table-cell>
          <table:table-cell table:style-name="ce5" table:formula="of:=[.$S$18]*[.M11]" office:value-type="float" office:value="0" calcext:value-type="float">
            <text:p>0</text:p>
          </table:table-cell>
          <table:table-cell table:style-name="ce5" table:formula="of:=[.$S$18]*[.N11]" office:value-type="float" office:value="16" calcext:value-type="float">
            <text:p>16</text:p>
          </table:table-cell>
          <table:table-cell table:style-name="ce5" table:formula="of:=[.$S$18]*[.O11]" office:value-type="float" office:value="0" calcext:value-type="float">
            <text:p>0</text:p>
          </table:table-cell>
          <table:table-cell table:style-name="ce5" table:formula="of:=[.$S$18]*[.P11]" office:value-type="float" office:value="0" calcext:value-type="float">
            <text:p>0</text:p>
          </table:table-cell>
          <table:table-cell table:style-name="ce5" table:formula="of:=[.$S$18]*[.Q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86444842282172" calcext:value-type="float">
            <text:p>4,86444842282172</text:p>
          </table:table-cell>
          <table:table-cell table:style-name="ce7" office:value-type="float" office:value="9.07992405605082" calcext:value-type="float">
            <text:p>9,07992405605082</text:p>
          </table:table-cell>
          <table:table-cell table:style-name="ce7" office:value-type="float" office:value="1.69069552754405" calcext:value-type="float">
            <text:p>1,69069552754405</text:p>
          </table:table-cell>
          <table:table-cell table:style-name="ce7" office:value-type="float" office:value="2.28689371391786" calcext:value-type="float">
            <text:p>2,28689371391786</text:p>
          </table:table-cell>
          <table:table-cell table:style-name="ce7" office:value-type="float" office:value="1.39510003077483" calcext:value-type="float">
            <text:p>1,39510003077483</text:p>
          </table:table-cell>
          <table:table-cell table:style-name="ce7" office:value-type="float" office:value="9.00765986677034" calcext:value-type="float">
            <text:p>9,00765986677034</text:p>
          </table:table-cell>
          <table:table-cell table:style-name="ce7" office:value-type="float" office:value="0.0607751986787392" calcext:value-type="float">
            <text:p>0,060775198678739</text:p>
          </table:table-cell>
          <table:table-cell table:style-name="ce7" office:value-type="float" office:value="9.34111697952143" calcext:value-type="float">
            <text:p>9,34111697952143</text:p>
          </table:table-cell>
          <table:table-cell table:style-name="ce7" office:value-type="float" office:value="8.79825796147282" calcext:value-type="float">
            <text:p>8,79825796147282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.58613754239038" calcext:value-type="float">
            <text:p>4,58613754239038</text:p>
          </table:table-cell>
          <table:table-cell table:style-name="ce7" office:value-type="float" office:value="7.95230325102445" calcext:value-type="float">
            <text:p>7,95230325102445</text:p>
          </table:table-cell>
          <table:table-cell table:style-name="ce7" office:value-type="float" office:value="2.60464706074245" calcext:value-type="float">
            <text:p>2,60464706074245</text:p>
          </table:table-cell>
          <table:table-cell table:style-name="ce7" office:value-type="float" office:value="4.87365882553361" calcext:value-type="float">
            <text:p>4,87365882553361</text:p>
          </table:table-cell>
          <table:table-cell table:style-name="ce7" office:value-type="float" office:value="10.8717939950031" calcext:value-type="float">
            <text:p>10,8717939950031</text:p>
          </table:table-cell>
          <table:table-cell table:number-columns-repeated="3"/>
          <table:table-cell table:style-name="ce5" table:formula="of:=[.$S$18]*[.B12]" office:value-type="float" office:value="0" calcext:value-type="float">
            <text:p>0</text:p>
          </table:table-cell>
          <table:table-cell table:style-name="ce5" table:formula="of:=[.$S$18]*[.C12]" office:value-type="float" office:value="0" calcext:value-type="float">
            <text:p>0</text:p>
          </table:table-cell>
          <table:table-cell table:style-name="ce5" table:formula="of:=[.$S$18]*[.D12]" office:value-type="float" office:value="0" calcext:value-type="float">
            <text:p>0</text:p>
          </table:table-cell>
          <table:table-cell table:style-name="ce5" table:formula="of:=[.$S$18]*[.E12]" office:value-type="float" office:value="0" calcext:value-type="float">
            <text:p>0</text:p>
          </table:table-cell>
          <table:table-cell table:style-name="ce5" table:formula="of:=[.$S$18]*[.F12]" office:value-type="float" office:value="0" calcext:value-type="float">
            <text:p>0</text:p>
          </table:table-cell>
          <table:table-cell table:style-name="ce5" table:formula="of:=[.$S$18]*[.G12]" office:value-type="float" office:value="0" calcext:value-type="float">
            <text:p>0</text:p>
          </table:table-cell>
          <table:table-cell table:style-name="ce5" table:formula="of:=[.$S$18]*[.H12]" office:value-type="float" office:value="0" calcext:value-type="float">
            <text:p>0</text:p>
          </table:table-cell>
          <table:table-cell table:style-name="ce5" table:formula="of:=[.$S$18]*[.I12]" office:value-type="float" office:value="0" calcext:value-type="float">
            <text:p>0</text:p>
          </table:table-cell>
          <table:table-cell table:style-name="ce5" table:formula="of:=[.$S$18]*[.J12]" office:value-type="float" office:value="0" calcext:value-type="float">
            <text:p>0</text:p>
          </table:table-cell>
          <table:table-cell table:style-name="ce5" table:formula="of:=[.$S$18]*[.K12]" office:value-type="float" office:value="0" calcext:value-type="float">
            <text:p>0</text:p>
          </table:table-cell>
          <table:table-cell table:style-name="ce5" table:formula="of:=[.$S$18]*[.L12]" office:value-type="float" office:value="0" calcext:value-type="float">
            <text:p>0</text:p>
          </table:table-cell>
          <table:table-cell table:style-name="ce5" table:formula="of:=[.$S$18]*[.M12]" office:value-type="float" office:value="0" calcext:value-type="float">
            <text:p>0</text:p>
          </table:table-cell>
          <table:table-cell table:style-name="ce5" table:formula="of:=[.$S$18]*[.N12]" office:value-type="float" office:value="0" calcext:value-type="float">
            <text:p>0</text:p>
          </table:table-cell>
          <table:table-cell table:style-name="ce5" table:formula="of:=[.$S$18]*[.O12]" office:value-type="float" office:value="16" calcext:value-type="float">
            <text:p>16</text:p>
          </table:table-cell>
          <table:table-cell table:style-name="ce5" table:formula="of:=[.$S$18]*[.P12]" office:value-type="float" office:value="0" calcext:value-type="float">
            <text:p>0</text:p>
          </table:table-cell>
          <table:table-cell table:style-name="ce5" table:formula="of:=[.$S$18]*[.Q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65080849719469" calcext:value-type="float">
            <text:p>6,65080849719469</text:p>
          </table:table-cell>
          <table:table-cell table:style-name="ce7" office:value-type="float" office:value="4.59502866861027" calcext:value-type="float">
            <text:p>4,59502866861027</text:p>
          </table:table-cell>
          <table:table-cell table:style-name="ce7" office:value-type="float" office:value="4.75070713509362" calcext:value-type="float">
            <text:p>4,75070713509362</text:p>
          </table:table-cell>
          <table:table-cell table:style-name="ce7" office:value-type="float" office:value="3.66462259441503" calcext:value-type="float">
            <text:p>3,66462259441503</text:p>
          </table:table-cell>
          <table:table-cell table:style-name="ce7" office:value-type="float" office:value="3.57655497425124" calcext:value-type="float">
            <text:p>3,57655497425124</text:p>
          </table:table-cell>
          <table:table-cell table:style-name="ce7" office:value-type="float" office:value="4.42162109960878" calcext:value-type="float">
            <text:p>4,42162109960878</text:p>
          </table:table-cell>
          <table:table-cell table:style-name="ce7" office:value-type="float" office:value="4.60588773110721" calcext:value-type="float">
            <text:p>4,60588773110721</text:p>
          </table:table-cell>
          <table:table-cell table:style-name="ce7" office:value-type="float" office:value="4.77545803261381" calcext:value-type="float">
            <text:p>4,77545803261381</text:p>
          </table:table-cell>
          <table:table-cell table:style-name="ce7" office:value-type="float" office:value="4.77679869445803" calcext:value-type="float">
            <text:p>4,77679869445803</text:p>
          </table:table-cell>
          <table:table-cell table:style-name="ce7" office:value-type="float" office:value="4.58613754239038" calcext:value-type="float">
            <text:p>4,58613754239038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4.84401513268251" calcext:value-type="float">
            <text:p>4,84401513268251</text:p>
          </table:table-cell>
          <table:table-cell table:style-name="ce7" office:value-type="float" office:value="2.86936141679597" calcext:value-type="float">
            <text:p>2,86936141679597</text:p>
          </table:table-cell>
          <table:table-cell table:style-name="ce7" office:value-type="float" office:value="3.73364039007372" calcext:value-type="float">
            <text:p>3,73364039007372</text:p>
          </table:table-cell>
          <table:table-cell table:style-name="ce7" office:value-type="float" office:value="7.2530027129863" calcext:value-type="float">
            <text:p>7,2530027129863</text:p>
          </table:table-cell>
          <table:table-cell table:number-columns-repeated="3"/>
          <table:table-cell table:style-name="ce5" table:formula="of:=[.$S$18]*[.B13]" office:value-type="float" office:value="0" calcext:value-type="float">
            <text:p>0</text:p>
          </table:table-cell>
          <table:table-cell table:style-name="ce5" table:formula="of:=[.$S$18]*[.C13]" office:value-type="float" office:value="0" calcext:value-type="float">
            <text:p>0</text:p>
          </table:table-cell>
          <table:table-cell table:style-name="ce5" table:formula="of:=[.$S$18]*[.D13]" office:value-type="float" office:value="16" calcext:value-type="float">
            <text:p>16</text:p>
          </table:table-cell>
          <table:table-cell table:style-name="ce5" table:formula="of:=[.$S$18]*[.E13]" office:value-type="float" office:value="0" calcext:value-type="float">
            <text:p>0</text:p>
          </table:table-cell>
          <table:table-cell table:style-name="ce5" table:formula="of:=[.$S$18]*[.F13]" office:value-type="float" office:value="0" calcext:value-type="float">
            <text:p>0</text:p>
          </table:table-cell>
          <table:table-cell table:style-name="ce5" table:formula="of:=[.$S$18]*[.G13]" office:value-type="float" office:value="0" calcext:value-type="float">
            <text:p>0</text:p>
          </table:table-cell>
          <table:table-cell table:style-name="ce5" table:formula="of:=[.$S$18]*[.H13]" office:value-type="float" office:value="0" calcext:value-type="float">
            <text:p>0</text:p>
          </table:table-cell>
          <table:table-cell table:style-name="ce5" table:formula="of:=[.$S$18]*[.I13]" office:value-type="float" office:value="0" calcext:value-type="float">
            <text:p>0</text:p>
          </table:table-cell>
          <table:table-cell table:style-name="ce5" table:formula="of:=[.$S$18]*[.J13]" office:value-type="float" office:value="0" calcext:value-type="float">
            <text:p>0</text:p>
          </table:table-cell>
          <table:table-cell table:style-name="ce5" table:formula="of:=[.$S$18]*[.K13]" office:value-type="float" office:value="0" calcext:value-type="float">
            <text:p>0</text:p>
          </table:table-cell>
          <table:table-cell table:style-name="ce5" table:formula="of:=[.$S$18]*[.L13]" office:value-type="float" office:value="0" calcext:value-type="float">
            <text:p>0</text:p>
          </table:table-cell>
          <table:table-cell table:style-name="ce5" table:formula="of:=[.$S$18]*[.M13]" office:value-type="float" office:value="0" calcext:value-type="float">
            <text:p>0</text:p>
          </table:table-cell>
          <table:table-cell table:style-name="ce5" table:formula="of:=[.$S$18]*[.N13]" office:value-type="float" office:value="0" calcext:value-type="float">
            <text:p>0</text:p>
          </table:table-cell>
          <table:table-cell table:style-name="ce5" table:formula="of:=[.$S$18]*[.O13]" office:value-type="float" office:value="0" calcext:value-type="float">
            <text:p>0</text:p>
          </table:table-cell>
          <table:table-cell table:style-name="ce5" table:formula="of:=[.$S$18]*[.P13]" office:value-type="float" office:value="0" calcext:value-type="float">
            <text:p>0</text:p>
          </table:table-cell>
          <table:table-cell table:style-name="ce5" table:formula="of:=[.$S$18]*[.Q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.3560717462152" calcext:value-type="float">
            <text:p>11,3560717462152</text:p>
          </table:table-cell>
          <table:table-cell table:style-name="ce7" office:value-type="float" office:value="6.20059863543368" calcext:value-type="float">
            <text:p>6,20059863543368</text:p>
          </table:table-cell>
          <table:table-cell table:style-name="ce7" office:value-type="float" office:value="8.88727158917549" calcext:value-type="float">
            <text:p>8,88727158917549</text:p>
          </table:table-cell>
          <table:table-cell table:style-name="ce7" office:value-type="float" office:value="8.11221361089271" calcext:value-type="float">
            <text:p>8,11221361089271</text:p>
          </table:table-cell>
          <table:table-cell table:style-name="ce7" office:value-type="float" office:value="7.60757181359964" calcext:value-type="float">
            <text:p>7,60757181359964</text:p>
          </table:table-cell>
          <table:table-cell table:style-name="ce7" office:value-type="float" office:value="5.03092169412499" calcext:value-type="float">
            <text:p>5,03092169412499</text:p>
          </table:table-cell>
          <table:table-cell table:style-name="ce7" office:value-type="float" office:value="8.00036604386225" calcext:value-type="float">
            <text:p>8,00036604386225</text:p>
          </table:table-cell>
          <table:table-cell table:style-name="ce7" office:value-type="float" office:value="4.62486591257547" calcext:value-type="float">
            <text:p>4,62486591257547</text:p>
          </table:table-cell>
          <table:table-cell table:style-name="ce7" office:value-type="float" office:value="2.08668321340486" calcext:value-type="float">
            <text:p>2,08668321340486</text:p>
          </table:table-cell>
          <table:table-cell table:style-name="ce7" office:value-type="float" office:value="7.95230325102445" calcext:value-type="float">
            <text:p>7,95230325102445</text:p>
          </table:table-cell>
          <table:table-cell table:style-name="ce7" office:value-type="float" office:value="4.84401513268251" calcext:value-type="float">
            <text:p>4,84401513268251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5.34884371729237" calcext:value-type="float">
            <text:p>5,34884371729237</text:p>
          </table:table-cell>
          <table:table-cell table:style-name="ce7" office:value-type="float" office:value="8.56676293486425" calcext:value-type="float">
            <text:p>8,56676293486425</text:p>
          </table:table-cell>
          <table:table-cell table:style-name="ce7" office:value-type="float" office:value="2.98482780238274" calcext:value-type="float">
            <text:p>2,98482780238274</text:p>
          </table:table-cell>
          <table:table-cell table:number-columns-repeated="3"/>
          <table:table-cell table:style-name="ce5" table:formula="of:=[.$S$18]*[.B14]" office:value-type="float" office:value="0" calcext:value-type="float">
            <text:p>0</text:p>
          </table:table-cell>
          <table:table-cell table:style-name="ce5" table:formula="of:=[.$S$18]*[.C14]" office:value-type="float" office:value="0" calcext:value-type="float">
            <text:p>0</text:p>
          </table:table-cell>
          <table:table-cell table:style-name="ce5" table:formula="of:=[.$S$18]*[.D14]" office:value-type="float" office:value="0" calcext:value-type="float">
            <text:p>0</text:p>
          </table:table-cell>
          <table:table-cell table:style-name="ce5" table:formula="of:=[.$S$18]*[.E14]" office:value-type="float" office:value="0" calcext:value-type="float">
            <text:p>0</text:p>
          </table:table-cell>
          <table:table-cell table:style-name="ce5" table:formula="of:=[.$S$18]*[.F14]" office:value-type="float" office:value="0" calcext:value-type="float">
            <text:p>0</text:p>
          </table:table-cell>
          <table:table-cell table:style-name="ce5" table:formula="of:=[.$S$18]*[.G14]" office:value-type="float" office:value="0" calcext:value-type="float">
            <text:p>0</text:p>
          </table:table-cell>
          <table:table-cell table:style-name="ce5" table:formula="of:=[.$S$18]*[.H14]" office:value-type="float" office:value="0" calcext:value-type="float">
            <text:p>0</text:p>
          </table:table-cell>
          <table:table-cell table:style-name="ce5" table:formula="of:=[.$S$18]*[.I14]" office:value-type="float" office:value="0" calcext:value-type="float">
            <text:p>0</text:p>
          </table:table-cell>
          <table:table-cell table:style-name="ce5" table:formula="of:=[.$S$18]*[.J14]" office:value-type="float" office:value="0" calcext:value-type="float">
            <text:p>0</text:p>
          </table:table-cell>
          <table:table-cell table:style-name="ce5" table:formula="of:=[.$S$18]*[.K14]" office:value-type="float" office:value="0" calcext:value-type="float">
            <text:p>0</text:p>
          </table:table-cell>
          <table:table-cell table:style-name="ce5" table:formula="of:=[.$S$18]*[.L14]" office:value-type="float" office:value="0" calcext:value-type="float">
            <text:p>0</text:p>
          </table:table-cell>
          <table:table-cell table:style-name="ce5" table:formula="of:=[.$S$18]*[.M14]" office:value-type="float" office:value="0" calcext:value-type="float">
            <text:p>0</text:p>
          </table:table-cell>
          <table:table-cell table:style-name="ce5" table:formula="of:=[.$S$18]*[.N14]" office:value-type="float" office:value="0" calcext:value-type="float">
            <text:p>0</text:p>
          </table:table-cell>
          <table:table-cell table:style-name="ce5" table:formula="of:=[.$S$18]*[.O14]" office:value-type="float" office:value="0" calcext:value-type="float">
            <text:p>0</text:p>
          </table:table-cell>
          <table:table-cell table:style-name="ce5" table:formula="of:=[.$S$18]*[.P14]" office:value-type="float" office:value="0" calcext:value-type="float">
            <text:p>0</text:p>
          </table:table-cell>
          <table:table-cell table:style-name="ce5" table:formula="of:=[.$S$18]*[.Q14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68917191589988" calcext:value-type="float">
            <text:p>6,68917191589988</text:p>
          </table:table-cell>
          <table:table-cell table:style-name="ce7" office:value-type="float" office:value="7.40950762161652" calcext:value-type="float">
            <text:p>7,40950762161652</text:p>
          </table:table-cell>
          <table:table-cell table:style-name="ce7" office:value-type="float" office:value="3.74878166248258" calcext:value-type="float">
            <text:p>3,74878166248258</text:p>
          </table:table-cell>
          <table:table-cell table:style-name="ce7" office:value-type="float" office:value="3.38185936747617" calcext:value-type="float">
            <text:p>3,38185936747617</text:p>
          </table:table-cell>
          <table:table-cell table:style-name="ce7" office:value-type="float" office:value="2.55083757260861" calcext:value-type="float">
            <text:p>2,55083757260861</text:p>
          </table:table-cell>
          <table:table-cell table:style-name="ce7" office:value-type="float" office:value="7.04143669972417" calcext:value-type="float">
            <text:p>7,04143669972417</text:p>
          </table:table-cell>
          <table:table-cell table:style-name="ce7" office:value-type="float" office:value="2.65377767382023" calcext:value-type="float">
            <text:p>2,65377767382023</text:p>
          </table:table-cell>
          <table:table-cell table:style-name="ce7" office:value-type="float" office:value="7.23624107078705" calcext:value-type="float">
            <text:p>7,23624107078705</text:p>
          </table:table-cell>
          <table:table-cell table:style-name="ce7" office:value-type="float" office:value="6.3105781111256" calcext:value-type="float">
            <text:p>6,3105781111256</text:p>
          </table:table-cell>
          <table:table-cell table:style-name="ce7" office:value-type="float" office:value="2.60464706074245" calcext:value-type="float">
            <text:p>2,60464706074245</text:p>
          </table:table-cell>
          <table:table-cell table:style-name="ce7" office:value-type="float" office:value="2.86936141679597" calcext:value-type="float">
            <text:p>2,86936141679597</text:p>
          </table:table-cell>
          <table:table-cell table:style-name="ce7" office:value-type="float" office:value="5.34884371729237" calcext:value-type="float">
            <text:p>5,34884371729237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5.16738057980039" calcext:value-type="float">
            <text:p>5,16738057980039</text:p>
          </table:table-cell>
          <table:table-cell table:style-name="ce7" office:value-type="float" office:value="8.28148680924846" calcext:value-type="float">
            <text:p>8,28148680924846</text:p>
          </table:table-cell>
          <table:table-cell table:number-columns-repeated="3"/>
          <table:table-cell table:style-name="ce5" table:formula="of:=[.$S$18]*[.B15]" office:value-type="float" office:value="0" calcext:value-type="float">
            <text:p>0</text:p>
          </table:table-cell>
          <table:table-cell table:style-name="ce5" table:formula="of:=[.$S$18]*[.C15]" office:value-type="float" office:value="0" calcext:value-type="float">
            <text:p>0</text:p>
          </table:table-cell>
          <table:table-cell table:style-name="ce5" table:formula="of:=[.$S$18]*[.D15]" office:value-type="float" office:value="0" calcext:value-type="float">
            <text:p>0</text:p>
          </table:table-cell>
          <table:table-cell table:style-name="ce5" table:formula="of:=[.$S$18]*[.E15]" office:value-type="float" office:value="0" calcext:value-type="float">
            <text:p>0</text:p>
          </table:table-cell>
          <table:table-cell table:style-name="ce5" table:formula="of:=[.$S$18]*[.F15]" office:value-type="float" office:value="0" calcext:value-type="float">
            <text:p>0</text:p>
          </table:table-cell>
          <table:table-cell table:style-name="ce5" table:formula="of:=[.$S$18]*[.G15]" office:value-type="float" office:value="0" calcext:value-type="float">
            <text:p>0</text:p>
          </table:table-cell>
          <table:table-cell table:style-name="ce5" table:formula="of:=[.$S$18]*[.H15]" office:value-type="float" office:value="0" calcext:value-type="float">
            <text:p>0</text:p>
          </table:table-cell>
          <table:table-cell table:style-name="ce5" table:formula="of:=[.$S$18]*[.I15]" office:value-type="float" office:value="0" calcext:value-type="float">
            <text:p>0</text:p>
          </table:table-cell>
          <table:table-cell table:style-name="ce5" table:formula="of:=[.$S$18]*[.J15]" office:value-type="float" office:value="0" calcext:value-type="float">
            <text:p>0</text:p>
          </table:table-cell>
          <table:table-cell table:style-name="ce5" table:formula="of:=[.$S$18]*[.K15]" office:value-type="float" office:value="0" calcext:value-type="float">
            <text:p>0</text:p>
          </table:table-cell>
          <table:table-cell table:style-name="ce5" table:formula="of:=[.$S$18]*[.L15]" office:value-type="float" office:value="0" calcext:value-type="float">
            <text:p>0</text:p>
          </table:table-cell>
          <table:table-cell table:style-name="ce5" table:formula="of:=[.$S$18]*[.M15]" office:value-type="float" office:value="16" calcext:value-type="float">
            <text:p>16</text:p>
          </table:table-cell>
          <table:table-cell table:style-name="ce5" table:formula="of:=[.$S$18]*[.N15]" office:value-type="float" office:value="0" calcext:value-type="float">
            <text:p>0</text:p>
          </table:table-cell>
          <table:table-cell table:style-name="ce5" table:formula="of:=[.$S$18]*[.O15]" office:value-type="float" office:value="0" calcext:value-type="float">
            <text:p>0</text:p>
          </table:table-cell>
          <table:table-cell table:style-name="ce5" table:formula="of:=[.$S$18]*[.P15]" office:value-type="float" office:value="0" calcext:value-type="float">
            <text:p>0</text:p>
          </table:table-cell>
          <table:table-cell table:style-name="ce5" table:formula="of:=[.$S$18]*[.Q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57197739224234" calcext:value-type="float">
            <text:p>3,57197739224234</text:p>
          </table:table-cell>
          <table:table-cell table:style-name="ce7" office:value-type="float" office:value="6.02551905391147" calcext:value-type="float">
            <text:p>6,02551905391147</text:p>
          </table:table-cell>
          <table:table-cell table:style-name="ce7" office:value-type="float" office:value="3.70905072474487" calcext:value-type="float">
            <text:p>3,70905072474487</text:p>
          </table:table-cell>
          <table:table-cell table:style-name="ce7" office:value-type="float" office:value="2.60957492239835" calcext:value-type="float">
            <text:p>2,60957492239835</text:p>
          </table:table-cell>
          <table:table-cell table:style-name="ce7" office:value-type="float" office:value="3.50323153376303" calcext:value-type="float">
            <text:p>3,50323153376303</text:p>
          </table:table-cell>
          <table:table-cell table:style-name="ce7" office:value-type="float" office:value="6.63443956707389" calcext:value-type="float">
            <text:p>6,63443956707389</text:p>
          </table:table-cell>
          <table:table-cell table:style-name="ce7" office:value-type="float" office:value="4.84564627337958" calcext:value-type="float">
            <text:p>4,84564627337958</text:p>
          </table:table-cell>
          <table:table-cell table:style-name="ce7" office:value-type="float" office:value="7.26443113006331" calcext:value-type="float">
            <text:p>7,26443113006331</text:p>
          </table:table-cell>
          <table:table-cell table:style-name="ce7" office:value-type="float" office:value="8.20828314267266" calcext:value-type="float">
            <text:p>8,20828314267266</text:p>
          </table:table-cell>
          <table:table-cell table:style-name="ce7" office:value-type="float" office:value="4.87365882553361" calcext:value-type="float">
            <text:p>4,87365882553361</text:p>
          </table:table-cell>
          <table:table-cell table:style-name="ce7" office:value-type="float" office:value="3.73364039007372" calcext:value-type="float">
            <text:p>3,73364039007372</text:p>
          </table:table-cell>
          <table:table-cell table:style-name="ce7" office:value-type="float" office:value="8.56676293486425" calcext:value-type="float">
            <text:p>8,56676293486425</text:p>
          </table:table-cell>
          <table:table-cell table:style-name="ce7" office:value-type="float" office:value="5.16738057980039" calcext:value-type="float">
            <text:p>5,16738057980039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.7902265224725" calcext:value-type="float">
            <text:p>10,7902265224725</text:p>
          </table:table-cell>
          <table:table-cell table:number-columns-repeated="3"/>
          <table:table-cell table:style-name="ce5" table:formula="of:=[.$S$18]*[.B16]" office:value-type="float" office:value="0" calcext:value-type="float">
            <text:p>0</text:p>
          </table:table-cell>
          <table:table-cell table:style-name="ce5" table:formula="of:=[.$S$18]*[.C16]" office:value-type="float" office:value="0" calcext:value-type="float">
            <text:p>0</text:p>
          </table:table-cell>
          <table:table-cell table:style-name="ce5" table:formula="of:=[.$S$18]*[.D16]" office:value-type="float" office:value="0" calcext:value-type="float">
            <text:p>0</text:p>
          </table:table-cell>
          <table:table-cell table:style-name="ce5" table:formula="of:=[.$S$18]*[.E16]" office:value-type="float" office:value="0" calcext:value-type="float">
            <text:p>0</text:p>
          </table:table-cell>
          <table:table-cell table:style-name="ce5" table:formula="of:=[.$S$18]*[.F16]" office:value-type="float" office:value="16" calcext:value-type="float">
            <text:p>16</text:p>
          </table:table-cell>
          <table:table-cell table:style-name="ce5" table:formula="of:=[.$S$18]*[.G16]" office:value-type="float" office:value="0" calcext:value-type="float">
            <text:p>0</text:p>
          </table:table-cell>
          <table:table-cell table:style-name="ce5" table:formula="of:=[.$S$18]*[.H16]" office:value-type="float" office:value="0" calcext:value-type="float">
            <text:p>0</text:p>
          </table:table-cell>
          <table:table-cell table:style-name="ce5" table:formula="of:=[.$S$18]*[.I16]" office:value-type="float" office:value="0" calcext:value-type="float">
            <text:p>0</text:p>
          </table:table-cell>
          <table:table-cell table:style-name="ce5" table:formula="of:=[.$S$18]*[.J16]" office:value-type="float" office:value="0" calcext:value-type="float">
            <text:p>0</text:p>
          </table:table-cell>
          <table:table-cell table:style-name="ce5" table:formula="of:=[.$S$18]*[.K16]" office:value-type="float" office:value="0" calcext:value-type="float">
            <text:p>0</text:p>
          </table:table-cell>
          <table:table-cell table:style-name="ce5" table:formula="of:=[.$S$18]*[.L16]" office:value-type="float" office:value="0" calcext:value-type="float">
            <text:p>0</text:p>
          </table:table-cell>
          <table:table-cell table:style-name="ce5" table:formula="of:=[.$S$18]*[.M16]" office:value-type="float" office:value="0" calcext:value-type="float">
            <text:p>0</text:p>
          </table:table-cell>
          <table:table-cell table:style-name="ce5" table:formula="of:=[.$S$18]*[.N16]" office:value-type="float" office:value="0" calcext:value-type="float">
            <text:p>0</text:p>
          </table:table-cell>
          <table:table-cell table:style-name="ce5" table:formula="of:=[.$S$18]*[.O16]" office:value-type="float" office:value="0" calcext:value-type="float">
            <text:p>0</text:p>
          </table:table-cell>
          <table:table-cell table:style-name="ce5" table:formula="of:=[.$S$18]*[.P16]" office:value-type="float" office:value="0" calcext:value-type="float">
            <text:p>0</text:p>
          </table:table-cell>
          <table:table-cell table:style-name="ce5" table:formula="of:=[.$S$18]*[.Q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.9033344886361" calcext:value-type="float">
            <text:p>13,9033344886361</text:p>
          </table:table-cell>
          <table:table-cell table:style-name="ce7" office:value-type="float" office:value="6.74788750025072" calcext:value-type="float">
            <text:p>6,74788750025072</text:p>
          </table:table-cell>
          <table:table-cell table:style-name="ce7" office:value-type="float" office:value="11.6823690940992" calcext:value-type="float">
            <text:p>11,6823690940992</text:p>
          </table:table-cell>
          <table:table-cell table:style-name="ce7" office:value-type="float" office:value="10.7928287428466" calcext:value-type="float">
            <text:p>10,7928287428466</text:p>
          </table:table-cell>
          <table:table-cell table:style-name="ce7" office:value-type="float" office:value="10.40472640176" calcext:value-type="float">
            <text:p>10,40472640176</text:p>
          </table:table-cell>
          <table:table-cell table:style-name="ce7" office:value-type="float" office:value="5.44481521439085" calcext:value-type="float">
            <text:p>5,44481521439085</text:p>
          </table:table-cell>
          <table:table-cell table:style-name="ce7" office:value-type="float" office:value="10.917246829088" calcext:value-type="float">
            <text:p>10,917246829088</text:p>
          </table:table-cell>
          <table:table-cell table:style-name="ce7" office:value-type="float" office:value="4.75736196529361" calcext:value-type="float">
            <text:p>4,75736196529361</text:p>
          </table:table-cell>
          <table:table-cell table:style-name="ce7" office:value-type="float" office:value="2.60693736643089" calcext:value-type="float">
            <text:p>2,60693736643089</text:p>
          </table:table-cell>
          <table:table-cell table:style-name="ce7" office:value-type="float" office:value="10.8717939950031" calcext:value-type="float">
            <text:p>10,8717939950031</text:p>
          </table:table-cell>
          <table:table-cell table:style-name="ce7" office:value-type="float" office:value="7.2530027129863" calcext:value-type="float">
            <text:p>7,2530027129863</text:p>
          </table:table-cell>
          <table:table-cell table:style-name="ce7" office:value-type="float" office:value="2.98482780238274" calcext:value-type="float">
            <text:p>2,98482780238274</text:p>
          </table:table-cell>
          <table:table-cell table:style-name="ce7" office:value-type="float" office:value="8.28148680924846" calcext:value-type="float">
            <text:p>8,28148680924846</text:p>
          </table:table-cell>
          <table:table-cell table:style-name="ce7" office:value-type="float" office:value="10.7902265224725" calcext:value-type="float">
            <text:p>10,7902265224725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3"/>
          <table:table-cell table:style-name="ce5" table:formula="of:=[.$S$18]*[.B17]" office:value-type="float" office:value="16" calcext:value-type="float">
            <text:p>16</text:p>
          </table:table-cell>
          <table:table-cell table:style-name="ce5" table:formula="of:=[.$S$18]*[.C17]" office:value-type="float" office:value="0" calcext:value-type="float">
            <text:p>0</text:p>
          </table:table-cell>
          <table:table-cell table:style-name="ce5" table:formula="of:=[.$S$18]*[.D17]" office:value-type="float" office:value="0" calcext:value-type="float">
            <text:p>0</text:p>
          </table:table-cell>
          <table:table-cell table:style-name="ce5" table:formula="of:=[.$S$18]*[.E17]" office:value-type="float" office:value="0" calcext:value-type="float">
            <text:p>0</text:p>
          </table:table-cell>
          <table:table-cell table:style-name="ce5" table:formula="of:=[.$S$18]*[.F17]" office:value-type="float" office:value="0" calcext:value-type="float">
            <text:p>0</text:p>
          </table:table-cell>
          <table:table-cell table:style-name="ce5" table:formula="of:=[.$S$18]*[.G17]" office:value-type="float" office:value="0" calcext:value-type="float">
            <text:p>0</text:p>
          </table:table-cell>
          <table:table-cell table:style-name="ce5" table:formula="of:=[.$S$18]*[.H17]" office:value-type="float" office:value="0" calcext:value-type="float">
            <text:p>0</text:p>
          </table:table-cell>
          <table:table-cell table:style-name="ce5" table:formula="of:=[.$S$18]*[.I17]" office:value-type="float" office:value="0" calcext:value-type="float">
            <text:p>0</text:p>
          </table:table-cell>
          <table:table-cell table:style-name="ce5" table:formula="of:=[.$S$18]*[.J17]" office:value-type="float" office:value="0" calcext:value-type="float">
            <text:p>0</text:p>
          </table:table-cell>
          <table:table-cell table:style-name="ce5" table:formula="of:=[.$S$18]*[.K17]" office:value-type="float" office:value="0" calcext:value-type="float">
            <text:p>0</text:p>
          </table:table-cell>
          <table:table-cell table:style-name="ce5" table:formula="of:=[.$S$18]*[.L17]" office:value-type="float" office:value="0" calcext:value-type="float">
            <text:p>0</text:p>
          </table:table-cell>
          <table:table-cell table:style-name="ce5" table:formula="of:=[.$S$18]*[.M17]" office:value-type="float" office:value="0" calcext:value-type="float">
            <text:p>0</text:p>
          </table:table-cell>
          <table:table-cell table:style-name="ce5" table:formula="of:=[.$S$18]*[.N17]" office:value-type="float" office:value="0" calcext:value-type="float">
            <text:p>0</text:p>
          </table:table-cell>
          <table:table-cell table:style-name="ce5" table:formula="of:=[.$S$18]*[.O17]" office:value-type="float" office:value="0" calcext:value-type="float">
            <text:p>0</text:p>
          </table:table-cell>
          <table:table-cell table:style-name="ce5" table:formula="of:=[.$S$18]*[.P17]" office:value-type="float" office:value="0" calcext:value-type="float">
            <text:p>0</text:p>
          </table:table-cell>
          <table:table-cell table:style-name="ce5" table:formula="of:=[.$S$18]*[.Q17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43"/>
        </table:table-row>
        <table:table-row table:style-name="ro1">
          <table:table-cell/>
          <table:table-cell table:style-name="ce5" table:formula="of:=[.B2]" office:value-type="float" office:value="0" calcext:value-type="float">
            <text:p>0</text:p>
          </table:table-cell>
          <table:table-cell table:style-name="ce5" table:formula="of:=[.C2]" office:value-type="float" office:value="1" calcext:value-type="float">
            <text:p>1</text:p>
          </table:table-cell>
          <table:table-cell table:style-name="ce5" table:formula="of:=[.D2]" office:value-type="float" office:value="0" calcext:value-type="float">
            <text:p>0</text:p>
          </table:table-cell>
          <table:table-cell table:style-name="ce5" table:formula="of:=[.E2]" office:value-type="float" office:value="0" calcext:value-type="float">
            <text:p>0</text:p>
          </table:table-cell>
          <table:table-cell table:style-name="ce5" table:formula="of:=[.F2]" office:value-type="float" office:value="0" calcext:value-type="float">
            <text:p>0</text:p>
          </table:table-cell>
          <table:table-cell table:style-name="ce5" table:formula="of:=[.G2]" office:value-type="float" office:value="0" calcext:value-type="float">
            <text:p>0</text:p>
          </table:table-cell>
          <table:table-cell table:style-name="ce5" table:formula="of:=[.H2]" office:value-type="float" office:value="0" calcext:value-type="float">
            <text:p>0</text:p>
          </table:table-cell>
          <table:table-cell table:style-name="ce5" table:formula="of:=[.I2]" office:value-type="float" office:value="0" calcext:value-type="float">
            <text:p>0</text:p>
          </table:table-cell>
          <table:table-cell table:style-name="ce5" table:formula="of:=[.J2]" office:value-type="float" office:value="0" calcext:value-type="float">
            <text:p>0</text:p>
          </table:table-cell>
          <table:table-cell table:style-name="ce5" table:formula="of:=[.K2]" office:value-type="float" office:value="0" calcext:value-type="float">
            <text:p>0</text:p>
          </table:table-cell>
          <table:table-cell table:style-name="ce5" table:formula="of:=[.L2]" office:value-type="float" office:value="0" calcext:value-type="float">
            <text:p>0</text:p>
          </table:table-cell>
          <table:table-cell table:style-name="ce5" table:formula="of:=[.M2]" office:value-type="float" office:value="0" calcext:value-type="float">
            <text:p>0</text:p>
          </table:table-cell>
          <table:table-cell table:style-name="ce5" table:formula="of:=[.N2]" office:value-type="float" office:value="0" calcext:value-type="float">
            <text:p>0</text:p>
          </table:table-cell>
          <table:table-cell table:style-name="ce5" table:formula="of:=[.O2]" office:value-type="float" office:value="0" calcext:value-type="float">
            <text:p>0</text:p>
          </table:table-cell>
          <table:table-cell table:style-name="ce5" table:formula="of:=[.P2]" office:value-type="float" office:value="0" calcext:value-type="float">
            <text:p>0</text:p>
          </table:table-cell>
          <table:table-cell table:style-name="ce5" table:formula="of:=[.Q2]" office:value-type="float" office:value="0" calcext:value-type="float">
            <text:p>0</text:p>
          </table:table-cell>
          <table:table-cell/>
          <table:table-cell table:style-name="ce19" table:formula="of:=SUMPRODUCT([.B40:.Q55];[.B22:.Q37])" office:value-type="float" office:value="13.9033344886361" calcext:value-type="float">
            <text:p>13,90</text:p>
          </table:table-cell>
          <table:table-cell table:number-columns-repeated="24"/>
        </table:table-row>
        <table:table-row table:style-name="ro1">
          <table:table-cell/>
          <table:table-cell table:style-name="ce5" table:formula="of:=[.B3]" office:value-type="float" office:value="0" calcext:value-type="float">
            <text:p>0</text:p>
          </table:table-cell>
          <table:table-cell table:style-name="ce7" table:formula="of:=[.C$40]*[.$B41]" office:value-type="float" office:value="0" calcext:value-type="float">
            <text:p>0</text:p>
          </table:table-cell>
          <table:table-cell table:style-name="ce7" table:formula="of:=[.D$40]*[.$B41]" office:value-type="float" office:value="0" calcext:value-type="float">
            <text:p>0</text:p>
          </table:table-cell>
          <table:table-cell table:style-name="ce7" table:formula="of:=[.E$40]*[.$B41]" office:value-type="float" office:value="0" calcext:value-type="float">
            <text:p>0</text:p>
          </table:table-cell>
          <table:table-cell table:style-name="ce7" table:formula="of:=[.F$40]*[.$B41]" office:value-type="float" office:value="0" calcext:value-type="float">
            <text:p>0</text:p>
          </table:table-cell>
          <table:table-cell table:style-name="ce7" table:formula="of:=[.G$40]*[.$B41]" office:value-type="float" office:value="0" calcext:value-type="float">
            <text:p>0</text:p>
          </table:table-cell>
          <table:table-cell table:style-name="ce7" table:formula="of:=[.H$40]*[.$B41]" office:value-type="float" office:value="0" calcext:value-type="float">
            <text:p>0</text:p>
          </table:table-cell>
          <table:table-cell table:style-name="ce7" table:formula="of:=[.I$40]*[.$B41]" office:value-type="float" office:value="0" calcext:value-type="float">
            <text:p>0</text:p>
          </table:table-cell>
          <table:table-cell table:style-name="ce7" table:formula="of:=[.J$40]*[.$B41]" office:value-type="float" office:value="0" calcext:value-type="float">
            <text:p>0</text:p>
          </table:table-cell>
          <table:table-cell table:style-name="ce7" table:formula="of:=[.K$40]*[.$B41]" office:value-type="float" office:value="0" calcext:value-type="float">
            <text:p>0</text:p>
          </table:table-cell>
          <table:table-cell table:style-name="ce7" table:formula="of:=[.L$40]*[.$B41]" office:value-type="float" office:value="0" calcext:value-type="float">
            <text:p>0</text:p>
          </table:table-cell>
          <table:table-cell table:style-name="ce7" table:formula="of:=[.M$40]*[.$B41]" office:value-type="float" office:value="0" calcext:value-type="float">
            <text:p>0</text:p>
          </table:table-cell>
          <table:table-cell table:style-name="ce7" table:formula="of:=[.N$40]*[.$B41]" office:value-type="float" office:value="0" calcext:value-type="float">
            <text:p>0</text:p>
          </table:table-cell>
          <table:table-cell table:style-name="ce7" table:formula="of:=[.O$40]*[.$B41]" office:value-type="float" office:value="0" calcext:value-type="float">
            <text:p>0</text:p>
          </table:table-cell>
          <table:table-cell table:style-name="ce7" table:formula="of:=[.P$40]*[.$B41]" office:value-type="float" office:value="0" calcext:value-type="float">
            <text:p>0</text:p>
          </table:table-cell>
          <table:table-cell table:style-name="ce7" table:formula="of:=[.Q$40]*[.$B41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4]" office:value-type="float" office:value="0" calcext:value-type="float">
            <text:p>0</text:p>
          </table:table-cell>
          <table:table-cell table:style-name="ce7" table:formula="of:=[.C$40]*[.$B42]" office:value-type="float" office:value="0" calcext:value-type="float">
            <text:p>0</text:p>
          </table:table-cell>
          <table:table-cell table:style-name="ce7" table:formula="of:=[.D$40]*[.$B42]" office:value-type="float" office:value="0" calcext:value-type="float">
            <text:p>0</text:p>
          </table:table-cell>
          <table:table-cell table:style-name="ce7" table:formula="of:=[.E$40]*[.$B42]" office:value-type="float" office:value="0" calcext:value-type="float">
            <text:p>0</text:p>
          </table:table-cell>
          <table:table-cell table:style-name="ce7" table:formula="of:=[.F$40]*[.$B42]" office:value-type="float" office:value="0" calcext:value-type="float">
            <text:p>0</text:p>
          </table:table-cell>
          <table:table-cell table:style-name="ce7" table:formula="of:=[.G$40]*[.$B42]" office:value-type="float" office:value="0" calcext:value-type="float">
            <text:p>0</text:p>
          </table:table-cell>
          <table:table-cell table:style-name="ce7" table:formula="of:=[.H$40]*[.$B42]" office:value-type="float" office:value="0" calcext:value-type="float">
            <text:p>0</text:p>
          </table:table-cell>
          <table:table-cell table:style-name="ce7" table:formula="of:=[.I$40]*[.$B42]" office:value-type="float" office:value="0" calcext:value-type="float">
            <text:p>0</text:p>
          </table:table-cell>
          <table:table-cell table:style-name="ce7" table:formula="of:=[.J$40]*[.$B42]" office:value-type="float" office:value="0" calcext:value-type="float">
            <text:p>0</text:p>
          </table:table-cell>
          <table:table-cell table:style-name="ce7" table:formula="of:=[.K$40]*[.$B42]" office:value-type="float" office:value="0" calcext:value-type="float">
            <text:p>0</text:p>
          </table:table-cell>
          <table:table-cell table:style-name="ce7" table:formula="of:=[.L$40]*[.$B42]" office:value-type="float" office:value="0" calcext:value-type="float">
            <text:p>0</text:p>
          </table:table-cell>
          <table:table-cell table:style-name="ce7" table:formula="of:=[.M$40]*[.$B42]" office:value-type="float" office:value="0" calcext:value-type="float">
            <text:p>0</text:p>
          </table:table-cell>
          <table:table-cell table:style-name="ce7" table:formula="of:=[.N$40]*[.$B42]" office:value-type="float" office:value="0" calcext:value-type="float">
            <text:p>0</text:p>
          </table:table-cell>
          <table:table-cell table:style-name="ce7" table:formula="of:=[.O$40]*[.$B42]" office:value-type="float" office:value="0" calcext:value-type="float">
            <text:p>0</text:p>
          </table:table-cell>
          <table:table-cell table:style-name="ce7" table:formula="of:=[.P$40]*[.$B42]" office:value-type="float" office:value="0" calcext:value-type="float">
            <text:p>0</text:p>
          </table:table-cell>
          <table:table-cell table:style-name="ce7" table:formula="of:=[.Q$40]*[.$B42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5]" office:value-type="float" office:value="0" calcext:value-type="float">
            <text:p>0</text:p>
          </table:table-cell>
          <table:table-cell table:style-name="ce7" table:formula="of:=[.C$40]*[.$B43]" office:value-type="float" office:value="0" calcext:value-type="float">
            <text:p>0</text:p>
          </table:table-cell>
          <table:table-cell table:style-name="ce7" table:formula="of:=[.D$40]*[.$B43]" office:value-type="float" office:value="0" calcext:value-type="float">
            <text:p>0</text:p>
          </table:table-cell>
          <table:table-cell table:style-name="ce7" table:formula="of:=[.E$40]*[.$B43]" office:value-type="float" office:value="0" calcext:value-type="float">
            <text:p>0</text:p>
          </table:table-cell>
          <table:table-cell table:style-name="ce7" table:formula="of:=[.F$40]*[.$B43]" office:value-type="float" office:value="0" calcext:value-type="float">
            <text:p>0</text:p>
          </table:table-cell>
          <table:table-cell table:style-name="ce7" table:formula="of:=[.G$40]*[.$B43]" office:value-type="float" office:value="0" calcext:value-type="float">
            <text:p>0</text:p>
          </table:table-cell>
          <table:table-cell table:style-name="ce7" table:formula="of:=[.H$40]*[.$B43]" office:value-type="float" office:value="0" calcext:value-type="float">
            <text:p>0</text:p>
          </table:table-cell>
          <table:table-cell table:style-name="ce7" table:formula="of:=[.I$40]*[.$B43]" office:value-type="float" office:value="0" calcext:value-type="float">
            <text:p>0</text:p>
          </table:table-cell>
          <table:table-cell table:style-name="ce7" table:formula="of:=[.J$40]*[.$B43]" office:value-type="float" office:value="0" calcext:value-type="float">
            <text:p>0</text:p>
          </table:table-cell>
          <table:table-cell table:style-name="ce7" table:formula="of:=[.K$40]*[.$B43]" office:value-type="float" office:value="0" calcext:value-type="float">
            <text:p>0</text:p>
          </table:table-cell>
          <table:table-cell table:style-name="ce7" table:formula="of:=[.L$40]*[.$B43]" office:value-type="float" office:value="0" calcext:value-type="float">
            <text:p>0</text:p>
          </table:table-cell>
          <table:table-cell table:style-name="ce7" table:formula="of:=[.M$40]*[.$B43]" office:value-type="float" office:value="0" calcext:value-type="float">
            <text:p>0</text:p>
          </table:table-cell>
          <table:table-cell table:style-name="ce7" table:formula="of:=[.N$40]*[.$B43]" office:value-type="float" office:value="0" calcext:value-type="float">
            <text:p>0</text:p>
          </table:table-cell>
          <table:table-cell table:style-name="ce7" table:formula="of:=[.O$40]*[.$B43]" office:value-type="float" office:value="0" calcext:value-type="float">
            <text:p>0</text:p>
          </table:table-cell>
          <table:table-cell table:style-name="ce7" table:formula="of:=[.P$40]*[.$B43]" office:value-type="float" office:value="0" calcext:value-type="float">
            <text:p>0</text:p>
          </table:table-cell>
          <table:table-cell table:style-name="ce7" table:formula="of:=[.Q$40]*[.$B43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6]" office:value-type="float" office:value="0" calcext:value-type="float">
            <text:p>0</text:p>
          </table:table-cell>
          <table:table-cell table:style-name="ce7" table:formula="of:=[.C$40]*[.$B44]" office:value-type="float" office:value="0" calcext:value-type="float">
            <text:p>0</text:p>
          </table:table-cell>
          <table:table-cell table:style-name="ce7" table:formula="of:=[.D$40]*[.$B44]" office:value-type="float" office:value="0" calcext:value-type="float">
            <text:p>0</text:p>
          </table:table-cell>
          <table:table-cell table:style-name="ce7" table:formula="of:=[.E$40]*[.$B44]" office:value-type="float" office:value="0" calcext:value-type="float">
            <text:p>0</text:p>
          </table:table-cell>
          <table:table-cell table:style-name="ce7" table:formula="of:=[.F$40]*[.$B44]" office:value-type="float" office:value="0" calcext:value-type="float">
            <text:p>0</text:p>
          </table:table-cell>
          <table:table-cell table:style-name="ce7" table:formula="of:=[.G$40]*[.$B44]" office:value-type="float" office:value="0" calcext:value-type="float">
            <text:p>0</text:p>
          </table:table-cell>
          <table:table-cell table:style-name="ce7" table:formula="of:=[.H$40]*[.$B44]" office:value-type="float" office:value="0" calcext:value-type="float">
            <text:p>0</text:p>
          </table:table-cell>
          <table:table-cell table:style-name="ce7" table:formula="of:=[.I$40]*[.$B44]" office:value-type="float" office:value="0" calcext:value-type="float">
            <text:p>0</text:p>
          </table:table-cell>
          <table:table-cell table:style-name="ce7" table:formula="of:=[.J$40]*[.$B44]" office:value-type="float" office:value="0" calcext:value-type="float">
            <text:p>0</text:p>
          </table:table-cell>
          <table:table-cell table:style-name="ce7" table:formula="of:=[.K$40]*[.$B44]" office:value-type="float" office:value="0" calcext:value-type="float">
            <text:p>0</text:p>
          </table:table-cell>
          <table:table-cell table:style-name="ce7" table:formula="of:=[.L$40]*[.$B44]" office:value-type="float" office:value="0" calcext:value-type="float">
            <text:p>0</text:p>
          </table:table-cell>
          <table:table-cell table:style-name="ce7" table:formula="of:=[.M$40]*[.$B44]" office:value-type="float" office:value="0" calcext:value-type="float">
            <text:p>0</text:p>
          </table:table-cell>
          <table:table-cell table:style-name="ce7" table:formula="of:=[.N$40]*[.$B44]" office:value-type="float" office:value="0" calcext:value-type="float">
            <text:p>0</text:p>
          </table:table-cell>
          <table:table-cell table:style-name="ce7" table:formula="of:=[.O$40]*[.$B44]" office:value-type="float" office:value="0" calcext:value-type="float">
            <text:p>0</text:p>
          </table:table-cell>
          <table:table-cell table:style-name="ce7" table:formula="of:=[.P$40]*[.$B44]" office:value-type="float" office:value="0" calcext:value-type="float">
            <text:p>0</text:p>
          </table:table-cell>
          <table:table-cell table:style-name="ce7" table:formula="of:=[.Q$40]*[.$B44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7]" office:value-type="float" office:value="0" calcext:value-type="float">
            <text:p>0</text:p>
          </table:table-cell>
          <table:table-cell table:style-name="ce7" table:formula="of:=[.C$40]*[.$B45]" office:value-type="float" office:value="0" calcext:value-type="float">
            <text:p>0</text:p>
          </table:table-cell>
          <table:table-cell table:style-name="ce7" table:formula="of:=[.D$40]*[.$B45]" office:value-type="float" office:value="0" calcext:value-type="float">
            <text:p>0</text:p>
          </table:table-cell>
          <table:table-cell table:style-name="ce7" table:formula="of:=[.E$40]*[.$B45]" office:value-type="float" office:value="0" calcext:value-type="float">
            <text:p>0</text:p>
          </table:table-cell>
          <table:table-cell table:style-name="ce7" table:formula="of:=[.F$40]*[.$B45]" office:value-type="float" office:value="0" calcext:value-type="float">
            <text:p>0</text:p>
          </table:table-cell>
          <table:table-cell table:style-name="ce7" table:formula="of:=[.G$40]*[.$B45]" office:value-type="float" office:value="0" calcext:value-type="float">
            <text:p>0</text:p>
          </table:table-cell>
          <table:table-cell table:style-name="ce7" table:formula="of:=[.H$40]*[.$B45]" office:value-type="float" office:value="0" calcext:value-type="float">
            <text:p>0</text:p>
          </table:table-cell>
          <table:table-cell table:style-name="ce7" table:formula="of:=[.I$40]*[.$B45]" office:value-type="float" office:value="0" calcext:value-type="float">
            <text:p>0</text:p>
          </table:table-cell>
          <table:table-cell table:style-name="ce7" table:formula="of:=[.J$40]*[.$B45]" office:value-type="float" office:value="0" calcext:value-type="float">
            <text:p>0</text:p>
          </table:table-cell>
          <table:table-cell table:style-name="ce7" table:formula="of:=[.K$40]*[.$B45]" office:value-type="float" office:value="0" calcext:value-type="float">
            <text:p>0</text:p>
          </table:table-cell>
          <table:table-cell table:style-name="ce7" table:formula="of:=[.L$40]*[.$B45]" office:value-type="float" office:value="0" calcext:value-type="float">
            <text:p>0</text:p>
          </table:table-cell>
          <table:table-cell table:style-name="ce7" table:formula="of:=[.M$40]*[.$B45]" office:value-type="float" office:value="0" calcext:value-type="float">
            <text:p>0</text:p>
          </table:table-cell>
          <table:table-cell table:style-name="ce7" table:formula="of:=[.N$40]*[.$B45]" office:value-type="float" office:value="0" calcext:value-type="float">
            <text:p>0</text:p>
          </table:table-cell>
          <table:table-cell table:style-name="ce7" table:formula="of:=[.O$40]*[.$B45]" office:value-type="float" office:value="0" calcext:value-type="float">
            <text:p>0</text:p>
          </table:table-cell>
          <table:table-cell table:style-name="ce7" table:formula="of:=[.P$40]*[.$B45]" office:value-type="float" office:value="0" calcext:value-type="float">
            <text:p>0</text:p>
          </table:table-cell>
          <table:table-cell table:style-name="ce7" table:formula="of:=[.Q$40]*[.$B45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8]" office:value-type="float" office:value="0" calcext:value-type="float">
            <text:p>0</text:p>
          </table:table-cell>
          <table:table-cell table:style-name="ce7" table:formula="of:=[.C$40]*[.$B46]" office:value-type="float" office:value="0" calcext:value-type="float">
            <text:p>0</text:p>
          </table:table-cell>
          <table:table-cell table:style-name="ce7" table:formula="of:=[.D$40]*[.$B46]" office:value-type="float" office:value="0" calcext:value-type="float">
            <text:p>0</text:p>
          </table:table-cell>
          <table:table-cell table:style-name="ce7" table:formula="of:=[.E$40]*[.$B46]" office:value-type="float" office:value="0" calcext:value-type="float">
            <text:p>0</text:p>
          </table:table-cell>
          <table:table-cell table:style-name="ce7" table:formula="of:=[.F$40]*[.$B46]" office:value-type="float" office:value="0" calcext:value-type="float">
            <text:p>0</text:p>
          </table:table-cell>
          <table:table-cell table:style-name="ce7" table:formula="of:=[.G$40]*[.$B46]" office:value-type="float" office:value="0" calcext:value-type="float">
            <text:p>0</text:p>
          </table:table-cell>
          <table:table-cell table:style-name="ce7" table:formula="of:=[.H$40]*[.$B46]" office:value-type="float" office:value="0" calcext:value-type="float">
            <text:p>0</text:p>
          </table:table-cell>
          <table:table-cell table:style-name="ce7" table:formula="of:=[.I$40]*[.$B46]" office:value-type="float" office:value="0" calcext:value-type="float">
            <text:p>0</text:p>
          </table:table-cell>
          <table:table-cell table:style-name="ce7" table:formula="of:=[.J$40]*[.$B46]" office:value-type="float" office:value="0" calcext:value-type="float">
            <text:p>0</text:p>
          </table:table-cell>
          <table:table-cell table:style-name="ce7" table:formula="of:=[.K$40]*[.$B46]" office:value-type="float" office:value="0" calcext:value-type="float">
            <text:p>0</text:p>
          </table:table-cell>
          <table:table-cell table:style-name="ce7" table:formula="of:=[.L$40]*[.$B46]" office:value-type="float" office:value="0" calcext:value-type="float">
            <text:p>0</text:p>
          </table:table-cell>
          <table:table-cell table:style-name="ce7" table:formula="of:=[.M$40]*[.$B46]" office:value-type="float" office:value="0" calcext:value-type="float">
            <text:p>0</text:p>
          </table:table-cell>
          <table:table-cell table:style-name="ce7" table:formula="of:=[.N$40]*[.$B46]" office:value-type="float" office:value="0" calcext:value-type="float">
            <text:p>0</text:p>
          </table:table-cell>
          <table:table-cell table:style-name="ce7" table:formula="of:=[.O$40]*[.$B46]" office:value-type="float" office:value="0" calcext:value-type="float">
            <text:p>0</text:p>
          </table:table-cell>
          <table:table-cell table:style-name="ce7" table:formula="of:=[.P$40]*[.$B46]" office:value-type="float" office:value="0" calcext:value-type="float">
            <text:p>0</text:p>
          </table:table-cell>
          <table:table-cell table:style-name="ce7" table:formula="of:=[.Q$40]*[.$B46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9]" office:value-type="float" office:value="0" calcext:value-type="float">
            <text:p>0</text:p>
          </table:table-cell>
          <table:table-cell table:style-name="ce7" table:formula="of:=[.C$40]*[.$B47]" office:value-type="float" office:value="0" calcext:value-type="float">
            <text:p>0</text:p>
          </table:table-cell>
          <table:table-cell table:style-name="ce7" table:formula="of:=[.D$40]*[.$B47]" office:value-type="float" office:value="0" calcext:value-type="float">
            <text:p>0</text:p>
          </table:table-cell>
          <table:table-cell table:style-name="ce7" table:formula="of:=[.E$40]*[.$B47]" office:value-type="float" office:value="0" calcext:value-type="float">
            <text:p>0</text:p>
          </table:table-cell>
          <table:table-cell table:style-name="ce7" table:formula="of:=[.F$40]*[.$B47]" office:value-type="float" office:value="0" calcext:value-type="float">
            <text:p>0</text:p>
          </table:table-cell>
          <table:table-cell table:style-name="ce7" table:formula="of:=[.G$40]*[.$B47]" office:value-type="float" office:value="0" calcext:value-type="float">
            <text:p>0</text:p>
          </table:table-cell>
          <table:table-cell table:style-name="ce7" table:formula="of:=[.H$40]*[.$B47]" office:value-type="float" office:value="0" calcext:value-type="float">
            <text:p>0</text:p>
          </table:table-cell>
          <table:table-cell table:style-name="ce7" table:formula="of:=[.I$40]*[.$B47]" office:value-type="float" office:value="0" calcext:value-type="float">
            <text:p>0</text:p>
          </table:table-cell>
          <table:table-cell table:style-name="ce7" table:formula="of:=[.J$40]*[.$B47]" office:value-type="float" office:value="0" calcext:value-type="float">
            <text:p>0</text:p>
          </table:table-cell>
          <table:table-cell table:style-name="ce7" table:formula="of:=[.K$40]*[.$B47]" office:value-type="float" office:value="0" calcext:value-type="float">
            <text:p>0</text:p>
          </table:table-cell>
          <table:table-cell table:style-name="ce7" table:formula="of:=[.L$40]*[.$B47]" office:value-type="float" office:value="0" calcext:value-type="float">
            <text:p>0</text:p>
          </table:table-cell>
          <table:table-cell table:style-name="ce7" table:formula="of:=[.M$40]*[.$B47]" office:value-type="float" office:value="0" calcext:value-type="float">
            <text:p>0</text:p>
          </table:table-cell>
          <table:table-cell table:style-name="ce7" table:formula="of:=[.N$40]*[.$B47]" office:value-type="float" office:value="0" calcext:value-type="float">
            <text:p>0</text:p>
          </table:table-cell>
          <table:table-cell table:style-name="ce7" table:formula="of:=[.O$40]*[.$B47]" office:value-type="float" office:value="0" calcext:value-type="float">
            <text:p>0</text:p>
          </table:table-cell>
          <table:table-cell table:style-name="ce7" table:formula="of:=[.P$40]*[.$B47]" office:value-type="float" office:value="0" calcext:value-type="float">
            <text:p>0</text:p>
          </table:table-cell>
          <table:table-cell table:style-name="ce7" table:formula="of:=[.Q$40]*[.$B47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10]" office:value-type="float" office:value="0" calcext:value-type="float">
            <text:p>0</text:p>
          </table:table-cell>
          <table:table-cell table:style-name="ce7" table:formula="of:=[.C$40]*[.$B48]" office:value-type="float" office:value="0" calcext:value-type="float">
            <text:p>0</text:p>
          </table:table-cell>
          <table:table-cell table:style-name="ce7" table:formula="of:=[.D$40]*[.$B48]" office:value-type="float" office:value="0" calcext:value-type="float">
            <text:p>0</text:p>
          </table:table-cell>
          <table:table-cell table:style-name="ce7" table:formula="of:=[.E$40]*[.$B48]" office:value-type="float" office:value="0" calcext:value-type="float">
            <text:p>0</text:p>
          </table:table-cell>
          <table:table-cell table:style-name="ce7" table:formula="of:=[.F$40]*[.$B48]" office:value-type="float" office:value="0" calcext:value-type="float">
            <text:p>0</text:p>
          </table:table-cell>
          <table:table-cell table:style-name="ce7" table:formula="of:=[.G$40]*[.$B48]" office:value-type="float" office:value="0" calcext:value-type="float">
            <text:p>0</text:p>
          </table:table-cell>
          <table:table-cell table:style-name="ce7" table:formula="of:=[.H$40]*[.$B48]" office:value-type="float" office:value="0" calcext:value-type="float">
            <text:p>0</text:p>
          </table:table-cell>
          <table:table-cell table:style-name="ce7" table:formula="of:=[.I$40]*[.$B48]" office:value-type="float" office:value="0" calcext:value-type="float">
            <text:p>0</text:p>
          </table:table-cell>
          <table:table-cell table:style-name="ce7" table:formula="of:=[.J$40]*[.$B48]" office:value-type="float" office:value="0" calcext:value-type="float">
            <text:p>0</text:p>
          </table:table-cell>
          <table:table-cell table:style-name="ce7" table:formula="of:=[.K$40]*[.$B48]" office:value-type="float" office:value="0" calcext:value-type="float">
            <text:p>0</text:p>
          </table:table-cell>
          <table:table-cell table:style-name="ce7" table:formula="of:=[.L$40]*[.$B48]" office:value-type="float" office:value="0" calcext:value-type="float">
            <text:p>0</text:p>
          </table:table-cell>
          <table:table-cell table:style-name="ce7" table:formula="of:=[.M$40]*[.$B48]" office:value-type="float" office:value="0" calcext:value-type="float">
            <text:p>0</text:p>
          </table:table-cell>
          <table:table-cell table:style-name="ce7" table:formula="of:=[.N$40]*[.$B48]" office:value-type="float" office:value="0" calcext:value-type="float">
            <text:p>0</text:p>
          </table:table-cell>
          <table:table-cell table:style-name="ce7" table:formula="of:=[.O$40]*[.$B48]" office:value-type="float" office:value="0" calcext:value-type="float">
            <text:p>0</text:p>
          </table:table-cell>
          <table:table-cell table:style-name="ce7" table:formula="of:=[.P$40]*[.$B48]" office:value-type="float" office:value="0" calcext:value-type="float">
            <text:p>0</text:p>
          </table:table-cell>
          <table:table-cell table:style-name="ce7" table:formula="of:=[.Q$40]*[.$B48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11]" office:value-type="float" office:value="0" calcext:value-type="float">
            <text:p>0</text:p>
          </table:table-cell>
          <table:table-cell table:style-name="ce7" table:formula="of:=[.C$40]*[.$B49]" office:value-type="float" office:value="0" calcext:value-type="float">
            <text:p>0</text:p>
          </table:table-cell>
          <table:table-cell table:style-name="ce7" table:formula="of:=[.D$40]*[.$B49]" office:value-type="float" office:value="0" calcext:value-type="float">
            <text:p>0</text:p>
          </table:table-cell>
          <table:table-cell table:style-name="ce7" table:formula="of:=[.E$40]*[.$B49]" office:value-type="float" office:value="0" calcext:value-type="float">
            <text:p>0</text:p>
          </table:table-cell>
          <table:table-cell table:style-name="ce7" table:formula="of:=[.F$40]*[.$B49]" office:value-type="float" office:value="0" calcext:value-type="float">
            <text:p>0</text:p>
          </table:table-cell>
          <table:table-cell table:style-name="ce7" table:formula="of:=[.G$40]*[.$B49]" office:value-type="float" office:value="0" calcext:value-type="float">
            <text:p>0</text:p>
          </table:table-cell>
          <table:table-cell table:style-name="ce7" table:formula="of:=[.H$40]*[.$B49]" office:value-type="float" office:value="0" calcext:value-type="float">
            <text:p>0</text:p>
          </table:table-cell>
          <table:table-cell table:style-name="ce7" table:formula="of:=[.I$40]*[.$B49]" office:value-type="float" office:value="0" calcext:value-type="float">
            <text:p>0</text:p>
          </table:table-cell>
          <table:table-cell table:style-name="ce7" table:formula="of:=[.J$40]*[.$B49]" office:value-type="float" office:value="0" calcext:value-type="float">
            <text:p>0</text:p>
          </table:table-cell>
          <table:table-cell table:style-name="ce7" table:formula="of:=[.K$40]*[.$B49]" office:value-type="float" office:value="0" calcext:value-type="float">
            <text:p>0</text:p>
          </table:table-cell>
          <table:table-cell table:style-name="ce7" table:formula="of:=[.L$40]*[.$B49]" office:value-type="float" office:value="0" calcext:value-type="float">
            <text:p>0</text:p>
          </table:table-cell>
          <table:table-cell table:style-name="ce7" table:formula="of:=[.M$40]*[.$B49]" office:value-type="float" office:value="0" calcext:value-type="float">
            <text:p>0</text:p>
          </table:table-cell>
          <table:table-cell table:style-name="ce7" table:formula="of:=[.N$40]*[.$B49]" office:value-type="float" office:value="0" calcext:value-type="float">
            <text:p>0</text:p>
          </table:table-cell>
          <table:table-cell table:style-name="ce7" table:formula="of:=[.O$40]*[.$B49]" office:value-type="float" office:value="0" calcext:value-type="float">
            <text:p>0</text:p>
          </table:table-cell>
          <table:table-cell table:style-name="ce7" table:formula="of:=[.P$40]*[.$B49]" office:value-type="float" office:value="0" calcext:value-type="float">
            <text:p>0</text:p>
          </table:table-cell>
          <table:table-cell table:style-name="ce7" table:formula="of:=[.Q$40]*[.$B49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12]" office:value-type="float" office:value="0" calcext:value-type="float">
            <text:p>0</text:p>
          </table:table-cell>
          <table:table-cell table:style-name="ce7" table:formula="of:=[.C$40]*[.$B50]" office:value-type="float" office:value="0" calcext:value-type="float">
            <text:p>0</text:p>
          </table:table-cell>
          <table:table-cell table:style-name="ce7" table:formula="of:=[.D$40]*[.$B50]" office:value-type="float" office:value="0" calcext:value-type="float">
            <text:p>0</text:p>
          </table:table-cell>
          <table:table-cell table:style-name="ce7" table:formula="of:=[.E$40]*[.$B50]" office:value-type="float" office:value="0" calcext:value-type="float">
            <text:p>0</text:p>
          </table:table-cell>
          <table:table-cell table:style-name="ce7" table:formula="of:=[.F$40]*[.$B50]" office:value-type="float" office:value="0" calcext:value-type="float">
            <text:p>0</text:p>
          </table:table-cell>
          <table:table-cell table:style-name="ce7" table:formula="of:=[.G$40]*[.$B50]" office:value-type="float" office:value="0" calcext:value-type="float">
            <text:p>0</text:p>
          </table:table-cell>
          <table:table-cell table:style-name="ce7" table:formula="of:=[.H$40]*[.$B50]" office:value-type="float" office:value="0" calcext:value-type="float">
            <text:p>0</text:p>
          </table:table-cell>
          <table:table-cell table:style-name="ce7" table:formula="of:=[.I$40]*[.$B50]" office:value-type="float" office:value="0" calcext:value-type="float">
            <text:p>0</text:p>
          </table:table-cell>
          <table:table-cell table:style-name="ce7" table:formula="of:=[.J$40]*[.$B50]" office:value-type="float" office:value="0" calcext:value-type="float">
            <text:p>0</text:p>
          </table:table-cell>
          <table:table-cell table:style-name="ce7" table:formula="of:=[.K$40]*[.$B50]" office:value-type="float" office:value="0" calcext:value-type="float">
            <text:p>0</text:p>
          </table:table-cell>
          <table:table-cell table:style-name="ce7" table:formula="of:=[.L$40]*[.$B50]" office:value-type="float" office:value="0" calcext:value-type="float">
            <text:p>0</text:p>
          </table:table-cell>
          <table:table-cell table:style-name="ce7" table:formula="of:=[.M$40]*[.$B50]" office:value-type="float" office:value="0" calcext:value-type="float">
            <text:p>0</text:p>
          </table:table-cell>
          <table:table-cell table:style-name="ce7" table:formula="of:=[.N$40]*[.$B50]" office:value-type="float" office:value="0" calcext:value-type="float">
            <text:p>0</text:p>
          </table:table-cell>
          <table:table-cell table:style-name="ce7" table:formula="of:=[.O$40]*[.$B50]" office:value-type="float" office:value="0" calcext:value-type="float">
            <text:p>0</text:p>
          </table:table-cell>
          <table:table-cell table:style-name="ce7" table:formula="of:=[.P$40]*[.$B50]" office:value-type="float" office:value="0" calcext:value-type="float">
            <text:p>0</text:p>
          </table:table-cell>
          <table:table-cell table:style-name="ce7" table:formula="of:=[.Q$40]*[.$B50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13]" office:value-type="float" office:value="0" calcext:value-type="float">
            <text:p>0</text:p>
          </table:table-cell>
          <table:table-cell table:style-name="ce7" table:formula="of:=[.C$40]*[.$B51]" office:value-type="float" office:value="0" calcext:value-type="float">
            <text:p>0</text:p>
          </table:table-cell>
          <table:table-cell table:style-name="ce7" table:formula="of:=[.D$40]*[.$B51]" office:value-type="float" office:value="0" calcext:value-type="float">
            <text:p>0</text:p>
          </table:table-cell>
          <table:table-cell table:style-name="ce7" table:formula="of:=[.E$40]*[.$B51]" office:value-type="float" office:value="0" calcext:value-type="float">
            <text:p>0</text:p>
          </table:table-cell>
          <table:table-cell table:style-name="ce7" table:formula="of:=[.F$40]*[.$B51]" office:value-type="float" office:value="0" calcext:value-type="float">
            <text:p>0</text:p>
          </table:table-cell>
          <table:table-cell table:style-name="ce7" table:formula="of:=[.G$40]*[.$B51]" office:value-type="float" office:value="0" calcext:value-type="float">
            <text:p>0</text:p>
          </table:table-cell>
          <table:table-cell table:style-name="ce7" table:formula="of:=[.H$40]*[.$B51]" office:value-type="float" office:value="0" calcext:value-type="float">
            <text:p>0</text:p>
          </table:table-cell>
          <table:table-cell table:style-name="ce7" table:formula="of:=[.I$40]*[.$B51]" office:value-type="float" office:value="0" calcext:value-type="float">
            <text:p>0</text:p>
          </table:table-cell>
          <table:table-cell table:style-name="ce7" table:formula="of:=[.J$40]*[.$B51]" office:value-type="float" office:value="0" calcext:value-type="float">
            <text:p>0</text:p>
          </table:table-cell>
          <table:table-cell table:style-name="ce7" table:formula="of:=[.K$40]*[.$B51]" office:value-type="float" office:value="0" calcext:value-type="float">
            <text:p>0</text:p>
          </table:table-cell>
          <table:table-cell table:style-name="ce7" table:formula="of:=[.L$40]*[.$B51]" office:value-type="float" office:value="0" calcext:value-type="float">
            <text:p>0</text:p>
          </table:table-cell>
          <table:table-cell table:style-name="ce7" table:formula="of:=[.M$40]*[.$B51]" office:value-type="float" office:value="0" calcext:value-type="float">
            <text:p>0</text:p>
          </table:table-cell>
          <table:table-cell table:style-name="ce7" table:formula="of:=[.N$40]*[.$B51]" office:value-type="float" office:value="0" calcext:value-type="float">
            <text:p>0</text:p>
          </table:table-cell>
          <table:table-cell table:style-name="ce7" table:formula="of:=[.O$40]*[.$B51]" office:value-type="float" office:value="0" calcext:value-type="float">
            <text:p>0</text:p>
          </table:table-cell>
          <table:table-cell table:style-name="ce7" table:formula="of:=[.P$40]*[.$B51]" office:value-type="float" office:value="0" calcext:value-type="float">
            <text:p>0</text:p>
          </table:table-cell>
          <table:table-cell table:style-name="ce7" table:formula="of:=[.Q$40]*[.$B51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14]" office:value-type="float" office:value="0" calcext:value-type="float">
            <text:p>0</text:p>
          </table:table-cell>
          <table:table-cell table:style-name="ce7" table:formula="of:=[.C$40]*[.$B52]" office:value-type="float" office:value="0" calcext:value-type="float">
            <text:p>0</text:p>
          </table:table-cell>
          <table:table-cell table:style-name="ce7" table:formula="of:=[.D$40]*[.$B52]" office:value-type="float" office:value="0" calcext:value-type="float">
            <text:p>0</text:p>
          </table:table-cell>
          <table:table-cell table:style-name="ce7" table:formula="of:=[.E$40]*[.$B52]" office:value-type="float" office:value="0" calcext:value-type="float">
            <text:p>0</text:p>
          </table:table-cell>
          <table:table-cell table:style-name="ce7" table:formula="of:=[.F$40]*[.$B52]" office:value-type="float" office:value="0" calcext:value-type="float">
            <text:p>0</text:p>
          </table:table-cell>
          <table:table-cell table:style-name="ce7" table:formula="of:=[.G$40]*[.$B52]" office:value-type="float" office:value="0" calcext:value-type="float">
            <text:p>0</text:p>
          </table:table-cell>
          <table:table-cell table:style-name="ce7" table:formula="of:=[.H$40]*[.$B52]" office:value-type="float" office:value="0" calcext:value-type="float">
            <text:p>0</text:p>
          </table:table-cell>
          <table:table-cell table:style-name="ce7" table:formula="of:=[.I$40]*[.$B52]" office:value-type="float" office:value="0" calcext:value-type="float">
            <text:p>0</text:p>
          </table:table-cell>
          <table:table-cell table:style-name="ce7" table:formula="of:=[.J$40]*[.$B52]" office:value-type="float" office:value="0" calcext:value-type="float">
            <text:p>0</text:p>
          </table:table-cell>
          <table:table-cell table:style-name="ce7" table:formula="of:=[.K$40]*[.$B52]" office:value-type="float" office:value="0" calcext:value-type="float">
            <text:p>0</text:p>
          </table:table-cell>
          <table:table-cell table:style-name="ce7" table:formula="of:=[.L$40]*[.$B52]" office:value-type="float" office:value="0" calcext:value-type="float">
            <text:p>0</text:p>
          </table:table-cell>
          <table:table-cell table:style-name="ce7" table:formula="of:=[.M$40]*[.$B52]" office:value-type="float" office:value="0" calcext:value-type="float">
            <text:p>0</text:p>
          </table:table-cell>
          <table:table-cell table:style-name="ce7" table:formula="of:=[.N$40]*[.$B52]" office:value-type="float" office:value="0" calcext:value-type="float">
            <text:p>0</text:p>
          </table:table-cell>
          <table:table-cell table:style-name="ce7" table:formula="of:=[.O$40]*[.$B52]" office:value-type="float" office:value="0" calcext:value-type="float">
            <text:p>0</text:p>
          </table:table-cell>
          <table:table-cell table:style-name="ce7" table:formula="of:=[.P$40]*[.$B52]" office:value-type="float" office:value="0" calcext:value-type="float">
            <text:p>0</text:p>
          </table:table-cell>
          <table:table-cell table:style-name="ce7" table:formula="of:=[.Q$40]*[.$B52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15]" office:value-type="float" office:value="0" calcext:value-type="float">
            <text:p>0</text:p>
          </table:table-cell>
          <table:table-cell table:style-name="ce7" table:formula="of:=[.C$40]*[.$B53]" office:value-type="float" office:value="0" calcext:value-type="float">
            <text:p>0</text:p>
          </table:table-cell>
          <table:table-cell table:style-name="ce7" table:formula="of:=[.D$40]*[.$B53]" office:value-type="float" office:value="0" calcext:value-type="float">
            <text:p>0</text:p>
          </table:table-cell>
          <table:table-cell table:style-name="ce7" table:formula="of:=[.E$40]*[.$B53]" office:value-type="float" office:value="0" calcext:value-type="float">
            <text:p>0</text:p>
          </table:table-cell>
          <table:table-cell table:style-name="ce7" table:formula="of:=[.F$40]*[.$B53]" office:value-type="float" office:value="0" calcext:value-type="float">
            <text:p>0</text:p>
          </table:table-cell>
          <table:table-cell table:style-name="ce7" table:formula="of:=[.G$40]*[.$B53]" office:value-type="float" office:value="0" calcext:value-type="float">
            <text:p>0</text:p>
          </table:table-cell>
          <table:table-cell table:style-name="ce7" table:formula="of:=[.H$40]*[.$B53]" office:value-type="float" office:value="0" calcext:value-type="float">
            <text:p>0</text:p>
          </table:table-cell>
          <table:table-cell table:style-name="ce7" table:formula="of:=[.I$40]*[.$B53]" office:value-type="float" office:value="0" calcext:value-type="float">
            <text:p>0</text:p>
          </table:table-cell>
          <table:table-cell table:style-name="ce7" table:formula="of:=[.J$40]*[.$B53]" office:value-type="float" office:value="0" calcext:value-type="float">
            <text:p>0</text:p>
          </table:table-cell>
          <table:table-cell table:style-name="ce7" table:formula="of:=[.K$40]*[.$B53]" office:value-type="float" office:value="0" calcext:value-type="float">
            <text:p>0</text:p>
          </table:table-cell>
          <table:table-cell table:style-name="ce7" table:formula="of:=[.L$40]*[.$B53]" office:value-type="float" office:value="0" calcext:value-type="float">
            <text:p>0</text:p>
          </table:table-cell>
          <table:table-cell table:style-name="ce7" table:formula="of:=[.M$40]*[.$B53]" office:value-type="float" office:value="0" calcext:value-type="float">
            <text:p>0</text:p>
          </table:table-cell>
          <table:table-cell table:style-name="ce7" table:formula="of:=[.N$40]*[.$B53]" office:value-type="float" office:value="0" calcext:value-type="float">
            <text:p>0</text:p>
          </table:table-cell>
          <table:table-cell table:style-name="ce7" table:formula="of:=[.O$40]*[.$B53]" office:value-type="float" office:value="0" calcext:value-type="float">
            <text:p>0</text:p>
          </table:table-cell>
          <table:table-cell table:style-name="ce7" table:formula="of:=[.P$40]*[.$B53]" office:value-type="float" office:value="0" calcext:value-type="float">
            <text:p>0</text:p>
          </table:table-cell>
          <table:table-cell table:style-name="ce7" table:formula="of:=[.Q$40]*[.$B53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16]" office:value-type="float" office:value="0" calcext:value-type="float">
            <text:p>0</text:p>
          </table:table-cell>
          <table:table-cell table:style-name="ce7" table:formula="of:=[.C$40]*[.$B54]" office:value-type="float" office:value="0" calcext:value-type="float">
            <text:p>0</text:p>
          </table:table-cell>
          <table:table-cell table:style-name="ce7" table:formula="of:=[.D$40]*[.$B54]" office:value-type="float" office:value="0" calcext:value-type="float">
            <text:p>0</text:p>
          </table:table-cell>
          <table:table-cell table:style-name="ce7" table:formula="of:=[.E$40]*[.$B54]" office:value-type="float" office:value="0" calcext:value-type="float">
            <text:p>0</text:p>
          </table:table-cell>
          <table:table-cell table:style-name="ce7" table:formula="of:=[.F$40]*[.$B54]" office:value-type="float" office:value="0" calcext:value-type="float">
            <text:p>0</text:p>
          </table:table-cell>
          <table:table-cell table:style-name="ce7" table:formula="of:=[.G$40]*[.$B54]" office:value-type="float" office:value="0" calcext:value-type="float">
            <text:p>0</text:p>
          </table:table-cell>
          <table:table-cell table:style-name="ce7" table:formula="of:=[.H$40]*[.$B54]" office:value-type="float" office:value="0" calcext:value-type="float">
            <text:p>0</text:p>
          </table:table-cell>
          <table:table-cell table:style-name="ce7" table:formula="of:=[.I$40]*[.$B54]" office:value-type="float" office:value="0" calcext:value-type="float">
            <text:p>0</text:p>
          </table:table-cell>
          <table:table-cell table:style-name="ce7" table:formula="of:=[.J$40]*[.$B54]" office:value-type="float" office:value="0" calcext:value-type="float">
            <text:p>0</text:p>
          </table:table-cell>
          <table:table-cell table:style-name="ce7" table:formula="of:=[.K$40]*[.$B54]" office:value-type="float" office:value="0" calcext:value-type="float">
            <text:p>0</text:p>
          </table:table-cell>
          <table:table-cell table:style-name="ce7" table:formula="of:=[.L$40]*[.$B54]" office:value-type="float" office:value="0" calcext:value-type="float">
            <text:p>0</text:p>
          </table:table-cell>
          <table:table-cell table:style-name="ce7" table:formula="of:=[.M$40]*[.$B54]" office:value-type="float" office:value="0" calcext:value-type="float">
            <text:p>0</text:p>
          </table:table-cell>
          <table:table-cell table:style-name="ce7" table:formula="of:=[.N$40]*[.$B54]" office:value-type="float" office:value="0" calcext:value-type="float">
            <text:p>0</text:p>
          </table:table-cell>
          <table:table-cell table:style-name="ce7" table:formula="of:=[.O$40]*[.$B54]" office:value-type="float" office:value="0" calcext:value-type="float">
            <text:p>0</text:p>
          </table:table-cell>
          <table:table-cell table:style-name="ce7" table:formula="of:=[.P$40]*[.$B54]" office:value-type="float" office:value="0" calcext:value-type="float">
            <text:p>0</text:p>
          </table:table-cell>
          <table:table-cell table:style-name="ce7" table:formula="of:=[.Q$40]*[.$B54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table:style-name="ce5" table:formula="of:=[.B17]" office:value-type="float" office:value="1" calcext:value-type="float">
            <text:p>1</text:p>
          </table:table-cell>
          <table:table-cell table:style-name="ce7" table:formula="of:=[.C$40]*[.$B55]" office:value-type="float" office:value="1" calcext:value-type="float">
            <text:p>1</text:p>
          </table:table-cell>
          <table:table-cell table:style-name="ce7" table:formula="of:=[.D$40]*[.$B55]" office:value-type="float" office:value="0" calcext:value-type="float">
            <text:p>0</text:p>
          </table:table-cell>
          <table:table-cell table:style-name="ce7" table:formula="of:=[.E$40]*[.$B55]" office:value-type="float" office:value="0" calcext:value-type="float">
            <text:p>0</text:p>
          </table:table-cell>
          <table:table-cell table:style-name="ce7" table:formula="of:=[.F$40]*[.$B55]" office:value-type="float" office:value="0" calcext:value-type="float">
            <text:p>0</text:p>
          </table:table-cell>
          <table:table-cell table:style-name="ce7" table:formula="of:=[.G$40]*[.$B55]" office:value-type="float" office:value="0" calcext:value-type="float">
            <text:p>0</text:p>
          </table:table-cell>
          <table:table-cell table:style-name="ce7" table:formula="of:=[.H$40]*[.$B55]" office:value-type="float" office:value="0" calcext:value-type="float">
            <text:p>0</text:p>
          </table:table-cell>
          <table:table-cell table:style-name="ce7" table:formula="of:=[.I$40]*[.$B55]" office:value-type="float" office:value="0" calcext:value-type="float">
            <text:p>0</text:p>
          </table:table-cell>
          <table:table-cell table:style-name="ce7" table:formula="of:=[.J$40]*[.$B55]" office:value-type="float" office:value="0" calcext:value-type="float">
            <text:p>0</text:p>
          </table:table-cell>
          <table:table-cell table:style-name="ce7" table:formula="of:=[.K$40]*[.$B55]" office:value-type="float" office:value="0" calcext:value-type="float">
            <text:p>0</text:p>
          </table:table-cell>
          <table:table-cell table:style-name="ce7" table:formula="of:=[.L$40]*[.$B55]" office:value-type="float" office:value="0" calcext:value-type="float">
            <text:p>0</text:p>
          </table:table-cell>
          <table:table-cell table:style-name="ce7" table:formula="of:=[.M$40]*[.$B55]" office:value-type="float" office:value="0" calcext:value-type="float">
            <text:p>0</text:p>
          </table:table-cell>
          <table:table-cell table:style-name="ce7" table:formula="of:=[.N$40]*[.$B55]" office:value-type="float" office:value="0" calcext:value-type="float">
            <text:p>0</text:p>
          </table:table-cell>
          <table:table-cell table:style-name="ce7" table:formula="of:=[.O$40]*[.$B55]" office:value-type="float" office:value="0" calcext:value-type="float">
            <text:p>0</text:p>
          </table:table-cell>
          <table:table-cell table:style-name="ce7" table:formula="of:=[.P$40]*[.$B55]" office:value-type="float" office:value="0" calcext:value-type="float">
            <text:p>0</text:p>
          </table:table-cell>
          <table:table-cell table:style-name="ce7" table:formula="of:=[.Q$40]*[.$B55]" office:value-type="float" office:value="0" calcext:value-type="float">
            <text:p>0</text:p>
          </table:table-cell>
          <table:table-cell table:number-columns-repeated="26"/>
        </table:table-row>
        <table:table-row table:style-name="ro1" table:number-rows-repeated="1048520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Map" table:style-name="ta1">
        <table:shapes>
          <draw:frame draw:z-index="0" draw:style-name="gr1" draw:text-style-name="P1" svg:width="159.99mm" svg:height="89.99mm" svg:x="85.04mm" svg:y="7.62mm">
            <loext:p draw:notify-on-update-of-ranges="Map.A2:Map.A11 Map.C2:Map.C11 Map.B2:Map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5"/>
        <table:table-column table:style-name="co1" table:number-columns-repeated="2" table:default-cell-style-name="Default"/>
        <table:table-row table:style-name="ro1">
          <table:table-cell/>
          <table:table-cell table:style-name="ce19" office:value-type="string" calcext:value-type="string">
            <text:p>Latitude</text:p>
          </table:table-cell>
          <table:table-cell table:style-name="ce19" office:value-type="string" calcext:value-type="string">
            <text:p>Longitu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 office:value-type="float" office:value="43.6107585875688" calcext:value-type="float">
            <text:p>43,61076</text:p>
          </table:table-cell>
          <table:table-cell table:style-name="ce26" office:value-type="float" office:value="3.51097476486545" calcext:value-type="float">
            <text:p>3,51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float" office:value="43.6130509665862" calcext:value-type="float">
            <text:p>43,61305</text:p>
          </table:table-cell>
          <table:table-cell table:style-name="ce26" office:value-type="float" office:value="3.5135605179976" calcext:value-type="float">
            <text:p>3,513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float" office:value="43.6136189742874" calcext:value-type="float">
            <text:p>43,61362</text:p>
          </table:table-cell>
          <table:table-cell table:style-name="ce26" office:value-type="float" office:value="3.51270095108475" calcext:value-type="float">
            <text:p>3,51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float" office:value="43.6109357355346" calcext:value-type="float">
            <text:p>43,61094</text:p>
          </table:table-cell>
          <table:table-cell table:style-name="ce26" office:value-type="float" office:value="3.51356383459048" calcext:value-type="float">
            <text:p>3,513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43.6111734196854" calcext:value-type="float">
            <text:p>43,61117</text:p>
          </table:table-cell>
          <table:table-cell table:style-name="ce26" office:value-type="float" office:value="3.5111605516764" calcext:value-type="float">
            <text:p>3,511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43.6120360266575" calcext:value-type="float">
            <text:p>43,61204</text:p>
          </table:table-cell>
          <table:table-cell table:style-name="ce26" office:value-type="float" office:value="3.51305313833894" calcext:value-type="float">
            <text:p>3,513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43.6117399453243" calcext:value-type="float">
            <text:p>43,61174</text:p>
          </table:table-cell>
          <table:table-cell table:style-name="ce26" office:value-type="float" office:value="3.51207974869455" calcext:value-type="float">
            <text:p>3,512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7" office:value-type="float" office:value="43.6132580982955" calcext:value-type="float">
            <text:p>43,61326</text:p>
          </table:table-cell>
          <table:table-cell table:style-name="ce26" office:value-type="float" office:value="3.51107392322555" calcext:value-type="float">
            <text:p>3,51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7" office:value-type="float" office:value="43.6106699966135" calcext:value-type="float">
            <text:p>43,61067</text:p>
          </table:table-cell>
          <table:table-cell table:style-name="ce26" office:value-type="float" office:value="3.51149157969385" calcext:value-type="float">
            <text:p>3,51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43.6135678667888" calcext:value-type="float">
            <text:p>43,61357</text:p>
          </table:table-cell>
          <table:table-cell table:style-name="ce26" office:value-type="float" office:value="3.51426778987589" calcext:value-type="float">
            <text:p>3,51427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Question 0" table:style-name="ta1">
        <table:table-column table:style-name="co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ce9"/>
        <table:table-column table:style-name="co8" table:default-cell-style-name="Default"/>
        <table:table-column table:style-name="co9" table:number-columns-repeated="10" table:default-cell-style-name="ce8"/>
        <table:table-column table:style-name="co8" table:default-cell-style-name="ce8"/>
        <table:table-column table:style-name="co12" table:default-cell-style-name="Default"/>
        <table:table-row table:style-name="ro1">
          <table:table-cell table:number-columns-repeated="17"/>
          <table:table-cell table:style-name="Default"/>
          <table:table-cell/>
          <table:table-cell table:style-name="Default" table:number-columns-repeated="11"/>
          <table:table-cell/>
        </table:table-row>
        <table:table-row table:style-name="ro1">
          <table:table-cell table:number-columns-repeated="18"/>
          <table:table-cell office:value-type="string" calcext:value-type="string">
            <text:p>Xij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T3:.AD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office:value-type="float" office:value="320.871852730689" calcext:value-type="float">
            <text:p>320,871852730689</text:p>
          </table:table-cell>
          <table:table-cell office:value-type="float" office:value="214.088591354836" calcext:value-type="float">
            <text:p>214,088591354836</text:p>
          </table:table-cell>
          <table:table-cell office:value-type="float" office:value="315.696164774575" calcext:value-type="float">
            <text:p>315,696164774575</text:p>
          </table:table-cell>
          <table:table-cell office:value-type="float" office:value="50.4534286932689" calcext:value-type="float">
            <text:p>50,4534286932689</text:p>
          </table:table-cell>
          <table:table-cell office:value-type="float" office:value="270.79193183951" calcext:value-type="float">
            <text:p>270,79193183951</text:p>
          </table:table-cell>
          <table:table-cell office:value-type="float" office:value="164.041788797766" calcext:value-type="float">
            <text:p>164,041788797766</text:p>
          </table:table-cell>
          <table:table-cell office:value-type="float" office:value="56.5275983204655" calcext:value-type="float">
            <text:p>56,5275983204655</text:p>
          </table:table-cell>
          <table:table-cell office:value-type="float" office:value="80.7052274651921" calcext:value-type="float">
            <text:p>80,7052274651921</text:p>
          </table:table-cell>
          <table:table-cell office:value-type="float" office:value="480.465438749254" calcext:value-type="float">
            <text:p>480,46543874925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T4:.AD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0.871852730689" calcext:value-type="float">
            <text:p>320,871852730689</text:p>
          </table:table-cell>
          <table:table-cell office:value-type="float" office:value="9999" calcext:value-type="float">
            <text:p>9999</text:p>
          </table:table-cell>
          <table:table-cell office:value-type="float" office:value="106.783651368263" calcext:value-type="float">
            <text:p>106,783651368263</text:p>
          </table:table-cell>
          <table:table-cell office:value-type="float" office:value="12.7959435778329" calcext:value-type="float">
            <text:p>12,7959435778329</text:p>
          </table:table-cell>
          <table:table-cell office:value-type="float" office:value="283.646310410748" calcext:value-type="float">
            <text:p>283,646310410748</text:p>
          </table:table-cell>
          <table:table-cell office:value-type="float" office:value="56.3435518350392" calcext:value-type="float">
            <text:p>56,3435518350392</text:p>
          </table:table-cell>
          <table:table-cell office:value-type="float" office:value="167.951911832406" calcext:value-type="float">
            <text:p>167,951911832406</text:p>
          </table:table-cell>
          <table:table-cell office:value-type="float" office:value="289.703486369588" calcext:value-type="float">
            <text:p>289,703486369588</text:p>
          </table:table-cell>
          <table:table-cell office:value-type="float" office:value="245.468658676273" calcext:value-type="float">
            <text:p>245,468658676273</text:p>
          </table:table-cell>
          <table:table-cell office:value-type="float" office:value="185.778977141401" calcext:value-type="float">
            <text:p>185,77897714140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T5:.AD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4.088591354836" calcext:value-type="float">
            <text:p>214,088591354836</text:p>
          </table:table-cell>
          <table:table-cell office:value-type="float" office:value="106.783651368263" calcext:value-type="float">
            <text:p>106,783651368263</text:p>
          </table:table-cell>
          <table:table-cell office:value-type="float" office:value="9999" calcext:value-type="float">
            <text:p>9999</text:p>
          </table:table-cell>
          <table:table-cell office:value-type="float" office:value="102.029810813984" calcext:value-type="float">
            <text:p>102,029810813984</text:p>
          </table:table-cell>
          <table:table-cell office:value-type="float" office:value="177.993241426018" calcext:value-type="float">
            <text:p>177,993241426018</text:p>
          </table:table-cell>
          <table:table-cell office:value-type="float" office:value="60.5910092281386" calcext:value-type="float">
            <text:p>60,5910092281386</text:p>
          </table:table-cell>
          <table:table-cell office:value-type="float" office:value="70.2487422748346" calcext:value-type="float">
            <text:p>70,2487422748346</text:p>
          </table:table-cell>
          <table:table-cell office:value-type="float" office:value="184.989122512028" calcext:value-type="float">
            <text:p>184,989122512028</text:p>
          </table:table-cell>
          <table:table-cell office:value-type="float" office:value="139.717414680621" calcext:value-type="float">
            <text:p>139,717414680621</text:p>
          </table:table-cell>
          <table:table-cell office:value-type="float" office:value="277.570271409419" calcext:value-type="float">
            <text:p>277,57027140941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T6:.AD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5.696164774575" calcext:value-type="float">
            <text:p>315,696164774575</text:p>
          </table:table-cell>
          <table:table-cell office:value-type="float" office:value="12.7959435778329" calcext:value-type="float">
            <text:p>12,7959435778329</text:p>
          </table:table-cell>
          <table:table-cell office:value-type="float" office:value="102.029810813984" calcext:value-type="float">
            <text:p>102,029810813984</text:p>
          </table:table-cell>
          <table:table-cell office:value-type="float" office:value="9999" calcext:value-type="float">
            <text:p>9999</text:p>
          </table:table-cell>
          <table:table-cell office:value-type="float" office:value="279.862990897093" calcext:value-type="float">
            <text:p>279,862990897093</text:p>
          </table:table-cell>
          <table:table-cell office:value-type="float" office:value="57.7700319146808" calcext:value-type="float">
            <text:p>57,7700319146808</text:p>
          </table:table-cell>
          <table:table-cell office:value-type="float" office:value="166.160910569557" calcext:value-type="float">
            <text:p>166,160910569557</text:p>
          </table:table-cell>
          <table:table-cell office:value-type="float" office:value="286.432716556009" calcext:value-type="float">
            <text:p>286,432716556009</text:p>
          </table:table-cell>
          <table:table-cell office:value-type="float" office:value="241.599058430295" calcext:value-type="float">
            <text:p>241,599058430295</text:p>
          </table:table-cell>
          <table:table-cell office:value-type="float" office:value="197.299353403558" calcext:value-type="float">
            <text:p>197,29935340355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T7:.AD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.4534286932689" calcext:value-type="float">
            <text:p>50,4534286932689</text:p>
          </table:table-cell>
          <table:table-cell office:value-type="float" office:value="283.646310410748" calcext:value-type="float">
            <text:p>283,646310410748</text:p>
          </table:table-cell>
          <table:table-cell office:value-type="float" office:value="177.993241426018" calcext:value-type="float">
            <text:p>177,993241426018</text:p>
          </table:table-cell>
          <table:table-cell office:value-type="float" office:value="279.862990897093" calcext:value-type="float">
            <text:p>279,862990897093</text:p>
          </table:table-cell>
          <table:table-cell office:value-type="float" office:value="9999" calcext:value-type="float">
            <text:p>9999</text:p>
          </table:table-cell>
          <table:table-cell office:value-type="float" office:value="230.868661274282" calcext:value-type="float">
            <text:p>230,868661274282</text:p>
          </table:table-cell>
          <table:table-cell office:value-type="float" office:value="119.85298992235" calcext:value-type="float">
            <text:p>119,85298992235</text:p>
          </table:table-cell>
          <table:table-cell office:value-type="float" office:value="13.4465656145905" calcext:value-type="float">
            <text:p>13,4465656145905</text:p>
          </table:table-cell>
          <table:table-cell office:value-type="float" office:value="38.2759565752876" calcext:value-type="float">
            <text:p>38,2759565752876</text:p>
          </table:table-cell>
          <table:table-cell office:value-type="float" office:value="435.430040523873" calcext:value-type="float">
            <text:p>435,43004052387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T8:.AD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0.79193183951" calcext:value-type="float">
            <text:p>270,79193183951</text:p>
          </table:table-cell>
          <table:table-cell office:value-type="float" office:value="56.3435518350392" calcext:value-type="float">
            <text:p>56,3435518350392</text:p>
          </table:table-cell>
          <table:table-cell office:value-type="float" office:value="60.5910092281386" calcext:value-type="float">
            <text:p>60,5910092281386</text:p>
          </table:table-cell>
          <table:table-cell office:value-type="float" office:value="57.7700319146808" calcext:value-type="float">
            <text:p>57,7700319146808</text:p>
          </table:table-cell>
          <table:table-cell office:value-type="float" office:value="230.868661274282" calcext:value-type="float">
            <text:p>230,868661274282</text:p>
          </table:table-cell>
          <table:table-cell office:value-type="float" office:value="9999" calcext:value-type="float">
            <text:p>9999</text:p>
          </table:table-cell>
          <table:table-cell office:value-type="float" office:value="112.934061814012" calcext:value-type="float">
            <text:p>112,934061814012</text:p>
          </table:table-cell>
          <table:table-cell office:value-type="float" office:value="236.053577145138" calcext:value-type="float">
            <text:p>236,053577145138</text:p>
          </table:table-cell>
          <table:table-cell office:value-type="float" office:value="193.065584735424" calcext:value-type="float">
            <text:p>193,065584735424</text:p>
          </table:table-cell>
          <table:table-cell office:value-type="float" office:value="217.001807493411" calcext:value-type="float">
            <text:p>217,00180749341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T9:.AD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4.041788797766" calcext:value-type="float">
            <text:p>164,041788797766</text:p>
          </table:table-cell>
          <table:table-cell office:value-type="float" office:value="167.951911832406" calcext:value-type="float">
            <text:p>167,951911832406</text:p>
          </table:table-cell>
          <table:table-cell office:value-type="float" office:value="70.2487422748346" calcext:value-type="float">
            <text:p>70,2487422748346</text:p>
          </table:table-cell>
          <table:table-cell office:value-type="float" office:value="166.160910569557" calcext:value-type="float">
            <text:p>166,160910569557</text:p>
          </table:table-cell>
          <table:table-cell office:value-type="float" office:value="119.85298992235" calcext:value-type="float">
            <text:p>119,85298992235</text:p>
          </table:table-cell>
          <table:table-cell office:value-type="float" office:value="112.934061814012" calcext:value-type="float">
            <text:p>112,934061814012</text:p>
          </table:table-cell>
          <table:table-cell office:value-type="float" office:value="9999" calcext:value-type="float">
            <text:p>9999</text:p>
          </table:table-cell>
          <table:table-cell office:value-type="float" office:value="123.79667490908" calcext:value-type="float">
            <text:p>123,79667490908</text:p>
          </table:table-cell>
          <table:table-cell office:value-type="float" office:value="83.5671934702718" calcext:value-type="float">
            <text:p>83,5671934702718</text:p>
          </table:table-cell>
          <table:table-cell office:value-type="float" office:value="316.473071004551" calcext:value-type="float">
            <text:p>316,47307100455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T10:.AD1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6.5275983204655" calcext:value-type="float">
            <text:p>56,5275983204655</text:p>
          </table:table-cell>
          <table:table-cell office:value-type="float" office:value="289.703486369588" calcext:value-type="float">
            <text:p>289,703486369588</text:p>
          </table:table-cell>
          <table:table-cell office:value-type="float" office:value="184.989122512028" calcext:value-type="float">
            <text:p>184,989122512028</text:p>
          </table:table-cell>
          <table:table-cell office:value-type="float" office:value="286.432716556009" calcext:value-type="float">
            <text:p>286,432716556009</text:p>
          </table:table-cell>
          <table:table-cell office:value-type="float" office:value="13.4465656145905" calcext:value-type="float">
            <text:p>13,4465656145905</text:p>
          </table:table-cell>
          <table:table-cell office:value-type="float" office:value="236.053577145138" calcext:value-type="float">
            <text:p>236,053577145138</text:p>
          </table:table-cell>
          <table:table-cell office:value-type="float" office:value="123.79667490908" calcext:value-type="float">
            <text:p>123,79667490908</text:p>
          </table:table-cell>
          <table:table-cell office:value-type="float" office:value="9999" calcext:value-type="float">
            <text:p>9999</text:p>
          </table:table-cell>
          <table:table-cell office:value-type="float" office:value="46.3786765963581" calcext:value-type="float">
            <text:p>46,3786765963581</text:p>
          </table:table-cell>
          <table:table-cell office:value-type="float" office:value="437.512025643441" calcext:value-type="float">
            <text:p>437,51202564344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T11:.AD1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0.7052274651921" calcext:value-type="float">
            <text:p>80,7052274651921</text:p>
          </table:table-cell>
          <table:table-cell office:value-type="float" office:value="245.468658676273" calcext:value-type="float">
            <text:p>245,468658676273</text:p>
          </table:table-cell>
          <table:table-cell office:value-type="float" office:value="139.717414680621" calcext:value-type="float">
            <text:p>139,717414680621</text:p>
          </table:table-cell>
          <table:table-cell office:value-type="float" office:value="241.599058430295" calcext:value-type="float">
            <text:p>241,599058430295</text:p>
          </table:table-cell>
          <table:table-cell office:value-type="float" office:value="38.2759565752876" calcext:value-type="float">
            <text:p>38,2759565752876</text:p>
          </table:table-cell>
          <table:table-cell office:value-type="float" office:value="193.065584735424" calcext:value-type="float">
            <text:p>193,065584735424</text:p>
          </table:table-cell>
          <table:table-cell office:value-type="float" office:value="83.5671934702718" calcext:value-type="float">
            <text:p>83,5671934702718</text:p>
          </table:table-cell>
          <table:table-cell office:value-type="float" office:value="46.3786765963581" calcext:value-type="float">
            <text:p>46,3786765963581</text:p>
          </table:table-cell>
          <table:table-cell office:value-type="float" office:value="9999" calcext:value-type="float">
            <text:p>9999</text:p>
          </table:table-cell>
          <table:table-cell office:value-type="float" office:value="400.024508573171" calcext:value-type="float">
            <text:p>400,02450857317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T12:.AD1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80.465438749254" calcext:value-type="float">
            <text:p>480,465438749254</text:p>
          </table:table-cell>
          <table:table-cell office:value-type="float" office:value="185.778977141401" calcext:value-type="float">
            <text:p>185,778977141401</text:p>
          </table:table-cell>
          <table:table-cell office:value-type="float" office:value="277.570271409419" calcext:value-type="float">
            <text:p>277,570271409419</text:p>
          </table:table-cell>
          <table:table-cell office:value-type="float" office:value="197.299353403558" calcext:value-type="float">
            <text:p>197,299353403558</text:p>
          </table:table-cell>
          <table:table-cell office:value-type="float" office:value="435.430040523873" calcext:value-type="float">
            <text:p>435,430040523873</text:p>
          </table:table-cell>
          <table:table-cell office:value-type="float" office:value="217.001807493411" calcext:value-type="float">
            <text:p>217,001807493411</text:p>
          </table:table-cell>
          <table:table-cell office:value-type="float" office:value="316.473071004551" calcext:value-type="float">
            <text:p>316,473071004551</text:p>
          </table:table-cell>
          <table:table-cell office:value-type="float" office:value="437.512025643441" calcext:value-type="float">
            <text:p>437,512025643441</text:p>
          </table:table-cell>
          <table:table-cell office:value-type="float" office:value="400.024508573171" calcext:value-type="float">
            <text:p>400,024508573171</text:p>
          </table:table-cell>
          <table:table-cell office:value-type="float" office:value="9999" calcext:value-type="float">
            <text:p>999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T13:.AD13])"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table:style-name="ce11" table:formula="of:=SUMPRODUCT([.U4:.AD13];[.C4:.L13])" office:value-type="float" office:value="579.002018117503" calcext:value-type="float">
            <text:p>579,00</text:p>
          </table:table-cell>
          <table:table-cell/>
          <table:table-cell table:style-name="Default" table:formula="of:=SUM([.T3:.T13])" office:value-type="float" office:value="1" calcext:value-type="float">
            <text:p>1</text:p>
          </table:table-cell>
          <table:table-cell table:style-name="Default" table:formula="of:=SUM([.U3:.U13])" office:value-type="float" office:value="1" calcext:value-type="float">
            <text:p>1</text:p>
          </table:table-cell>
          <table:table-cell table:style-name="Default" table:formula="of:=SUM([.V3:.V13])" office:value-type="float" office:value="1" calcext:value-type="float">
            <text:p>1</text:p>
          </table:table-cell>
          <table:table-cell table:style-name="Default" table:formula="of:=SUM([.W3:.W13])" office:value-type="float" office:value="1" calcext:value-type="float">
            <text:p>1</text:p>
          </table:table-cell>
          <table:table-cell table:style-name="Default" table:formula="of:=SUM([.X3:.X13])" office:value-type="float" office:value="1" calcext:value-type="float">
            <text:p>1</text:p>
          </table:table-cell>
          <table:table-cell table:style-name="Default" table:formula="of:=SUM([.Y3:.Y13])" office:value-type="float" office:value="1" calcext:value-type="float">
            <text:p>1</text:p>
          </table:table-cell>
          <table:table-cell table:style-name="Default" table:formula="of:=SUM([.Z3:.Z13])" office:value-type="float" office:value="1" calcext:value-type="float">
            <text:p>1</text:p>
          </table:table-cell>
          <table:table-cell table:style-name="Default" table:formula="of:=SUM([.AA3:.AA13])" office:value-type="float" office:value="1" calcext:value-type="float">
            <text:p>1</text:p>
          </table:table-cell>
          <table:table-cell table:style-name="Default" table:formula="of:=SUM([.AB3:.AB13])" office:value-type="float" office:value="1" calcext:value-type="float">
            <text:p>1</text:p>
          </table:table-cell>
          <table:table-cell table:style-name="Default" table:formula="of:=SUM([.AC3:.AC13])" office:value-type="float" office:value="1" calcext:value-type="float">
            <text:p>1</text:p>
          </table:table-cell>
          <table:table-cell table:style-name="Default" table:formula="of:=SUM([.AD3:.AD13])" office:value-type="float" office:value="1" calcext:value-type="float">
            <text:p>1</text:p>
          </table:table-cell>
          <table:table-cell table:formula="of:=SUM([.T14:.AD14])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0:57:07.9511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3:30:30.928651000</meta:creation-date>
    <dc:date>2017-05-05T10:26:26.827177000</dc:date>
    <meta:editing-duration>P2DT17H18M47S</meta:editing-duration>
    <meta:editing-cycles>39</meta:editing-cycles>
    <meta:generator>LibreOffice/5.2.5.1$MacOSX_X86_64 LibreOffice_project/0312e1a284a7d50ca85a365c316c7abbf20a4d22</meta:generator>
    <meta:document-statistic meta:table-count="6" meta:cell-count="45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1">
      <style:chart-properties chart:display-label="true" chart:logarithmic="false" chart:minimum="43.61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diamond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Map.A2:Map.C11" chart:data-source-has-labels="column" svg:x="0.32cm" svg:y="0.18cm" svg:width="15.36cm" svg:height="8.64cm">
          <chartooo:coordinate-region svg:x="2.039cm" svg:y="0.38cm" svg:width="13.004cm" svg:height="7.794cm"/>
          <chart:axis chart:dimension="x" chart:name="primary-x" chart:style-name="ch3" chartooo:axis-type="auto">
            <chart:categories table:cell-range-address="Map.A2:Map.A11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p.B2:Map.B11" chart:class="chart:scatter">
            <chart:domain table:cell-range-address="Map.C2:Map.C11"/>
            <chart:data-point chart:style-name="ch7"/>
            <chart:data-point chart:repeated="6"/>
            <chart:data-point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ap.A2:Map.A11</svg:desc>
                </draw:g>
              </table:table-cell>
              <table:table-cell office:value-type="float" office:value="3.51097476486545">
                <text:p>3.51097476486545</text:p>
                <draw:g>
                  <svg:desc>Map.C2:Map.C11</svg:desc>
                </draw:g>
              </table:table-cell>
              <table:table-cell office:value-type="float" office:value="43.6107585875688">
                <text:p>43.6107585875688</text:p>
                <draw:g>
                  <svg:desc>Map.B2:Map.B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5135605179976">
                <text:p>3.5135605179976</text:p>
              </table:table-cell>
              <table:table-cell office:value-type="float" office:value="43.6130509665862">
                <text:p>43.61305096658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51270095108475">
                <text:p>3.51270095108475</text:p>
              </table:table-cell>
              <table:table-cell office:value-type="float" office:value="43.6136189742874">
                <text:p>43.61361897428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1356383459048">
                <text:p>3.51356383459048</text:p>
              </table:table-cell>
              <table:table-cell office:value-type="float" office:value="43.6109357355346">
                <text:p>43.61093573553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5111605516764">
                <text:p>3.5111605516764</text:p>
              </table:table-cell>
              <table:table-cell office:value-type="float" office:value="43.6111734196854">
                <text:p>43.61117341968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51305313833894">
                <text:p>3.51305313833894</text:p>
              </table:table-cell>
              <table:table-cell office:value-type="float" office:value="43.6120360266575">
                <text:p>43.61203602665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51207974869455">
                <text:p>3.51207974869455</text:p>
              </table:table-cell>
              <table:table-cell office:value-type="float" office:value="43.6117399453243">
                <text:p>43.61173994532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51107392322555">
                <text:p>3.51107392322555</text:p>
              </table:table-cell>
              <table:table-cell office:value-type="float" office:value="43.6132580982955">
                <text:p>43.61325809829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51149157969385">
                <text:p>3.51149157969385</text:p>
              </table:table-cell>
              <table:table-cell office:value-type="float" office:value="43.6106699966135">
                <text:p>43.61066999661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51426778987589">
                <text:p>3.51426778987589</text:p>
              </table:table-cell>
              <table:table-cell office:value-type="float" office:value="43.6135678667888">
                <text:p>43.6135678667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